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Book Antiqua" svg:font-family="&quot;Book Antiqua&quot;"/>
    <style:font-face style:name="Cambria" svg:font-family="Cambria"/>
    <style:font-face style:name="Arial Bold" svg:font-family="&quot;Arial Bold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  <style:text-properties fo:color="#0000FF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FFFFFF"/>
      <style:text-properties fo:color="#FF0000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color="#1F497D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Hyperlink_32_2" style:data-style-name="N0">
      <style:table-cell-properties style:vertical-align="automatic" fo:background-color="#FFFFFF"/>
      <style:text-properties fo:color="#000000" fo:font-size="10pt" style:font-size-asian="10pt" style:font-size-complex="10pt" style:text-underline-style="none" style:text-underline-type="none"/>
    </style:style>
    <style:style style:name="ce10" style:family="table-cell" style:parent-style-name="Hyperlink" style:data-style-name="N0">
      <style:table-cell-properties fo:background-color="#FFFFFF"/>
      <style:text-properties fo:color="#1F4E78" fo:font-size="10pt" style:font-size-asian="10pt" style:font-size-complex="10pt" style:text-underline-style="solid" style:text-underline-type="single"/>
    </style:style>
    <style:style style:name="ce11" style:family="table-cell" style:parent-style-name="Hyperlink" style:data-style-name="N0">
      <style:table-cell-properties fo:background-color="#FFFFFF"/>
      <style:text-properties fo:color="#0000FF" fo:font-size="10pt" style:font-size-asian="10pt" style:font-size-complex="10pt" style:text-underline-style="solid" style:text-underline-type="single"/>
    </style:style>
    <style:style style:name="ce12" style:family="table-cell" style:parent-style-name="Normal_32_2" style:data-style-name="N0">
      <style:table-cell-properties style:vertical-align="automatic" fo:background-color="#FFFFFF"/>
      <style:text-properties fo:color="#FF0000" fo:font-size="16pt" style:font-size-asian="16pt" style:font-size-complex="16pt" fo:font-weight="bold" style:font-weight-asian="bold" style:font-weight-complex="bold"/>
    </style:style>
    <style:style style:name="ce13" style:family="table-cell" style:parent-style-name="Normal_32_2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14" style:family="table-cell" style:parent-style-name="Normal_32_3_32_2" style:data-style-name="N0">
      <style:table-cell-properties style:vertical-align="middle" fo:background-color="#FFFFFF" style:repeat-content="false"/>
      <style:paragraph-properties fo:text-align="start" fo:margin-left="0cm"/>
      <style:text-properties fo:color="#009999" fo:font-size="12pt" style:font-size-asian="12pt" style:font-size-complex="12pt" fo:font-weight="bold" style:font-weight-asian="bold" style:font-weight-complex="bold"/>
    </style:style>
    <style:style style:name="ce15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Normal_32_2_32_2" style:data-style-name="N0">
      <style:table-cell-properties fo:border-top="none" fo:border-bottom="thin solid #000000" fo:border-left="none" fo:border-right="none"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17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8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0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AT1.8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22" style:family="table-cell" style:parent-style-name="Comma_32_2_32_3" style:data-style-name="N3">
      <style:table-cell-properties style:vertical-align="automatic" fo:background-color="#FFFFFF" style:repeat-content="false"/>
      <style:paragraph-properties fo:text-align="end" fo:margin-right="0cm"/>
      <style:text-properties fo:color="#FF0000" fo:font-size="10pt" style:font-size-asian="10pt" style:font-size-complex="10pt"/>
    </style:style>
    <style:style style:name="ce23" style:family="table-cell" style:parent-style-name="Comma_32_2_32_2" style:data-style-name="N41">
      <style:table-cell-properties style:vertical-align="automatic" fo:background-color="#FFFFFF" style:repeat-content="false"/>
      <style:paragraph-properties fo:text-align="end" fo:margin-right="0cm"/>
      <style:text-properties fo:color="#FF0000" fo:font-size="10pt" style:font-size-asian="10pt" style:font-size-complex="10pt"/>
    </style:style>
    <style:style style:name="ce24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25" style:family="table-cell" style:parent-style-name="Normal_AT1.8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6" style:family="table-cell" style:parent-style-name="Percent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7" style:family="table-cell" style:parent-style-name="Normal_AT1.8" style:data-style-name="N0">
      <style:table-cell-properties style:vertical-align="automatic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28" style:family="table-cell" style:parent-style-name="Normal_AT1.8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29" style:family="table-cell" style:parent-style-name="Normal_AT1.8_1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3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31" style:family="table-cell" style:parent-style-name="Normal_AT1.8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2" style:family="table-cell" style:parent-style-name="Percent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3" style:family="table-cell" style:parent-style-name="Normal_AT1.8_1" style:data-style-name="N0">
      <style:table-cell-properties style:vertical-align="automatic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34" style:family="table-cell" style:parent-style-name="Normal_AT1.8_1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35" style:family="table-cell" style:parent-style-name="Comma_32_2_32_3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6" style:family="table-cell" style:parent-style-name="Comma_32_2_32_2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style:vertical-align="automatic" fo:background-color="#FFFFFF"/>
    </style:style>
    <style:style style:name="ce38" style:family="table-cell" style:parent-style-name="Normal_AT1.8_1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9" style:family="table-cell" style:parent-style-name="Normal_AT1.8_1" style:data-style-name="N45">
      <style:table-cell-properties style:vertical-align="middle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40" style:family="table-cell" style:parent-style-name="Normal_32_2" style:data-style-name="N0">
      <style:table-cell-properties style:vertical-align="automatic" fo:wrap-option="wrap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41" style:family="table-cell" style:parent-style-name="Normal_AT1.8_1" style:data-style-name="N44">
      <style:table-cell-properties style:vertical-align="middle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42" style:family="table-cell" style:parent-style-name="Normal_AT1.8_1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43" style:family="table-cell" style:parent-style-name="Percent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44" style:family="table-cell" style:parent-style-name="Normal_AT1.8_1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45" style:family="table-cell" style:parent-style-name="Default" style:data-style-name="N36">
      <style:table-cell-properties style:vertical-align="automatic" fo:background-color="#FFFFFF"/>
    </style:style>
    <style:style style:name="ce46" style:family="table-cell" style:parent-style-name="Normal_AT1.8_1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47" style:family="table-cell" style:parent-style-name="Normal_Prelim_32_07-08_32_tables_32__32_charts_32_v3" style:data-style-name="N4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48" style:family="table-cell" style:parent-style-name="Normal_Prelim_32_07-08_32_tables_32__32_charts_32_v3" style:data-style-name="N4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49" style:family="table-cell" style:parent-style-name="Normal_Prelim_32_07-08_32_tables_32__32_charts_32_v3" style:data-style-name="N4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0" style:family="table-cell" style:parent-style-name="Normal_AT1.8_1" style:data-style-name="N3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1" style:family="table-cell" style:parent-style-name="Percent" style:data-style-name="N36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2" style:family="table-cell" style:parent-style-name="Normal_AT1.8_1" style:data-style-name="N3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53" style:family="table-cell" style:parent-style-name="Percent" style:data-style-name="N36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54" style:family="table-cell" style:parent-style-name="Normal_AT1.8_1" style:data-style-name="N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5" style:family="table-cell" style:parent-style-name="Percent" style:data-style-name="N36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6" style:family="table-cell" style:parent-style-name="Comma_32_2_32_2" style:data-style-name="N41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7" style:family="table-cell" style:parent-style-name="Normal_32_2" style:data-style-name="N1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58" style:family="table-cell" style:parent-style-name="Percent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59" style:family="table-cell" style:parent-style-name="Normal_32_2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60" style:family="table-cell" style:parent-style-name="Comma_32_2_32_2" style:data-style-name="N39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61" style:family="table-cell" style:parent-style-name="Comma_32_2_32_2" style:data-style-name="N4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62" style:family="table-cell" style:parent-style-name="Normal_32_2_32_2" style:data-style-name="N0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 style:text-position="33%"/>
    </style:style>
    <style:style style:name="ce63" style:family="table-cell" style:parent-style-name="Normal_32_2" style:data-style-name="N1">
      <style:table-cell-properties style:vertical-align="automatic" fo:background-color="#FFFFFF"/>
      <style:text-properties fo:font-size="10pt" style:font-size-asian="10pt" style:font-size-complex="10pt"/>
    </style:style>
    <style:style style:name="ce64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#FFFFFF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66" style:family="table-cell" style:parent-style-name="Percent" style:data-style-name="N36">
      <style:table-cell-properties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FFFFFF"/>
    </style:style>
    <style:style style:name="ce68" style:family="table-cell" style:parent-style-name="Normal_32_2" style:data-style-name="N0">
      <style:table-cell-properties style:vertical-align="middle" fo:background-color="#FFFFFF"/>
      <style:text-properties fo:font-size="10pt" style:font-size-asian="10pt" style:font-size-complex="10pt"/>
    </style:style>
    <style:style style:name="ce69" style:family="table-cell" style:parent-style-name="Normal_32_2" style:data-style-name="N0">
      <style:table-cell-properties style:vertical-align="middle" fo:background-color="#FFFFFF"/>
      <style:text-properties fo:color="#009999" fo:font-size="12pt" style:font-size-asian="12pt" style:font-size-complex="12pt" fo:font-weight="bold" style:font-weight-asian="bold" style:font-weight-complex="bold"/>
    </style:style>
    <style:style style:name="ce70" style:family="table-cell" style:parent-style-name="Normal_32_2" style:data-style-name="N0">
      <style:table-cell-properties style:vertical-align="middle" fo:background-color="#FFFFFF"/>
      <style:text-properties fo:color="#009999" fo:font-size="12pt" style:font-size-asian="12pt" style:font-size-complex="12pt"/>
    </style:style>
    <style:style style:name="ce71" style:family="table-cell" style:parent-style-name="Normal_Proportion_32_on_32_income_32_spent_32_on_32_housing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72" style:family="table-cell" style:parent-style-name="Normal_Proportion_32_on_32_income_32_spent_32_on_32_housing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3" style:family="table-cell" style:parent-style-name="Normal_Proportion_32_on_32_income_32_spent_32_on_32_housing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74" style:family="table-cell" style:parent-style-name="Normal_Proportion_32_on_32_income_32_spent_32_on_32_housing" style:data-style-name="N0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75" style:family="table-cell" style:parent-style-name="Normal_Proportion_32_on_32_income_32_spent_32_on_32_housing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76" style:family="table-cell" style:parent-style-name="Normal_32_3_32_2" style:data-style-name="N4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77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78" style:family="table-cell" style:parent-style-name="Normal_32_3_32_2" style:data-style-name="N40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79" style:family="table-cell" style:parent-style-name="Normal_32_3_32_2" style:data-style-name="N40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80" style:family="table-cell" style:parent-style-name="Normal_32_2" style:data-style-name="N0">
      <style:table-cell-properties style:vertical-align="automatic" fo:background-color="#FFFFFF"/>
      <style:text-properties fo:color="#FF0000" fo:font-size="10pt" style:font-size-asian="10pt" style:font-size-complex="10pt" fo:font-weight="bold" style:font-weight-asian="bold" style:font-weight-complex="bold"/>
    </style:style>
    <style:style style:name="ce81" style:family="table-cell" style:parent-style-name="Comma_32_5_32_2" style:data-style-name="N39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82" style:family="table-cell" style:parent-style-name="Normal_32_3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83" style:family="table-cell" style:parent-style-name="Normal_32_3_32_2" style:data-style-name="N3">
      <style:table-cell-properties style:vertical-align="automatic" fo:background-color="#FFFFFF"/>
      <style:text-properties fo:font-size="10pt" style:font-size-asian="10pt" style:font-size-complex="10pt"/>
    </style:style>
    <style:style style:name="ce84" style:family="table-cell" style:parent-style-name="Normal_32_3_32_2" style:data-style-name="N3">
      <style:table-cell-properties style:vertical-align="automatic" fo:background-color="#FFFFFF"/>
      <style:text-properties fo:font-size="9pt" style:font-size-asian="9pt" style:font-size-complex="9pt"/>
    </style:style>
    <style:style style:name="ce85" style:family="table-cell" style:parent-style-name="Normal_32_3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86" style:family="table-cell" style:parent-style-name="Normal_32_2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87" style:family="table-cell" style:parent-style-name="Comma_32_5_32_2" style:data-style-name="N39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88" style:family="table-cell" style:parent-style-name="Comma_32_2_32_3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89" style:family="table-cell" style:parent-style-name="Normal_32_3_32_2" style:data-style-name="N3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90" style:family="table-cell" style:parent-style-name="Normal_Sheet3" style:data-style-name="N36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91" style:family="table-cell" style:parent-style-name="Comma_32_2_32_2" style:data-style-name="N3">
      <style:table-cell-properties style:vertical-align="automatic" fo:background-color="#FFFFFF" style:repeat-content="false"/>
      <style:paragraph-properties fo:text-align="end" fo:margin-right="0cm"/>
      <style:text-properties fo:color="#FF0000" fo:font-size="10pt" style:font-size-asian="10pt" style:font-size-complex="10pt"/>
    </style:style>
    <style:style style:name="ce92" style:family="table-cell" style:parent-style-name="Normal_32_2" style:data-style-name="N3">
      <style:table-cell-properties style:vertical-align="automatic" fo:background-color="#FFFFFF"/>
      <style:text-properties fo:color="#FF0000" fo:font-size="10pt" style:font-size-asian="10pt" style:font-size-complex="10pt"/>
    </style:style>
    <style:style style:name="ce93" style:family="table-cell" style:parent-style-name="Normal_32_3_32_2" style:data-style-name="N3">
      <style:table-cell-properties style:vertical-align="automatic" fo:background-color="#FFFFFF"/>
      <style:text-properties fo:color="#FF0000" fo:font-size="10pt" style:font-size-asian="10pt" style:font-size-complex="10pt" fo:font-weight="bold" style:font-weight-asian="bold" style:font-weight-complex="bold"/>
    </style:style>
    <style:style style:name="ce94" style:family="table-cell" style:parent-style-name="Normal_32_3_32_2" style:data-style-name="N3">
      <style:table-cell-properties style:vertical-align="automatic" fo:background-color="#FFFFFF" style:repeat-content="false"/>
      <style:paragraph-properties fo:text-align="end" fo:margin-right="0cm"/>
      <style:text-properties fo:color="#FF0000" fo:font-size="9pt" style:font-size-asian="9pt" style:font-size-complex="9pt" fo:font-style="italic" style:font-style-asian="italic" style:font-style-complex="italic"/>
    </style:style>
    <style:style style:name="ce95" style:family="table-cell" style:parent-style-name="Normal_32_2" style:data-style-name="N0">
      <style:table-cell-properties style:vertical-align="automatic" fo:background-color="#FFFFFF"/>
      <style:text-properties fo:color="#FF0000" fo:font-size="10pt" style:font-size-asian="10pt" style:font-size-complex="10pt"/>
    </style:style>
    <style:style style:name="ce96" style:family="table-cell" style:parent-style-name="Comma_32_5_32_2" style:data-style-name="N39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97" style:family="table-cell" style:parent-style-name="Comma_32_5_32_2" style:data-style-name="N39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98" style:family="table-cell" style:parent-style-name="Comma_32_2_32_3" style:data-style-name="N37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99" style:family="table-cell" style:parent-style-name="Normal_32_2" style:data-style-name="N37">
      <style:table-cell-properties style:vertical-align="automatic" fo:background-color="#FFFFFF"/>
      <style:text-properties fo:color="#FF0000" fo:font-size="10pt" style:font-size-asian="10pt" style:font-size-complex="10pt"/>
    </style:style>
    <style:style style:name="ce10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101" style:family="table-cell" style:parent-style-name="Normal_32_2" style:data-style-name="N1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102" style:family="table-cell" style:parent-style-name="Normal_32_2" style:data-style-name="N1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03" style:family="table-cell" style:parent-style-name="Normal_32_2" style:data-style-name="N36">
      <style:table-cell-properties style:vertical-align="automatic" fo:background-color="#FFFFFF"/>
      <style:text-properties fo:font-size="10pt" style:font-size-asian="10pt" style:font-size-complex="10pt"/>
    </style:style>
    <style:style style:name="ce104" style:family="table-cell" style:parent-style-name="Normal_32_2" style:data-style-name="N36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05" style:family="table-cell" style:parent-style-name="Normal_Sheet3" style:data-style-name="N36">
      <style:table-cell-properties style:vertical-align="middle" fo:background-color="#FFFFFF" style:repeat-content="false"/>
      <style:paragraph-properties fo:text-align="end" fo:margin-right="0cm"/>
      <style:text-properties fo:color="#FF0000" fo:font-size="10pt" style:font-size-asian="10pt" style:font-size-complex="10pt"/>
    </style:style>
    <style:style style:name="ce106" style:family="table-cell" style:parent-style-name="Comma_32_2_32_2" style:data-style-name="N36">
      <style:table-cell-properties style:vertical-align="automatic" fo:background-color="#FFFFFF" style:repeat-content="false"/>
      <style:paragraph-properties fo:text-align="end" fo:margin-right="0cm"/>
      <style:text-properties fo:color="#FF0000" fo:font-size="10pt" style:font-size-asian="10pt" style:font-size-complex="10pt"/>
    </style:style>
    <style:style style:name="ce107" style:family="table-cell" style:parent-style-name="Normal_32_2" style:data-style-name="N36">
      <style:table-cell-properties style:vertical-align="automatic" fo:background-color="#FFFFFF"/>
      <style:text-properties fo:color="#FF0000" fo:font-size="10pt" style:font-size-asian="10pt" style:font-size-complex="10pt"/>
    </style:style>
    <style:style style:name="ce108" style:family="table-cell" style:parent-style-name="Percent_32_2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09" style:family="table-cell" style:parent-style-name="Comma_32_2_32_3" style:data-style-name="N37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10" style:family="table-cell" style:parent-style-name="Normal_32_2" style:data-style-name="N36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111" style:family="table-cell" style:parent-style-name="Comma_32_2_32_3" style:data-style-name="N37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12" style:family="table-cell" style:parent-style-name="Comma_32_3" style:data-style-name="N38">
      <style:table-cell-properties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113" style:family="table-cell" style:parent-style-name="Comma_32_2_32_2" style:data-style-name="N39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114" style:family="table-cell" style:parent-style-name="Comma_32_2_32_2" style:data-style-name="N39">
      <style:table-cell-properties style:vertical-align="automatic" fo:background-color="#FFFFFF" style:repeat-content="false"/>
      <style:paragraph-properties fo:text-align="end" fo:margin-right="0cm"/>
      <style:text-properties fo:color="#FF0000" fo:font-size="10pt" style:font-size-asian="10pt" style:font-size-complex="10pt"/>
    </style:style>
    <style:style style:name="ce115" style:family="table-cell" style:parent-style-name="Normal_32_2" style:data-style-name="N39">
      <style:table-cell-properties style:vertical-align="automatic" fo:background-color="#FFFFFF"/>
      <style:text-properties fo:color="#FF0000" fo:font-size="10pt" style:font-size-asian="10pt" style:font-size-complex="10pt"/>
    </style:style>
    <style:style style:name="ce116" style:family="table-cell" style:parent-style-name="Normal_Proportion_32_on_32_income_32_spent_32_on_32_housing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117" style:family="table-cell" style:parent-style-name="Normal_32_2_32_2" style:data-style-name="N0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118" style:family="table-cell" style:parent-style-name="Normal_Proportion_32_on_32_income_32_spent_32_on_32_housing" style:data-style-name="N39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19" style:family="table-cell" style:parent-style-name="Normal_Proportion_32_on_32_income_32_spent_32_on_32_housing" style:data-style-name="N0">
      <style:table-cell-properties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120" style:family="table-cell" style:parent-style-name="Normal_Proportion_32_on_32_income_32_spent_32_on_32_housing" style:data-style-name="N0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21" style:family="table-cell" style:parent-style-name="Normal_Proportion_32_on_32_income_32_spent_32_on_32_housing" style:data-style-name="N0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 style:text-position="33%"/>
    </style:style>
    <style:style style:name="ce122" style:family="table-cell" style:parent-style-name="Normal_32_2" style:data-style-name="N0">
      <style:table-cell-properties style:vertical-align="automatic" fo:wrap-option="wrap" fo:background-color="#FFFFFF"/>
      <style:text-properties fo:font-size="9pt" style:font-size-asian="9pt" style:font-size-complex="9pt" fo:font-weight="bold" style:font-weight-asian="bold" style:font-weight-complex="bold"/>
    </style:style>
    <style:style style:name="ce123" style:family="table-cell" style:parent-style-name="Normal_Proportion_32_on_32_income_32_spent_32_on_32_housing" style:data-style-name="N0">
      <style:table-cell-properties style:vertical-align="automatic" fo:background-color="#FFFFFF"/>
      <style:text-properties fo:color="#FFFFCC" fo:font-size="10pt" style:font-size-asian="10pt" style:font-size-complex="10pt"/>
    </style:style>
    <style:style style:name="ce124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ize="9pt" style:font-size-asian="9pt" style:font-size-complex="9pt" fo:font-weight="bold" style:font-weight-asian="bold" style:font-weight-complex="bold"/>
    </style:style>
    <style:style style:name="ce125" style:family="table-cell" style:parent-style-name="Normal_Proportion_32_on_32_income_32_spent_32_on_32_housing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26" style:family="table-cell" style:parent-style-name="Normal_Proportion_32_on_32_income_32_spent_32_on_32_housing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27" style:family="table-cell" style:parent-style-name="Normal_AT1.6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128" style:family="table-cell" style:parent-style-name="Normal_AT1.6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129" style:family="table-cell" style:parent-style-name="Normal_AT1.6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130" style:family="table-cell" style:parent-style-name="Normal_AT1.6" style:data-style-name="N1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131" style:family="table-cell" style:parent-style-name="Normal_32_2" style:data-style-name="N0">
      <style:table-cell-properties style:vertical-align="automatic" fo:background-color="#FFFFFF"/>
      <style:text-properties fo:color="#7030A0" fo:font-size="16pt" style:font-size-asian="16pt" style:font-size-complex="16pt" fo:font-weight="bold" style:font-weight-asian="bold" style:font-weight-complex="bold"/>
    </style:style>
    <style:style style:name="ce132" style:family="table-cell" style:parent-style-name="Normal_32_3_32_2" style:data-style-name="N37">
      <style:table-cell-properties style:vertical-align="automatic" fo:background-color="#FFFFFF" style:repeat-content="false"/>
      <style:paragraph-properties fo:text-align="end" fo:margin-right="0cm"/>
      <style:text-properties fo:color="#FF0000" fo:font-size="9pt" style:font-size-asian="9pt" style:font-size-complex="9pt" fo:font-style="italic" style:font-style-asian="italic" style:font-style-complex="italic"/>
    </style:style>
    <style:style style:name="ce133" style:family="table-cell" style:parent-style-name="Comma_32_2_32_2" style:data-style-name="N37">
      <style:table-cell-properties style:vertical-align="automatic" fo:background-color="#FFFFFF" style:repeat-content="false"/>
      <style:paragraph-properties fo:text-align="end" fo:margin-right="0cm"/>
      <style:text-properties fo:color="#FF0000" fo:font-size="10pt" style:font-size-asian="10pt" style:font-size-complex="10pt"/>
    </style:style>
    <style:style style:name="ce134" style:family="table-cell" style:parent-style-name="Normal_32_2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color="#FF0000" fo:font-size="10pt" style:font-size-asian="10pt" style:font-size-complex="10pt"/>
    </style:style>
    <style:style style:name="ce135" style:family="table-cell" style:parent-style-name="Comma_32_3" style:data-style-name="N38">
      <style:table-cell-properties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136" style:family="table-cell" style:parent-style-name="Normal_32_2" style:data-style-name="N38">
      <style:table-cell-properties style:vertical-align="automatic" fo:background-color="#FFFFFF"/>
      <style:text-properties fo:color="#FF0000" fo:font-size="10pt" style:font-size-asian="10pt" style:font-size-complex="10pt"/>
    </style:style>
    <style:style style:name="ce137" style:family="table-cell" style:parent-style-name="Normal_32_3_32_2" style:data-style-name="N38">
      <style:table-cell-properties style:vertical-align="automatic" fo:background-color="#FFFFFF" style:repeat-content="false"/>
      <style:paragraph-properties fo:text-align="end" fo:margin-right="0cm"/>
      <style:text-properties fo:color="#FF0000" fo:font-size="9pt" style:font-size-asian="9pt" style:font-size-complex="9pt" fo:font-style="italic" style:font-style-asian="italic" style:font-style-complex="italic"/>
    </style:style>
    <style:style style:name="ce138" style:family="table-cell" style:parent-style-name="Normal_32_2" style:data-style-name="N38">
      <style:table-cell-properties style:vertical-align="automatic" fo:wrap-option="wrap" fo:background-color="#FFFFFF" style:repeat-content="false"/>
      <style:paragraph-properties fo:text-align="end" fo:margin-right="0cm"/>
      <style:text-properties fo:color="#FF0000" fo:font-size="10pt" style:font-size-asian="10pt" style:font-size-complex="10pt"/>
    </style:style>
    <style:style style:name="ce139" style:family="table-cell" style:parent-style-name="Normal_32_3_32_2" style:data-style-name="N39">
      <style:table-cell-properties style:vertical-align="automatic" fo:background-color="#FFFFFF" style:repeat-content="false"/>
      <style:paragraph-properties fo:text-align="end" fo:margin-right="0cm"/>
      <style:text-properties fo:color="#FF0000" fo:font-size="9pt" style:font-size-asian="9pt" style:font-size-complex="9pt" fo:font-style="italic" style:font-style-asian="italic" style:font-style-complex="italic"/>
    </style:style>
    <style:style style:name="ce140" style:family="table-cell" style:parent-style-name="Normal_32_3_32_2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color="#009999" fo:font-size="12pt" style:font-size-asian="12pt" style:font-size-complex="12pt" fo:font-weight="bold" style:font-weight-asian="bold" style:font-weight-complex="bold"/>
    </style:style>
    <style:style style:name="ce141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42" style:family="table-cell" style:parent-style-name="Normal_32_2" style:data-style-name="N0">
      <style:table-cell-properties style:vertical-align="automatic" fo:background-color="#FFFFFF"/>
      <style:text-properties fo:color="#009999" fo:font-size="12pt" style:font-size-asian="12pt" style:font-size-complex="12pt" fo:font-weight="bold" style:font-weight-asian="bold" style:font-weight-complex="bold"/>
    </style:style>
    <style:style style:name="ce143" style:family="table-cell" style:parent-style-name="Normal_32_3_32_2" style:data-style-name="N4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144" style:family="table-cell" style:parent-style-name="Normal_32_3_32_2" style:data-style-name="N4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145" style:family="table-cell" style:parent-style-name="Normal_32_3_32_2" style:data-style-name="N4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146" style:family="table-cell" style:parent-style-name="Normal_32_3_32_2" style:data-style-name="N40">
      <style:table-cell-properties style:vertical-align="automatic" fo:background-color="#FFFFFF"/>
      <style:text-properties fo:font-size="9pt" style:font-size-asian="9pt" style:font-size-complex="9pt"/>
    </style:style>
    <style:style style:name="ce147" style:family="table-cell" style:parent-style-name="Normal_32_3_32_2" style:data-style-name="N4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48" style:family="table-cell" style:parent-style-name="Normal_32_3_32_2" style:data-style-name="N4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49" style:family="table-cell" style:parent-style-name="Normal_32_3_32_2" style:data-style-name="N4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50" style:family="table-cell" style:parent-style-name="Normal_32_3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51" style:family="table-cell" style:parent-style-name="Normal_32_3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52" style:family="table-cell" style:parent-style-name="Normal_32_2" style:data-style-name="N0">
      <style:table-cell-properties style:vertical-align="middl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53" style:family="table-cell" style:parent-style-name="Comma_32_2_32_2" style:data-style-name="N39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54" style:family="table-cell" style:parent-style-name="Comma_32_2_32_2" style:data-style-name="N39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55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56" style:family="table-cell" style:parent-style-name="Normal_Sheet5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57" style:family="table-cell" style:parent-style-name="Normal_Sheet6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58" style:family="table-cell" style:parent-style-name="Normal_Sheet5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59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60" style:family="table-cell" style:parent-style-name="Comma_32_2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61" style:family="table-cell" style:parent-style-name="Comma_32_2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62" style:family="table-cell" style:parent-style-name="Normal_32_2" style:data-style-name="N0">
      <style:table-cell-properties style:vertical-align="to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63" style:family="table-cell" style:parent-style-name="Normal_Sheet1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64" style:family="table-cell" style:parent-style-name="Normal_Sheet1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65" style:family="table-cell" style:parent-style-name="Normal_32_2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66" style:family="table-cell" style:parent-style-name="Normal_Sheet5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67" style:family="table-cell" style:parent-style-name="Default" style:data-style-name="N2">
      <style:table-cell-properties fo:background-color="#FFFFFF"/>
    </style:style>
    <style:style style:name="ce168" style:family="table-cell" style:parent-style-name="Default" style:data-style-name="N36">
      <style:table-cell-properties fo:background-color="#FFFFFF"/>
    </style:style>
    <style:style style:name="ce169" style:family="table-cell" style:parent-style-name="Percent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70" style:family="table-cell" style:parent-style-name="Normal_32_2" style:data-style-name="N0">
      <style:table-cell-properties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171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17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173" style:family="table-cell" style:parent-style-name="Normal_32_2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174" style:family="table-cell" style:parent-style-name="Comma_32_3" style:data-style-name="N38">
      <style:table-cell-properties fo:border-top="none" fo:border-bottom="thin solid #000000" fo:border-left="none" fo:border-right="none"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175" style:family="table-cell" style:parent-style-name="Normal_32_2" style:data-style-name="N0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76" style:family="table-cell" style:parent-style-name="Normal_32_3_32_2" style:data-style-name="N4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177" style:family="table-cell" style:parent-style-name="Normal_32_3_32_2" style:data-style-name="N40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178" style:family="table-cell" style:parent-style-name="Normal_32_3_32_2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179" style:family="table-cell" style:parent-style-name="Normal_Sheet1_32_2" style:data-style-name="N1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80" style:family="table-cell" style:parent-style-name="Normal_32_3_32_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81" style:family="table-cell" style:parent-style-name="Comma_32_2_32_2" style:data-style-name="N39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82" style:family="table-cell" style:parent-style-name="Comma_32_2_32_2" style:data-style-name="N39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83" style:family="table-cell" style:parent-style-name="Normal_32_3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84" style:family="table-cell" style:parent-style-name="Comma_32_2_32_2" style:data-style-name="N41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85" style:family="table-cell" style:parent-style-name="Normal_Sheet1_32_2" style:data-style-name="N36">
      <style:table-cell-properties style:vertical-align="middle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186" style:family="table-cell" style:parent-style-name="Comma_32_2_32_2" style:data-style-name="N4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87" style:family="table-cell" style:parent-style-name="Comma_32_2_32_2" style:data-style-name="N4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88" style:family="table-cell" style:parent-style-name="Comma" style:data-style-name="N39">
      <style:table-cell-properties fo:border-top="none" fo:border-bottom="thin solid #333333" fo:border-left="none" fo:border-right="none"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189" style:family="table-cell" style:parent-style-name="Normal_32_2" style:data-style-name="N3">
      <style:table-cell-properties fo:border-top="thin solid #000000" fo:border-bottom="none" fo:border-left="none" fo:border-right="none"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190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191" style:family="table-cell" style:parent-style-name="Normal_32_2" style:data-style-name="N0">
      <style:table-cell-properties style:vertical-align="top" fo:wrap-option="wrap" fo:background-color="#FFFFFF"/>
      <style:text-properties fo:font-size="9pt" style:font-size-asian="9pt" style:font-size-complex="9pt"/>
    </style:style>
    <style:style style:name="ce192" style:family="table-cell" style:parent-style-name="Normal_32_2" style:data-style-name="N42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193" style:family="table-cell" style:parent-style-name="Normal_32_2" style:data-style-name="N3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194" style:family="table-cell" style:parent-style-name="Comma_32_4" style:data-style-name="N39">
      <style:table-cell-properties fo:background-color="#FFFFFF"/>
    </style:style>
    <style:style style:name="ce195" style:family="table-cell" style:parent-style-name="Comma_32_4" style:data-style-name="N39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96" style:family="table-cell" style:parent-style-name="Normal_32_2" style:data-style-name="N0">
      <style:table-cell-properties style:vertical-align="middle" fo:wrap-option="wrap" fo:background-color="#FFFFFF"/>
      <style:text-properties style:font-name="Arial Bold" style:font-name-asian="Arial Bold" style:font-name-complex="Arial Bold" fo:font-size="9pt" style:font-size-asian="9pt" style:font-size-complex="9pt" fo:font-weight="bold" style:font-weight-asian="bold" style:font-weight-complex="bold"/>
    </style:style>
    <style:style style:name="ce197" style:family="table-cell" style:parent-style-name="Comma_32_4" style:data-style-name="N39">
      <style:table-cell-properties style:vertical-align="middle" fo:background-color="#FFFFFF"/>
    </style:style>
    <style:style style:name="ce198" style:family="table-cell" style:parent-style-name="Normal_32_2" style:data-style-name="N0">
      <style:table-cell-properties style:vertical-align="middle" fo:wrap-option="wrap" fo:background-color="#FFFFFF"/>
      <style:text-properties fo:font-size="10pt" style:font-size-asian="10pt" style:font-size-complex="10pt"/>
    </style:style>
    <style:style style:name="ce199" style:family="table-cell" style:parent-style-name="Comma_32_4" style:data-style-name="N39">
      <style:table-cell-properties style:vertical-align="automatic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200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201" style:family="table-cell" style:parent-style-name="Normal_32_2" style:data-style-name="N1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02" style:family="table-cell" style:parent-style-name="Comma_32_4" style:data-style-name="N39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03" style:family="table-cell" style:parent-style-name="Normal_32_2" style:data-style-name="N0">
      <style:table-cell-properties style:vertical-align="middle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204" style:family="table-cell" style:parent-style-name="Normal_32_2" style:data-style-name="N21">
      <style:table-cell-properties style:vertical-align="automatic" fo:background-color="#FFFFFF"/>
      <style:text-properties fo:font-size="10pt" style:font-size-asian="10pt" style:font-size-complex="10pt"/>
    </style:style>
    <style:style style:name="ce20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009999" fo:font-weight="bold" style:font-weight-asian="bold" style:font-weight-complex="bold"/>
    </style:style>
    <style:style style:name="ce206" style:family="table-cell" style:parent-style-name="Default" style:data-style-name="N0">
      <style:table-cell-properties style:vertical-align="middle" fo:background-color="#FFFFFF"/>
    </style:style>
    <style:style style:name="ce207" style:family="table-cell" style:parent-style-name="Normal_AT1.13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Arial Bold" style:font-name-asian="Arial Bold" style:font-name-complex="Arial Bold" fo:font-size="9pt" style:font-size-asian="9pt" style:font-size-complex="9pt" fo:font-weight="bold" style:font-weight-asian="bold" style:font-weight-complex="bold"/>
    </style:style>
    <style:style style:name="ce208" style:family="table-cell" style:parent-style-name="Normal_AT1.13" style:data-style-name="N0">
      <style:table-cell-properties style:vertical-align="middle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209" style:family="table-cell" style:parent-style-name="Normal_AT1.13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210" style:family="table-cell" style:parent-style-name="Normal_32_2" style:data-style-name="N0">
      <style:table-cell-properties style:vertical-align="automatic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211" style:family="table-cell" style:parent-style-name="Normal_AT1.13" style:data-style-name="N0">
      <style:table-cell-properties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212" style:family="table-cell" style:parent-style-name="Normal_AT1.13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21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214" style:family="table-cell" style:parent-style-name="Normal_AT1.13" style:data-style-name="N0">
      <style:table-cell-properties style:vertical-align="top" fo:wrap-option="wrap" fo:background-color="#FFFFFF"/>
      <style:text-properties fo:font-size="9pt" style:font-size-asian="9pt" style:font-size-complex="9pt"/>
    </style:style>
    <style:style style:name="ce215" style:family="table-cell" style:parent-style-name="Normal_AT1.13" style:data-style-name="N42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16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217" style:family="table-cell" style:parent-style-name="Normal_32_2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18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1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22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221" style:family="table-cell" style:parent-style-name="Normal_AT1.17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222" style:family="table-cell" style:parent-style-name="Normal_AT1.17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223" style:family="table-cell" style:parent-style-name="Normal_AT1.13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24" style:family="table-cell" style:parent-style-name="Normal_AT1.17" style:data-style-name="N1">
      <style:table-cell-properties style:vertical-align="middle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25" style:family="table-cell" style:parent-style-name="Normal_AT1.13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26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ize="10pt" style:font-size-asian="10pt" style:font-size-complex="10pt"/>
    </style:style>
    <style:style style:name="ce227" style:family="table-cell" style:parent-style-name="Normal_AT1.13_1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28" style:family="table-cell" style:parent-style-name="Normal_AT1.13" style:data-style-name="N1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29" style:family="table-cell" style:parent-style-name="Normal_AT1.13_1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30" style:family="table-cell" style:parent-style-name="Normal_AT1.13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231" style:family="table-cell" style:parent-style-name="Comma_32_6" style:data-style-name="N39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32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33" style:family="table-cell" style:parent-style-name="Comma_32_6" style:data-style-name="N39">
      <style:table-cell-properties style:vertical-align="to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34" style:family="table-cell" style:parent-style-name="Normal_AT1.13" style:data-style-name="N0">
      <style:table-cell-properties style:vertical-align="middle" fo:background-color="#FFFFFF"/>
      <style:text-properties fo:font-size="10pt" style:font-size-asian="10pt" style:font-size-complex="10pt"/>
    </style:style>
    <style:style style:name="ce235" style:family="table-cell" style:parent-style-name="Normal_AT1.13" style:data-style-name="N0">
      <style:table-cell-properties style:vertical-align="middle" fo:wrap-option="wrap" fo:background-color="#FFFFFF"/>
      <style:text-properties fo:font-size="10pt" style:font-size-asian="10pt" style:font-size-complex="10pt"/>
    </style:style>
    <style:style style:name="ce236" style:family="table-cell" style:parent-style-name="Normal_AT1.13" style:data-style-name="N43">
      <style:table-cell-properties style:vertical-align="to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37" style:family="table-cell" style:parent-style-name="Normal_Length_32_of_32_residence" style:data-style-name="N0">
      <style:table-cell-properties style:vertical-align="automatic" fo:background-color="#FFFFFF"/>
      <style:text-properties fo:color="#008080" fo:font-size="9pt" style:font-size-asian="9pt" style:font-size-complex="9pt" fo:font-weight="bold" style:font-weight-asian="bold" style:font-weight-complex="bold"/>
    </style:style>
    <style:style style:name="ce238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239" style:family="table-cell" style:parent-style-name="Default" style:data-style-name="N1">
      <style:table-cell-properties fo:background-color="#FFFFFF"/>
      <style:text-properties fo:font-size="9pt" style:font-size-asian="9pt" style:font-size-complex="9pt" fo:font-weight="bold" style:font-weight-asian="bold" style:font-weight-complex="bold"/>
    </style:style>
    <style:style style:name="ce240" style:family="table-cell" style:parent-style-name="Default" style:data-style-name="N1">
      <style:table-cell-properties fo:background-color="#FFFFFF"/>
      <style:text-properties fo:font-size="9pt" style:font-size-asian="9pt" style:font-size-complex="9pt"/>
    </style:style>
    <style:style style:name="ce241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242" style:family="table-cell" style:parent-style-name="Default" style:data-style-name="N1">
      <style:table-cell-properties fo:border-top="none" fo:border-bottom="thin solid #000000" fo:border-left="none" fo:border-right="none" fo:background-color="#FFFFFF"/>
      <style:text-properties fo:font-size="9pt" style:font-size-asian="9pt" style:font-size-complex="9pt"/>
    </style:style>
    <style:style style:name="ce243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244" style:family="table-cell" style:parent-style-name="Default" style:data-style-name="N1">
      <style:table-cell-properties fo:background-color="#FFFFFF"/>
      <style:text-properties fo:font-size="10pt" style:font-size-asian="10pt" style:font-size-complex="10pt" fo:font-style="italic" style:font-style-asian="italic" style:font-style-complex="italic"/>
    </style:style>
    <style:style style:name="ce245" style:family="table-cell" style:parent-style-name="Default" style:data-style-name="N1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6" style:family="table-cell" style:parent-style-name="Default" style:data-style-name="N0">
      <style:table-cell-properties fo:background-color="#FFFFFF"/>
      <style:text-properties fo:color="#FF0000" fo:font-size="10pt" style:font-size-asian="10pt" style:font-size-complex="10pt"/>
    </style:style>
    <style:style style:name="ce247" style:family="table-cell" style:parent-style-name="Default" style:data-style-name="N1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8" style:family="table-cell" style:parent-style-name="Default" style:data-style-name="N1">
      <style:table-cell-properties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249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50" style:family="table-cell" style:parent-style-name="Default" style:data-style-name="N3">
      <style:table-cell-properties fo:background-color="#FFFFFF"/>
    </style:style>
    <style:style style:name="ce251" style:family="table-cell" style:parent-style-name="Default" style:data-style-name="N1">
      <style:table-cell-properties fo:background-color="#FFFFFF"/>
      <style:text-properties fo:font-size="10pt" style:font-size-asian="10pt" style:font-size-complex="10pt"/>
    </style:style>
    <style:style style:name="ce252" style:family="table-cell" style:parent-style-name="Default" style:data-style-name="N1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53" style:family="table-cell" style:parent-style-name="Default" style:data-style-name="N1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254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255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56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57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58" style:family="table-cell" style:parent-style-name="Default" style:data-style-name="N3">
      <style:table-cell-properties fo:background-color="#FFFFFF"/>
      <style:text-properties fo:font-size="10pt" style:font-size-asian="10pt" style:font-size-complex="10pt"/>
    </style:style>
    <style:style style:name="ce259" style:family="table-cell" style:parent-style-name="Default" style:data-style-name="N1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60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61" style:family="table-cell" style:parent-style-name="Default" style:data-style-name="N4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62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color="#FF0000" fo:font-size="10pt" style:font-size-asian="10pt" style:font-size-complex="10pt" fo:font-weight="bold" style:font-weight-asian="bold" style:font-weight-complex="bold"/>
    </style:style>
    <style:style style:name="ce263" style:family="table-cell" style:parent-style-name="Percent" style:data-style-name="N44">
      <style:table-cell-properties fo:background-color="#FFFFFF"/>
    </style:style>
    <style:style style:name="ce264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65" style:family="table-cell" style:parent-style-name="Default" style:data-style-name="N3">
      <style:table-cell-properties fo:border-top="none" fo:border-bottom="thin solid #000000" fo:border-left="none" fo:border-right="none" fo:background-color="#FFFFFF"/>
      <style:text-properties fo:font-size="10pt" style:font-size-asian="10pt" style:font-size-complex="10pt"/>
    </style:style>
    <style:style style:name="ce26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26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6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69" style:family="table-cell" style:parent-style-name="Percent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70" style:family="table-cell" style:parent-style-name="Percent" style:data-style-name="N1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71" style:family="table-cell" style:parent-style-name="Default" style:data-style-name="N1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272" style:family="table-cell" style:parent-style-name="Default" style:data-style-name="N1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7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74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275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76" style:family="table-cell" style:parent-style-name="Normal_tabA1.1-1.16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text-position="33%" style:font-family-generic="swiss"/>
    </style:style>
    <style:style style:name="ce277" style:family="table-cell" style:parent-style-name="Default" style:data-style-name="N2">
      <style:table-cell-properties fo:background-color="#FFFFFF"/>
      <style:text-properties fo:font-size="9pt" style:font-size-asian="9pt" style:font-size-complex="9pt"/>
    </style:style>
    <style:style style:name="ce278" style:family="table-cell" style:parent-style-name="Default" style:data-style-name="N3">
      <style:table-cell-properties fo:background-color="#FFFFFF"/>
      <style:text-properties fo:font-size="9pt" style:font-size-asian="9pt" style:font-size-complex="9pt" fo:font-weight="bold" style:font-weight-asian="bold" style:font-weight-complex="bold"/>
    </style:style>
    <style:style style:name="ce279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start" fo:margin-left="0.353cm"/>
      <style:text-properties fo:font-size="9pt" style:font-size-asian="9pt" style:font-size-complex="9pt" fo:font-weight="bold" style:font-weight-asian="bold" style:font-weight-complex="bold"/>
    </style:style>
    <style:style style:name="ce28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ize="9pt" style:font-size-asian="9pt" style:font-size-complex="9pt"/>
    </style:style>
    <style:style style:name="ce281" style:family="table-cell" style:parent-style-name="Default" style:data-style-name="N3">
      <style:table-cell-properties fo:background-color="#FFFFFF"/>
      <style:text-properties fo:font-size="9pt" style:font-size-asian="9pt" style:font-size-complex="9pt"/>
    </style:style>
    <style:style style:name="ce282" style:family="table-cell" style:parent-style-name="Default" style:data-style-name="N3">
      <style:table-cell-properties style:vertical-align="automatic" fo:background-color="#FFFFFF" style:repeat-content="false"/>
      <style:paragraph-properties fo:text-align="start" fo:margin-left="0.353cm"/>
      <style:text-properties fo:font-size="9pt" style:font-size-asian="9pt" style:font-size-complex="9pt" fo:font-weight="bold" style:font-weight-asian="bold" style:font-weight-complex="bold"/>
    </style:style>
    <style:style style:name="ce28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ize="9pt" style:font-size-asian="9pt" style:font-size-complex="9pt" fo:font-weight="bold" style:font-weight-asian="bold" style:font-weight-complex="bold"/>
    </style:style>
    <style:style style:name="ce284" style:family="table-cell" style:parent-style-name="Default" style:data-style-name="N3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285" style:family="table-cell" style:parent-style-name="Default" style:data-style-name="N1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86" style:family="table-cell" style:parent-style-name="Default" style:data-style-name="N1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8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88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89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90020833333333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1.61395833333333cm"/>
    </style:style>
    <style:style style:name="co7" style:family="table-column">
      <style:table-column-properties fo:break-before="auto" style:column-width="5.000625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96333333333333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5.87375cm"/>
    </style:style>
    <style:style style:name="co12" style:family="table-column">
      <style:table-column-properties fo:break-before="auto" style:column-width="2.09020833333333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2.69875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1.71979166666667cm" style:use-optimal-column-width="true"/>
    </style:style>
    <style:style style:name="co17" style:family="table-column">
      <style:table-column-properties fo:break-before="auto" style:column-width="1.905cm" style:use-optimal-column-width="true"/>
    </style:style>
    <style:style style:name="co18" style:family="table-column">
      <style:table-column-properties fo:break-before="auto" style:column-width="3.75708333333333cm"/>
    </style:style>
    <style:style style:name="co19" style:family="table-column">
      <style:table-column-properties fo:break-before="auto" style:column-width="4.10104166666667cm"/>
    </style:style>
    <style:style style:name="co20" style:family="table-column">
      <style:table-column-properties fo:break-before="auto" style:column-width="2.06375cm"/>
    </style:style>
    <style:style style:name="co21" style:family="table-column">
      <style:table-column-properties fo:break-before="auto" style:column-width="1.905cm"/>
    </style:style>
    <style:style style:name="co22" style:family="table-column">
      <style:table-column-properties fo:break-before="auto" style:column-width="2.301875cm"/>
    </style:style>
    <style:style style:name="co23" style:family="table-column">
      <style:table-column-properties fo:break-before="auto" style:column-width="1.984375cm"/>
    </style:style>
    <style:style style:name="co24" style:family="table-column">
      <style:table-column-properties fo:break-before="auto" style:column-width="2.143125cm"/>
    </style:style>
    <style:style style:name="co25" style:family="table-column">
      <style:table-column-properties fo:break-before="auto" style:column-width="2.513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38.25pt" style:use-optimal-row-height="true" fo:break-before="auto"/>
    </style:style>
    <style:style style:name="ro9" style:family="table-row">
      <style:table-row-properties style:row-height="13.5pt" style:use-optimal-row-height="false" fo:break-before="auto"/>
    </style:style>
    <style:style style:name="ro10" style:family="table-row">
      <style:table-row-properties style:row-height="33pt" style:use-optimal-row-height="false" fo:break-before="auto"/>
    </style:style>
    <style:style style:name="ro11" style:family="table-row">
      <style:table-row-properties style:row-height="18.75pt" style:use-optimal-row-height="false" fo:break-before="auto"/>
    </style:style>
    <style:style style:name="ro12" style:family="table-row">
      <style:table-row-properties style:row-height="28.5pt" style:use-optimal-row-height="false" fo:break-before="auto"/>
    </style:style>
    <style:style style:name="ro13" style:family="table-row">
      <style:table-row-properties style:row-height="12pt" style:use-optimal-row-height="false" fo:break-before="auto"/>
    </style:style>
    <style:style style:name="ro14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_of_contents" table:style-name="ta1">
        <table:table-column table:style-name="co1" table:number-columns-repeated="16384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2022-23 English Housing Survey Headline Report<text:s/></text:p>
          </table:table-cell>
          <table:table-cell table:style-name="ce4"/>
          <table:table-cell table:number-columns-repeated="3" table:style-name="ce5"/>
          <table:table-cell table:style-name="ce6"/>
          <table:table-cell table:number-columns-repeated="9" table:style-name="ce5"/>
          <table:table-cell table:number-columns-repeated="16368"/>
        </table:table-row>
        <table:table-row table:style-name="ro2">
          <table:table-cell/>
          <table:table-cell table:style-name="ce3"/>
          <table:table-cell table:style-name="ce4"/>
          <table:table-cell table:number-columns-repeated="13" table:style-name="ce5"/>
          <table:table-cell table:number-columns-repeated="16368"/>
        </table:table-row>
        <table:table-row table:style-name="ro2">
          <table:table-cell/>
          <table:table-cell office:value-type="string" table:style-name="ce3">
            <text:p>Chapter 3: Annex Tables</text:p>
          </table:table-cell>
          <table:table-cell table:style-name="ce4"/>
          <table:table-cell table:number-columns-repeated="13" table:style-name="ce5"/>
          <table:table-cell table:number-columns-repeated="16368"/>
        </table:table-row>
        <table:table-row table:style-name="ro1">
          <table:table-cell/>
          <table:table-cell table:style-name="ce2"/>
          <table:table-cell table:style-name="ce7"/>
          <table:table-cell table:number-columns-repeated="13" table:style-name="ce5"/>
          <table:table-cell table:number-columns-repeated="16368"/>
        </table:table-row>
        <table:table-row table:style-name="ro2">
          <table:table-cell/>
          <table:table-cell office:value-type="string" table:style-name="ce8">
            <text:p>ANNEX TABLES</text:p>
          </table:table-cell>
          <table:table-cell table:style-name="ce7"/>
          <table:table-cell table:number-columns-repeated="13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3.1</text:p>
          </table:table-cell>
          <table:table-cell office:value-type="string" table:style-name="ce10">
            <text:p><text:a xlink:href="#AT3_1.A1">Demographic and economic characteristics, recent first time buyers, 2022-23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3.2</text:p>
          </table:table-cell>
          <table:table-cell office:value-type="string" table:style-name="ce10">
            <text:p><text:a xlink:href="#AT3_2.A1">Recent first time buyers, London and outside London, 2003-04 to 2022-23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3.3</text:p>
          </table:table-cell>
          <table:table-cell office:value-type="string" table:style-name="ce10">
            <text:p><text:a xlink:href="#AT3_3.A1">Average age of recent first time buyers, London and outside London, 2003-04 to 2022-23</text:a></text:p>
          </table:table-cell>
          <table:table-cell table:style-name="ce2"/>
          <table:table-cell table:number-columns-repeated="7" table:style-name="ce11"/>
          <table:table-cell table:number-columns-repeated="5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3.4</text:p>
          </table:table-cell>
          <table:table-cell office:value-type="string" table:style-name="ce10">
            <text:p><text:a xlink:href="#AT3_4.A1">Buying expectations, social and private renters, 2022-23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3.5</text:p>
          </table:table-cell>
          <table:table-cell office:value-type="string" table:style-name="ce10">
            <text:p><text:a xlink:href="#AT3_5.A1">Number and proportion of renters who expect to buy, 2008-09 to 2022-23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3.6</text:p>
          </table:table-cell>
          <table:table-cell office:value-type="string" table:style-name="ce10">
            <text:p><text:a xlink:href="#AT3_6.A1">Average number of years in current home and in the private rented sector, by tenure, 2010-11 to 2022-23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style-name="ro1">
          <table:table-cell/>
          <table:table-cell office:value-type="string" table:style-name="ce9">
            <text:p>AT3.7</text:p>
          </table:table-cell>
          <table:table-cell office:value-type="string" table:style-name="ce10">
            <text:p><text:a xlink:href="#AT3_7.A1">Previous tenure by current tenure, 2022-23</text:a></text:p>
          </table:table-cell>
          <table:table-cell table:style-name="ce2"/>
          <table:table-cell table:number-columns-repeated="12" table:style-name="ce5"/>
          <table:table-cell table:number-columns-repeated="16368"/>
        </table:table-row>
        <table:table-row table:number-rows-repeated="22" table:style-name="ro1">
          <table:table-cell/>
          <table:table-cell table:number-columns-repeated="15" table:style-name="ce5"/>
          <table:table-cell table:number-columns-repeated="16368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List_of_contents.$A$1:List_of_contents.$L$14" table:base-cell-address="List_of_contents.$A$1"/>
        </table:named-expressions>
      </table:table>
      <table:table table:name="AT3_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16379" table:default-cell-style-name="ce13"/>
        <table:table-row table:style-name="ro3">
          <table:table-cell table:style-name="ce2"/>
          <table:table-cell table:style-name="ce12"/>
          <table:table-cell table:number-columns-repeated="43" table:style-name="ce13"/>
          <table:table-cell table:number-columns-repeated="16339" table:style-name="ce2"/>
        </table:table-row>
        <table:table-row table:style-name="ro2">
          <table:table-cell table:style-name="ce2"/>
          <table:table-cell office:value-type="string" table:style-name="ce14">
            <text:p>Annex Table 3.1: Demographic and economic characteristics, recent first time buyers, 2022-23</text:p>
          </table:table-cell>
          <table:table-cell table:number-columns-repeated="2" table:style-name="ce14"/>
          <table:table-cell table:number-columns-repeated="41" table:style-name="ce13"/>
          <table:table-cell table:number-columns-repeated="16339" table:style-name="ce2"/>
        </table:table-row>
        <table:table-row table:style-name="ro3">
          <table:table-cell table:style-name="ce2"/>
          <table:table-cell table:number-columns-repeated="3" table:style-name="ce15"/>
          <table:table-cell table:number-columns-repeated="41" table:style-name="ce13"/>
          <table:table-cell table:number-columns-repeated="16339" table:style-name="ce2"/>
        </table:table-row>
        <table:table-row table:style-name="ro3">
          <table:table-cell table:style-name="ce2"/>
          <table:table-cell office:value-type="string" table:style-name="ce16">
            <text:p>all recent first time buyers<text:span text:style-name="T1">1</text:span></text:p>
          </table:table-cell>
          <table:table-cell table:number-columns-repeated="2" table:style-name="ce15"/>
          <table:table-cell table:number-columns-repeated="41" table:style-name="ce13"/>
          <table:table-cell table:number-columns-repeated="16339" table:style-name="ce2"/>
        </table:table-row>
        <table:table-row table:style-name="ro4">
          <table:table-cell table:style-name="ce17"/>
          <table:table-cell table:style-name="ce18"/>
          <table:table-cell office:value-type="string" table:style-name="ce19">
            <text:p>thousands of households</text:p>
          </table:table-cell>
          <table:table-cell office:value-type="string" table:style-name="ce19">
            <text:p>percentages</text:p>
          </table:table-cell>
          <table:table-cell table:number-columns-repeated="16380" table:style-name="ce17"/>
        </table:table-row>
        <table:table-row table:style-name="ro3">
          <table:table-cell table:style-name="ce2"/>
          <table:table-cell table:style-name="ce20"/>
          <table:table-cell table:number-columns-repeated="4" table:style-name="ce13"/>
          <table:table-cell table:number-columns-spanned="6" table:number-rows-spanned="1" table:style-name="ce67"/>
          <table:covered-table-cell table:number-columns-repeated="5"/>
          <table:table-cell table:style-name="ce21"/>
          <table:table-cell table:number-columns-repeated="32" table:style-name="ce13"/>
          <table:table-cell table:number-columns-repeated="16339" table:style-name="ce2"/>
        </table:table-row>
        <table:table-row table:style-name="ro3">
          <table:table-cell table:style-name="ce2"/>
          <table:table-cell office:value-type="string" table:style-name="ce20">
            <text:p>age of HRP</text:p>
          </table:table-cell>
          <table:table-cell table:style-name="ce22"/>
          <table:table-cell table:style-name="ce23"/>
          <table:table-cell table:number-columns-repeated="2" table:style-name="ce13"/>
          <table:table-cell table:number-columns-spanned="3" table:number-rows-spanned="2" table:style-name="ce67"/>
          <table:covered-table-cell table:number-columns-repeated="2"/>
          <table:table-cell table:number-columns-spanned="2" table:number-rows-spanned="1" table:style-name="ce67"/>
          <table:covered-table-cell/>
          <table:table-cell table:number-columns-spanned="1" table:number-rows-spanned="2" table:style-name="ce67"/>
          <table:table-cell table:style-name="ce21"/>
          <table:table-cell table:number-columns-repeated="32" table:style-name="ce13"/>
          <table:table-cell table:number-columns-repeated="16339" table:style-name="ce2"/>
        </table:table-row>
        <table:table-row table:style-name="ro3">
          <table:table-cell table:style-name="ce2"/>
          <table:table-cell office:value-type="string" table:style-name="ce24">
            <text:p>16-24</text:p>
          </table:table-cell>
          <table:table-cell office:value-type="float" office:value="64.875843926463276" table:style-name="ce25">
            <text:p>65</text:p>
          </table:table-cell>
          <table:table-cell office:value-type="float" office:value="7.4261546234010991" table:style-name="ce26">
            <text:p>7.4</text:p>
          </table:table-cell>
          <table:table-cell table:number-columns-repeated="2" table:style-name="ce13"/>
          <table:covered-table-cell/>
          <table:covered-table-cell table:number-columns-repeated="2"/>
          <table:table-cell table:style-name="ce27"/>
          <table:table-cell table:style-name="ce28"/>
          <table:covered-table-cell/>
          <table:table-cell table:style-name="ce21"/>
          <table:table-cell table:number-columns-repeated="32" table:style-name="ce13"/>
          <table:table-cell table:number-columns-repeated="16339" table:style-name="ce2"/>
        </table:table-row>
        <table:table-row table:style-name="ro3">
          <table:table-cell table:style-name="ce2"/>
          <table:table-cell office:value-type="string" table:style-name="ce24">
            <text:p>25-34</text:p>
          </table:table-cell>
          <table:table-cell office:value-type="float" office:value="521.07352354042507" table:style-name="ce25">
            <text:p>521</text:p>
          </table:table-cell>
          <table:table-cell office:value-type="float" office:value="59.645814555534514" table:style-name="ce26">
            <text:p>59.6</text:p>
          </table:table-cell>
          <table:table-cell table:number-columns-repeated="2" table:style-name="ce13"/>
          <table:table-cell table:number-columns-spanned="6" table:number-rows-spanned="1" table:style-name="ce67"/>
          <table:covered-table-cell table:number-columns-repeated="5"/>
          <table:table-cell table:style-name="ce29"/>
          <table:table-cell table:number-columns-repeated="32" table:style-name="ce13"/>
          <table:table-cell table:number-columns-repeated="16339" table:style-name="ce2"/>
        </table:table-row>
        <table:table-row table:style-name="ro3">
          <table:table-cell table:style-name="ce2"/>
          <table:table-cell office:value-type="string" table:style-name="ce24">
            <text:p>35-44</text:p>
          </table:table-cell>
          <table:table-cell office:value-type="float" office:value="174.51644899056532" table:style-name="ce25">
            <text:p>175</text:p>
          </table:table-cell>
          <table:table-cell office:value-type="float" office:value="19.976405023722361" table:style-name="ce26">
            <text:p>20.0</text:p>
          </table:table-cell>
          <table:table-cell table:number-columns-repeated="2" table:style-name="ce13"/>
          <table:table-cell table:number-columns-spanned="3" table:number-rows-spanned="2" table:style-name="ce67"/>
          <table:covered-table-cell table:number-columns-repeated="2"/>
          <table:table-cell table:number-columns-spanned="2" table:number-rows-spanned="1" table:style-name="ce67"/>
          <table:covered-table-cell/>
          <table:table-cell table:number-columns-spanned="1" table:number-rows-spanned="2" table:style-name="ce67"/>
          <table:table-cell table:style-name="ce29"/>
          <table:table-cell table:number-columns-repeated="32" table:style-name="ce13"/>
          <table:table-cell table:number-columns-repeated="16339" table:style-name="ce2"/>
        </table:table-row>
        <table:table-row table:style-name="ro3">
          <table:table-cell table:style-name="ce2"/>
          <table:table-cell office:value-type="string" table:style-name="ce30">
            <text:p>45 or over</text:p>
          </table:table-cell>
          <table:table-cell office:value-type="float" office:value="113.14707226463482" table:style-name="ce31">
            <text:p>113</text:p>
          </table:table-cell>
          <table:table-cell office:value-type="float" office:value="12.951625797342015" table:style-name="ce32">
            <text:p>13.0</text:p>
          </table:table-cell>
          <table:table-cell table:number-columns-repeated="2" table:style-name="ce13"/>
          <table:covered-table-cell/>
          <table:covered-table-cell table:number-columns-repeated="2"/>
          <table:table-cell table:style-name="ce33"/>
          <table:table-cell table:style-name="ce34"/>
          <table:covered-table-cell/>
          <table:table-cell table:style-name="ce29"/>
          <table:table-cell table:number-columns-repeated="32" table:style-name="ce13"/>
          <table:table-cell table:number-columns-repeated="16339" table:style-name="ce2"/>
        </table:table-row>
        <table:table-row table:style-name="ro3">
          <table:table-cell table:style-name="ce2"/>
          <table:table-cell table:style-name="ce24"/>
          <table:table-cell table:style-name="ce35"/>
          <table:table-cell table:style-name="ce36"/>
          <table:table-cell table:style-name="ce37"/>
          <table:table-cell table:style-name="ce13"/>
          <table:table-cell table:number-columns-repeated="2" table:style-name="ce37"/>
          <table:table-cell table:style-name="ce38"/>
          <table:table-cell table:number-columns-repeated="3" table:style-name="ce39"/>
          <table:table-cell table:style-name="ce29"/>
          <table:table-cell table:number-columns-repeated="32" table:style-name="ce40"/>
          <table:table-cell table:number-columns-repeated="16339" table:style-name="ce2"/>
        </table:table-row>
        <table:table-row table:style-name="ro3">
          <table:table-cell table:style-name="ce2"/>
          <table:table-cell office:value-type="string" table:style-name="ce20">
            <text:p>weekly gross household income</text:p>
          </table:table-cell>
          <table:table-cell table:style-name="ce35"/>
          <table:table-cell table:style-name="ce36"/>
          <table:table-cell table:style-name="ce37"/>
          <table:table-cell table:style-name="ce13"/>
          <table:table-cell table:number-columns-repeated="2" table:style-name="ce37"/>
          <table:table-cell table:style-name="ce38"/>
          <table:table-cell table:number-columns-repeated="3" table:style-name="ce41"/>
          <table:table-cell table:style-name="ce29"/>
          <table:table-cell table:number-columns-repeated="32" table:style-name="ce40"/>
          <table:table-cell table:number-columns-repeated="16339" table:style-name="ce2"/>
        </table:table-row>
        <table:table-row table:style-name="ro3">
          <table:table-cell table:style-name="ce2"/>
          <table:table-cell office:value-type="string" table:style-name="ce24">
            <text:p>first quintile (lowest incomes)</text:p>
          </table:table-cell>
          <table:table-cell office:value-type="float" office:value="54.061584220733202" table:style-name="ce42">
            <text:p>54</text:p>
          </table:table-cell>
          <table:table-cell office:value-type="float" office:value="6.188276857935775" table:style-name="ce43">
            <text:p>6.2</text:p>
          </table:table-cell>
          <table:table-cell table:style-name="ce37"/>
          <table:table-cell table:style-name="ce13"/>
          <table:table-cell table:number-columns-repeated="2" table:style-name="ce37"/>
          <table:table-cell table:style-name="ce38"/>
          <table:table-cell table:number-columns-repeated="3" table:style-name="ce39"/>
          <table:table-cell table:style-name="ce29"/>
          <table:table-cell table:number-columns-repeated="32" table:style-name="ce40"/>
          <table:table-cell table:number-columns-repeated="16339" table:style-name="ce2"/>
        </table:table-row>
        <table:table-row table:style-name="ro3">
          <table:table-cell table:style-name="ce2"/>
          <table:table-cell office:value-type="string" table:style-name="ce24">
            <text:p>second quintile</text:p>
          </table:table-cell>
          <table:table-cell office:value-type="float" office:value="78.252266262199029" table:style-name="ce44">
            <text:p>78</text:p>
          </table:table-cell>
          <table:table-cell office:value-type="float" office:value="8.9573159087276775" table:style-name="ce26">
            <text:p>9.0</text:p>
          </table:table-cell>
          <table:table-cell table:style-name="ce37"/>
          <table:table-cell table:style-name="ce13"/>
          <table:table-cell table:number-columns-repeated="2" table:style-name="ce37"/>
          <table:table-cell table:style-name="ce38"/>
          <table:table-cell table:number-columns-repeated="3" table:style-name="ce41"/>
          <table:table-cell table:style-name="ce29"/>
          <table:table-cell table:number-columns-repeated="32" table:style-name="ce40"/>
          <table:table-cell table:number-columns-repeated="16339" table:style-name="ce2"/>
        </table:table-row>
        <table:table-row table:style-name="ro3">
          <table:table-cell table:style-name="ce2"/>
          <table:table-cell office:value-type="string" table:style-name="ce24">
            <text:p>third quintile</text:p>
          </table:table-cell>
          <table:table-cell office:value-type="float" office:value="236.48778194523052" table:style-name="ce44">
            <text:p>236</text:p>
          </table:table-cell>
          <table:table-cell office:value-type="float" office:value="27.070088479482301" table:style-name="ce26">
            <text:p>27.1</text:p>
          </table:table-cell>
          <table:table-cell table:style-name="ce37"/>
          <table:table-cell table:style-name="ce13"/>
          <table:table-cell table:number-columns-repeated="2" table:style-name="ce37"/>
          <table:table-cell table:style-name="ce38"/>
          <table:table-cell table:number-columns-repeated="3" table:style-name="ce39"/>
          <table:table-cell table:style-name="ce29"/>
          <table:table-cell table:number-columns-repeated="32" table:style-name="ce40"/>
          <table:table-cell table:number-columns-repeated="16339" table:style-name="ce2"/>
        </table:table-row>
        <table:table-row table:style-name="ro3">
          <table:table-cell table:style-name="ce2"/>
          <table:table-cell office:value-type="string" table:style-name="ce24">
            <text:p>fourth quintile</text:p>
          </table:table-cell>
          <table:table-cell office:value-type="float" office:value="262.49643732331481" table:style-name="ce44">
            <text:p>262</text:p>
          </table:table-cell>
          <table:table-cell office:value-type="float" office:value="30.047225803558351" table:style-name="ce26">
            <text:p>30.0</text:p>
          </table:table-cell>
          <table:table-cell table:style-name="ce45"/>
          <table:table-cell table:style-name="ce13"/>
          <table:table-cell table:number-columns-repeated="2" table:style-name="ce37"/>
          <table:table-cell table:style-name="ce38"/>
          <table:table-cell table:number-columns-repeated="3" table:style-name="ce41"/>
          <table:table-cell table:style-name="ce29"/>
          <table:table-cell table:number-columns-repeated="32" table:style-name="ce40"/>
          <table:table-cell table:number-columns-repeated="16339" table:style-name="ce2"/>
        </table:table-row>
        <table:table-row table:style-name="ro3">
          <table:table-cell table:style-name="ce2"/>
          <table:table-cell office:value-type="string" table:style-name="ce30">
            <text:p>fifth quintile (highest incomes)</text:p>
          </table:table-cell>
          <table:table-cell office:value-type="float" office:value="242.31481897061067" table:style-name="ce46">
            <text:p>242</text:p>
          </table:table-cell>
          <table:table-cell office:value-type="float" office:value="27.737092950295899" table:style-name="ce32">
            <text:p>27.7</text:p>
          </table:table-cell>
          <table:table-cell table:style-name="ce37"/>
          <table:table-cell table:style-name="ce13"/>
          <table:table-cell table:number-columns-repeated="2" table:style-name="ce37"/>
          <table:table-cell table:style-name="ce38"/>
          <table:table-cell table:number-columns-repeated="3" table:style-name="ce39"/>
          <table:table-cell table:style-name="ce29"/>
          <table:table-cell table:number-columns-repeated="32" table:style-name="ce40"/>
          <table:table-cell table:number-columns-repeated="16339" table:style-name="ce2"/>
        </table:table-row>
        <table:table-row table:style-name="ro3">
          <table:table-cell table:style-name="ce2"/>
          <table:table-cell table:style-name="ce20"/>
          <table:table-cell table:style-name="ce35"/>
          <table:table-cell table:style-name="ce36"/>
          <table:table-cell table:style-name="ce37"/>
          <table:table-cell table:style-name="ce13"/>
          <table:table-cell table:number-columns-repeated="2" table:style-name="ce37"/>
          <table:table-cell table:style-name="ce38"/>
          <table:table-cell table:number-columns-repeated="3" table:style-name="ce41"/>
          <table:table-cell table:style-name="ce29"/>
          <table:table-cell table:number-columns-repeated="32" table:style-name="ce40"/>
          <table:table-cell table:number-columns-repeated="16339" table:style-name="ce2"/>
        </table:table-row>
        <table:table-row table:style-name="ro3">
          <table:table-cell table:style-name="ce2"/>
          <table:table-cell office:value-type="string" table:style-name="ce20">
            <text:p>ethnicity of HRP</text:p>
          </table:table-cell>
          <table:table-cell table:style-name="ce35"/>
          <table:table-cell table:style-name="ce36"/>
          <table:table-cell table:style-name="ce37"/>
          <table:table-cell table:style-name="ce13"/>
          <table:table-cell table:number-columns-repeated="2" table:style-name="ce37"/>
          <table:table-cell table:style-name="ce38"/>
          <table:table-cell table:number-columns-repeated="3" table:style-name="ce39"/>
          <table:table-cell table:style-name="ce29"/>
          <table:table-cell table:number-columns-repeated="32" table:style-name="ce13"/>
          <table:table-cell table:number-columns-repeated="16339" table:style-name="ce2"/>
        </table:table-row>
        <table:table-row table:style-name="ro3">
          <table:table-cell table:style-name="ce2"/>
          <table:table-cell office:value-type="string" table:style-name="ce47">
            <text:p>white</text:p>
          </table:table-cell>
          <table:table-cell office:value-type="float" office:value="666.66565784529996" table:style-name="ce25">
            <text:p>667</text:p>
          </table:table-cell>
          <table:table-cell office:value-type="float" office:value="76.311334969026305" table:style-name="ce26">
            <text:p>76.3</text:p>
          </table:table-cell>
          <table:table-cell table:style-name="ce37"/>
          <table:table-cell table:style-name="ce13"/>
          <table:table-cell table:number-columns-repeated="2" table:style-name="ce37"/>
          <table:table-cell table:style-name="ce38"/>
          <table:table-cell table:number-columns-repeated="3" table:style-name="ce41"/>
          <table:table-cell table:style-name="ce29"/>
          <table:table-cell table:number-columns-repeated="32" table:style-name="ce13"/>
          <table:table-cell table:number-columns-repeated="16339" table:style-name="ce2"/>
        </table:table-row>
        <table:table-row table:style-name="ro3">
          <table:table-cell table:style-name="ce2"/>
          <table:table-cell office:value-type="string" table:style-name="ce48">
            <text:p>ethnic minority background</text:p>
          </table:table-cell>
          <table:table-cell office:value-type="float" office:value="206.94723087678861" table:style-name="ce31">
            <text:p>207</text:p>
          </table:table-cell>
          <table:table-cell office:value-type="float" office:value="23.688665030973706" table:style-name="ce32">
            <text:p>23.7</text:p>
          </table:table-cell>
          <table:table-cell table:style-name="ce37"/>
          <table:table-cell table:style-name="ce13"/>
          <table:table-cell table:number-columns-repeated="2" table:style-name="ce37"/>
          <table:table-cell table:style-name="ce38"/>
          <table:table-cell table:number-columns-repeated="3" table:style-name="ce39"/>
          <table:table-cell table:style-name="ce29"/>
          <table:table-cell table:number-columns-repeated="32" table:style-name="ce13"/>
          <table:table-cell table:number-columns-repeated="16339" table:style-name="ce2"/>
        </table:table-row>
        <table:table-row table:style-name="ro3">
          <table:table-cell table:style-name="ce2"/>
          <table:table-cell table:style-name="ce49"/>
          <table:table-cell table:style-name="ce35"/>
          <table:table-cell table:style-name="ce36"/>
          <table:table-cell table:style-name="ce37"/>
          <table:table-cell table:style-name="ce13"/>
          <table:table-cell table:number-columns-repeated="2" table:style-name="ce37"/>
          <table:table-cell table:style-name="ce38"/>
          <table:table-cell table:number-columns-repeated="3" table:style-name="ce41"/>
          <table:table-cell table:style-name="ce29"/>
          <table:table-cell table:number-columns-repeated="32" table:style-name="ce13"/>
          <table:table-cell table:number-columns-repeated="16339" table:style-name="ce2"/>
        </table:table-row>
        <table:table-row table:style-name="ro3">
          <table:table-cell table:style-name="ce2"/>
          <table:table-cell office:value-type="string" table:style-name="ce20">
            <text:p>household type</text:p>
          </table:table-cell>
          <table:table-cell table:style-name="ce35"/>
          <table:table-cell table:style-name="ce36"/>
          <table:table-cell table:style-name="ce37"/>
          <table:table-cell table:style-name="ce13"/>
          <table:table-cell table:number-columns-repeated="5" table:style-name="ce37"/>
          <table:table-cell table:style-name="ce29"/>
          <table:table-cell table:style-name="ce21"/>
          <table:table-cell table:number-columns-repeated="32" table:style-name="ce40"/>
          <table:table-cell table:number-columns-repeated="16339" table:style-name="ce2"/>
        </table:table-row>
        <table:table-row table:style-name="ro3">
          <table:table-cell table:style-name="ce2"/>
          <table:table-cell office:value-type="string" table:style-name="ce47">
            <text:p>couple, no dependent child(ren)</text:p>
          </table:table-cell>
          <table:table-cell office:value-type="float" office:value="346.48186076225903" table:style-name="ce50">
            <text:p>346</text:p>
          </table:table-cell>
          <table:table-cell office:value-type="float" office:value="39.660800021974168" table:style-name="ce51">
            <text:p>39.7</text:p>
          </table:table-cell>
          <table:table-cell table:style-name="ce37"/>
          <table:table-cell table:style-name="ce13"/>
          <table:table-cell table:number-columns-repeated="5" table:style-name="ce37"/>
          <table:table-cell table:style-name="ce29"/>
          <table:table-cell table:style-name="ce21"/>
          <table:table-cell table:number-columns-repeated="32" table:style-name="ce40"/>
          <table:table-cell table:number-columns-repeated="16339" table:style-name="ce2"/>
        </table:table-row>
        <table:table-row table:style-name="ro3">
          <table:table-cell table:style-name="ce2"/>
          <table:table-cell office:value-type="string" table:style-name="ce47">
            <text:p>couple with dependent child(ren)</text:p>
          </table:table-cell>
          <table:table-cell office:value-type="float" office:value="206.14444587081866" table:style-name="ce50">
            <text:p>206</text:p>
          </table:table-cell>
          <table:table-cell office:value-type="float" office:value="23.596772498670969" table:style-name="ce51">
            <text:p>23.6</text:p>
          </table:table-cell>
          <table:table-cell table:style-name="ce37"/>
          <table:table-cell table:style-name="ce13"/>
          <table:table-cell table:number-columns-repeated="2" table:style-name="ce37"/>
          <table:table-cell table:style-name="ce33"/>
          <table:table-cell table:style-name="ce34"/>
          <table:table-cell table:style-name="ce37"/>
          <table:table-cell table:style-name="ce29"/>
          <table:table-cell table:number-columns-repeated="33" table:style-name="ce40"/>
          <table:table-cell table:number-columns-repeated="16339" table:style-name="ce2"/>
        </table:table-row>
        <table:table-row table:style-name="ro3">
          <table:table-cell table:style-name="ce2"/>
          <table:table-cell office:value-type="string" table:style-name="ce47">
            <text:p>lone parent with dependent child(ren)</text:p>
          </table:table-cell>
          <table:table-cell office:value-type="float" office:value="18.030227082920074" table:style-name="ce52">
            <text:p>18</text:p>
          </table:table-cell>
          <table:table-cell office:value-type="float" office:value="2.0638691708514632" table:style-name="ce53">
            <text:p>2.1</text:p>
          </table:table-cell>
          <table:table-cell table:style-name="ce37"/>
          <table:table-cell table:style-name="ce13"/>
          <table:table-cell table:number-columns-repeated="5" table:style-name="ce37"/>
          <table:table-cell table:style-name="ce29"/>
          <table:table-cell table:number-columns-repeated="33" table:style-name="ce40"/>
          <table:table-cell table:number-columns-repeated="16339" table:style-name="ce2"/>
        </table:table-row>
        <table:table-row table:style-name="ro3">
          <table:table-cell table:style-name="ce2"/>
          <table:table-cell office:value-type="string" table:style-name="ce47">
            <text:p>other multi-person households</text:p>
          </table:table-cell>
          <table:table-cell office:value-type="float" office:value="19.711251084799237" table:style-name="ce50">
            <text:p>20</text:p>
          </table:table-cell>
          <table:table-cell office:value-type="float" office:value="2.2562912405782671" table:style-name="ce51">
            <text:p>2.3</text:p>
          </table:table-cell>
          <table:table-cell table:style-name="ce37"/>
          <table:table-cell table:style-name="ce13"/>
          <table:table-cell table:number-columns-repeated="5" table:style-name="ce37"/>
          <table:table-cell table:style-name="ce29"/>
          <table:table-cell table:number-columns-repeated="33" table:style-name="ce40"/>
          <table:table-cell table:number-columns-repeated="16339" table:style-name="ce2"/>
        </table:table-row>
        <table:table-row table:style-name="ro3">
          <table:table-cell table:style-name="ce2"/>
          <table:table-cell office:value-type="string" table:style-name="ce48">
            <text:p>one person households</text:p>
          </table:table-cell>
          <table:table-cell office:value-type="float" office:value="283.24510392129105" table:style-name="ce54">
            <text:p>283</text:p>
          </table:table-cell>
          <table:table-cell office:value-type="float" office:value="32.422267067925141" table:style-name="ce55">
            <text:p>32.4</text:p>
          </table:table-cell>
          <table:table-cell table:style-name="ce37"/>
          <table:table-cell table:style-name="ce13"/>
          <table:table-cell table:number-columns-repeated="2" table:style-name="ce37"/>
          <table:table-cell table:style-name="ce33"/>
          <table:table-cell table:style-name="ce34"/>
          <table:table-cell table:style-name="ce37"/>
          <table:table-cell table:style-name="ce29"/>
          <table:table-cell table:number-columns-repeated="33" table:style-name="ce40"/>
          <table:table-cell table:number-columns-repeated="16339" table:style-name="ce2"/>
        </table:table-row>
        <table:table-row table:style-name="ro3">
          <table:table-cell table:style-name="ce2"/>
          <table:table-cell table:style-name="ce47"/>
          <table:table-cell table:style-name="ce35"/>
          <table:table-cell table:style-name="ce56"/>
          <table:table-cell table:style-name="ce37"/>
          <table:table-cell table:style-name="ce13"/>
          <table:table-cell table:style-name="ce37"/>
          <table:table-cell table:style-name="ce38"/>
          <table:table-cell table:number-columns-repeated="3" table:style-name="ce39"/>
          <table:table-cell table:style-name="ce29"/>
          <table:table-cell table:number-columns-repeated="33" table:style-name="ce13"/>
          <table:table-cell table:number-columns-repeated="16339" table:style-name="ce2"/>
        </table:table-row>
        <table:table-row table:style-name="ro3">
          <table:table-cell table:style-name="ce2"/>
          <table:table-cell office:value-type="string" table:style-name="ce20">
            <text:p>all recent first time buyers<text:span text:style-name="T2">1</text:span></text:p>
          </table:table-cell>
          <table:table-cell office:value-type="float" office:value="873.6128887220882" table:style-name="ce57">
            <text:p>874</text:p>
          </table:table-cell>
          <table:table-cell office:value-type="float" office:value="100" table:style-name="ce58">
            <text:p>100.0</text:p>
          </table:table-cell>
          <table:table-cell table:style-name="ce37"/>
          <table:table-cell table:style-name="ce13"/>
          <table:table-cell table:style-name="ce37"/>
          <table:table-cell table:style-name="ce38"/>
          <table:table-cell table:number-columns-repeated="3" table:style-name="ce41"/>
          <table:table-cell table:style-name="ce29"/>
          <table:table-cell table:number-columns-repeated="33" table:style-name="ce13"/>
          <table:table-cell table:number-columns-repeated="16339" table:style-name="ce2"/>
        </table:table-row>
        <table:table-row table:style-name="ro5">
          <table:table-cell table:style-name="ce2"/>
          <table:table-cell table:style-name="ce20"/>
          <table:table-cell table:style-name="ce35"/>
          <table:table-cell table:style-name="ce56"/>
          <table:table-cell table:style-name="ce37"/>
          <table:table-cell table:style-name="ce13"/>
          <table:table-cell table:style-name="ce37"/>
          <table:table-cell table:style-name="ce38"/>
          <table:table-cell table:number-columns-repeated="3" table:style-name="ce39"/>
          <table:table-cell table:style-name="ce29"/>
          <table:table-cell table:number-columns-repeated="33" table:style-name="ce13"/>
          <table:table-cell table:number-columns-repeated="16339" table:style-name="ce2"/>
        </table:table-row>
        <table:table-row table:style-name="ro5">
          <table:table-cell table:style-name="ce2"/>
          <table:table-cell office:value-type="string" table:style-name="ce59">
            <text:p>sample size</text:p>
          </table:table-cell>
          <table:table-cell office:value-type="float" office:value="305" table:style-name="ce60">
            <text:p><text:s/>305<text:s/></text:p>
          </table:table-cell>
          <table:table-cell table:style-name="ce61"/>
          <table:table-cell table:style-name="ce37"/>
          <table:table-cell table:style-name="ce13"/>
          <table:table-cell table:style-name="ce37"/>
          <table:table-cell table:style-name="ce38"/>
          <table:table-cell table:number-columns-repeated="3" table:style-name="ce41"/>
          <table:table-cell table:style-name="ce29"/>
          <table:table-cell table:number-columns-repeated="33" table:style-name="ce13"/>
          <table:table-cell table:number-columns-repeated="16339" table:style-name="ce2"/>
        </table:table-row>
        <table:table-row table:style-name="ro3">
          <table:table-cell table:style-name="ce2"/>
          <table:table-cell office:value-type="string" table:style-name="ce62">
            <text:p>1<text:s/><text:span text:style-name="T3">resident for less than three years</text:span></text:p>
          </table:table-cell>
          <table:table-cell table:number-columns-repeated="2" table:style-name="ce63"/>
          <table:table-cell table:number-columns-repeated="3" table:style-name="ce37"/>
          <table:table-cell table:style-name="ce38"/>
          <table:table-cell table:number-columns-repeated="3" table:style-name="ce39"/>
          <table:table-cell table:style-name="ce29"/>
          <table:table-cell table:number-columns-repeated="33" table:style-name="ce13"/>
          <table:table-cell table:number-columns-repeated="16339" table:style-name="ce2"/>
        </table:table-row>
        <table:table-row table:style-name="ro3">
          <table:table-cell table:style-name="ce2"/>
          <table:table-cell office:value-type="string" table:style-name="ce64">
            <text:p>Source: English Housing Survey, full household sample</text:p>
          </table:table-cell>
          <table:table-cell table:style-name="ce65"/>
          <table:table-cell table:style-name="ce66"/>
          <table:table-cell table:number-columns-repeated="3" table:style-name="ce37"/>
          <table:table-cell table:style-name="ce38"/>
          <table:table-cell table:number-columns-repeated="3" table:style-name="ce41"/>
          <table:table-cell table:style-name="ce29"/>
          <table:table-cell table:number-columns-repeated="16372" table:style-name="ce2"/>
        </table:table-row>
        <table:table-row table:style-name="ro5">
          <table:table-cell table:style-name="ce2"/>
          <table:table-cell table:number-columns-repeated="3" table:style-name="ce13"/>
          <table:table-cell table:number-columns-repeated="3" table:style-name="ce37"/>
          <table:table-cell table:style-name="ce38"/>
          <table:table-cell table:number-columns-repeated="3" table:style-name="ce39"/>
          <table:table-cell table:style-name="ce29"/>
          <table:table-cell table:number-columns-repeated="33" table:style-name="ce13"/>
          <table:table-cell table:number-columns-repeated="16339" table:style-name="ce2"/>
        </table:table-row>
        <table:table-row table:style-name="ro5">
          <table:table-cell table:style-name="ce2"/>
          <table:table-cell table:number-columns-repeated="3" table:style-name="ce13"/>
          <table:table-cell table:number-columns-repeated="3" table:style-name="ce37"/>
          <table:table-cell table:style-name="ce38"/>
          <table:table-cell table:number-columns-repeated="3" table:style-name="ce41"/>
          <table:table-cell table:style-name="ce29"/>
          <table:table-cell table:number-columns-repeated="33" table:style-name="ce13"/>
          <table:table-cell table:number-columns-repeated="16339" table:style-name="ce2"/>
        </table:table-row>
        <table:table-row table:style-name="ro5">
          <table:table-cell table:style-name="ce2"/>
          <table:table-cell table:number-columns-repeated="3" table:style-name="ce13"/>
          <table:table-cell table:number-columns-repeated="3" table:style-name="ce37"/>
          <table:table-cell table:style-name="ce38"/>
          <table:table-cell table:number-columns-repeated="3" table:style-name="ce39"/>
          <table:table-cell table:style-name="ce29"/>
          <table:table-cell table:number-columns-repeated="33" table:style-name="ce13"/>
          <table:table-cell table:number-columns-repeated="16339" table:style-name="ce2"/>
        </table:table-row>
        <table:table-row table:style-name="ro5">
          <table:table-cell table:style-name="ce2"/>
          <table:table-cell table:number-columns-repeated="3" table:style-name="ce13"/>
          <table:table-cell table:number-columns-repeated="3" table:style-name="ce37"/>
          <table:table-cell table:style-name="ce38"/>
          <table:table-cell table:number-columns-repeated="3" table:style-name="ce41"/>
          <table:table-cell table:style-name="ce29"/>
          <table:table-cell table:number-columns-repeated="33" table:style-name="ce13"/>
          <table:table-cell table:number-columns-repeated="16339" table:style-name="ce2"/>
        </table:table-row>
        <table:table-row table:style-name="ro5">
          <table:table-cell table:style-name="ce2"/>
          <table:table-cell table:number-columns-repeated="3" table:style-name="ce13"/>
          <table:table-cell table:number-columns-repeated="3" table:style-name="ce37"/>
          <table:table-cell table:style-name="ce38"/>
          <table:table-cell table:number-columns-repeated="3" table:style-name="ce39"/>
          <table:table-cell table:style-name="ce29"/>
          <table:table-cell table:number-columns-repeated="33" table:style-name="ce13"/>
          <table:table-cell table:number-columns-repeated="16339" table:style-name="ce2"/>
        </table:table-row>
        <table:table-row table:style-name="ro5">
          <table:table-cell table:style-name="ce2"/>
          <table:table-cell table:number-columns-repeated="3" table:style-name="ce13"/>
          <table:table-cell table:number-columns-repeated="3" table:style-name="ce37"/>
          <table:table-cell table:style-name="ce38"/>
          <table:table-cell table:number-columns-repeated="3" table:style-name="ce41"/>
          <table:table-cell table:style-name="ce29"/>
          <table:table-cell table:number-columns-repeated="33" table:style-name="ce13"/>
          <table:table-cell table:number-columns-repeated="16339" table:style-name="ce2"/>
        </table:table-row>
        <table:table-row table:number-rows-repeated="1048535" table:style-name="ro6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3_1.$A$1:AT3_1.$E$38" table:base-cell-address="AT3_1.$A$1"/>
        </table:named-expressions>
      </table:table>
      <table:table table:name="AT3_2" table:style-name="ta1">
        <table:table-column table:style-name="co6" table:default-cell-style-name="ce13"/>
        <table:table-column table:style-name="co7" table:default-cell-style-name="ce13"/>
        <table:table-column table:style-name="co8" table:number-columns-repeated="3" table:default-cell-style-name="ce13"/>
        <table:table-column table:style-name="co9" table:default-cell-style-name="ce13"/>
        <table:table-column table:style-name="co6" table:number-columns-repeated="9" table:default-cell-style-name="ce13"/>
        <table:table-column table:style-name="co1" table:default-cell-style-name="ce13"/>
        <table:table-column table:style-name="co10" table:number-columns-repeated="16368" table:default-cell-style-name="ce13"/>
        <table:table-row table:style-name="ro3">
          <table:table-cell table:style-name="ce2"/>
          <table:table-cell table:style-name="ce12"/>
          <table:table-cell table:number-columns-repeated="17" table:style-name="ce13"/>
          <table:table-cell table:number-columns-repeated="16365" table:style-name="ce2"/>
        </table:table-row>
        <table:table-row table:style-name="ro2">
          <table:table-cell table:style-name="ce68"/>
          <table:table-cell office:value-type="string" table:style-name="ce14">
            <text:p>Annex Table 3.2: Recent first time buyers, London and outside London, 2003-04 to 2022-23</text:p>
          </table:table-cell>
          <table:table-cell table:number-columns-repeated="3" table:style-name="ce14"/>
          <table:table-cell table:number-columns-repeated="6" table:style-name="ce69"/>
          <table:table-cell table:number-columns-repeated="4" table:style-name="ce70"/>
          <table:table-cell table:number-columns-repeated="16369" table:style-name="ce68"/>
        </table:table-row>
        <table:table-row table:style-name="ro1">
          <table:table-cell table:style-name="ce2"/>
          <table:table-cell table:number-columns-repeated="18" table:style-name="ce13"/>
          <table:table-cell table:number-columns-repeated="16365" table:style-name="ce2"/>
        </table:table-row>
        <table:table-row table:style-name="ro7">
          <table:table-cell table:style-name="ce71"/>
          <table:table-cell office:value-type="string" table:style-name="ce16">
            <text:p>all recent first time buyers<text:span text:style-name="T1">1</text:span></text:p>
          </table:table-cell>
          <table:table-cell table:number-columns-repeated="5" table:style-name="ce71"/>
          <table:table-cell table:style-name="ce72"/>
          <table:table-cell table:style-name="ce73"/>
          <table:table-cell table:style-name="ce71"/>
          <table:table-cell table:number-columns-repeated="2" table:style-name="ce74"/>
          <table:table-cell table:style-name="ce75"/>
          <table:table-cell table:style-name="ce74"/>
          <table:table-cell table:number-columns-repeated="16370" table:style-name="ce71"/>
        </table:table-row>
        <table:table-row table:style-name="ro8">
          <table:table-cell table:style-name="ce2"/>
          <table:table-cell table:style-name="ce76"/>
          <table:table-cell office:value-type="string" table:style-name="ce77">
            <text:p>London</text:p>
          </table:table-cell>
          <table:table-cell office:value-type="string" table:style-name="ce77">
            <text:p>England (excluding London)</text:p>
          </table:table-cell>
          <table:table-cell office:value-type="string" table:style-name="ce18">
            <text:p>all first time buyers</text:p>
          </table:table-cell>
          <table:table-cell table:style-name="ce78"/>
          <table:table-cell table:style-name="ce79"/>
          <table:table-cell table:style-name="ce13"/>
          <table:table-cell table:style-name="ce80"/>
          <table:table-cell table:style-name="ce13"/>
          <table:table-cell table:style-name="ce81"/>
          <table:table-cell table:number-columns-repeated="8" table:style-name="ce13"/>
          <table:table-cell table:number-columns-repeated="16365" table:style-name="ce2"/>
        </table:table-row>
        <table:table-row table:style-name="ro1">
          <table:table-cell table:style-name="ce2"/>
          <table:table-cell table:style-name="ce82"/>
          <table:table-cell table:style-name="ce83"/>
          <table:table-cell table:style-name="ce84"/>
          <table:table-cell office:value-type="string" table:style-name="ce85">
            <text:p>thousands of households</text:p>
          </table:table-cell>
          <table:table-cell table:number-columns-repeated="3" table:style-name="ce13"/>
          <table:table-cell table:style-name="ce86"/>
          <table:table-cell table:number-columns-repeated="7" table:style-name="ce87"/>
          <table:table-cell table:number-columns-repeated="3" table:style-name="ce13"/>
          <table:table-cell table:number-columns-repeated="16365" table:style-name="ce2"/>
        </table:table-row>
        <table:table-row table:style-name="ro3">
          <table:table-cell table:style-name="ce2"/>
          <table:table-cell office:value-type="string" table:style-name="ce13">
            <text:p>2003-04</text:p>
          </table:table-cell>
          <table:table-cell office:value-type="float" office:value="145.06540386764931" table:style-name="ce35">
            <text:p>145</text:p>
          </table:table-cell>
          <table:table-cell office:value-type="float" office:value="698.68518684130356" table:style-name="ce35">
            <text:p>699</text:p>
          </table:table-cell>
          <table:table-cell office:value-type="float" office:value="843.75059070895281" table:style-name="ce88">
            <text:p>844</text:p>
          </table:table-cell>
          <table:table-cell table:number-columns-repeated="6" table:style-name="ce13"/>
          <table:table-cell table:number-columns-repeated="8" table:style-name="ce87"/>
          <table:table-cell table:number-columns-repeated="16365" table:style-name="ce2"/>
        </table:table-row>
        <table:table-row table:style-name="ro3">
          <table:table-cell table:style-name="ce2"/>
          <table:table-cell office:value-type="string" table:style-name="ce13">
            <text:p>2004-05</text:p>
          </table:table-cell>
          <table:table-cell office:value-type="float" office:value="146.81510984409709" table:style-name="ce35">
            <text:p>147</text:p>
          </table:table-cell>
          <table:table-cell office:value-type="float" office:value="668.07313553728272" table:style-name="ce35">
            <text:p>668</text:p>
          </table:table-cell>
          <table:table-cell office:value-type="float" office:value="814.88824538137987" table:style-name="ce88">
            <text:p>815</text:p>
          </table:table-cell>
          <table:table-cell table:style-name="ce89"/>
          <table:table-cell table:style-name="ce85"/>
          <table:table-cell table:style-name="ce13"/>
          <table:table-cell table:style-name="ce86"/>
          <table:table-cell table:number-columns-repeated="10" table:style-name="ce87"/>
          <table:table-cell table:number-columns-repeated="16365" table:style-name="ce2"/>
        </table:table-row>
        <table:table-row table:style-name="ro3">
          <table:table-cell table:style-name="ce2"/>
          <table:table-cell office:value-type="string" table:style-name="ce13">
            <text:p>2005-06</text:p>
          </table:table-cell>
          <table:table-cell office:value-type="float" office:value="112.87632483470331" table:style-name="ce35">
            <text:p>113</text:p>
          </table:table-cell>
          <table:table-cell office:value-type="float" office:value="562.16785832349785" table:style-name="ce35">
            <text:p>562</text:p>
          </table:table-cell>
          <table:table-cell office:value-type="float" office:value="675.04418315820112" table:style-name="ce88">
            <text:p>675</text:p>
          </table:table-cell>
          <table:table-cell table:style-name="ce89"/>
          <table:table-cell table:style-name="ce85"/>
          <table:table-cell table:style-name="ce13"/>
          <table:table-cell table:style-name="ce86"/>
          <table:table-cell table:number-columns-repeated="10" table:style-name="ce87"/>
          <table:table-cell table:number-columns-repeated="16365" table:style-name="ce2"/>
        </table:table-row>
        <table:table-row table:style-name="ro3">
          <table:table-cell table:style-name="ce2"/>
          <table:table-cell office:value-type="string" table:style-name="ce13">
            <text:p>2006-07</text:p>
          </table:table-cell>
          <table:table-cell office:value-type="float" office:value="149.49870699536743" table:style-name="ce35">
            <text:p>149</text:p>
          </table:table-cell>
          <table:table-cell office:value-type="float" office:value="643.9536361370657" table:style-name="ce35">
            <text:p>644</text:p>
          </table:table-cell>
          <table:table-cell office:value-type="float" office:value="793.45234313243316" table:style-name="ce88">
            <text:p>793</text:p>
          </table:table-cell>
          <table:table-cell table:style-name="ce89"/>
          <table:table-cell table:style-name="ce85"/>
          <table:table-cell table:style-name="ce13"/>
          <table:table-cell table:style-name="ce86"/>
          <table:table-cell table:number-columns-repeated="7" table:style-name="ce87"/>
          <table:table-cell table:number-columns-repeated="3" table:style-name="ce13"/>
          <table:table-cell table:number-columns-repeated="16365" table:style-name="ce2"/>
        </table:table-row>
        <table:table-row table:style-name="ro3">
          <table:table-cell table:style-name="ce2"/>
          <table:table-cell office:value-type="string" table:style-name="ce13">
            <text:p>2007-08</text:p>
          </table:table-cell>
          <table:table-cell office:value-type="float" office:value="131.575308886112" table:style-name="ce35">
            <text:p>132</text:p>
          </table:table-cell>
          <table:table-cell office:value-type="float" office:value="652.39186787090432" table:style-name="ce35">
            <text:p>652</text:p>
          </table:table-cell>
          <table:table-cell office:value-type="float" office:value="783.96717675701632" table:style-name="ce88">
            <text:p>784</text:p>
          </table:table-cell>
          <table:table-cell table:style-name="ce89"/>
          <table:table-cell table:style-name="ce85"/>
          <table:table-cell table:style-name="ce13"/>
          <table:table-cell table:style-name="ce86"/>
          <table:table-cell table:number-columns-repeated="7" table:style-name="ce87"/>
          <table:table-cell table:number-columns-repeated="3" table:style-name="ce13"/>
          <table:table-cell table:number-columns-repeated="16365" table:style-name="ce2"/>
        </table:table-row>
        <table:table-row table:style-name="ro3">
          <table:table-cell table:style-name="ce2"/>
          <table:table-cell office:value-type="string" table:style-name="ce13">
            <text:p>2008-09</text:p>
          </table:table-cell>
          <table:table-cell office:value-type="float" office:value="128.95602925257666" table:style-name="ce35">
            <text:p>129</text:p>
          </table:table-cell>
          <table:table-cell office:value-type="float" office:value="582.98451338770462" table:style-name="ce35">
            <text:p>583</text:p>
          </table:table-cell>
          <table:table-cell office:value-type="float" office:value="711.94054264028091" table:style-name="ce88">
            <text:p>712</text:p>
          </table:table-cell>
          <table:table-cell table:style-name="ce89"/>
          <table:table-cell table:style-name="ce85"/>
          <table:table-cell table:style-name="ce13"/>
          <table:table-cell table:style-name="ce86"/>
          <table:table-cell table:number-columns-repeated="7" table:style-name="ce87"/>
          <table:table-cell table:number-columns-repeated="3" table:style-name="ce13"/>
          <table:table-cell table:number-columns-repeated="16365" table:style-name="ce2"/>
        </table:table-row>
        <table:table-row table:style-name="ro3">
          <table:table-cell table:style-name="ce2"/>
          <table:table-cell office:value-type="string" table:style-name="ce13">
            <text:p>2009-10</text:p>
          </table:table-cell>
          <table:table-cell office:value-type="float" office:value="115.85543300767661" table:style-name="ce35">
            <text:p>116</text:p>
          </table:table-cell>
          <table:table-cell office:value-type="float" office:value="510.18039676635249" table:style-name="ce35">
            <text:p>510</text:p>
          </table:table-cell>
          <table:table-cell office:value-type="float" office:value="626.03582977402914" table:style-name="ce88">
            <text:p>626</text:p>
          </table:table-cell>
          <table:table-cell table:number-columns-repeated="2" table:style-name="ce56"/>
          <table:table-cell table:number-columns-repeated="2" table:style-name="ce13"/>
          <table:table-cell table:number-columns-repeated="7" table:style-name="ce87"/>
          <table:table-cell table:number-columns-repeated="3" table:style-name="ce13"/>
          <table:table-cell table:number-columns-repeated="16365" table:style-name="ce2"/>
        </table:table-row>
        <table:table-row table:style-name="ro3">
          <table:table-cell table:style-name="ce2"/>
          <table:table-cell office:value-type="string" table:style-name="ce13">
            <text:p>2010-11</text:p>
          </table:table-cell>
          <table:table-cell office:value-type="float" office:value="91.286935907140759" table:style-name="ce35">
            <text:p>91</text:p>
          </table:table-cell>
          <table:table-cell office:value-type="float" office:value="432.09881265327914" table:style-name="ce35">
            <text:p>432</text:p>
          </table:table-cell>
          <table:table-cell office:value-type="float" office:value="523.38574856041976" table:style-name="ce88">
            <text:p>523</text:p>
          </table:table-cell>
          <table:table-cell table:number-columns-repeated="2" table:style-name="ce56"/>
          <table:table-cell table:number-columns-repeated="2" table:style-name="ce13"/>
          <table:table-cell table:number-columns-repeated="7" table:style-name="ce87"/>
          <table:table-cell table:number-columns-repeated="3" table:style-name="ce13"/>
          <table:table-cell table:number-columns-repeated="16365" table:style-name="ce2"/>
        </table:table-row>
        <table:table-row table:style-name="ro3">
          <table:table-cell table:style-name="ce2"/>
          <table:table-cell office:value-type="string" table:style-name="ce13">
            <text:p>2011-12</text:p>
          </table:table-cell>
          <table:table-cell office:value-type="float" office:value="94.839399625591795" table:style-name="ce35">
            <text:p>95</text:p>
          </table:table-cell>
          <table:table-cell office:value-type="float" office:value="434.58487028791558" table:style-name="ce35">
            <text:p>435</text:p>
          </table:table-cell>
          <table:table-cell office:value-type="float" office:value="529.42426991350715" table:style-name="ce88">
            <text:p>529</text:p>
          </table:table-cell>
          <table:table-cell table:number-columns-repeated="2" table:style-name="ce56"/>
          <table:table-cell table:number-columns-repeated="2" table:style-name="ce13"/>
          <table:table-cell table:number-columns-repeated="7" table:style-name="ce87"/>
          <table:table-cell table:number-columns-repeated="3" table:style-name="ce13"/>
          <table:table-cell table:number-columns-repeated="16365" table:style-name="ce2"/>
        </table:table-row>
        <table:table-row table:style-name="ro3">
          <table:table-cell table:style-name="ce2"/>
          <table:table-cell office:value-type="string" table:style-name="ce13">
            <text:p>2012-13</text:p>
          </table:table-cell>
          <table:table-cell office:value-type="float" office:value="128.87630717136145" table:style-name="ce35">
            <text:p>129</text:p>
          </table:table-cell>
          <table:table-cell office:value-type="float" office:value="472.50193118556098" table:style-name="ce35">
            <text:p>473</text:p>
          </table:table-cell>
          <table:table-cell office:value-type="float" office:value="601.37823835692222" table:style-name="ce88">
            <text:p>601</text:p>
          </table:table-cell>
          <table:table-cell table:number-columns-repeated="2" table:style-name="ce56"/>
          <table:table-cell table:number-columns-repeated="2" table:style-name="ce13"/>
          <table:table-cell table:number-columns-repeated="7" table:style-name="ce87"/>
          <table:table-cell table:number-columns-repeated="3" table:style-name="ce13"/>
          <table:table-cell table:number-columns-repeated="16365" table:style-name="ce2"/>
        </table:table-row>
        <table:table-row table:style-name="ro3">
          <table:table-cell table:style-name="ce2"/>
          <table:table-cell office:value-type="string" table:style-name="ce13">
            <text:p>2013-14</text:p>
          </table:table-cell>
          <table:table-cell office:value-type="float" office:value="156.11294971510915" table:style-name="ce35">
            <text:p>156</text:p>
          </table:table-cell>
          <table:table-cell office:value-type="float" office:value="461.06564277586654" table:style-name="ce35">
            <text:p>461</text:p>
          </table:table-cell>
          <table:table-cell office:value-type="float" office:value="617.1785924909758" table:style-name="ce88">
            <text:p>617</text:p>
          </table:table-cell>
          <table:table-cell table:number-columns-repeated="2" table:style-name="ce56"/>
          <table:table-cell table:number-columns-repeated="2" table:style-name="ce13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14-15</text:p>
          </table:table-cell>
          <table:table-cell office:value-type="float" office:value="125.52942910977281" table:style-name="ce35">
            <text:p>126</text:p>
          </table:table-cell>
          <table:table-cell office:value-type="float" office:value="438.11527173318626" table:style-name="ce35">
            <text:p>438</text:p>
          </table:table-cell>
          <table:table-cell office:value-type="float" office:value="563.64470084295908" table:style-name="ce88">
            <text:p>564</text:p>
          </table:table-cell>
          <table:table-cell table:number-columns-repeated="2" table:style-name="ce90"/>
          <table:table-cell table:number-columns-repeated="2" table:style-name="ce13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15-16</text:p>
          </table:table-cell>
          <table:table-cell office:value-type="float" office:value="113.538998564235" table:style-name="ce35">
            <text:p>114</text:p>
          </table:table-cell>
          <table:table-cell office:value-type="float" office:value="540.06750132934405" table:style-name="ce35">
            <text:p>540</text:p>
          </table:table-cell>
          <table:table-cell office:value-type="float" office:value="653.60649989357898" table:style-name="ce88">
            <text:p>654</text:p>
          </table:table-cell>
          <table:table-cell table:number-columns-repeated="2" table:style-name="ce90"/>
          <table:table-cell table:number-columns-repeated="2" table:style-name="ce13"/>
          <table:table-cell table:number-columns-repeated="7" table:style-name="ce87"/>
          <table:table-cell table:number-columns-repeated="16368" table:style-name="ce2"/>
        </table:table-row>
        <table:table-row table:style-name="ro9">
          <table:table-cell table:style-name="ce2"/>
          <table:table-cell office:value-type="string" table:style-name="ce82">
            <text:p>2016-17</text:p>
          </table:table-cell>
          <table:table-cell office:value-type="float" office:value="107.23723083988058" table:style-name="ce35">
            <text:p>107</text:p>
          </table:table-cell>
          <table:table-cell office:value-type="float" office:value="564.10529946862505" table:style-name="ce35">
            <text:p>564</text:p>
          </table:table-cell>
          <table:table-cell office:value-type="float" office:value="671.34253030850562" table:style-name="ce88">
            <text:p>671</text:p>
          </table:table-cell>
          <table:table-cell table:number-columns-repeated="2" table:style-name="ce91"/>
          <table:table-cell table:style-name="ce92"/>
          <table:table-cell table:style-name="ce13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82">
            <text:p>2017-18</text:p>
          </table:table-cell>
          <table:table-cell office:value-type="float" office:value="119.59288249353" table:style-name="ce35">
            <text:p>120</text:p>
          </table:table-cell>
          <table:table-cell office:value-type="float" office:value="665.18367709602899" table:style-name="ce35">
            <text:p>665</text:p>
          </table:table-cell>
          <table:table-cell office:value-type="float" office:value="784.77655958955904" table:style-name="ce88">
            <text:p>785</text:p>
          </table:table-cell>
          <table:table-cell table:style-name="ce93"/>
          <table:table-cell table:style-name="ce94"/>
          <table:table-cell table:style-name="ce95"/>
          <table:table-cell table:style-name="ce86"/>
          <table:table-cell table:number-columns-repeated="2" table:style-name="ce96"/>
          <table:table-cell table:style-name="ce97"/>
          <table:table-cell table:number-columns-repeated="4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82">
            <text:p>2018-19</text:p>
          </table:table-cell>
          <table:table-cell office:value-type="float" office:value="126.109167639551" table:style-name="ce35">
            <text:p>126</text:p>
          </table:table-cell>
          <table:table-cell office:value-type="float" office:value="600.66441163511195" table:style-name="ce35">
            <text:p>601</text:p>
          </table:table-cell>
          <table:table-cell office:value-type="float" office:value="726.77357927466301" table:style-name="ce88">
            <text:p>727</text:p>
          </table:table-cell>
          <table:table-cell table:style-name="ce93"/>
          <table:table-cell table:style-name="ce94"/>
          <table:table-cell table:style-name="ce95"/>
          <table:table-cell table:style-name="ce86"/>
          <table:table-cell table:number-columns-repeated="2" table:style-name="ce96"/>
          <table:table-cell table:style-name="ce97"/>
          <table:table-cell table:number-columns-repeated="4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82">
            <text:p>2019-20</text:p>
          </table:table-cell>
          <table:table-cell office:value-type="float" office:value="109.063766142986" table:style-name="ce35">
            <text:p>109</text:p>
          </table:table-cell>
          <table:table-cell office:value-type="float" office:value="717.52252522717697" table:style-name="ce35">
            <text:p>718</text:p>
          </table:table-cell>
          <table:table-cell office:value-type="float" office:value="826.58629137016203" table:style-name="ce88">
            <text:p>827</text:p>
          </table:table-cell>
          <table:table-cell table:style-name="ce98"/>
          <table:table-cell table:number-columns-repeated="3" table:style-name="ce99"/>
          <table:table-cell table:number-columns-repeated="2" table:style-name="ce87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82">
            <text:p>2020-21</text:p>
          </table:table-cell>
          <table:table-cell office:value-type="float" office:value="154.5294653356282" table:style-name="ce35">
            <text:p>155</text:p>
          </table:table-cell>
          <table:table-cell office:value-type="float" office:value="802.76764897965893" table:style-name="ce35">
            <text:p>803</text:p>
          </table:table-cell>
          <table:table-cell office:value-type="float" office:value="957.29711431528744" table:style-name="ce88">
            <text:p>957</text:p>
          </table:table-cell>
          <table:table-cell table:style-name="ce98"/>
          <table:table-cell table:number-columns-repeated="3" table:style-name="ce99"/>
          <table:table-cell table:number-columns-repeated="2" table:style-name="ce87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21-22</text:p>
          </table:table-cell>
          <table:table-cell office:value-type="float" office:value="145.66870029554215" table:style-name="ce63">
            <text:p>146</text:p>
          </table:table-cell>
          <table:table-cell office:value-type="float" office:value="706.00133887317861" table:style-name="ce63">
            <text:p>706</text:p>
          </table:table-cell>
          <table:table-cell office:value-type="float" office:value="851.67003916872079" table:style-name="ce57">
            <text:p>852</text:p>
          </table:table-cell>
          <table:table-cell table:style-name="ce98"/>
          <table:table-cell table:number-columns-repeated="3" table:style-name="ce99"/>
          <table:table-cell table:number-columns-repeated="2" table:style-name="ce87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00">
            <text:p>2022-23</text:p>
          </table:table-cell>
          <table:table-cell office:value-type="float" office:value="180.658779476153" table:style-name="ce101">
            <text:p>181</text:p>
          </table:table-cell>
          <table:table-cell office:value-type="float" office:value="692.954109245935" table:style-name="ce101">
            <text:p>693</text:p>
          </table:table-cell>
          <table:table-cell office:value-type="float" office:value="873.61288872208809" table:style-name="ce102">
            <text:p>874</text:p>
          </table:table-cell>
          <table:table-cell table:style-name="ce98"/>
          <table:table-cell table:number-columns-repeated="3" table:style-name="ce99"/>
          <table:table-cell table:number-columns-repeated="2" table:style-name="ce87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2"/>
          <table:table-cell table:style-name="ce82"/>
          <table:table-cell table:number-columns-repeated="2" table:style-name="ce83"/>
          <table:table-cell office:value-type="string" table:style-name="ce85">
            <text:p>percentages</text:p>
          </table:table-cell>
          <table:table-cell table:style-name="ce93"/>
          <table:table-cell table:style-name="ce94"/>
          <table:table-cell table:style-name="ce95"/>
          <table:table-cell table:style-name="ce86"/>
          <table:table-cell table:number-columns-repeated="2" table:style-name="ce96"/>
          <table:table-cell table:style-name="ce97"/>
          <table:table-cell table:number-columns-repeated="4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03-04</text:p>
          </table:table-cell>
          <table:table-cell office:value-type="float" office:value="17.19292471792637" table:style-name="ce103">
            <text:p>17.2</text:p>
          </table:table-cell>
          <table:table-cell office:value-type="float" office:value="82.80707528207364" table:style-name="ce103">
            <text:p>82.8</text:p>
          </table:table-cell>
          <table:table-cell office:value-type="float" office:value="100.00000000000001" table:style-name="ce104">
            <text:p>100.0</text:p>
          </table:table-cell>
          <table:table-cell table:number-columns-repeated="3" table:style-name="ce95"/>
          <table:table-cell table:number-columns-repeated="7" table:style-name="ce13"/>
          <table:table-cell table:style-name="ce87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04-05</text:p>
          </table:table-cell>
          <table:table-cell office:value-type="float" office:value="18.01659438287583" table:style-name="ce103">
            <text:p>18.0</text:p>
          </table:table-cell>
          <table:table-cell office:value-type="float" office:value="81.983405617124163" table:style-name="ce103">
            <text:p>82.0</text:p>
          </table:table-cell>
          <table:table-cell office:value-type="float" office:value="100" table:style-name="ce104">
            <text:p>100.0</text:p>
          </table:table-cell>
          <table:table-cell table:style-name="ce93"/>
          <table:table-cell table:style-name="ce94"/>
          <table:table-cell table:style-name="ce95"/>
          <table:table-cell table:style-name="ce86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05-06</text:p>
          </table:table-cell>
          <table:table-cell office:value-type="float" office:value="16.721323974174588" table:style-name="ce103">
            <text:p>16.7</text:p>
          </table:table-cell>
          <table:table-cell office:value-type="float" office:value="83.278676025825419" table:style-name="ce103">
            <text:p>83.3</text:p>
          </table:table-cell>
          <table:table-cell office:value-type="float" office:value="100" table:style-name="ce104">
            <text:p>100.0</text:p>
          </table:table-cell>
          <table:table-cell table:style-name="ce93"/>
          <table:table-cell table:style-name="ce94"/>
          <table:table-cell table:style-name="ce95"/>
          <table:table-cell table:style-name="ce86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06-07</text:p>
          </table:table-cell>
          <table:table-cell office:value-type="float" office:value="18.84154836636672" table:style-name="ce103">
            <text:p>18.8</text:p>
          </table:table-cell>
          <table:table-cell office:value-type="float" office:value="81.158451633633277" table:style-name="ce103">
            <text:p>81.2</text:p>
          </table:table-cell>
          <table:table-cell office:value-type="float" office:value="100" table:style-name="ce104">
            <text:p>100.0</text:p>
          </table:table-cell>
          <table:table-cell table:style-name="ce93"/>
          <table:table-cell table:style-name="ce94"/>
          <table:table-cell table:style-name="ce95"/>
          <table:table-cell table:style-name="ce86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07-08</text:p>
          </table:table-cell>
          <table:table-cell office:value-type="float" office:value="16.783267563623088" table:style-name="ce103">
            <text:p>16.8</text:p>
          </table:table-cell>
          <table:table-cell office:value-type="float" office:value="83.216732436376915" table:style-name="ce103">
            <text:p>83.2</text:p>
          </table:table-cell>
          <table:table-cell office:value-type="float" office:value="100" table:style-name="ce104">
            <text:p>100.0</text:p>
          </table:table-cell>
          <table:table-cell table:style-name="ce93"/>
          <table:table-cell table:style-name="ce94"/>
          <table:table-cell table:style-name="ce95"/>
          <table:table-cell table:style-name="ce86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08-09</text:p>
          </table:table-cell>
          <table:table-cell office:value-type="float" office:value="18.113314459425823" table:style-name="ce103">
            <text:p>18.1</text:p>
          </table:table-cell>
          <table:table-cell office:value-type="float" office:value="81.886685540574234" table:style-name="ce103">
            <text:p>81.9</text:p>
          </table:table-cell>
          <table:table-cell office:value-type="float" office:value="100.00000000000006" table:style-name="ce104">
            <text:p>100.0</text:p>
          </table:table-cell>
          <table:table-cell table:style-name="ce93"/>
          <table:table-cell table:style-name="ce94"/>
          <table:table-cell table:style-name="ce95"/>
          <table:table-cell table:style-name="ce86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09-10</text:p>
          </table:table-cell>
          <table:table-cell office:value-type="float" office:value="18.506198447059369" table:style-name="ce103">
            <text:p>18.5</text:p>
          </table:table-cell>
          <table:table-cell office:value-type="float" office:value="81.493801552940624" table:style-name="ce103">
            <text:p>81.5</text:p>
          </table:table-cell>
          <table:table-cell office:value-type="float" office:value="100" table:style-name="ce104">
            <text:p>100.0</text:p>
          </table:table-cell>
          <table:table-cell table:number-columns-repeated="2" table:style-name="ce23"/>
          <table:table-cell table:style-name="ce95"/>
          <table:table-cell table:style-name="ce13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10-11</text:p>
          </table:table-cell>
          <table:table-cell office:value-type="float" office:value="17.441616658120001" table:style-name="ce103">
            <text:p>17.4</text:p>
          </table:table-cell>
          <table:table-cell office:value-type="float" office:value="82.558383341879903" table:style-name="ce103">
            <text:p>82.6</text:p>
          </table:table-cell>
          <table:table-cell office:value-type="float" office:value="99.999999999999901" table:style-name="ce104">
            <text:p>100.0</text:p>
          </table:table-cell>
          <table:table-cell table:number-columns-repeated="2" table:style-name="ce23"/>
          <table:table-cell table:style-name="ce95"/>
          <table:table-cell table:style-name="ce13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11-12</text:p>
          </table:table-cell>
          <table:table-cell office:value-type="float" office:value="17.91368567993414" table:style-name="ce103">
            <text:p>17.9</text:p>
          </table:table-cell>
          <table:table-cell office:value-type="float" office:value="82.086314320065895" table:style-name="ce103">
            <text:p>82.1</text:p>
          </table:table-cell>
          <table:table-cell office:value-type="float" office:value="100.00000000000003" table:style-name="ce104">
            <text:p>100.0</text:p>
          </table:table-cell>
          <table:table-cell table:number-columns-repeated="2" table:style-name="ce23"/>
          <table:table-cell table:style-name="ce95"/>
          <table:table-cell table:style-name="ce13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12-13</text:p>
          </table:table-cell>
          <table:table-cell office:value-type="float" office:value="21.430158085446458" table:style-name="ce103">
            <text:p>21.4</text:p>
          </table:table-cell>
          <table:table-cell office:value-type="float" office:value="78.569841914553578" table:style-name="ce103">
            <text:p>78.6</text:p>
          </table:table-cell>
          <table:table-cell office:value-type="float" office:value="100.00000000000003" table:style-name="ce104">
            <text:p>100.0</text:p>
          </table:table-cell>
          <table:table-cell table:number-columns-repeated="2" table:style-name="ce23"/>
          <table:table-cell table:style-name="ce95"/>
          <table:table-cell table:style-name="ce13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13-14</text:p>
          </table:table-cell>
          <table:table-cell office:value-type="float" office:value="25.294615142924258" table:style-name="ce103">
            <text:p>25.3</text:p>
          </table:table-cell>
          <table:table-cell office:value-type="float" office:value="74.705384857075714" table:style-name="ce103">
            <text:p>74.7</text:p>
          </table:table-cell>
          <table:table-cell office:value-type="float" office:value="99.999999999999972" table:style-name="ce104">
            <text:p>100.0</text:p>
          </table:table-cell>
          <table:table-cell table:number-columns-repeated="2" table:style-name="ce23"/>
          <table:table-cell table:style-name="ce95"/>
          <table:table-cell table:style-name="ce13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14-15</text:p>
          </table:table-cell>
          <table:table-cell office:value-type="float" office:value="22.271020897036237" table:style-name="ce103">
            <text:p>22.3</text:p>
          </table:table-cell>
          <table:table-cell office:value-type="float" office:value="77.728979102963748" table:style-name="ce103">
            <text:p>77.7</text:p>
          </table:table-cell>
          <table:table-cell office:value-type="float" office:value="99.999999999999986" table:style-name="ce104">
            <text:p>100.0</text:p>
          </table:table-cell>
          <table:table-cell table:number-columns-repeated="2" table:style-name="ce105"/>
          <table:table-cell table:style-name="ce95"/>
          <table:table-cell table:style-name="ce13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15-16</text:p>
          </table:table-cell>
          <table:table-cell office:value-type="float" office:value="17.3711550577789" table:style-name="ce103">
            <text:p>17.4</text:p>
          </table:table-cell>
          <table:table-cell office:value-type="float" office:value="82.628844942220994" table:style-name="ce103">
            <text:p>82.6</text:p>
          </table:table-cell>
          <table:table-cell office:value-type="float" office:value="99.999999999999886" table:style-name="ce104">
            <text:p>100.0</text:p>
          </table:table-cell>
          <table:table-cell table:number-columns-repeated="2" table:style-name="ce105"/>
          <table:table-cell table:style-name="ce95"/>
          <table:table-cell table:style-name="ce13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82">
            <text:p>2016-17</text:p>
          </table:table-cell>
          <table:table-cell office:value-type="float" office:value="15.973549417553103" table:style-name="ce103">
            <text:p>16.0</text:p>
          </table:table-cell>
          <table:table-cell office:value-type="float" office:value="84.026450582446884" table:style-name="ce103">
            <text:p>84.0</text:p>
          </table:table-cell>
          <table:table-cell office:value-type="float" office:value="99.999999999999986" table:style-name="ce104">
            <text:p>100.0</text:p>
          </table:table-cell>
          <table:table-cell table:number-columns-repeated="2" table:style-name="ce106"/>
          <table:table-cell table:style-name="ce107"/>
          <table:table-cell table:style-name="ce13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82">
            <text:p>2017-18</text:p>
          </table:table-cell>
          <table:table-cell office:value-type="float" office:value="15.2390997198078" table:style-name="ce103">
            <text:p>15.2</text:p>
          </table:table-cell>
          <table:table-cell office:value-type="float" office:value="84.760900300000003" table:style-name="ce103">
            <text:p>84.8</text:p>
          </table:table-cell>
          <table:table-cell office:value-type="float" office:value="99.999999999999986" table:style-name="ce104">
            <text:p>100.0</text:p>
          </table:table-cell>
          <table:table-cell table:style-name="ce93"/>
          <table:table-cell table:style-name="ce94"/>
          <table:table-cell table:style-name="ce95"/>
          <table:table-cell table:style-name="ce86"/>
          <table:table-cell table:number-columns-repeated="2" table:style-name="ce96"/>
          <table:table-cell table:style-name="ce97"/>
          <table:table-cell table:number-columns-repeated="4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82">
            <text:p>2018-19</text:p>
          </table:table-cell>
          <table:table-cell office:value-type="float" office:value="17.351919667389499" table:style-name="ce108">
            <text:p>17.4</text:p>
          </table:table-cell>
          <table:table-cell office:value-type="float" office:value="82.648080332610405" table:style-name="ce108">
            <text:p>82.6</text:p>
          </table:table-cell>
          <table:table-cell office:value-type="float" office:value="100" table:style-name="ce109">
            <text:p>100.0</text:p>
          </table:table-cell>
          <table:table-cell table:style-name="ce98"/>
          <table:table-cell table:number-columns-repeated="3" table:style-name="ce99"/>
          <table:table-cell table:number-columns-repeated="2" table:style-name="ce87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82">
            <text:p>2019-20</text:p>
          </table:table-cell>
          <table:table-cell office:value-type="float" office:value="13.194480392627799" table:style-name="ce108">
            <text:p>13.2</text:p>
          </table:table-cell>
          <table:table-cell office:value-type="float" office:value="86.805519607372204" table:style-name="ce108">
            <text:p>86.8</text:p>
          </table:table-cell>
          <table:table-cell office:value-type="float" office:value="100" table:style-name="ce109">
            <text:p>100.0</text:p>
          </table:table-cell>
          <table:table-cell table:style-name="ce98"/>
          <table:table-cell table:number-columns-repeated="3" table:style-name="ce99"/>
          <table:table-cell table:number-columns-repeated="2" table:style-name="ce87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82">
            <text:p>2020-21</text:p>
          </table:table-cell>
          <table:table-cell office:value-type="float" office:value="16.142267956814678" table:style-name="ce108">
            <text:p>16.1</text:p>
          </table:table-cell>
          <table:table-cell office:value-type="float" office:value="83.857732043185294" table:style-name="ce108">
            <text:p>83.9</text:p>
          </table:table-cell>
          <table:table-cell office:value-type="float" office:value="100" table:style-name="ce109">
            <text:p>100.0</text:p>
          </table:table-cell>
          <table:table-cell table:style-name="ce98"/>
          <table:table-cell table:number-columns-repeated="3" table:style-name="ce99"/>
          <table:table-cell table:number-columns-repeated="2" table:style-name="ce87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21-22</text:p>
          </table:table-cell>
          <table:table-cell office:value-type="float" office:value="17.103889252429646" table:style-name="ce103">
            <text:p>17.1</text:p>
          </table:table-cell>
          <table:table-cell office:value-type="float" office:value="82.896110747570376" table:style-name="ce103">
            <text:p>82.9</text:p>
          </table:table-cell>
          <table:table-cell office:value-type="float" office:value="100" table:style-name="ce109">
            <text:p>100.0</text:p>
          </table:table-cell>
          <table:table-cell table:style-name="ce98"/>
          <table:table-cell table:number-columns-repeated="3" table:style-name="ce99"/>
          <table:table-cell table:number-columns-repeated="2" table:style-name="ce87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00">
            <text:p>2022-23</text:p>
          </table:table-cell>
          <table:table-cell office:value-type="float" office:value="20.679500246432799" table:style-name="ce110">
            <text:p>20.7</text:p>
          </table:table-cell>
          <table:table-cell office:value-type="float" office:value="79.320499753567205" table:style-name="ce110">
            <text:p>79.3</text:p>
          </table:table-cell>
          <table:table-cell office:value-type="float" office:value="100" table:style-name="ce111">
            <text:p>100.0</text:p>
          </table:table-cell>
          <table:table-cell table:style-name="ce98"/>
          <table:table-cell table:number-columns-repeated="3" table:style-name="ce99"/>
          <table:table-cell table:number-columns-repeated="2" table:style-name="ce87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2"/>
          <table:table-cell table:style-name="ce82"/>
          <table:table-cell table:number-columns-repeated="2" table:style-name="ce83"/>
          <table:table-cell office:value-type="string" table:style-name="ce112">
            <text:p>sample size</text:p>
          </table:table-cell>
          <table:table-cell table:style-name="ce93"/>
          <table:table-cell table:style-name="ce94"/>
          <table:table-cell table:style-name="ce95"/>
          <table:table-cell table:style-name="ce86"/>
          <table:table-cell table:number-columns-repeated="2" table:style-name="ce96"/>
          <table:table-cell table:style-name="ce97"/>
          <table:table-cell table:number-columns-repeated="4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03-04</text:p>
          </table:table-cell>
          <table:table-cell office:value-type="float" office:value="103" table:style-name="ce112">
            <text:p><text:s/>103<text:s/></text:p>
          </table:table-cell>
          <table:table-cell office:value-type="float" office:value="603" table:style-name="ce112">
            <text:p><text:s/>603<text:s/></text:p>
          </table:table-cell>
          <table:table-cell office:value-type="float" office:value="706" table:style-name="ce112">
            <text:p><text:s/>706<text:s/></text:p>
          </table:table-cell>
          <table:table-cell table:number-columns-repeated="3" table:style-name="ce95"/>
          <table:table-cell table:number-columns-repeated="7" table:style-name="ce13"/>
          <table:table-cell table:style-name="ce87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04-05</text:p>
          </table:table-cell>
          <table:table-cell office:value-type="float" office:value="94" table:style-name="ce112">
            <text:p><text:s/>94<text:s/></text:p>
          </table:table-cell>
          <table:table-cell office:value-type="float" office:value="515" table:style-name="ce112">
            <text:p><text:s/>515<text:s/></text:p>
          </table:table-cell>
          <table:table-cell office:value-type="float" office:value="609" table:style-name="ce112">
            <text:p><text:s/>609<text:s/></text:p>
          </table:table-cell>
          <table:table-cell table:number-columns-repeated="2" table:style-name="ce105"/>
          <table:table-cell table:style-name="ce95"/>
          <table:table-cell table:style-name="ce86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05-06</text:p>
          </table:table-cell>
          <table:table-cell office:value-type="float" office:value="72" table:style-name="ce112">
            <text:p><text:s/>72<text:s/></text:p>
          </table:table-cell>
          <table:table-cell office:value-type="float" office:value="435" table:style-name="ce112">
            <text:p><text:s/>435<text:s/></text:p>
          </table:table-cell>
          <table:table-cell office:value-type="float" office:value="507" table:style-name="ce112">
            <text:p><text:s/>507<text:s/></text:p>
          </table:table-cell>
          <table:table-cell table:number-columns-repeated="2" table:style-name="ce23"/>
          <table:table-cell table:style-name="ce95"/>
          <table:table-cell table:style-name="ce86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06-07</text:p>
          </table:table-cell>
          <table:table-cell office:value-type="float" office:value="89" table:style-name="ce112">
            <text:p><text:s/>89<text:s/></text:p>
          </table:table-cell>
          <table:table-cell office:value-type="float" office:value="459" table:style-name="ce112">
            <text:p><text:s/>459<text:s/></text:p>
          </table:table-cell>
          <table:table-cell office:value-type="float" office:value="548" table:style-name="ce112">
            <text:p><text:s/>548<text:s/></text:p>
          </table:table-cell>
          <table:table-cell table:style-name="ce93"/>
          <table:table-cell table:style-name="ce94"/>
          <table:table-cell table:style-name="ce95"/>
          <table:table-cell table:style-name="ce86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13"/>
          <table:table-cell office:value-type="string" table:style-name="ce13">
            <text:p>2007-08</text:p>
          </table:table-cell>
          <table:table-cell office:value-type="float" office:value="71" table:style-name="ce112">
            <text:p><text:s/>71<text:s/></text:p>
          </table:table-cell>
          <table:table-cell office:value-type="float" office:value="414" table:style-name="ce112">
            <text:p><text:s/>414<text:s/></text:p>
          </table:table-cell>
          <table:table-cell office:value-type="float" office:value="485" table:style-name="ce112">
            <text:p><text:s/>485<text:s/></text:p>
          </table:table-cell>
          <table:table-cell table:style-name="ce93"/>
          <table:table-cell table:style-name="ce94"/>
          <table:table-cell table:style-name="ce95"/>
          <table:table-cell table:style-name="ce86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13"/>
          <table:table-cell office:value-type="string" table:style-name="ce13">
            <text:p>2008-09</text:p>
          </table:table-cell>
          <table:table-cell office:value-type="float" office:value="63" table:style-name="ce112">
            <text:p><text:s/>63<text:s/></text:p>
          </table:table-cell>
          <table:table-cell office:value-type="float" office:value="406" table:style-name="ce112">
            <text:p><text:s/>406<text:s/></text:p>
          </table:table-cell>
          <table:table-cell office:value-type="float" office:value="469" table:style-name="ce112">
            <text:p><text:s/>469<text:s/></text:p>
          </table:table-cell>
          <table:table-cell table:number-columns-repeated="3" table:style-name="ce95"/>
          <table:table-cell table:style-name="ce86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13"/>
          <table:table-cell office:value-type="string" table:style-name="ce13">
            <text:p>2009-10</text:p>
          </table:table-cell>
          <table:table-cell office:value-type="float" office:value="65" table:style-name="ce112">
            <text:p><text:s/>65<text:s/></text:p>
          </table:table-cell>
          <table:table-cell office:value-type="float" office:value="355" table:style-name="ce112">
            <text:p><text:s/>355<text:s/></text:p>
          </table:table-cell>
          <table:table-cell office:value-type="float" office:value="420" table:style-name="ce112">
            <text:p><text:s/>420<text:s/></text:p>
          </table:table-cell>
          <table:table-cell table:number-columns-repeated="2" table:style-name="ce105"/>
          <table:table-cell table:style-name="ce95"/>
          <table:table-cell table:style-name="ce13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13"/>
          <table:table-cell office:value-type="string" table:style-name="ce13">
            <text:p>2010-11</text:p>
          </table:table-cell>
          <table:table-cell office:value-type="float" office:value="51" table:style-name="ce112">
            <text:p><text:s/>51<text:s/></text:p>
          </table:table-cell>
          <table:table-cell office:value-type="float" office:value="294" table:style-name="ce112">
            <text:p><text:s/>294<text:s/></text:p>
          </table:table-cell>
          <table:table-cell office:value-type="float" office:value="345" table:style-name="ce112">
            <text:p><text:s/>345<text:s/></text:p>
          </table:table-cell>
          <table:table-cell table:number-columns-repeated="2" table:style-name="ce23"/>
          <table:table-cell table:style-name="ce95"/>
          <table:table-cell table:style-name="ce13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13"/>
          <table:table-cell office:value-type="string" table:style-name="ce13">
            <text:p>2011-12</text:p>
          </table:table-cell>
          <table:table-cell office:value-type="float" office:value="46" table:style-name="ce112">
            <text:p><text:s/>46<text:s/></text:p>
          </table:table-cell>
          <table:table-cell office:value-type="float" office:value="225" table:style-name="ce112">
            <text:p><text:s/>225<text:s/></text:p>
          </table:table-cell>
          <table:table-cell office:value-type="float" office:value="271" table:style-name="ce112">
            <text:p><text:s/>271<text:s/></text:p>
          </table:table-cell>
          <table:table-cell table:style-name="ce93"/>
          <table:table-cell table:style-name="ce94"/>
          <table:table-cell table:style-name="ce95"/>
          <table:table-cell table:style-name="ce13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13"/>
          <table:table-cell office:value-type="string" table:style-name="ce13">
            <text:p>2012-13</text:p>
          </table:table-cell>
          <table:table-cell office:value-type="float" office:value="55" table:style-name="ce112">
            <text:p><text:s/>55<text:s/></text:p>
          </table:table-cell>
          <table:table-cell office:value-type="float" office:value="254" table:style-name="ce112">
            <text:p><text:s/>254<text:s/></text:p>
          </table:table-cell>
          <table:table-cell office:value-type="float" office:value="309" table:style-name="ce112">
            <text:p><text:s/>309<text:s/></text:p>
          </table:table-cell>
          <table:table-cell table:style-name="ce93"/>
          <table:table-cell table:style-name="ce94"/>
          <table:table-cell table:style-name="ce95"/>
          <table:table-cell table:style-name="ce13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13"/>
          <table:table-cell office:value-type="string" table:style-name="ce13">
            <text:p>2013-14</text:p>
          </table:table-cell>
          <table:table-cell office:value-type="float" office:value="57" table:style-name="ce112">
            <text:p><text:s/>57<text:s/></text:p>
          </table:table-cell>
          <table:table-cell office:value-type="float" office:value="269" table:style-name="ce112">
            <text:p><text:s/>269<text:s/></text:p>
          </table:table-cell>
          <table:table-cell office:value-type="float" office:value="326" table:style-name="ce112">
            <text:p><text:s/>326<text:s/></text:p>
          </table:table-cell>
          <table:table-cell table:number-columns-repeated="3" table:style-name="ce95"/>
          <table:table-cell table:style-name="ce13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13"/>
          <table:table-cell office:value-type="string" table:style-name="ce13">
            <text:p>2014-15</text:p>
          </table:table-cell>
          <table:table-cell office:value-type="float" office:value="53" table:style-name="ce112">
            <text:p><text:s/>53<text:s/></text:p>
          </table:table-cell>
          <table:table-cell office:value-type="float" office:value="246" table:style-name="ce112">
            <text:p><text:s/>246<text:s/></text:p>
          </table:table-cell>
          <table:table-cell office:value-type="float" office:value="299" table:style-name="ce112">
            <text:p><text:s/>299<text:s/></text:p>
          </table:table-cell>
          <table:table-cell table:number-columns-repeated="2" table:style-name="ce105"/>
          <table:table-cell table:style-name="ce95"/>
          <table:table-cell table:style-name="ce13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13"/>
          <table:table-cell office:value-type="string" table:style-name="ce13">
            <text:p>2015-16</text:p>
          </table:table-cell>
          <table:table-cell office:value-type="float" office:value="42" table:style-name="ce112">
            <text:p><text:s/>42<text:s/></text:p>
          </table:table-cell>
          <table:table-cell office:value-type="float" office:value="285" table:style-name="ce112">
            <text:p><text:s/>285<text:s/></text:p>
          </table:table-cell>
          <table:table-cell office:value-type="float" office:value="327" table:style-name="ce112">
            <text:p><text:s/>327<text:s/></text:p>
          </table:table-cell>
          <table:table-cell table:number-columns-repeated="2" table:style-name="ce105"/>
          <table:table-cell table:style-name="ce95"/>
          <table:table-cell table:style-name="ce13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13"/>
          <table:table-cell office:value-type="string" table:style-name="ce82">
            <text:p>2016-17</text:p>
          </table:table-cell>
          <table:table-cell office:value-type="float" office:value="42" table:style-name="ce113">
            <text:p><text:s/>42<text:s/></text:p>
          </table:table-cell>
          <table:table-cell office:value-type="float" office:value="296" table:style-name="ce113">
            <text:p><text:s/>296<text:s/></text:p>
          </table:table-cell>
          <table:table-cell office:value-type="float" office:value="338" table:style-name="ce113">
            <text:p><text:s/>338<text:s/></text:p>
          </table:table-cell>
          <table:table-cell table:number-columns-repeated="2" table:style-name="ce105"/>
          <table:table-cell table:style-name="ce95"/>
          <table:table-cell table:style-name="ce13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13"/>
          <table:table-cell office:value-type="string" table:style-name="ce82">
            <text:p>2017-18</text:p>
          </table:table-cell>
          <table:table-cell office:value-type="float" office:value="49" table:style-name="ce113">
            <text:p><text:s/>49<text:s/></text:p>
          </table:table-cell>
          <table:table-cell office:value-type="float" office:value="328" table:style-name="ce113">
            <text:p><text:s/>328<text:s/></text:p>
          </table:table-cell>
          <table:table-cell office:value-type="float" office:value="377" table:style-name="ce113">
            <text:p><text:s/>377<text:s/></text:p>
          </table:table-cell>
          <table:table-cell table:number-columns-repeated="2" table:style-name="ce105"/>
          <table:table-cell table:style-name="ce95"/>
          <table:table-cell table:style-name="ce13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13"/>
          <table:table-cell office:value-type="string" table:style-name="ce82">
            <text:p>2018-19</text:p>
          </table:table-cell>
          <table:table-cell office:value-type="float" office:value="47" table:style-name="ce113">
            <text:p><text:s/>47<text:s/></text:p>
          </table:table-cell>
          <table:table-cell office:value-type="float" office:value="295" table:style-name="ce113">
            <text:p><text:s/>295<text:s/></text:p>
          </table:table-cell>
          <table:table-cell office:value-type="float" office:value="342" table:style-name="ce113">
            <text:p><text:s/>342<text:s/></text:p>
          </table:table-cell>
          <table:table-cell table:number-columns-repeated="2" table:style-name="ce114"/>
          <table:table-cell table:style-name="ce115"/>
          <table:table-cell table:style-name="ce13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13"/>
          <table:table-cell office:value-type="string" table:style-name="ce82">
            <text:p>2019-20</text:p>
          </table:table-cell>
          <table:table-cell office:value-type="float" office:value="47" table:style-name="ce113">
            <text:p><text:s/>47<text:s/></text:p>
          </table:table-cell>
          <table:table-cell office:value-type="float" office:value="347" table:style-name="ce113">
            <text:p><text:s/>347<text:s/></text:p>
          </table:table-cell>
          <table:table-cell office:value-type="float" office:value="394" table:style-name="ce113">
            <text:p><text:s/>394<text:s/></text:p>
          </table:table-cell>
          <table:table-cell table:style-name="ce98"/>
          <table:table-cell table:number-columns-repeated="3" table:style-name="ce99"/>
          <table:table-cell table:number-columns-repeated="2" table:style-name="ce87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13"/>
          <table:table-cell office:value-type="string" table:style-name="ce82">
            <text:p>2020-21</text:p>
          </table:table-cell>
          <table:table-cell office:value-type="float" office:value="49" table:style-name="ce113">
            <text:p><text:s/>49<text:s/></text:p>
          </table:table-cell>
          <table:table-cell office:value-type="float" office:value="217" table:style-name="ce113">
            <text:p><text:s/>217<text:s/></text:p>
          </table:table-cell>
          <table:table-cell office:value-type="float" office:value="266" table:style-name="ce113">
            <text:p><text:s/>266<text:s/></text:p>
          </table:table-cell>
          <table:table-cell table:style-name="ce98"/>
          <table:table-cell table:number-columns-repeated="3" table:style-name="ce99"/>
          <table:table-cell table:number-columns-repeated="2" table:style-name="ce87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13"/>
          <table:table-cell office:value-type="string" table:style-name="ce13">
            <text:p>2021-22</text:p>
          </table:table-cell>
          <table:table-cell office:value-type="float" office:value="56" table:style-name="ce113">
            <text:p><text:s/>56<text:s/></text:p>
          </table:table-cell>
          <table:table-cell office:value-type="float" office:value="326" table:style-name="ce113">
            <text:p><text:s/>326<text:s/></text:p>
          </table:table-cell>
          <table:table-cell office:value-type="float" office:value="382" table:style-name="ce113">
            <text:p><text:s/>382<text:s/></text:p>
          </table:table-cell>
          <table:table-cell table:style-name="ce98"/>
          <table:table-cell table:number-columns-repeated="3" table:style-name="ce99"/>
          <table:table-cell table:number-columns-repeated="2" table:style-name="ce87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13"/>
          <table:table-cell office:value-type="string" table:style-name="ce100">
            <text:p>2022-23</text:p>
          </table:table-cell>
          <table:table-cell office:value-type="float" office:value="48" table:style-name="ce60">
            <text:p><text:s/>48<text:s/></text:p>
          </table:table-cell>
          <table:table-cell office:value-type="float" office:value="257" table:style-name="ce60">
            <text:p><text:s/>257<text:s/></text:p>
          </table:table-cell>
          <table:table-cell office:value-type="float" office:value="305" table:style-name="ce60">
            <text:p><text:s/>305<text:s/></text:p>
          </table:table-cell>
          <table:table-cell table:style-name="ce98"/>
          <table:table-cell table:number-columns-repeated="3" table:style-name="ce99"/>
          <table:table-cell table:number-columns-repeated="2" table:style-name="ce87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116"/>
          <table:table-cell office:value-type="string" table:style-name="ce117">
            <text:p><text:span text:style-name="T4">1</text:span><text:span text:style-name="T5"><text:s/></text:span>resident for less than three years</text:p>
          </table:table-cell>
          <table:table-cell table:number-columns-repeated="3" table:style-name="ce62"/>
          <table:table-cell table:number-columns-repeated="2" table:style-name="ce13"/>
          <table:table-cell table:number-columns-repeated="2" table:style-name="ce62"/>
          <table:table-cell table:style-name="ce116"/>
          <table:table-cell table:number-columns-repeated="2" table:style-name="ce118"/>
          <table:table-cell table:style-name="ce119"/>
          <table:table-cell table:style-name="ce120"/>
          <table:table-cell table:number-columns-repeated="16370" table:style-name="ce116"/>
        </table:table-row>
        <table:table-row table:style-name="ro3">
          <table:table-cell table:style-name="ce121"/>
          <table:table-cell office:value-type="string" table:style-name="ce122">
            <text:p>Sources:<text:s/></text:p>
          </table:table-cell>
          <table:table-cell table:number-columns-repeated="7" table:style-name="ce122"/>
          <table:table-cell table:style-name="ce116"/>
          <table:table-cell table:number-columns-repeated="2" table:style-name="ce120"/>
          <table:table-cell table:style-name="ce119"/>
          <table:table-cell table:style-name="ce120"/>
          <table:table-cell table:number-columns-repeated="16370" table:style-name="ce116"/>
        </table:table-row>
        <table:table-row table:style-name="ro3">
          <table:table-cell table:style-name="ce123"/>
          <table:table-cell office:value-type="string" table:style-name="ce124">
            <text:p>2003-04 to 2007-08: Survey of English Housing</text:p>
          </table:table-cell>
          <table:table-cell table:number-columns-repeated="7" table:style-name="ce64"/>
          <table:table-cell table:style-name="ce116"/>
          <table:table-cell table:number-columns-repeated="2" table:style-name="ce120"/>
          <table:table-cell table:style-name="ce119"/>
          <table:table-cell table:style-name="ce120"/>
          <table:table-cell table:number-columns-repeated="16370" table:style-name="ce116"/>
        </table:table-row>
        <table:table-row table:style-name="ro3">
          <table:table-cell table:style-name="ce123"/>
          <table:table-cell office:value-type="string" table:style-name="ce124">
            <text:p>2008-09 onwards: English Housing Survey, full household sample</text:p>
          </table:table-cell>
          <table:table-cell table:number-columns-repeated="7" table:style-name="ce64"/>
          <table:table-cell table:style-name="ce116"/>
          <table:table-cell table:number-columns-repeated="2" table:style-name="ce120"/>
          <table:table-cell table:style-name="ce119"/>
          <table:table-cell table:style-name="ce120"/>
          <table:table-cell table:number-columns-repeated="16370" table:style-name="ce116"/>
        </table:table-row>
        <table:table-row table:number-rows-repeated="2" table:style-name="ro6">
          <table:table-cell table:number-columns-repeated="7" table:style-name="ce123"/>
          <table:table-cell table:style-name="ce125"/>
          <table:table-cell table:style-name="ce126"/>
          <table:table-cell table:style-name="ce116"/>
          <table:table-cell table:number-columns-repeated="2" table:style-name="ce120"/>
          <table:table-cell table:style-name="ce119"/>
          <table:table-cell table:style-name="ce120"/>
          <table:table-cell table:number-columns-repeated="16370" table:style-name="ce116"/>
        </table:table-row>
        <table:table-row table:style-name="ro1">
          <table:table-cell table:number-columns-repeated="48" table:style-name="ce13"/>
          <table:table-cell table:number-columns-repeated="16336" table:style-name="ce2"/>
        </table:table-row>
        <table:table-row table:style-name="ro1">
          <table:table-cell table:number-columns-spanned="1" table:number-rows-spanned="3" table:style-name="ce67"/>
          <table:table-cell table:number-columns-spanned="46" table:number-rows-spanned="1" table:style-name="ce67"/>
          <table:covered-table-cell table:number-columns-repeated="45"/>
          <table:table-cell table:style-name="ce127"/>
          <table:table-cell table:number-columns-repeated="16336" table:style-name="ce2"/>
        </table:table-row>
        <table:table-row table:style-name="ro1">
          <table:covered-table-cell/>
          <table:table-cell table:number-columns-spanned="3" table:number-rows-spanned="1" table:style-name="ce67"/>
          <table:covered-table-cell table:number-columns-repeated="2"/>
          <table:table-cell table:number-columns-spanned="3" table:number-rows-spanned="1" table:style-name="ce67"/>
          <table:covered-table-cell table:number-columns-repeated="2"/>
          <table:table-cell table:number-columns-spanned="3" table:number-rows-spanned="1" table:style-name="ce67"/>
          <table:covered-table-cell table:number-columns-repeated="2"/>
          <table:table-cell table:number-columns-spanned="3" table:number-rows-spanned="1" table:style-name="ce67"/>
          <table:covered-table-cell table:number-columns-repeated="2"/>
          <table:table-cell table:number-columns-spanned="4" table:number-rows-spanned="1" table:style-name="ce67"/>
          <table:covered-table-cell table:number-columns-repeated="3"/>
          <table:table-cell table:number-columns-spanned="3" table:number-rows-spanned="1" table:style-name="ce67"/>
          <table:covered-table-cell table:number-columns-repeated="2"/>
          <table:table-cell table:number-columns-spanned="3" table:number-rows-spanned="1" table:style-name="ce67"/>
          <table:covered-table-cell table:number-columns-repeated="2"/>
          <table:table-cell table:number-columns-spanned="3" table:number-rows-spanned="1" table:style-name="ce67"/>
          <table:covered-table-cell table:number-columns-repeated="2"/>
          <table:table-cell table:number-columns-spanned="3" table:number-rows-spanned="1" table:style-name="ce67"/>
          <table:covered-table-cell table:number-columns-repeated="2"/>
          <table:table-cell table:number-columns-spanned="3" table:number-rows-spanned="1" table:style-name="ce67"/>
          <table:covered-table-cell table:number-columns-repeated="2"/>
          <table:table-cell table:number-columns-spanned="3" table:number-rows-spanned="1" table:style-name="ce67"/>
          <table:covered-table-cell table:number-columns-repeated="2"/>
          <table:table-cell table:number-columns-spanned="3" table:number-rows-spanned="1" table:style-name="ce67"/>
          <table:covered-table-cell table:number-columns-repeated="2"/>
          <table:table-cell table:number-columns-spanned="3" table:number-rows-spanned="1" table:style-name="ce67"/>
          <table:covered-table-cell table:number-columns-repeated="2"/>
          <table:table-cell table:number-columns-spanned="3" table:number-rows-spanned="1" table:style-name="ce67"/>
          <table:covered-table-cell table:number-columns-repeated="2"/>
          <table:table-cell table:number-columns-spanned="3" table:number-rows-spanned="1" table:style-name="ce67"/>
          <table:covered-table-cell table:number-columns-repeated="2"/>
          <table:table-cell table:style-name="ce127"/>
          <table:table-cell table:number-columns-repeated="16336" table:style-name="ce2"/>
        </table:table-row>
        <table:table-row table:style-name="ro1">
          <table:covered-table-cell/>
          <table:table-cell table:number-columns-repeated="46" table:style-name="ce128"/>
          <table:table-cell table:style-name="ce127"/>
          <table:table-cell table:number-columns-repeated="16336" table:style-name="ce2"/>
        </table:table-row>
        <table:table-row table:style-name="ro1">
          <table:table-cell table:style-name="ce129"/>
          <table:table-cell table:number-columns-repeated="46" table:style-name="ce130"/>
          <table:table-cell table:style-name="ce127"/>
          <table:table-cell table:number-columns-repeated="16336" table:style-name="ce2"/>
        </table:table-row>
        <table:table-row table:number-rows-repeated="1048497" table:style-name="ro6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3_2.$A$1:AT3_2.$J$73" table:base-cell-address="AT3_2.$A$1"/>
        </table:named-expressions>
      </table:table>
      <table:table table:name="AT3_3" table:style-name="ta1">
        <table:table-column table:style-name="co6" table:default-cell-style-name="ce13"/>
        <table:table-column table:style-name="co7" table:default-cell-style-name="ce13"/>
        <table:table-column table:style-name="co8" table:number-columns-repeated="3" table:default-cell-style-name="ce13"/>
        <table:table-column table:style-name="co6" table:number-columns-repeated="10" table:default-cell-style-name="ce13"/>
        <table:table-column table:style-name="co1" table:number-columns-repeated="16369" table:default-cell-style-name="ce13"/>
        <table:table-row table:style-name="ro3">
          <table:table-cell table:style-name="ce2"/>
          <table:table-cell table:style-name="ce131"/>
          <table:table-cell table:number-columns-repeated="14" table:style-name="ce13"/>
          <table:table-cell table:number-columns-repeated="16368" table:style-name="ce2"/>
        </table:table-row>
        <table:table-row table:style-name="ro10">
          <table:table-cell table:style-name="ce68"/>
          <table:table-cell office:value-type="string" table:number-columns-spanned="4" table:number-rows-spanned="1" table:style-name="ce140">
            <text:p>Annex Table 3.3: Average age of recent first time buyers, London and outside London, 2003-04 to 2022-23</text:p>
          </table:table-cell>
          <table:covered-table-cell table:number-columns-repeated="3"/>
          <table:table-cell table:style-name="ce14"/>
          <table:table-cell table:number-columns-spanned="5" table:number-rows-spanned="1" table:style-name="ce67"/>
          <table:covered-table-cell table:number-columns-repeated="4"/>
          <table:table-cell table:number-columns-spanned="3" table:number-rows-spanned="1" table:style-name="ce67"/>
          <table:covered-table-cell table:number-columns-repeated="2"/>
          <table:table-cell table:style-name="ce70"/>
          <table:table-cell table:number-columns-repeated="16369" table:style-name="ce68"/>
        </table:table-row>
        <table:table-row table:style-name="ro1">
          <table:table-cell table:style-name="ce2"/>
          <table:table-cell table:number-columns-repeated="15" table:style-name="ce13"/>
          <table:table-cell table:number-columns-repeated="16368" table:style-name="ce2"/>
        </table:table-row>
        <table:table-row table:style-name="ro7">
          <table:table-cell table:style-name="ce71"/>
          <table:table-cell office:value-type="string" table:style-name="ce16">
            <text:p>all recent first time buyers<text:span text:style-name="T1">1</text:span></text:p>
          </table:table-cell>
          <table:table-cell table:number-columns-repeated="5" table:style-name="ce71"/>
          <table:table-cell table:style-name="ce72"/>
          <table:table-cell table:style-name="ce73"/>
          <table:table-cell table:style-name="ce71"/>
          <table:table-cell table:number-columns-repeated="2" table:style-name="ce74"/>
          <table:table-cell table:style-name="ce75"/>
          <table:table-cell table:style-name="ce74"/>
          <table:table-cell table:number-columns-repeated="16370" table:style-name="ce71"/>
        </table:table-row>
        <table:table-row table:style-name="ro8">
          <table:table-cell table:style-name="ce2"/>
          <table:table-cell table:style-name="ce76"/>
          <table:table-cell office:value-type="string" table:style-name="ce77">
            <text:p>London</text:p>
          </table:table-cell>
          <table:table-cell office:value-type="string" table:style-name="ce77">
            <text:p>England (excluding London)</text:p>
          </table:table-cell>
          <table:table-cell office:value-type="string" table:style-name="ce18">
            <text:p>all first time buyers</text:p>
          </table:table-cell>
          <table:table-cell table:style-name="ce78"/>
          <table:table-cell table:style-name="ce79"/>
          <table:table-cell table:style-name="ce13"/>
          <table:table-cell table:style-name="ce80"/>
          <table:table-cell table:style-name="ce13"/>
          <table:table-cell table:style-name="ce81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2"/>
          <table:table-cell table:style-name="ce82"/>
          <table:table-cell table:number-columns-repeated="2" table:style-name="ce83"/>
          <table:table-cell office:value-type="string" table:style-name="ce85">
            <text:p>age (means)</text:p>
          </table:table-cell>
          <table:table-cell table:number-columns-repeated="3" table:style-name="ce13"/>
          <table:table-cell table:style-name="ce86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03-04</text:p>
          </table:table-cell>
          <table:table-cell office:value-type="float" office:value="31.968336410942818" table:style-name="ce98">
            <text:p>32.0</text:p>
          </table:table-cell>
          <table:table-cell office:value-type="float" office:value="31.229379591342322" table:style-name="ce98">
            <text:p>31.2</text:p>
          </table:table-cell>
          <table:table-cell office:value-type="float" office:value="31.356427881034236" table:style-name="ce98">
            <text:p>31.4</text:p>
          </table:table-cell>
          <table:table-cell table:style-name="ce98"/>
          <table:table-cell table:number-columns-repeated="3" table:style-name="ce99"/>
          <table:table-cell table:number-columns-repeated="7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04-05</text:p>
          </table:table-cell>
          <table:table-cell office:value-type="float" office:value="30.970219224231244" table:style-name="ce98">
            <text:p>31.0</text:p>
          </table:table-cell>
          <table:table-cell office:value-type="float" office:value="31.089599393997638" table:style-name="ce98">
            <text:p>31.1</text:p>
          </table:table-cell>
          <table:table-cell office:value-type="float" office:value="31.068091153037223" table:style-name="ce98">
            <text:p>31.1</text:p>
          </table:table-cell>
          <table:table-cell table:style-name="ce98"/>
          <table:table-cell table:style-name="ce132"/>
          <table:table-cell table:number-columns-repeated="2" table:style-name="ce99"/>
          <table:table-cell table:number-columns-repeated="7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05-06</text:p>
          </table:table-cell>
          <table:table-cell office:value-type="float" office:value="31.950254345383374" table:style-name="ce98">
            <text:p>32.0</text:p>
          </table:table-cell>
          <table:table-cell office:value-type="float" office:value="30.608661570068861" table:style-name="ce98">
            <text:p>30.6</text:p>
          </table:table-cell>
          <table:table-cell office:value-type="float" office:value="30.832993644443398" table:style-name="ce98">
            <text:p>30.8</text:p>
          </table:table-cell>
          <table:table-cell table:style-name="ce98"/>
          <table:table-cell table:style-name="ce132"/>
          <table:table-cell table:number-columns-repeated="2" table:style-name="ce99"/>
          <table:table-cell table:number-columns-repeated="7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06-07</text:p>
          </table:table-cell>
          <table:table-cell office:value-type="float" office:value="33.037451314839998" table:style-name="ce98">
            <text:p>33.0</text:p>
          </table:table-cell>
          <table:table-cell office:value-type="float" office:value="29.70361585033638" table:style-name="ce98">
            <text:p>29.7</text:p>
          </table:table-cell>
          <table:table-cell office:value-type="float" office:value="30.3317620718359" table:style-name="ce98">
            <text:p>30.3</text:p>
          </table:table-cell>
          <table:table-cell table:style-name="ce98"/>
          <table:table-cell table:style-name="ce132"/>
          <table:table-cell table:number-columns-repeated="2" table:style-name="ce99"/>
          <table:table-cell table:number-columns-repeated="7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07-08</text:p>
          </table:table-cell>
          <table:table-cell office:value-type="float" office:value="32.736077518502483" table:style-name="ce98">
            <text:p>32.7</text:p>
          </table:table-cell>
          <table:table-cell office:value-type="float" office:value="30.495985114215387" table:style-name="ce98">
            <text:p>30.5</text:p>
          </table:table-cell>
          <table:table-cell office:value-type="float" office:value="30.871945816099281" table:style-name="ce98">
            <text:p>30.9</text:p>
          </table:table-cell>
          <table:table-cell table:style-name="ce98"/>
          <table:table-cell table:style-name="ce132"/>
          <table:table-cell table:number-columns-repeated="2" table:style-name="ce99"/>
          <table:table-cell table:number-columns-repeated="7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08-09</text:p>
          </table:table-cell>
          <table:table-cell office:value-type="float" office:value="33.600196239749195" table:style-name="ce98">
            <text:p>33.6</text:p>
          </table:table-cell>
          <table:table-cell office:value-type="float" office:value="31.278687457962093" table:style-name="ce98">
            <text:p>31.3</text:p>
          </table:table-cell>
          <table:table-cell office:value-type="float" office:value="31.699189643810382" table:style-name="ce98">
            <text:p>31.7</text:p>
          </table:table-cell>
          <table:table-cell table:style-name="ce98"/>
          <table:table-cell table:style-name="ce132"/>
          <table:table-cell table:number-columns-repeated="2" table:style-name="ce99"/>
          <table:table-cell table:number-columns-repeated="7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09-10</text:p>
          </table:table-cell>
          <table:table-cell office:value-type="float" office:value="32.830965861577809" table:style-name="ce98">
            <text:p>32.8</text:p>
          </table:table-cell>
          <table:table-cell office:value-type="float" office:value="31.667782735568739" table:style-name="ce98">
            <text:p>31.7</text:p>
          </table:table-cell>
          <table:table-cell office:value-type="float" office:value="31.883043713170615" table:style-name="ce98">
            <text:p>31.9</text:p>
          </table:table-cell>
          <table:table-cell table:style-name="ce98"/>
          <table:table-cell table:style-name="ce133"/>
          <table:table-cell table:number-columns-repeated="2" table:style-name="ce99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10-11</text:p>
          </table:table-cell>
          <table:table-cell office:value-type="float" office:value="32.505014534435333" table:style-name="ce98">
            <text:p>32.5</text:p>
          </table:table-cell>
          <table:table-cell office:value-type="float" office:value="31.943403855683716" table:style-name="ce98">
            <text:p>31.9</text:p>
          </table:table-cell>
          <table:table-cell office:value-type="float" office:value="32.041357837382648" table:style-name="ce98">
            <text:p>32.0</text:p>
          </table:table-cell>
          <table:table-cell table:style-name="ce98"/>
          <table:table-cell table:style-name="ce133"/>
          <table:table-cell table:number-columns-repeated="2" table:style-name="ce99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11-12</text:p>
          </table:table-cell>
          <table:table-cell office:value-type="float" office:value="31.567819043943594" table:style-name="ce98">
            <text:p>31.6</text:p>
          </table:table-cell>
          <table:table-cell office:value-type="float" office:value="31.555730086590675" table:style-name="ce98">
            <text:p>31.6</text:p>
          </table:table-cell>
          <table:table-cell office:value-type="float" office:value="31.557895664412882" table:style-name="ce98">
            <text:p>31.6</text:p>
          </table:table-cell>
          <table:table-cell table:style-name="ce98"/>
          <table:table-cell table:style-name="ce133"/>
          <table:table-cell table:number-columns-repeated="2" table:style-name="ce99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12-13</text:p>
          </table:table-cell>
          <table:table-cell office:value-type="float" office:value="32.232727718384488" table:style-name="ce98">
            <text:p>32.2</text:p>
          </table:table-cell>
          <table:table-cell office:value-type="float" office:value="32.397019988584375" table:style-name="ce98">
            <text:p>32.4</text:p>
          </table:table-cell>
          <table:table-cell office:value-type="float" office:value="32.361811895358379" table:style-name="ce98">
            <text:p>32.4</text:p>
          </table:table-cell>
          <table:table-cell table:style-name="ce98"/>
          <table:table-cell table:style-name="ce133"/>
          <table:table-cell table:number-columns-repeated="2" table:style-name="ce99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13-14</text:p>
          </table:table-cell>
          <table:table-cell office:value-type="float" office:value="35.723891617183035" table:style-name="ce98">
            <text:p>35.7</text:p>
          </table:table-cell>
          <table:table-cell office:value-type="float" office:value="31.785853267694538" table:style-name="ce98">
            <text:p>31.8</text:p>
          </table:table-cell>
          <table:table-cell office:value-type="float" office:value="32.78196491237842" table:style-name="ce98">
            <text:p>32.8</text:p>
          </table:table-cell>
          <table:table-cell table:style-name="ce98"/>
          <table:table-cell table:style-name="ce133"/>
          <table:table-cell table:number-columns-repeated="2" table:style-name="ce99"/>
          <table:table-cell table:number-columns-repeated="2" table:style-name="ce87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14-15</text:p>
          </table:table-cell>
          <table:table-cell office:value-type="float" office:value="32.859540250007498" table:style-name="ce98">
            <text:p>32.9</text:p>
          </table:table-cell>
          <table:table-cell office:value-type="float" office:value="32.457770548083893" table:style-name="ce98">
            <text:p>32.5</text:p>
          </table:table-cell>
          <table:table-cell office:value-type="float" office:value="32.547248762357277" table:style-name="ce98">
            <text:p>32.5</text:p>
          </table:table-cell>
          <table:table-cell table:style-name="ce98"/>
          <table:table-cell table:number-columns-repeated="3" table:style-name="ce99"/>
          <table:table-cell table:number-columns-repeated="2" table:style-name="ce87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15-16</text:p>
          </table:table-cell>
          <table:table-cell office:value-type="float" office:value="32.559373615764258" table:style-name="ce98">
            <text:p>32.6</text:p>
          </table:table-cell>
          <table:table-cell office:value-type="float" office:value="32.306380820143453" table:style-name="ce98">
            <text:p>32.3</text:p>
          </table:table-cell>
          <table:table-cell office:value-type="float" office:value="32.350328590955804" table:style-name="ce98">
            <text:p>32.4</text:p>
          </table:table-cell>
          <table:table-cell table:style-name="ce98"/>
          <table:table-cell table:number-columns-repeated="3" table:style-name="ce99"/>
          <table:table-cell table:number-columns-repeated="2" table:style-name="ce87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82">
            <text:p>2016-17</text:p>
          </table:table-cell>
          <table:table-cell office:value-type="float" office:value="34.05444085201929" table:style-name="ce98">
            <text:p>34.1</text:p>
          </table:table-cell>
          <table:table-cell office:value-type="float" office:value="33.087953463504107" table:style-name="ce98">
            <text:p>33.1</text:p>
          </table:table-cell>
          <table:table-cell office:value-type="float" office:value="33.242335804122987" table:style-name="ce98">
            <text:p>33.2</text:p>
          </table:table-cell>
          <table:table-cell table:style-name="ce98"/>
          <table:table-cell table:number-columns-repeated="3" table:style-name="ce99"/>
          <table:table-cell table:number-columns-repeated="2" table:style-name="ce87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82">
            <text:p>2017-18</text:p>
          </table:table-cell>
          <table:table-cell office:value-type="float" office:value="34.512403322760129" table:style-name="ce98">
            <text:p>34.5</text:p>
          </table:table-cell>
          <table:table-cell office:value-type="float" office:value="32.601878989374299" table:style-name="ce98">
            <text:p>32.6</text:p>
          </table:table-cell>
          <table:table-cell office:value-type="float" office:value="32.893025697710151" table:style-name="ce98">
            <text:p>32.9</text:p>
          </table:table-cell>
          <table:table-cell table:style-name="ce98"/>
          <table:table-cell table:number-columns-repeated="3" table:style-name="ce99"/>
          <table:table-cell table:number-columns-repeated="2" table:style-name="ce87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82">
            <text:p>2018-19</text:p>
          </table:table-cell>
          <table:table-cell office:value-type="float" office:value="36.690713742786301" table:style-name="ce98">
            <text:p>36.7</text:p>
          </table:table-cell>
          <table:table-cell office:value-type="float" office:value="32.136580741834798" table:style-name="ce98">
            <text:p>32.1</text:p>
          </table:table-cell>
          <table:table-cell office:value-type="float" office:value="32.926810241706001" table:style-name="ce98">
            <text:p>32.9</text:p>
          </table:table-cell>
          <table:table-cell table:style-name="ce98"/>
          <table:table-cell table:number-columns-repeated="3" table:style-name="ce99"/>
          <table:table-cell table:number-columns-repeated="2" table:style-name="ce87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82">
            <text:p>2019-20</text:p>
          </table:table-cell>
          <table:table-cell office:value-type="float" office:value="34.4772618714291" table:style-name="ce98">
            <text:p>34.5</text:p>
          </table:table-cell>
          <table:table-cell office:value-type="float" office:value="31.827458408198801" table:style-name="ce98">
            <text:p>31.8</text:p>
          </table:table-cell>
          <table:table-cell office:value-type="float" office:value="32.177086206597899" table:style-name="ce98">
            <text:p>32.2</text:p>
          </table:table-cell>
          <table:table-cell table:style-name="ce98"/>
          <table:table-cell table:number-columns-repeated="3" table:style-name="ce99"/>
          <table:table-cell table:number-columns-repeated="2" table:style-name="ce87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82">
            <text:p>2020-21</text:p>
          </table:table-cell>
          <table:table-cell office:value-type="float" office:value="33.806554772048003" table:style-name="ce98">
            <text:p>33.8</text:p>
          </table:table-cell>
          <table:table-cell office:value-type="float" office:value="32.079868897312267" table:style-name="ce98">
            <text:p>32.1</text:p>
          </table:table-cell>
          <table:table-cell office:value-type="float" office:value="32.358595157984574" table:style-name="ce98">
            <text:p>32.4</text:p>
          </table:table-cell>
          <table:table-cell table:style-name="ce98"/>
          <table:table-cell table:number-columns-repeated="3" table:style-name="ce99"/>
          <table:table-cell table:number-columns-repeated="2" table:style-name="ce87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21-22</text:p>
          </table:table-cell>
          <table:table-cell office:value-type="float" office:value="33.760045306801139" table:style-name="ce103">
            <text:p>33.8</text:p>
          </table:table-cell>
          <table:table-cell office:value-type="float" office:value="33.446420756530507" table:style-name="ce103">
            <text:p>33.4</text:p>
          </table:table-cell>
          <table:table-cell office:value-type="float" office:value="33.500062752277252" table:style-name="ce103">
            <text:p>33.5</text:p>
          </table:table-cell>
          <table:table-cell table:style-name="ce98"/>
          <table:table-cell table:number-columns-repeated="3" table:style-name="ce99"/>
          <table:table-cell table:number-columns-repeated="2" table:style-name="ce87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00">
            <text:p>2022-23</text:p>
          </table:table-cell>
          <table:table-cell office:value-type="float" office:value="35.305966616907867" table:style-name="ce110">
            <text:p>35.3</text:p>
          </table:table-cell>
          <table:table-cell office:value-type="float" office:value="32.974489215267347" table:style-name="ce110">
            <text:p>33.0</text:p>
          </table:table-cell>
          <table:table-cell office:value-type="float" office:value="33.456627090285124" table:style-name="ce110">
            <text:p>33.5</text:p>
          </table:table-cell>
          <table:table-cell table:style-name="ce98"/>
          <table:table-cell table:number-columns-repeated="3" table:style-name="ce99"/>
          <table:table-cell table:number-columns-repeated="2" table:style-name="ce87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2"/>
          <table:table-cell table:style-name="ce82"/>
          <table:table-cell table:number-columns-repeated="2" table:style-name="ce83"/>
          <table:table-cell office:value-type="string" table:style-name="ce85">
            <text:p>sample size</text:p>
          </table:table-cell>
          <table:table-cell table:style-name="ce89"/>
          <table:table-cell table:number-columns-repeated="2" table:style-name="ce92"/>
          <table:table-cell table:style-name="ce134"/>
          <table:table-cell table:style-name="ce96"/>
          <table:table-cell table:number-columns-repeated="6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03-04</text:p>
          </table:table-cell>
          <table:table-cell office:value-type="float" office:value="103" table:style-name="ce135">
            <text:p><text:s/>103<text:s/></text:p>
          </table:table-cell>
          <table:table-cell office:value-type="float" office:value="603" table:style-name="ce135">
            <text:p><text:s/>603<text:s/></text:p>
          </table:table-cell>
          <table:table-cell office:value-type="float" office:value="706" table:style-name="ce135">
            <text:p><text:s/>706<text:s/></text:p>
          </table:table-cell>
          <table:table-cell table:style-name="ce13"/>
          <table:table-cell table:number-columns-repeated="3" table:style-name="ce136"/>
          <table:table-cell table:style-name="ce13"/>
          <table:table-cell table:style-name="ce87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04-05</text:p>
          </table:table-cell>
          <table:table-cell office:value-type="float" office:value="94" table:style-name="ce135">
            <text:p><text:s/>94<text:s/></text:p>
          </table:table-cell>
          <table:table-cell office:value-type="float" office:value="515" table:style-name="ce135">
            <text:p><text:s/>515<text:s/></text:p>
          </table:table-cell>
          <table:table-cell office:value-type="float" office:value="609" table:style-name="ce135">
            <text:p><text:s/>609<text:s/></text:p>
          </table:table-cell>
          <table:table-cell table:style-name="ce89"/>
          <table:table-cell table:style-name="ce137"/>
          <table:table-cell table:style-name="ce136"/>
          <table:table-cell table:style-name="ce138"/>
          <table:table-cell table:number-columns-repeated="2" table:style-name="ce87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05-06</text:p>
          </table:table-cell>
          <table:table-cell office:value-type="float" office:value="72" table:style-name="ce135">
            <text:p><text:s/>72<text:s/></text:p>
          </table:table-cell>
          <table:table-cell office:value-type="float" office:value="435" table:style-name="ce135">
            <text:p><text:s/>435<text:s/></text:p>
          </table:table-cell>
          <table:table-cell office:value-type="float" office:value="507" table:style-name="ce135">
            <text:p><text:s/>507<text:s/></text:p>
          </table:table-cell>
          <table:table-cell table:style-name="ce89"/>
          <table:table-cell table:style-name="ce137"/>
          <table:table-cell table:style-name="ce136"/>
          <table:table-cell table:style-name="ce138"/>
          <table:table-cell table:number-columns-repeated="2" table:style-name="ce87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06-07</text:p>
          </table:table-cell>
          <table:table-cell office:value-type="float" office:value="89" table:style-name="ce135">
            <text:p><text:s/>89<text:s/></text:p>
          </table:table-cell>
          <table:table-cell office:value-type="float" office:value="459" table:style-name="ce135">
            <text:p><text:s/>459<text:s/></text:p>
          </table:table-cell>
          <table:table-cell office:value-type="float" office:value="548" table:style-name="ce135">
            <text:p><text:s/>548<text:s/></text:p>
          </table:table-cell>
          <table:table-cell table:style-name="ce89"/>
          <table:table-cell table:style-name="ce137"/>
          <table:table-cell table:style-name="ce136"/>
          <table:table-cell table:style-name="ce138"/>
          <table:table-cell table:number-columns-repeated="2" table:style-name="ce87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07-08</text:p>
          </table:table-cell>
          <table:table-cell office:value-type="float" office:value="71" table:style-name="ce135">
            <text:p><text:s/>71<text:s/></text:p>
          </table:table-cell>
          <table:table-cell office:value-type="float" office:value="414" table:style-name="ce135">
            <text:p><text:s/>414<text:s/></text:p>
          </table:table-cell>
          <table:table-cell office:value-type="float" office:value="485" table:style-name="ce135">
            <text:p><text:s/>485<text:s/></text:p>
          </table:table-cell>
          <table:table-cell table:style-name="ce13"/>
          <table:table-cell table:style-name="ce137"/>
          <table:table-cell table:style-name="ce136"/>
          <table:table-cell table:style-name="ce138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08-09</text:p>
          </table:table-cell>
          <table:table-cell office:value-type="float" office:value="63" table:style-name="ce135">
            <text:p><text:s/>63<text:s/></text:p>
          </table:table-cell>
          <table:table-cell office:value-type="float" office:value="406" table:style-name="ce135">
            <text:p><text:s/>406<text:s/></text:p>
          </table:table-cell>
          <table:table-cell office:value-type="float" office:value="469" table:style-name="ce135">
            <text:p><text:s/>469<text:s/></text:p>
          </table:table-cell>
          <table:table-cell table:style-name="ce85"/>
          <table:table-cell table:style-name="ce137"/>
          <table:table-cell table:style-name="ce136"/>
          <table:table-cell table:style-name="ce138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3">
            <text:p>2009-10</text:p>
          </table:table-cell>
          <table:table-cell office:value-type="float" office:value="65" table:style-name="ce135">
            <text:p><text:s/>65<text:s/></text:p>
          </table:table-cell>
          <table:table-cell office:value-type="float" office:value="355" table:style-name="ce135">
            <text:p><text:s/>355<text:s/></text:p>
          </table:table-cell>
          <table:table-cell office:value-type="float" office:value="420" table:style-name="ce135">
            <text:p><text:s/>420<text:s/></text:p>
          </table:table-cell>
          <table:table-cell table:style-name="ce13"/>
          <table:table-cell table:style-name="ce137"/>
          <table:table-cell table:number-columns-repeated="2" table:style-name="ce136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13"/>
          <table:table-cell office:value-type="string" table:style-name="ce13">
            <text:p>2010-11</text:p>
          </table:table-cell>
          <table:table-cell office:value-type="float" office:value="51" table:style-name="ce135">
            <text:p><text:s/>51<text:s/></text:p>
          </table:table-cell>
          <table:table-cell office:value-type="float" office:value="294" table:style-name="ce135">
            <text:p><text:s/>294<text:s/></text:p>
          </table:table-cell>
          <table:table-cell office:value-type="float" office:value="345" table:style-name="ce135">
            <text:p><text:s/>345<text:s/></text:p>
          </table:table-cell>
          <table:table-cell table:style-name="ce85"/>
          <table:table-cell table:style-name="ce137"/>
          <table:table-cell table:number-columns-repeated="2" table:style-name="ce136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13"/>
          <table:table-cell office:value-type="string" table:style-name="ce13">
            <text:p>2011-12</text:p>
          </table:table-cell>
          <table:table-cell office:value-type="float" office:value="46" table:style-name="ce135">
            <text:p><text:s/>46<text:s/></text:p>
          </table:table-cell>
          <table:table-cell office:value-type="float" office:value="225" table:style-name="ce135">
            <text:p><text:s/>225<text:s/></text:p>
          </table:table-cell>
          <table:table-cell office:value-type="float" office:value="271" table:style-name="ce135">
            <text:p><text:s/>271<text:s/></text:p>
          </table:table-cell>
          <table:table-cell table:style-name="ce13"/>
          <table:table-cell table:style-name="ce137"/>
          <table:table-cell table:number-columns-repeated="2" table:style-name="ce136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13"/>
          <table:table-cell office:value-type="string" table:style-name="ce13">
            <text:p>2012-13</text:p>
          </table:table-cell>
          <table:table-cell office:value-type="float" office:value="55" table:style-name="ce135">
            <text:p><text:s/>55<text:s/></text:p>
          </table:table-cell>
          <table:table-cell office:value-type="float" office:value="254" table:style-name="ce135">
            <text:p><text:s/>254<text:s/></text:p>
          </table:table-cell>
          <table:table-cell office:value-type="float" office:value="309" table:style-name="ce135">
            <text:p><text:s/>309<text:s/></text:p>
          </table:table-cell>
          <table:table-cell table:style-name="ce85"/>
          <table:table-cell table:style-name="ce137"/>
          <table:table-cell table:number-columns-repeated="2" table:style-name="ce136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13"/>
          <table:table-cell office:value-type="string" table:style-name="ce13">
            <text:p>2013-14</text:p>
          </table:table-cell>
          <table:table-cell office:value-type="float" office:value="57" table:style-name="ce135">
            <text:p><text:s/>57<text:s/></text:p>
          </table:table-cell>
          <table:table-cell office:value-type="float" office:value="269" table:style-name="ce135">
            <text:p><text:s/>269<text:s/></text:p>
          </table:table-cell>
          <table:table-cell office:value-type="float" office:value="326" table:style-name="ce135">
            <text:p><text:s/>326<text:s/></text:p>
          </table:table-cell>
          <table:table-cell table:style-name="ce13"/>
          <table:table-cell table:style-name="ce137"/>
          <table:table-cell table:number-columns-repeated="2" table:style-name="ce136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13"/>
          <table:table-cell office:value-type="string" table:style-name="ce13">
            <text:p>2014-15</text:p>
          </table:table-cell>
          <table:table-cell office:value-type="float" office:value="53" table:style-name="ce135">
            <text:p><text:s/>53<text:s/></text:p>
          </table:table-cell>
          <table:table-cell office:value-type="float" office:value="246" table:style-name="ce135">
            <text:p><text:s/>246<text:s/></text:p>
          </table:table-cell>
          <table:table-cell office:value-type="float" office:value="299" table:style-name="ce135">
            <text:p><text:s/>299<text:s/></text:p>
          </table:table-cell>
          <table:table-cell table:style-name="ce85"/>
          <table:table-cell table:style-name="ce137"/>
          <table:table-cell table:number-columns-repeated="2" table:style-name="ce136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13"/>
          <table:table-cell office:value-type="string" table:style-name="ce13">
            <text:p>2015-16</text:p>
          </table:table-cell>
          <table:table-cell office:value-type="float" office:value="42" table:style-name="ce135">
            <text:p><text:s/>42<text:s/></text:p>
          </table:table-cell>
          <table:table-cell office:value-type="float" office:value="285" table:style-name="ce135">
            <text:p><text:s/>285<text:s/></text:p>
          </table:table-cell>
          <table:table-cell office:value-type="float" office:value="327" table:style-name="ce135">
            <text:p><text:s/>327<text:s/></text:p>
          </table:table-cell>
          <table:table-cell table:style-name="ce85"/>
          <table:table-cell table:style-name="ce137"/>
          <table:table-cell table:number-columns-repeated="2" table:style-name="ce136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13"/>
          <table:table-cell office:value-type="string" table:style-name="ce82">
            <text:p>2016-17</text:p>
          </table:table-cell>
          <table:table-cell office:value-type="float" office:value="42" table:style-name="ce113">
            <text:p><text:s/>42<text:s/></text:p>
          </table:table-cell>
          <table:table-cell office:value-type="float" office:value="296" table:style-name="ce113">
            <text:p><text:s/>296<text:s/></text:p>
          </table:table-cell>
          <table:table-cell office:value-type="float" office:value="338" table:style-name="ce113">
            <text:p><text:s/>338<text:s/></text:p>
          </table:table-cell>
          <table:table-cell table:style-name="ce85"/>
          <table:table-cell table:style-name="ce137"/>
          <table:table-cell table:number-columns-repeated="2" table:style-name="ce136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13"/>
          <table:table-cell office:value-type="string" table:style-name="ce82">
            <text:p>2017-18</text:p>
          </table:table-cell>
          <table:table-cell office:value-type="float" office:value="49" table:style-name="ce113">
            <text:p><text:s/>49<text:s/></text:p>
          </table:table-cell>
          <table:table-cell office:value-type="float" office:value="328" table:style-name="ce113">
            <text:p><text:s/>328<text:s/></text:p>
          </table:table-cell>
          <table:table-cell office:value-type="float" office:value="377" table:style-name="ce113">
            <text:p><text:s/>377<text:s/></text:p>
          </table:table-cell>
          <table:table-cell table:style-name="ce13"/>
          <table:table-cell table:style-name="ce139"/>
          <table:table-cell table:number-columns-repeated="2" table:style-name="ce115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13"/>
          <table:table-cell office:value-type="string" table:style-name="ce82">
            <text:p>2018-19</text:p>
          </table:table-cell>
          <table:table-cell office:value-type="float" office:value="47" table:style-name="ce113">
            <text:p><text:s/>47<text:s/></text:p>
          </table:table-cell>
          <table:table-cell office:value-type="float" office:value="295" table:style-name="ce113">
            <text:p><text:s/>295<text:s/></text:p>
          </table:table-cell>
          <table:table-cell office:value-type="float" office:value="342" table:style-name="ce113">
            <text:p><text:s/>342<text:s/></text:p>
          </table:table-cell>
          <table:table-cell table:style-name="ce13"/>
          <table:table-cell table:style-name="ce139"/>
          <table:table-cell table:number-columns-repeated="2" table:style-name="ce115"/>
          <table:table-cell table:number-columns-repeated="7" table:style-name="ce87"/>
          <table:table-cell table:number-columns-repeated="16368" table:style-name="ce2"/>
        </table:table-row>
        <table:table-row table:style-name="ro3">
          <table:table-cell table:style-name="ce13"/>
          <table:table-cell office:value-type="string" table:style-name="ce82">
            <text:p>2019-20</text:p>
          </table:table-cell>
          <table:table-cell office:value-type="float" office:value="47" table:style-name="ce113">
            <text:p><text:s/>47<text:s/></text:p>
          </table:table-cell>
          <table:table-cell office:value-type="float" office:value="347" table:style-name="ce113">
            <text:p><text:s/>347<text:s/></text:p>
          </table:table-cell>
          <table:table-cell office:value-type="float" office:value="394" table:style-name="ce113">
            <text:p><text:s/>394<text:s/></text:p>
          </table:table-cell>
          <table:table-cell table:style-name="ce98"/>
          <table:table-cell table:number-columns-repeated="3" table:style-name="ce99"/>
          <table:table-cell table:number-columns-repeated="2" table:style-name="ce87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13"/>
          <table:table-cell office:value-type="string" table:style-name="ce82">
            <text:p>2020-21</text:p>
          </table:table-cell>
          <table:table-cell office:value-type="float" office:value="49" table:style-name="ce113">
            <text:p><text:s/>49<text:s/></text:p>
          </table:table-cell>
          <table:table-cell office:value-type="float" office:value="217" table:style-name="ce113">
            <text:p><text:s/>217<text:s/></text:p>
          </table:table-cell>
          <table:table-cell office:value-type="float" office:value="266" table:style-name="ce113">
            <text:p><text:s/>266<text:s/></text:p>
          </table:table-cell>
          <table:table-cell table:style-name="ce98"/>
          <table:table-cell table:number-columns-repeated="3" table:style-name="ce99"/>
          <table:table-cell table:number-columns-repeated="2" table:style-name="ce87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13"/>
          <table:table-cell office:value-type="string" table:style-name="ce13">
            <text:p>2021-22</text:p>
          </table:table-cell>
          <table:table-cell office:value-type="float" office:value="56" table:style-name="ce113">
            <text:p><text:s/>56<text:s/></text:p>
          </table:table-cell>
          <table:table-cell office:value-type="float" office:value="326" table:style-name="ce113">
            <text:p><text:s/>326<text:s/></text:p>
          </table:table-cell>
          <table:table-cell office:value-type="float" office:value="382" table:style-name="ce113">
            <text:p><text:s/>382<text:s/></text:p>
          </table:table-cell>
          <table:table-cell table:style-name="ce98"/>
          <table:table-cell table:number-columns-repeated="3" table:style-name="ce99"/>
          <table:table-cell table:number-columns-repeated="2" table:style-name="ce87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13"/>
          <table:table-cell office:value-type="string" table:style-name="ce100">
            <text:p>2022-23</text:p>
          </table:table-cell>
          <table:table-cell office:value-type="float" office:value="48" table:style-name="ce60">
            <text:p><text:s/>48<text:s/></text:p>
          </table:table-cell>
          <table:table-cell office:value-type="float" office:value="257" table:style-name="ce60">
            <text:p><text:s/>257<text:s/></text:p>
          </table:table-cell>
          <table:table-cell office:value-type="float" office:value="305" table:style-name="ce60">
            <text:p><text:s/>305<text:s/></text:p>
          </table:table-cell>
          <table:table-cell table:style-name="ce98"/>
          <table:table-cell table:number-columns-repeated="3" table:style-name="ce99"/>
          <table:table-cell table:number-columns-repeated="2" table:style-name="ce87"/>
          <table:table-cell table:number-columns-repeated="5" table:style-name="ce13"/>
          <table:table-cell table:number-columns-repeated="16368" table:style-name="ce2"/>
        </table:table-row>
        <table:table-row table:style-name="ro3">
          <table:table-cell table:style-name="ce116"/>
          <table:table-cell office:value-type="string" table:style-name="ce62">
            <text:p>1<text:s/><text:span text:style-name="T3">resident for less than three years</text:span></text:p>
          </table:table-cell>
          <table:table-cell table:number-columns-repeated="3" table:style-name="ce62"/>
          <table:table-cell table:style-name="ce116"/>
          <table:table-cell table:number-columns-repeated="3" table:style-name="ce62"/>
          <table:table-cell table:style-name="ce116"/>
          <table:table-cell table:number-columns-repeated="2" table:style-name="ce118"/>
          <table:table-cell table:style-name="ce119"/>
          <table:table-cell table:style-name="ce120"/>
          <table:table-cell table:number-columns-repeated="16370" table:style-name="ce116"/>
        </table:table-row>
        <table:table-row table:style-name="ro3">
          <table:table-cell table:style-name="ce121"/>
          <table:table-cell office:value-type="string" table:style-name="ce64">
            <text:p>Sources:<text:s/></text:p>
          </table:table-cell>
          <table:table-cell table:number-columns-repeated="7" table:style-name="ce64"/>
          <table:table-cell table:style-name="ce116"/>
          <table:table-cell table:number-columns-repeated="2" table:style-name="ce120"/>
          <table:table-cell table:style-name="ce119"/>
          <table:table-cell table:style-name="ce120"/>
          <table:table-cell table:number-columns-repeated="16370" table:style-name="ce116"/>
        </table:table-row>
        <table:table-row table:style-name="ro3">
          <table:table-cell table:style-name="ce123"/>
          <table:table-cell office:value-type="string" table:style-name="ce124">
            <text:p>2003-04 to 2007-08: Survey of English Housing</text:p>
          </table:table-cell>
          <table:table-cell table:number-columns-repeated="7" table:style-name="ce64"/>
          <table:table-cell table:style-name="ce116"/>
          <table:table-cell table:number-columns-repeated="2" table:style-name="ce120"/>
          <table:table-cell table:style-name="ce119"/>
          <table:table-cell table:style-name="ce120"/>
          <table:table-cell table:number-columns-repeated="16370" table:style-name="ce116"/>
        </table:table-row>
        <table:table-row table:style-name="ro3">
          <table:table-cell table:style-name="ce123"/>
          <table:table-cell office:value-type="string" table:style-name="ce124">
            <text:p>2008-09 onwards: English Housing Survey, full household sample</text:p>
          </table:table-cell>
          <table:table-cell table:number-columns-repeated="7" table:style-name="ce64"/>
          <table:table-cell table:style-name="ce116"/>
          <table:table-cell table:number-columns-repeated="2" table:style-name="ce120"/>
          <table:table-cell table:style-name="ce119"/>
          <table:table-cell table:style-name="ce120"/>
          <table:table-cell table:number-columns-repeated="16370" table:style-name="ce116"/>
        </table:table-row>
        <table:table-row table:number-rows-repeated="2" table:style-name="ro6">
          <table:table-cell table:number-columns-repeated="7" table:style-name="ce123"/>
          <table:table-cell table:style-name="ce125"/>
          <table:table-cell table:style-name="ce126"/>
          <table:table-cell table:style-name="ce116"/>
          <table:table-cell table:number-columns-repeated="2" table:style-name="ce120"/>
          <table:table-cell table:style-name="ce119"/>
          <table:table-cell table:style-name="ce120"/>
          <table:table-cell table:number-columns-repeated="16370" table:style-name="ce116"/>
        </table:table-row>
        <table:table-row table:style-name="ro1">
          <table:table-cell table:number-columns-repeated="48" table:style-name="ce13"/>
          <table:table-cell table:number-columns-repeated="16336" table:style-name="ce2"/>
        </table:table-row>
        <table:table-row table:style-name="ro1">
          <table:table-cell table:number-columns-spanned="1" table:number-rows-spanned="3" table:style-name="ce67"/>
          <table:table-cell table:number-columns-spanned="46" table:number-rows-spanned="1" table:style-name="ce67"/>
          <table:covered-table-cell table:number-columns-repeated="45"/>
          <table:table-cell table:style-name="ce127"/>
          <table:table-cell table:number-columns-repeated="16336" table:style-name="ce2"/>
        </table:table-row>
        <table:table-row table:style-name="ro1">
          <table:covered-table-cell/>
          <table:table-cell table:number-columns-spanned="3" table:number-rows-spanned="1" table:style-name="ce67"/>
          <table:covered-table-cell table:number-columns-repeated="2"/>
          <table:table-cell table:number-columns-spanned="3" table:number-rows-spanned="1" table:style-name="ce67"/>
          <table:covered-table-cell table:number-columns-repeated="2"/>
          <table:table-cell table:number-columns-spanned="3" table:number-rows-spanned="1" table:style-name="ce67"/>
          <table:covered-table-cell table:number-columns-repeated="2"/>
          <table:table-cell table:number-columns-spanned="3" table:number-rows-spanned="1" table:style-name="ce67"/>
          <table:covered-table-cell table:number-columns-repeated="2"/>
          <table:table-cell table:number-columns-spanned="4" table:number-rows-spanned="1" table:style-name="ce67"/>
          <table:covered-table-cell table:number-columns-repeated="3"/>
          <table:table-cell table:number-columns-spanned="3" table:number-rows-spanned="1" table:style-name="ce67"/>
          <table:covered-table-cell table:number-columns-repeated="2"/>
          <table:table-cell table:number-columns-spanned="3" table:number-rows-spanned="1" table:style-name="ce67"/>
          <table:covered-table-cell table:number-columns-repeated="2"/>
          <table:table-cell table:number-columns-spanned="3" table:number-rows-spanned="1" table:style-name="ce67"/>
          <table:covered-table-cell table:number-columns-repeated="2"/>
          <table:table-cell table:number-columns-spanned="3" table:number-rows-spanned="1" table:style-name="ce67"/>
          <table:covered-table-cell table:number-columns-repeated="2"/>
          <table:table-cell table:number-columns-spanned="3" table:number-rows-spanned="1" table:style-name="ce67"/>
          <table:covered-table-cell table:number-columns-repeated="2"/>
          <table:table-cell table:number-columns-spanned="3" table:number-rows-spanned="1" table:style-name="ce67"/>
          <table:covered-table-cell table:number-columns-repeated="2"/>
          <table:table-cell table:number-columns-spanned="3" table:number-rows-spanned="1" table:style-name="ce67"/>
          <table:covered-table-cell table:number-columns-repeated="2"/>
          <table:table-cell table:number-columns-spanned="3" table:number-rows-spanned="1" table:style-name="ce67"/>
          <table:covered-table-cell table:number-columns-repeated="2"/>
          <table:table-cell table:number-columns-spanned="3" table:number-rows-spanned="1" table:style-name="ce67"/>
          <table:covered-table-cell table:number-columns-repeated="2"/>
          <table:table-cell table:number-columns-spanned="3" table:number-rows-spanned="1" table:style-name="ce67"/>
          <table:covered-table-cell table:number-columns-repeated="2"/>
          <table:table-cell table:style-name="ce127"/>
          <table:table-cell table:number-columns-repeated="16336" table:style-name="ce2"/>
        </table:table-row>
        <table:table-row table:style-name="ro1">
          <table:covered-table-cell/>
          <table:table-cell table:number-columns-repeated="46" table:style-name="ce128"/>
          <table:table-cell table:style-name="ce127"/>
          <table:table-cell table:number-columns-repeated="16336" table:style-name="ce2"/>
        </table:table-row>
        <table:table-row table:style-name="ro1">
          <table:table-cell table:style-name="ce129"/>
          <table:table-cell table:number-columns-repeated="46" table:style-name="ce130"/>
          <table:table-cell table:style-name="ce127"/>
          <table:table-cell table:number-columns-repeated="16336" table:style-name="ce2"/>
        </table:table-row>
        <table:table-row table:number-rows-repeated="1048518" table:style-name="ro6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3_3.$A$1:AT3_3.$F$52" table:base-cell-address="AT3_3.$A$1"/>
        </table:named-expressions>
      </table:table>
      <table:table table:name="AT3_4" table:style-name="ta1">
        <table:table-column table:style-name="co1" table:default-cell-style-name="ce13"/>
        <table:table-column table:style-name="co11" table:default-cell-style-name="ce13"/>
        <table:table-column table:style-name="co12" table:number-columns-repeated="5" table:default-cell-style-name="ce141"/>
        <table:table-column table:style-name="co13" table:number-columns-repeated="2" table:default-cell-style-name="ce13"/>
        <table:table-column table:style-name="co1" table:number-columns-repeated="16375" table:default-cell-style-name="ce13"/>
        <table:table-row table:style-name="ro3">
          <table:table-cell table:style-name="ce2"/>
          <table:table-cell table:style-name="ce80"/>
          <table:table-cell table:number-columns-repeated="5" table:style-name="ce141"/>
          <table:table-cell table:number-columns-repeated="2" table:style-name="ce13"/>
          <table:table-cell table:number-columns-repeated="16375" table:style-name="ce2"/>
        </table:table-row>
        <table:table-row table:style-name="ro11">
          <table:table-cell table:style-name="ce2"/>
          <table:table-cell office:value-type="string" table:style-name="ce14">
            <text:p>Annex Table 3.4: Buying expectations, social and private renters, 2022-23</text:p>
          </table:table-cell>
          <table:table-cell table:number-columns-repeated="2" table:style-name="ce14"/>
          <table:table-cell table:number-columns-repeated="3" table:style-name="ce141"/>
          <table:table-cell table:number-columns-repeated="2" table:style-name="ce13"/>
          <table:table-cell table:number-columns-repeated="16375" table:style-name="ce2"/>
        </table:table-row>
        <table:table-row table:style-name="ro11">
          <table:table-cell table:style-name="ce2"/>
          <table:table-cell table:style-name="ce142"/>
          <table:table-cell table:number-columns-repeated="5" table:style-name="ce141"/>
          <table:table-cell table:number-columns-repeated="2" table:style-name="ce13"/>
          <table:table-cell table:number-columns-repeated="16375" table:style-name="ce2"/>
        </table:table-row>
        <table:table-row table:style-name="ro3">
          <table:table-cell table:style-name="ce2"/>
          <table:table-cell office:value-type="string" table:style-name="ce143">
            <text:p>all renting households</text:p>
          </table:table-cell>
          <table:table-cell table:number-columns-repeated="2" table:style-name="ce144"/>
          <table:table-cell table:number-columns-repeated="3" table:style-name="ce145"/>
          <table:table-cell table:number-columns-repeated="2" table:style-name="ce146"/>
          <table:table-cell table:number-columns-repeated="16375" table:style-name="ce2"/>
        </table:table-row>
        <table:table-row table:style-name="ro12">
          <table:table-cell table:style-name="ce2"/>
          <table:table-cell table:style-name="ce147"/>
          <table:table-cell office:value-type="string" table:style-name="ce148">
            <text:p>private renters</text:p>
          </table:table-cell>
          <table:table-cell office:value-type="string" table:style-name="ce149">
            <text:p>local authority</text:p>
          </table:table-cell>
          <table:table-cell office:value-type="string" table:style-name="ce149">
            <text:p>housing association</text:p>
          </table:table-cell>
          <table:table-cell office:value-type="string" table:style-name="ce148">
            <text:p>all social renters</text:p>
          </table:table-cell>
          <table:table-cell office:value-type="string" table:style-name="ce148">
            <text:p>all<text:s/></text:p>
            <text:p>renters</text:p>
          </table:table-cell>
          <table:table-cell table:number-columns-repeated="2" table:style-name="ce13"/>
          <table:table-cell table:number-columns-repeated="16375" table:style-name="ce2"/>
        </table:table-row>
        <table:table-row table:style-name="ro3">
          <table:table-cell table:style-name="ce2"/>
          <table:table-cell table:style-name="ce82"/>
          <table:table-cell table:number-columns-repeated="3" table:style-name="ce150"/>
          <table:table-cell table:style-name="ce151"/>
          <table:table-cell office:value-type="string" table:style-name="ce85">
            <text:p>thousands of households</text:p>
          </table:table-cell>
          <table:table-cell table:number-columns-repeated="2" table:style-name="ce13"/>
          <table:table-cell table:number-columns-repeated="16375" table:style-name="ce2"/>
        </table:table-row>
        <table:table-row table:style-name="ro3">
          <table:table-cell table:style-name="ce2"/>
          <table:table-cell office:value-type="string" table:style-name="ce152">
            <text:p>expect to buy</text:p>
          </table:table-cell>
          <table:table-cell table:style-name="ce153"/>
          <table:table-cell table:number-columns-repeated="2" table:style-name="ce154"/>
          <table:table-cell table:number-columns-repeated="2" table:style-name="ce153"/>
          <table:table-cell table:number-columns-repeated="2" table:style-name="ce13"/>
          <table:table-cell table:number-columns-repeated="16375" table:style-name="ce2"/>
        </table:table-row>
        <table:table-row table:style-name="ro3">
          <table:table-cell table:style-name="ce2"/>
          <table:table-cell office:value-type="string" table:style-name="ce155">
            <text:p>yes</text:p>
          </table:table-cell>
          <table:table-cell office:value-type="float" office:value="2615.494576651261" table:style-name="ce156">
            <text:p>2,615</text:p>
          </table:table-cell>
          <table:table-cell office:value-type="float" office:value="390.75270681118445" table:style-name="ce156">
            <text:p>391</text:p>
          </table:table-cell>
          <table:table-cell office:value-type="float" office:value="612.36561148159478" table:style-name="ce156">
            <text:p>612</text:p>
          </table:table-cell>
          <table:table-cell office:value-type="float" office:value="1003.1183182927803" table:style-name="ce157">
            <text:p>1,003</text:p>
          </table:table-cell>
          <table:table-cell office:value-type="float" office:value="3618.6128949440454" table:style-name="ce158">
            <text:p>3,619</text:p>
          </table:table-cell>
          <table:table-cell table:number-columns-repeated="2" table:style-name="ce13"/>
          <table:table-cell table:number-columns-repeated="16375" table:style-name="ce2"/>
        </table:table-row>
        <table:table-row table:style-name="ro3">
          <table:table-cell table:style-name="ce2"/>
          <table:table-cell office:value-type="string" table:style-name="ce155">
            <text:p>no</text:p>
          </table:table-cell>
          <table:table-cell office:value-type="float" office:value="1803.1380299806976" table:style-name="ce156">
            <text:p>1,803</text:p>
          </table:table-cell>
          <table:table-cell office:value-type="float" office:value="1122.410929076098" table:style-name="ce156">
            <text:p>1,122</text:p>
          </table:table-cell>
          <table:table-cell office:value-type="float" office:value="1819.893396717616" table:style-name="ce156">
            <text:p>1,820</text:p>
          </table:table-cell>
          <table:table-cell office:value-type="float" office:value="2942.3043257937056" table:style-name="ce157">
            <text:p>2,942</text:p>
          </table:table-cell>
          <table:table-cell office:value-type="float" office:value="4745.4423557744085" table:style-name="ce158">
            <text:p>4,745</text:p>
          </table:table-cell>
          <table:table-cell table:number-columns-repeated="2" table:style-name="ce13"/>
          <table:table-cell table:number-columns-repeated="16375" table:style-name="ce2"/>
        </table:table-row>
        <table:table-row table:style-name="ro3">
          <table:table-cell table:style-name="ce2"/>
          <table:table-cell office:value-type="string" table:style-name="ce159">
            <text:p>all</text:p>
          </table:table-cell>
          <table:table-cell office:value-type="float" office:value="4418.6326066319534" table:style-name="ce158">
            <text:p>4,419</text:p>
          </table:table-cell>
          <table:table-cell office:value-type="float" office:value="1513.1636358872831" table:style-name="ce158">
            <text:p>1,513</text:p>
          </table:table-cell>
          <table:table-cell office:value-type="float" office:value="2432.2590081992084" table:style-name="ce158">
            <text:p>2,432</text:p>
          </table:table-cell>
          <table:table-cell office:value-type="float" office:value="3945.4226440864932" table:style-name="ce158">
            <text:p>3,945</text:p>
          </table:table-cell>
          <table:table-cell office:value-type="float" office:value="8364.0552507184566" table:style-name="ce158">
            <text:p>8,364</text:p>
          </table:table-cell>
          <table:table-cell table:number-columns-repeated="2" table:style-name="ce13"/>
          <table:table-cell table:number-columns-repeated="16375" table:style-name="ce2"/>
        </table:table-row>
        <table:table-row table:style-name="ro3">
          <table:table-cell table:style-name="ce2"/>
          <table:table-cell table:style-name="ce159"/>
          <table:table-cell table:style-name="ce160"/>
          <table:table-cell table:number-columns-repeated="2" table:style-name="ce161"/>
          <table:table-cell table:number-columns-repeated="2" table:style-name="ce160"/>
          <table:table-cell table:number-columns-repeated="2" table:style-name="ce13"/>
          <table:table-cell table:number-columns-repeated="16375" table:style-name="ce2"/>
        </table:table-row>
        <table:table-row table:style-name="ro3">
          <table:table-cell table:style-name="ce2"/>
          <table:table-cell office:value-type="string" table:style-name="ce162">
            <text:p>expect to buy current home</text:p>
          </table:table-cell>
          <table:table-cell table:style-name="ce160"/>
          <table:table-cell table:number-columns-repeated="2" table:style-name="ce161"/>
          <table:table-cell table:number-columns-repeated="2" table:style-name="ce160"/>
          <table:table-cell table:style-name="ce95"/>
          <table:table-cell table:style-name="ce13"/>
          <table:table-cell table:number-columns-repeated="16375" table:style-name="ce2"/>
        </table:table-row>
        <table:table-row table:style-name="ro3">
          <table:table-cell table:style-name="ce2"/>
          <table:table-cell office:value-type="string" table:style-name="ce155">
            <text:p>yes</text:p>
          </table:table-cell>
          <table:table-cell office:value-type="float" office:value="365.82964408023463" table:style-name="ce156">
            <text:p>366</text:p>
          </table:table-cell>
          <table:table-cell office:value-type="float" office:value="205.48031986567361" table:style-name="ce156">
            <text:p>205</text:p>
          </table:table-cell>
          <table:table-cell office:value-type="float" office:value="237.74438769056854" table:style-name="ce156">
            <text:p>238</text:p>
          </table:table-cell>
          <table:table-cell office:value-type="float" office:value="443.22470755624198" table:style-name="ce157">
            <text:p>443</text:p>
          </table:table-cell>
          <table:table-cell office:value-type="float" office:value="809.05435163647667" table:style-name="ce158">
            <text:p>809</text:p>
          </table:table-cell>
          <table:table-cell table:style-name="ce95"/>
          <table:table-cell table:style-name="ce13"/>
          <table:table-cell table:number-columns-repeated="16375" table:style-name="ce2"/>
        </table:table-row>
        <table:table-row table:style-name="ro3">
          <table:table-cell table:style-name="ce2"/>
          <table:table-cell office:value-type="string" table:style-name="ce155">
            <text:p>no</text:p>
          </table:table-cell>
          <table:table-cell office:value-type="float" office:value="2234.0545100756426" table:style-name="ce156">
            <text:p>2,234</text:p>
          </table:table-cell>
          <table:table-cell office:value-type="float" office:value="178.3548195883551" table:style-name="ce156">
            <text:p>178</text:p>
          </table:table-cell>
          <table:table-cell office:value-type="float" office:value="357.62165079256181" table:style-name="ce156">
            <text:p>358</text:p>
          </table:table-cell>
          <table:table-cell office:value-type="float" office:value="535.97647038091748" table:style-name="ce157">
            <text:p>536</text:p>
          </table:table-cell>
          <table:table-cell office:value-type="float" office:value="2770.0309804565604" table:style-name="ce158">
            <text:p>2,770</text:p>
          </table:table-cell>
          <table:table-cell table:number-columns-repeated="2" table:style-name="ce13"/>
          <table:table-cell table:number-columns-repeated="16375" table:style-name="ce2"/>
        </table:table-row>
        <table:table-row table:style-name="ro3">
          <table:table-cell table:style-name="ce2"/>
          <table:table-cell office:value-type="string" table:style-name="ce159">
            <text:p>all</text:p>
          </table:table-cell>
          <table:table-cell office:value-type="float" office:value="2599.8841541558763" table:style-name="ce158">
            <text:p>2,600</text:p>
          </table:table-cell>
          <table:table-cell office:value-type="float" office:value="383.83513945402876" table:style-name="ce158">
            <text:p>384</text:p>
          </table:table-cell>
          <table:table-cell office:value-type="float" office:value="595.36603848313052" table:style-name="ce158">
            <text:p>595</text:p>
          </table:table-cell>
          <table:table-cell office:value-type="float" office:value="979.20117793716042" table:style-name="ce158">
            <text:p>979</text:p>
          </table:table-cell>
          <table:table-cell office:value-type="float" office:value="3579.0853320930414" table:style-name="ce158">
            <text:p>3,579</text:p>
          </table:table-cell>
          <table:table-cell table:number-columns-repeated="2" table:style-name="ce13"/>
          <table:table-cell table:number-columns-repeated="16375" table:style-name="ce2"/>
        </table:table-row>
        <table:table-row table:style-name="ro3">
          <table:table-cell table:style-name="ce2"/>
          <table:table-cell table:style-name="ce155"/>
          <table:table-cell table:number-columns-repeated="4" table:style-name="ce161"/>
          <table:table-cell table:style-name="ce160"/>
          <table:table-cell table:number-columns-repeated="2" table:style-name="ce13"/>
          <table:table-cell table:number-columns-repeated="16375" table:style-name="ce2"/>
        </table:table-row>
        <table:table-row table:style-name="ro3">
          <table:table-cell table:style-name="ce2"/>
          <table:table-cell office:value-type="string" table:style-name="ce162">
            <text:p>how long before expect to buy</text:p>
          </table:table-cell>
          <table:table-cell table:number-columns-repeated="4" table:style-name="ce161"/>
          <table:table-cell table:style-name="ce160"/>
          <table:table-cell table:style-name="ce13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55">
            <text:p>less than 2 years</text:p>
          </table:table-cell>
          <table:table-cell office:value-type="float" office:value="681.71741865524189" table:style-name="ce156">
            <text:p>682</text:p>
          </table:table-cell>
          <table:table-cell office:value-type="float" office:value="53.388349386554481" table:style-name="ce156">
            <text:p>53</text:p>
          </table:table-cell>
          <table:table-cell office:value-type="float" office:value="67.065818783426806" table:style-name="ce156">
            <text:p>67</text:p>
          </table:table-cell>
          <table:table-cell office:value-type="float" office:value="120.45416816998133" table:style-name="ce157">
            <text:p>120</text:p>
          </table:table-cell>
          <table:table-cell office:value-type="float" office:value="802.1715868252237" table:style-name="ce158">
            <text:p>802</text:p>
          </table:table-cell>
          <table:table-cell table:style-name="ce13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55">
            <text:p>2 years but less than 5 years</text:p>
          </table:table-cell>
          <table:table-cell office:value-type="float" office:value="890.96343030330684" table:style-name="ce156">
            <text:p>891</text:p>
          </table:table-cell>
          <table:table-cell office:value-type="float" office:value="133.87449513727017" table:style-name="ce156">
            <text:p>134</text:p>
          </table:table-cell>
          <table:table-cell office:value-type="float" office:value="169.99497032824755" table:style-name="ce156">
            <text:p>170</text:p>
          </table:table-cell>
          <table:table-cell office:value-type="float" office:value="303.86946546551758" table:style-name="ce157">
            <text:p>304</text:p>
          </table:table-cell>
          <table:table-cell office:value-type="float" office:value="1194.8328957688245" table:style-name="ce158">
            <text:p>1,195</text:p>
          </table:table-cell>
          <table:table-cell table:style-name="ce13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55">
            <text:p>5 years but less than 10 years</text:p>
          </table:table-cell>
          <table:table-cell office:value-type="float" office:value="781.53409092980428" table:style-name="ce156">
            <text:p>782</text:p>
          </table:table-cell>
          <table:table-cell office:value-type="float" office:value="88.105995114088017" table:style-name="ce156">
            <text:p>88</text:p>
          </table:table-cell>
          <table:table-cell office:value-type="float" office:value="194.66019298530554" table:style-name="ce156">
            <text:p>195</text:p>
          </table:table-cell>
          <table:table-cell office:value-type="float" office:value="282.76618809939356" table:style-name="ce157">
            <text:p>283</text:p>
          </table:table-cell>
          <table:table-cell office:value-type="float" office:value="1064.3002790291973" table:style-name="ce158">
            <text:p>1,064</text:p>
          </table:table-cell>
          <table:table-cell table:style-name="ce13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55">
            <text:p>10 years or more</text:p>
          </table:table-cell>
          <table:table-cell office:value-type="float" office:value="225.5956270393915" table:style-name="ce163">
            <text:p>226</text:p>
          </table:table-cell>
          <table:table-cell office:value-type="float" office:value="97.22154760660159" table:style-name="ce163">
            <text:p>97</text:p>
          </table:table-cell>
          <table:table-cell office:value-type="float" office:value="139.94436547456249" table:style-name="ce163">
            <text:p>140</text:p>
          </table:table-cell>
          <table:table-cell office:value-type="float" office:value="237.16591308116412" table:style-name="ce163">
            <text:p>237</text:p>
          </table:table-cell>
          <table:table-cell office:value-type="float" office:value="462.76154012055565" table:style-name="ce164">
            <text:p>463</text:p>
          </table:table-cell>
          <table:table-cell table:style-name="ce13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65">
            <text:p>all</text:p>
          </table:table-cell>
          <table:table-cell office:value-type="float" office:value="2579.8105669277447" table:style-name="ce166">
            <text:p>2,580</text:p>
          </table:table-cell>
          <table:table-cell office:value-type="float" office:value="372.5903872445142" table:style-name="ce166">
            <text:p>373</text:p>
          </table:table-cell>
          <table:table-cell office:value-type="float" office:value="571.66534757154227" table:style-name="ce166">
            <text:p>572</text:p>
          </table:table-cell>
          <table:table-cell office:value-type="float" office:value="944.25573481605738" table:style-name="ce166">
            <text:p>944</text:p>
          </table:table-cell>
          <table:table-cell office:value-type="float" office:value="3524.0663017438064" table:style-name="ce166">
            <text:p>3,524</text:p>
          </table:table-cell>
          <table:table-cell table:style-name="ce13"/>
          <table:table-cell table:number-columns-repeated="16376" table:style-name="ce2"/>
        </table:table-row>
        <table:table-row table:style-name="ro3">
          <table:table-cell table:style-name="ce2"/>
          <table:table-cell table:style-name="ce82"/>
          <table:table-cell table:number-columns-repeated="3" table:style-name="ce150"/>
          <table:table-cell table:style-name="ce151"/>
          <table:table-cell office:value-type="string" table:style-name="ce85">
            <text:p>percentages</text:p>
          </table:table-cell>
          <table:table-cell table:style-name="ce13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52">
            <text:p>expect to buy</text:p>
          </table:table-cell>
          <table:table-cell table:style-name="ce153"/>
          <table:table-cell table:number-columns-repeated="2" table:style-name="ce154"/>
          <table:table-cell table:number-columns-repeated="2" table:style-name="ce153"/>
          <table:table-cell table:style-name="ce13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55">
            <text:p>yes</text:p>
          </table:table-cell>
          <table:table-cell office:value-type="float" office:value="59.192397501563008" table:style-name="ce26">
            <text:p>59.2</text:p>
          </table:table-cell>
          <table:table-cell office:value-type="float" office:value="25.823559167284397" table:style-name="ce26">
            <text:p>25.8</text:p>
          </table:table-cell>
          <table:table-cell office:value-type="float" office:value="25.176825717051283" table:style-name="ce26">
            <text:p>25.2</text:p>
          </table:table-cell>
          <table:table-cell office:value-type="float" office:value="25.424863412194416" table:style-name="ce26">
            <text:p>25.4</text:p>
          </table:table-cell>
          <table:table-cell office:value-type="float" office:value="43.263856902824898" table:style-name="ce58">
            <text:p>43.3</text:p>
          </table:table-cell>
          <table:table-cell table:style-name="ce103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55">
            <text:p>no</text:p>
          </table:table-cell>
          <table:table-cell office:value-type="float" office:value="40.807602498437106" table:style-name="ce26">
            <text:p>40.8</text:p>
          </table:table-cell>
          <table:table-cell office:value-type="float" office:value="74.176440832715556" table:style-name="ce26">
            <text:p>74.2</text:p>
          </table:table-cell>
          <table:table-cell office:value-type="float" office:value="74.823174282948813" table:style-name="ce26">
            <text:p>74.8</text:p>
          </table:table-cell>
          <table:table-cell office:value-type="float" office:value="74.575136587805403" table:style-name="ce26">
            <text:p>74.6</text:p>
          </table:table-cell>
          <table:table-cell office:value-type="float" office:value="56.736143097175074" table:style-name="ce58">
            <text:p>56.7</text:p>
          </table:table-cell>
          <table:table-cell table:style-name="ce13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59">
            <text:p>all</text:p>
          </table:table-cell>
          <table:table-cell office:value-type="float" office:value="100" table:style-name="ce58">
            <text:p>100.0</text:p>
          </table:table-cell>
          <table:table-cell office:value-type="float" office:value="100" table:style-name="ce58">
            <text:p>100.0</text:p>
          </table:table-cell>
          <table:table-cell office:value-type="float" office:value="100" table:style-name="ce58">
            <text:p>100.0</text:p>
          </table:table-cell>
          <table:table-cell office:value-type="float" office:value="100" table:style-name="ce58">
            <text:p>100.0</text:p>
          </table:table-cell>
          <table:table-cell office:value-type="float" office:value="100" table:style-name="ce58">
            <text:p>100.0</text:p>
          </table:table-cell>
          <table:table-cell table:style-name="ce13"/>
          <table:table-cell table:number-columns-repeated="16376" table:style-name="ce2"/>
        </table:table-row>
        <table:table-row table:style-name="ro3">
          <table:table-cell table:style-name="ce2"/>
          <table:table-cell table:style-name="ce159"/>
          <table:table-cell table:style-name="ce2"/>
          <table:table-cell table:style-name="ce167"/>
          <table:table-cell table:number-columns-repeated="2" table:style-name="ce2"/>
          <table:table-cell table:style-name="ce168"/>
          <table:table-cell table:style-name="ce13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62">
            <text:p>expect to buy current home</text:p>
          </table:table-cell>
          <table:table-cell table:style-name="ce2"/>
          <table:table-cell table:style-name="ce167"/>
          <table:table-cell table:number-columns-repeated="2" table:style-name="ce2"/>
          <table:table-cell table:style-name="ce168"/>
          <table:table-cell table:style-name="ce13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55">
            <text:p>yes</text:p>
          </table:table-cell>
          <table:table-cell office:value-type="float" office:value="14.070997874865363" table:style-name="ce26">
            <text:p>14.1</text:p>
          </table:table-cell>
          <table:table-cell office:value-type="float" office:value="53.533483192276506" table:style-name="ce26">
            <text:p>53.5</text:p>
          </table:table-cell>
          <table:table-cell office:value-type="float" office:value="39.932473860331712" table:style-name="ce26">
            <text:p>39.9</text:p>
          </table:table-cell>
          <table:table-cell office:value-type="float" office:value="45.263906696881612" table:style-name="ce26">
            <text:p>45.3</text:p>
          </table:table-cell>
          <table:table-cell office:value-type="float" office:value="22.60505901834264" table:style-name="ce58">
            <text:p>22.6</text:p>
          </table:table-cell>
          <table:table-cell table:style-name="ce13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55">
            <text:p>no</text:p>
          </table:table-cell>
          <table:table-cell office:value-type="float" office:value="85.929002125134673" table:style-name="ce26">
            <text:p>85.9</text:p>
          </table:table-cell>
          <table:table-cell office:value-type="float" office:value="46.466516807723472" table:style-name="ce26">
            <text:p>46.5</text:p>
          </table:table-cell>
          <table:table-cell office:value-type="float" office:value="60.06752613966826" table:style-name="ce26">
            <text:p>60.1</text:p>
          </table:table-cell>
          <table:table-cell office:value-type="float" office:value="54.736093303118295" table:style-name="ce26">
            <text:p>54.7</text:p>
          </table:table-cell>
          <table:table-cell office:value-type="float" office:value="77.394940981657228" table:style-name="ce58">
            <text:p>77.4</text:p>
          </table:table-cell>
          <table:table-cell table:style-name="ce13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59">
            <text:p>all</text:p>
          </table:table-cell>
          <table:table-cell office:value-type="float" office:value="100" table:style-name="ce58">
            <text:p>100.0</text:p>
          </table:table-cell>
          <table:table-cell office:value-type="float" office:value="100" table:style-name="ce58">
            <text:p>100.0</text:p>
          </table:table-cell>
          <table:table-cell office:value-type="float" office:value="100" table:style-name="ce58">
            <text:p>100.0</text:p>
          </table:table-cell>
          <table:table-cell office:value-type="float" office:value="100" table:style-name="ce58">
            <text:p>100.0</text:p>
          </table:table-cell>
          <table:table-cell office:value-type="float" office:value="100" table:style-name="ce58">
            <text:p>100.0</text:p>
          </table:table-cell>
          <table:table-cell table:style-name="ce13"/>
          <table:table-cell table:number-columns-repeated="16376" table:style-name="ce2"/>
        </table:table-row>
        <table:table-row table:style-name="ro3">
          <table:table-cell table:style-name="ce2"/>
          <table:table-cell table:style-name="ce155"/>
          <table:table-cell table:style-name="ce2"/>
          <table:table-cell table:style-name="ce168"/>
          <table:table-cell table:number-columns-repeated="2" table:style-name="ce2"/>
          <table:table-cell table:style-name="ce168"/>
          <table:table-cell table:style-name="ce13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62">
            <text:p>how long before expect to buy</text:p>
          </table:table-cell>
          <table:table-cell table:style-name="ce2"/>
          <table:table-cell table:style-name="ce168"/>
          <table:table-cell table:number-columns-repeated="2" table:style-name="ce2"/>
          <table:table-cell table:style-name="ce168"/>
          <table:table-cell table:style-name="ce13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55">
            <text:p>less than 2 years</text:p>
          </table:table-cell>
          <table:table-cell office:value-type="float" office:value="26.425095989396162" table:style-name="ce26">
            <text:p>26.4</text:p>
          </table:table-cell>
          <table:table-cell office:value-type="float" office:value="14.328965860173446" table:style-name="ce26">
            <text:p>14.3</text:p>
          </table:table-cell>
          <table:table-cell office:value-type="float" office:value="11.731657178159415" table:style-name="ce26">
            <text:p>11.7</text:p>
          </table:table-cell>
          <table:table-cell office:value-type="float" office:value="12.75651963008157" table:style-name="ce26">
            <text:p>12.8</text:p>
          </table:table-cell>
          <table:table-cell office:value-type="float" office:value="22.762670112883143" table:style-name="ce58">
            <text:p>22.8</text:p>
          </table:table-cell>
          <table:table-cell table:style-name="ce13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55">
            <text:p>2 years but less than 5 years</text:p>
          </table:table-cell>
          <table:table-cell office:value-type="float" office:value="34.536002050892478" table:style-name="ce26">
            <text:p>34.5</text:p>
          </table:table-cell>
          <table:table-cell office:value-type="float" office:value="35.930743175457827" table:style-name="ce26">
            <text:p>35.9</text:p>
          </table:table-cell>
          <table:table-cell office:value-type="float" office:value="29.736798119807879" table:style-name="ce26">
            <text:p>29.7</text:p>
          </table:table-cell>
          <table:table-cell office:value-type="float" office:value="32.180844051184067" table:style-name="ce26">
            <text:p>32.2</text:p>
          </table:table-cell>
          <table:table-cell office:value-type="float" office:value="33.904949381275486" table:style-name="ce58">
            <text:p>33.9</text:p>
          </table:table-cell>
          <table:table-cell table:style-name="ce13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55">
            <text:p>5 years but less than 10 years</text:p>
          </table:table-cell>
          <table:table-cell office:value-type="float" office:value="30.294243342856014" table:style-name="ce26">
            <text:p>30.3</text:p>
          </table:table-cell>
          <table:table-cell office:value-type="float" office:value="23.646878215424287" table:style-name="ce26">
            <text:p>23.6</text:p>
          </table:table-cell>
          <table:table-cell office:value-type="float" office:value="34.051424283845435" table:style-name="ce26">
            <text:p>34.1</text:p>
          </table:table-cell>
          <table:table-cell office:value-type="float" office:value="29.945932830842363" table:style-name="ce26">
            <text:p>29.9</text:p>
          </table:table-cell>
          <table:table-cell office:value-type="float" office:value="30.200915303510374" table:style-name="ce58">
            <text:p>30.2</text:p>
          </table:table-cell>
          <table:table-cell table:style-name="ce13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55">
            <text:p>10 years or more</text:p>
          </table:table-cell>
          <table:table-cell office:value-type="float" office:value="8.7446586168553342" table:style-name="ce26">
            <text:p>8.7</text:p>
          </table:table-cell>
          <table:table-cell office:value-type="float" office:value="26.093412748944456" table:style-name="ce26">
            <text:p>26.1</text:p>
          </table:table-cell>
          <table:table-cell office:value-type="float" office:value="24.480120418187294" table:style-name="ce26">
            <text:p>24.5</text:p>
          </table:table-cell>
          <table:table-cell office:value-type="float" office:value="25.116703487891918" table:style-name="ce26">
            <text:p>25.1</text:p>
          </table:table-cell>
          <table:table-cell office:value-type="float" office:value="13.131465202330849" table:style-name="ce58">
            <text:p>13.1</text:p>
          </table:table-cell>
          <table:table-cell table:style-name="ce13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65">
            <text:p>all</text:p>
          </table:table-cell>
          <table:table-cell office:value-type="float" office:value="100" table:style-name="ce169">
            <text:p>100.0</text:p>
          </table:table-cell>
          <table:table-cell office:value-type="float" office:value="100" table:style-name="ce169">
            <text:p>100.0</text:p>
          </table:table-cell>
          <table:table-cell office:value-type="float" office:value="100" table:style-name="ce169">
            <text:p>100.0</text:p>
          </table:table-cell>
          <table:table-cell office:value-type="float" office:value="100" table:style-name="ce169">
            <text:p>100.0</text:p>
          </table:table-cell>
          <table:table-cell office:value-type="float" office:value="100" table:style-name="ce169">
            <text:p>100.0</text:p>
          </table:table-cell>
          <table:table-cell table:style-name="ce13"/>
          <table:table-cell table:number-columns-repeated="16376" table:style-name="ce2"/>
        </table:table-row>
        <table:table-row table:style-name="ro3">
          <table:table-cell table:style-name="ce2"/>
          <table:table-cell table:style-name="ce159"/>
          <table:table-cell table:number-columns-repeated="4" table:style-name="ce141"/>
          <table:table-cell office:value-type="string" table:style-name="ce85">
            <text:p>sample size</text:p>
          </table:table-cell>
          <table:table-cell table:style-name="ce13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70">
            <text:p>expect to buy</text:p>
          </table:table-cell>
          <table:table-cell office:value-type="float" office:value="2473" table:style-name="ce171">
            <text:p>2,473</text:p>
          </table:table-cell>
          <table:table-cell office:value-type="float" office:value="1401" table:style-name="ce135">
            <text:p><text:s/>1,401<text:s/></text:p>
          </table:table-cell>
          <table:table-cell office:value-type="float" office:value="2217" table:style-name="ce135">
            <text:p><text:s/>2,217<text:s/></text:p>
          </table:table-cell>
          <table:table-cell office:value-type="float" office:value="3618" table:style-name="ce135">
            <text:p><text:s/>3,618<text:s/></text:p>
          </table:table-cell>
          <table:table-cell office:value-type="float" office:value="6091" table:style-name="ce135">
            <text:p><text:s/>6,091<text:s/></text:p>
          </table:table-cell>
          <table:table-cell table:style-name="ce104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70">
            <text:p>expect to buy current home</text:p>
          </table:table-cell>
          <table:table-cell office:value-type="float" office:value="1424" table:style-name="ce171">
            <text:p>1,424</text:p>
          </table:table-cell>
          <table:table-cell office:value-type="float" office:value="301" table:style-name="ce135">
            <text:p><text:s/>301<text:s/></text:p>
          </table:table-cell>
          <table:table-cell office:value-type="float" office:value="453" table:style-name="ce135">
            <text:p><text:s/>453<text:s/></text:p>
          </table:table-cell>
          <table:table-cell office:value-type="float" office:value="754" table:style-name="ce135">
            <text:p><text:s/>754<text:s/></text:p>
          </table:table-cell>
          <table:table-cell office:value-type="float" office:value="2178" table:style-name="ce135">
            <text:p><text:s/>2,178<text:s/></text:p>
          </table:table-cell>
          <table:table-cell table:style-name="ce104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172">
            <text:p>how long before expect to buy</text:p>
          </table:table-cell>
          <table:table-cell office:value-type="float" office:value="1410" table:style-name="ce173">
            <text:p>1,410</text:p>
          </table:table-cell>
          <table:table-cell office:value-type="float" office:value="291" table:style-name="ce174">
            <text:p><text:s/>291<text:s/></text:p>
          </table:table-cell>
          <table:table-cell office:value-type="float" office:value="441" table:style-name="ce174">
            <text:p><text:s/>441<text:s/></text:p>
          </table:table-cell>
          <table:table-cell office:value-type="float" office:value="732" table:style-name="ce174">
            <text:p><text:s/>732<text:s/></text:p>
          </table:table-cell>
          <table:table-cell office:value-type="float" office:value="2142" table:style-name="ce174">
            <text:p><text:s/>2,142<text:s/></text:p>
          </table:table-cell>
          <table:table-cell table:style-name="ce104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64">
            <text:p>Note: excludes non-response cases and renters who already own property</text:p>
          </table:table-cell>
          <table:table-cell table:number-columns-repeated="5" table:style-name="ce141"/>
          <table:table-cell table:style-name="ce13"/>
          <table:table-cell table:number-columns-repeated="16376" table:style-name="ce2"/>
        </table:table-row>
        <table:table-row table:style-name="ro3">
          <table:table-cell table:style-name="ce2"/>
          <table:table-cell office:value-type="string" table:style-name="ce64">
            <text:p>Source: English Housing Survey, full household sample</text:p>
          </table:table-cell>
          <table:table-cell table:number-columns-repeated="5" table:style-name="ce141"/>
          <table:table-cell table:style-name="ce13"/>
          <table:table-cell table:number-columns-repeated="16376" table:style-name="ce2"/>
        </table:table-row>
        <table:table-row table:number-rows-repeated="3" table:style-name="ro1">
          <table:table-cell table:style-name="ce2"/>
          <table:table-cell table:style-name="ce13"/>
          <table:table-cell table:number-columns-repeated="5" table:style-name="ce141"/>
          <table:table-cell table:style-name="ce13"/>
          <table:table-cell table:number-columns-repeated="16376" table:style-name="ce2"/>
        </table:table-row>
        <table:table-row table:style-name="ro13">
          <table:table-cell table:number-columns-repeated="16384"/>
        </table:table-row>
        <table:table-row table:number-rows-repeated="1048527" table:style-name="ro6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3_4.$A$1:AT3_4.$H$46" table:base-cell-address="AT3_4.$A$1"/>
        </table:named-expressions>
      </table:table>
      <table:table table:name="AT3_5" table:style-name="ta1">
        <table:table-column table:style-name="co1" table:default-cell-style-name="ce13"/>
        <table:table-column table:style-name="co14" table:default-cell-style-name="ce13"/>
        <table:table-column table:style-name="co12" table:number-columns-repeated="3" table:default-cell-style-name="ce13"/>
        <table:table-column table:style-name="co15" table:default-cell-style-name="ce13"/>
        <table:table-column table:style-name="co12" table:number-columns-repeated="3" table:default-cell-style-name="ce13"/>
        <table:table-column table:style-name="co6" table:default-cell-style-name="ce13"/>
        <table:table-column table:style-name="co16" table:number-columns-repeated="2" table:default-cell-style-name="ce13"/>
        <table:table-column table:style-name="co1" table:number-columns-repeated="7" table:default-cell-style-name="ce13"/>
        <table:table-column table:style-name="co16" table:number-columns-repeated="8" table:default-cell-style-name="ce13"/>
        <table:table-column table:style-name="co17" table:default-cell-style-name="ce13"/>
        <table:table-column table:style-name="co16" table:number-columns-repeated="2" table:default-cell-style-name="ce13"/>
        <table:table-column table:style-name="co1" table:default-cell-style-name="ce13"/>
        <table:table-column table:style-name="co10" table:number-columns-repeated="16353" table:default-cell-style-name="ce13"/>
        <table:table-row table:style-name="ro3">
          <table:table-cell table:style-name="ce2"/>
          <table:table-cell table:style-name="ce80"/>
          <table:table-cell table:number-columns-repeated="14" table:style-name="ce13"/>
          <table:table-cell table:number-columns-repeated="16368" table:style-name="ce2"/>
        </table:table-row>
        <table:table-row table:style-name="ro2">
          <table:table-cell table:style-name="ce2"/>
          <table:table-cell office:value-type="string" table:style-name="ce14">
            <text:p>Annex Table 3.5: Number and proportion of renters who expect to buy, 2008-09 to 2022-23</text:p>
          </table:table-cell>
          <table:table-cell table:number-columns-repeated="5" table:style-name="ce14"/>
          <table:table-cell table:number-columns-repeated="9" table:style-name="ce13"/>
          <table:table-cell table:number-columns-repeated="16368" table:style-name="ce2"/>
        </table:table-row>
        <table:table-row table:style-name="ro1">
          <table:table-cell table:style-name="ce2"/>
          <table:table-cell table:style-name="ce175"/>
          <table:table-cell table:style-name="ce95"/>
          <table:table-cell table:number-columns-repeated="13" table:style-name="ce13"/>
          <table:table-cell table:number-columns-repeated="16368" table:style-name="ce2"/>
        </table:table-row>
        <table:table-row table:style-name="ro1">
          <table:table-cell table:style-name="ce2"/>
          <table:table-cell office:value-type="string" table:style-name="ce143">
            <text:p>all renting households</text:p>
          </table:table-cell>
          <table:table-cell table:number-columns-repeated="2" table:style-name="ce176"/>
          <table:table-cell table:number-columns-repeated="3" table:style-name="ce177"/>
          <table:table-cell table:number-columns-repeated="3" table:style-name="ce146"/>
          <table:table-cell table:number-columns-repeated="6" table:style-name="ce13"/>
          <table:table-cell table:number-columns-repeated="16368" table:style-name="ce2"/>
        </table:table-row>
        <table:table-row table:style-name="ro4">
          <table:table-cell table:style-name="ce2"/>
          <table:table-cell table:style-name="ce147"/>
          <table:table-cell office:value-type="string" table:style-name="ce148">
            <text:p>private renters</text:p>
          </table:table-cell>
          <table:table-cell office:value-type="string" table:style-name="ce149">
            <text:p>local authority</text:p>
          </table:table-cell>
          <table:table-cell office:value-type="string" table:style-name="ce149">
            <text:p>housing association</text:p>
          </table:table-cell>
          <table:table-cell office:value-type="string" table:style-name="ce148">
            <text:p>all social renters</text:p>
          </table:table-cell>
          <table:table-cell office:value-type="string" table:style-name="ce148">
            <text:p>all<text:s/></text:p>
            <text:p>renters</text:p>
          </table:table-cell>
          <table:table-cell table:style-name="ce13"/>
          <table:table-cell table:style-name="ce80"/>
          <table:table-cell table:style-name="ce86"/>
          <table:table-cell table:number-columns-repeated="6" table:style-name="ce13"/>
          <table:table-cell table:number-columns-repeated="16368" table:style-name="ce2"/>
        </table:table-row>
        <table:table-row table:style-name="ro1">
          <table:table-cell table:style-name="ce2"/>
          <table:table-cell table:style-name="ce82"/>
          <table:table-cell table:number-columns-repeated="3" table:style-name="ce83"/>
          <table:table-cell table:style-name="ce89"/>
          <table:table-cell office:value-type="string" table:style-name="ce85">
            <text:p>thousands of households</text:p>
          </table:table-cell>
          <table:table-cell table:style-name="ce13"/>
          <table:table-cell table:number-columns-repeated="2" table:style-name="ce86"/>
          <table:table-cell table:number-columns-repeated="6" table:style-name="ce13"/>
          <table:table-cell table:number-columns-repeated="16368" table:style-name="ce2"/>
        </table:table-row>
        <table:table-row table:style-name="ro1">
          <table:table-cell table:style-name="ce2"/>
          <table:table-cell table:style-name="ce82"/>
          <table:table-cell table:number-columns-repeated="3" table:style-name="ce83"/>
          <table:table-cell table:style-name="ce89"/>
          <table:table-cell table:style-name="ce85"/>
          <table:table-cell table:style-name="ce13"/>
          <table:table-cell table:number-columns-repeated="2" table:style-name="ce86"/>
          <table:table-cell table:number-columns-repeated="6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78">
            <text:p>2008-09</text:p>
          </table:table-cell>
          <table:table-cell office:value-type="float" office:value="1573.0262011990001" table:style-name="ce153">
            <text:p><text:s/>1,573<text:s/></text:p>
          </table:table-cell>
          <table:table-cell office:value-type="float" office:value="551.93985903816974" table:style-name="ce154">
            <text:p><text:s/>552<text:s/></text:p>
          </table:table-cell>
          <table:table-cell office:value-type="float" office:value="465.23539309215568" table:style-name="ce154">
            <text:p><text:s/>465<text:s/></text:p>
          </table:table-cell>
          <table:table-cell office:value-type="float" office:value="1017.1752521303257" table:style-name="ce153">
            <text:p><text:s/>1,017<text:s/></text:p>
          </table:table-cell>
          <table:table-cell office:value-type="float" office:value="2590.2014533293191" table:style-name="ce153">
            <text:p><text:s/>2,590<text:s/></text:p>
          </table:table-cell>
          <table:table-cell table:style-name="ce13"/>
          <table:table-cell table:number-columns-repeated="2" table:style-name="ce86"/>
          <table:table-cell table:style-name="ce82"/>
          <table:table-cell table:style-name="ce163"/>
          <table:table-cell table:number-columns-repeated="3" table:style-name="ce179"/>
          <table:table-cell table:style-name="ce16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78">
            <text:p>2009-10</text:p>
          </table:table-cell>
          <table:table-cell office:value-type="float" office:value="1777.4914969086255" table:style-name="ce153">
            <text:p><text:s/>1,777<text:s/></text:p>
          </table:table-cell>
          <table:table-cell office:value-type="float" office:value="427.83896951121056" table:style-name="ce154">
            <text:p><text:s/>428<text:s/></text:p>
          </table:table-cell>
          <table:table-cell office:value-type="float" office:value="449.77016681707278" table:style-name="ce154">
            <text:p><text:s/>450<text:s/></text:p>
          </table:table-cell>
          <table:table-cell office:value-type="float" office:value="877.60913632828442" table:style-name="ce153">
            <text:p><text:s/>878<text:s/></text:p>
          </table:table-cell>
          <table:table-cell office:value-type="float" office:value="2655.1006332369102" table:style-name="ce153">
            <text:p><text:s/>2,655<text:s/></text:p>
          </table:table-cell>
          <table:table-cell table:style-name="ce13"/>
          <table:table-cell table:number-columns-repeated="2" table:style-name="ce86"/>
          <table:table-cell table:number-columns-repeated="6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178">
            <text:p>2010-11</text:p>
          </table:table-cell>
          <table:table-cell office:value-type="float" office:value="1916.2912005042488" table:style-name="ce153">
            <text:p><text:s/>1,916<text:s/></text:p>
          </table:table-cell>
          <table:table-cell office:value-type="float" office:value="399.59043858908802" table:style-name="ce154">
            <text:p><text:s/>400<text:s/></text:p>
          </table:table-cell>
          <table:table-cell office:value-type="float" office:value="455.24685598493767" table:style-name="ce154">
            <text:p><text:s/>455<text:s/></text:p>
          </table:table-cell>
          <table:table-cell office:value-type="float" office:value="854.83729457402455" table:style-name="ce153">
            <text:p><text:s/>855<text:s/></text:p>
          </table:table-cell>
          <table:table-cell office:value-type="float" office:value="2771.1284950782688" table:style-name="ce153">
            <text:p><text:s/>2,771<text:s/></text:p>
          </table:table-cell>
          <table:table-cell table:number-columns-repeated="9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82">
            <text:p>2011-12</text:p>
          </table:table-cell>
          <table:table-cell office:value-type="float" office:value="2162.6566019227371" table:style-name="ce153">
            <text:p><text:s/>2,163<text:s/></text:p>
          </table:table-cell>
          <table:table-cell office:value-type="float" office:value="377.06968608079859" table:style-name="ce154">
            <text:p><text:s/>377<text:s/></text:p>
          </table:table-cell>
          <table:table-cell office:value-type="float" office:value="385.7077639866672" table:style-name="ce154">
            <text:p><text:s/>386<text:s/></text:p>
          </table:table-cell>
          <table:table-cell office:value-type="float" office:value="762.77745006746602" table:style-name="ce153">
            <text:p><text:s/>763<text:s/></text:p>
          </table:table-cell>
          <table:table-cell office:value-type="float" office:value="2925.4340519901984" table:style-name="ce153">
            <text:p><text:s/>2,925<text:s/></text:p>
          </table:table-cell>
          <table:table-cell table:number-columns-repeated="9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82">
            <text:p>2012-13</text:p>
          </table:table-cell>
          <table:table-cell office:value-type="float" office:value="2256.1758686250423" table:style-name="ce153">
            <text:p><text:s/>2,256<text:s/></text:p>
          </table:table-cell>
          <table:table-cell office:value-type="float" office:value="428.74800712897746" table:style-name="ce154">
            <text:p><text:s/>429<text:s/></text:p>
          </table:table-cell>
          <table:table-cell office:value-type="float" office:value="387.21699674148601" table:style-name="ce154">
            <text:p><text:s/>387<text:s/></text:p>
          </table:table-cell>
          <table:table-cell office:value-type="float" office:value="815.96500387046285" table:style-name="ce153">
            <text:p><text:s/>816<text:s/></text:p>
          </table:table-cell>
          <table:table-cell office:value-type="float" office:value="3072.1408724955058" table:style-name="ce153">
            <text:p><text:s/>3,072<text:s/></text:p>
          </table:table-cell>
          <table:table-cell table:number-columns-repeated="9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82">
            <text:p>2013-14</text:p>
          </table:table-cell>
          <table:table-cell office:value-type="float" office:value="2521.69820337075" table:style-name="ce153">
            <text:p><text:s/>2,522<text:s/></text:p>
          </table:table-cell>
          <table:table-cell office:value-type="float" office:value="428.88624688672456" table:style-name="ce154">
            <text:p><text:s/>429<text:s/></text:p>
          </table:table-cell>
          <table:table-cell office:value-type="float" office:value="540.64649124336972" table:style-name="ce154">
            <text:p><text:s/>541<text:s/></text:p>
          </table:table-cell>
          <table:table-cell office:value-type="float" office:value="969.53273813009628" table:style-name="ce153">
            <text:p><text:s/>970<text:s/></text:p>
          </table:table-cell>
          <table:table-cell office:value-type="float" office:value="3491.2309415008458" table:style-name="ce153">
            <text:p><text:s/>3,491<text:s/></text:p>
          </table:table-cell>
          <table:table-cell table:number-columns-repeated="9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82">
            <text:p>2014-15</text:p>
          </table:table-cell>
          <table:table-cell office:value-type="float" office:value="2330.3319917188874" table:style-name="ce153">
            <text:p><text:s/>2,330<text:s/></text:p>
          </table:table-cell>
          <table:table-cell office:value-type="float" office:value="398.04233131675136" table:style-name="ce154">
            <text:p><text:s/>398<text:s/></text:p>
          </table:table-cell>
          <table:table-cell office:value-type="float" office:value="513.10060487083797" table:style-name="ce154">
            <text:p><text:s/>513<text:s/></text:p>
          </table:table-cell>
          <table:table-cell office:value-type="float" office:value="911.1429361875895" table:style-name="ce153">
            <text:p><text:s/>911<text:s/></text:p>
          </table:table-cell>
          <table:table-cell office:value-type="float" office:value="3241.4749279064745" table:style-name="ce153">
            <text:p><text:s/>3,241<text:s/></text:p>
          </table:table-cell>
          <table:table-cell table:number-columns-repeated="9" table:style-name="ce13"/>
          <table:table-cell table:number-columns-repeated="16368" table:style-name="ce2"/>
        </table:table-row>
        <table:table-row table:style-name="ro1">
          <table:table-cell table:style-name="ce2"/>
          <table:table-cell office:value-type="string" table:style-name="ce82">
            <text:p>2015-16</text:p>
          </table:table-cell>
          <table:table-cell office:value-type="float" office:value="2574.4412016385477" table:style-name="ce153">
            <text:p><text:s/>2,574<text:s/></text:p>
          </table:table-cell>
          <table:table-cell office:value-type="float" office:value="433.27148071987807" table:style-name="ce154">
            <text:p><text:s/>433<text:s/></text:p>
          </table:table-cell>
          <table:table-cell office:value-type="float" office:value="602.64729371117414" table:style-name="ce154">
            <text:p><text:s/>603<text:s/></text:p>
          </table:table-cell>
          <table:table-cell office:value-type="float" office:value="1035.9187744310525" table:style-name="ce153">
            <text:p><text:s/>1,036<text:s/></text:p>
          </table:table-cell>
          <table:table-cell office:value-type="float" office:value="3610.3599760695997" table:style-name="ce153">
            <text:p><text:s/>3,610<text:s/></text:p>
          </table:table-cell>
          <table:table-cell table:number-columns-repeated="9" table:style-name="ce13"/>
          <table:table-cell table:number-columns-repeated="16368" table:style-name="ce2"/>
        </table:table-row>
        <table:table-row table:style-name="ro1">
          <table:table-cell table:style-name="ce2"/>
          <table:table-cell office:value-type="string" table:style-name="ce82">
            <text:p>2016-17</text:p>
          </table:table-cell>
          <table:table-cell office:value-type="float" office:value="2679.5531190216711" table:style-name="ce153">
            <text:p><text:s/>2,680<text:s/></text:p>
          </table:table-cell>
          <table:table-cell office:value-type="float" office:value="469.39678684344938" table:style-name="ce154">
            <text:p><text:s/>469<text:s/></text:p>
          </table:table-cell>
          <table:table-cell office:value-type="float" office:value="689.62784659961687" table:style-name="ce154">
            <text:p><text:s/>690<text:s/></text:p>
          </table:table-cell>
          <table:table-cell office:value-type="float" office:value="1159.0246334430665" table:style-name="ce153">
            <text:p><text:s/>1,159<text:s/></text:p>
          </table:table-cell>
          <table:table-cell office:value-type="float" office:value="3838.5777524647428" table:style-name="ce153">
            <text:p><text:s/>3,839<text:s/></text:p>
          </table:table-cell>
          <table:table-cell table:number-columns-repeated="9" table:style-name="ce13"/>
          <table:table-cell table:number-columns-repeated="16368" table:style-name="ce2"/>
        </table:table-row>
        <table:table-row table:style-name="ro3">
          <table:table-cell table:style-name="ce2"/>
          <table:table-cell office:value-type="string" table:style-name="ce82">
            <text:p>2017-18</text:p>
          </table:table-cell>
          <table:table-cell office:value-type="float" office:value="2496.82359794474" table:style-name="ce153">
            <text:p><text:s/>2,497<text:s/></text:p>
          </table:table-cell>
          <table:table-cell office:value-type="float" office:value="406.43179262249146" table:style-name="ce154">
            <text:p><text:s/>406<text:s/></text:p>
          </table:table-cell>
          <table:table-cell office:value-type="float" office:value="582.3710476211952" table:style-name="ce154">
            <text:p><text:s/>582<text:s/></text:p>
          </table:table-cell>
          <table:table-cell office:value-type="float" office:value="988.802840243687" table:style-name="ce153">
            <text:p><text:s/>989<text:s/></text:p>
          </table:table-cell>
          <table:table-cell office:value-type="float" office:value="3485.6264381884298" table:style-name="ce153">
            <text:p><text:s/>3,486<text:s/></text:p>
          </table:table-cell>
          <table:table-cell table:number-columns-repeated="7" table:style-name="ce13"/>
          <table:table-cell table:number-columns-repeated="16370" table:style-name="ce2"/>
        </table:table-row>
        <table:table-row table:style-name="ro3">
          <table:table-cell table:style-name="ce2"/>
          <table:table-cell office:value-type="string" table:style-name="ce82">
            <text:p>2018-19</text:p>
          </table:table-cell>
          <table:table-cell office:value-type="float" office:value="2416.8072979430299" table:style-name="ce153">
            <text:p><text:s/>2,417<text:s/></text:p>
          </table:table-cell>
          <table:table-cell office:value-type="float" office:value="404.57473306204901" table:style-name="ce154">
            <text:p><text:s/>405<text:s/></text:p>
          </table:table-cell>
          <table:table-cell office:value-type="float" office:value="652.43083505463096" table:style-name="ce154">
            <text:p><text:s/>652<text:s/></text:p>
          </table:table-cell>
          <table:table-cell office:value-type="float" office:value="1057.00556811668" table:style-name="ce153">
            <text:p><text:s/>1,057<text:s/></text:p>
          </table:table-cell>
          <table:table-cell office:value-type="float" office:value="3473.8128660597099" table:style-name="ce153">
            <text:p><text:s/>3,474<text:s/></text:p>
          </table:table-cell>
          <table:table-cell table:number-columns-repeated="7" table:style-name="ce13"/>
          <table:table-cell table:number-columns-repeated="16370" table:style-name="ce2"/>
        </table:table-row>
        <table:table-row table:style-name="ro3">
          <table:table-cell table:style-name="ce2"/>
          <table:table-cell office:value-type="string" table:style-name="ce82">
            <text:p>2019-20</text:p>
          </table:table-cell>
          <table:table-cell office:value-type="float" office:value="2539.15055111423" table:style-name="ce153">
            <text:p><text:s/>2,539<text:s/></text:p>
          </table:table-cell>
          <table:table-cell office:value-type="float" office:value="418.76629633720302" table:style-name="ce154">
            <text:p><text:s/>419<text:s/></text:p>
          </table:table-cell>
          <table:table-cell office:value-type="float" office:value="690.97393258938303" table:style-name="ce154">
            <text:p><text:s/>691<text:s/></text:p>
          </table:table-cell>
          <table:table-cell office:value-type="float" office:value="1109.7402289265899" table:style-name="ce153">
            <text:p><text:s/>1,110<text:s/></text:p>
          </table:table-cell>
          <table:table-cell office:value-type="float" office:value="3648.8907800408201" table:style-name="ce153">
            <text:p><text:s/>3,649<text:s/></text:p>
          </table:table-cell>
          <table:table-cell table:number-columns-repeated="7" table:style-name="ce13"/>
          <table:table-cell table:number-columns-repeated="16370" table:style-name="ce2"/>
        </table:table-row>
        <table:table-row table:style-name="ro3">
          <table:table-cell table:style-name="ce2"/>
          <table:table-cell office:value-type="string" table:style-name="ce82">
            <text:p>2020-21</text:p>
          </table:table-cell>
          <table:table-cell office:value-type="float" office:value="2521.0006404995011" table:style-name="ce153">
            <text:p><text:s/>2,521<text:s/></text:p>
          </table:table-cell>
          <table:table-cell office:value-type="float" office:value="351.86176866053108" table:style-name="ce154">
            <text:p><text:s/>352<text:s/></text:p>
          </table:table-cell>
          <table:table-cell office:value-type="float" office:value="627.85827173272742" table:style-name="ce154">
            <text:p><text:s/>628<text:s/></text:p>
          </table:table-cell>
          <table:table-cell office:value-type="float" office:value="979.72004039325827" table:style-name="ce153">
            <text:p><text:s/>980<text:s/></text:p>
          </table:table-cell>
          <table:table-cell office:value-type="float" office:value="3500.7206808927572" table:style-name="ce153">
            <text:p><text:s/>3,501<text:s/></text:p>
          </table:table-cell>
          <table:table-cell table:number-columns-repeated="7" table:style-name="ce13"/>
          <table:table-cell table:number-columns-repeated="16370" table:style-name="ce2"/>
        </table:table-row>
        <table:table-row table:style-name="ro3">
          <table:table-cell table:style-name="ce2"/>
          <table:table-cell office:value-type="string" table:style-name="ce82">
            <text:p>2021-22</text:p>
          </table:table-cell>
          <table:table-cell office:value-type="float" office:value="2765.7610396864425" table:style-name="ce153">
            <text:p><text:s/>2,766<text:s/></text:p>
          </table:table-cell>
          <table:table-cell office:value-type="float" office:value="402.5689022450095" table:style-name="ce154">
            <text:p><text:s/>403<text:s/></text:p>
          </table:table-cell>
          <table:table-cell office:value-type="float" office:value="649.23543240106812" table:style-name="ce154">
            <text:p><text:s/>649<text:s/></text:p>
          </table:table-cell>
          <table:table-cell office:value-type="float" office:value="1051.8043346460777" table:style-name="ce153">
            <text:p><text:s/>1,052<text:s/></text:p>
          </table:table-cell>
          <table:table-cell office:value-type="float" office:value="3817.5653743325224" table:style-name="ce153">
            <text:p><text:s/>3,818<text:s/></text:p>
          </table:table-cell>
          <table:table-cell table:number-columns-repeated="7" table:style-name="ce13"/>
          <table:table-cell table:number-columns-repeated="16370" table:style-name="ce2"/>
        </table:table-row>
        <table:table-row table:style-name="ro3">
          <table:table-cell table:style-name="ce2"/>
          <table:table-cell office:value-type="string" table:style-name="ce180">
            <text:p>2022-23</text:p>
          </table:table-cell>
          <table:table-cell office:value-type="float" office:value="2615.494576651261" table:style-name="ce181">
            <text:p><text:s/>2,615<text:s/></text:p>
          </table:table-cell>
          <table:table-cell office:value-type="float" office:value="390.75270681118445" table:style-name="ce182">
            <text:p><text:s/>391<text:s/></text:p>
          </table:table-cell>
          <table:table-cell office:value-type="float" office:value="612.36561148159478" table:style-name="ce182">
            <text:p><text:s/>612<text:s/></text:p>
          </table:table-cell>
          <table:table-cell office:value-type="float" office:value="1003.1183182927803" table:style-name="ce181">
            <text:p><text:s/>1,003<text:s/></text:p>
          </table:table-cell>
          <table:table-cell office:value-type="float" office:value="3618.6128949440454" table:style-name="ce181">
            <text:p><text:s/>3,619<text:s/></text:p>
          </table:table-cell>
          <table:table-cell table:number-columns-repeated="7" table:style-name="ce13"/>
          <table:table-cell table:number-columns-repeated="16370" table:style-name="ce2"/>
        </table:table-row>
        <table:table-row table:style-name="ro3">
          <table:table-cell table:style-name="ce2"/>
          <table:table-cell table:number-columns-repeated="5" table:style-name="ce13"/>
          <table:table-cell office:value-type="string" table:style-name="ce85">
            <text:p>percentages<text:s/></text:p>
          </table:table-cell>
          <table:table-cell table:number-columns-repeated="7" table:style-name="ce13"/>
          <table:table-cell table:number-columns-repeated="16370" table:style-name="ce2"/>
        </table:table-row>
        <table:table-row table:style-name="ro3">
          <table:table-cell table:style-name="ce2"/>
          <table:table-cell table:style-name="ce82"/>
          <table:table-cell table:number-columns-repeated="3" table:style-name="ce83"/>
          <table:table-cell table:style-name="ce89"/>
          <table:table-cell table:style-name="ce183"/>
          <table:table-cell table:style-name="ce13"/>
          <table:table-cell table:number-columns-repeated="2" table:style-name="ce86"/>
          <table:table-cell table:number-columns-repeated="4" table:style-name="ce13"/>
          <table:table-cell table:number-columns-repeated="16370" table:style-name="ce2"/>
        </table:table-row>
        <table:table-row table:style-name="ro3">
          <table:table-cell table:style-name="ce2"/>
          <table:table-cell office:value-type="string" table:style-name="ce178">
            <text:p>2008-09</text:p>
          </table:table-cell>
          <table:table-cell office:value-type="float" office:value="59.194115620665897" table:style-name="ce184">
            <text:p><text:s/>59.2<text:s/></text:p>
          </table:table-cell>
          <table:table-cell office:value-type="float" office:value="29.81990323270335" table:style-name="ce56">
            <text:p><text:s/>29.8<text:s/></text:p>
          </table:table-cell>
          <table:table-cell office:value-type="float" office:value="24.493087846115387" table:style-name="ce56">
            <text:p><text:s/>24.5<text:s/></text:p>
          </table:table-cell>
          <table:table-cell office:value-type="float" office:value="27.1220202847949" table:style-name="ce184">
            <text:p><text:s/>27.1<text:s/></text:p>
          </table:table-cell>
          <table:table-cell office:value-type="float" office:value="40.422822987817788" table:style-name="ce184">
            <text:p><text:s/>40.4<text:s/></text:p>
          </table:table-cell>
          <table:table-cell table:style-name="ce13"/>
          <table:table-cell table:number-columns-repeated="2" table:style-name="ce86"/>
          <table:table-cell table:number-columns-repeated="4" table:style-name="ce13"/>
          <table:table-cell table:number-columns-repeated="16370" table:style-name="ce2"/>
        </table:table-row>
        <table:table-row table:style-name="ro3">
          <table:table-cell table:style-name="ce2"/>
          <table:table-cell office:value-type="string" table:style-name="ce178">
            <text:p>2009-10</text:p>
          </table:table-cell>
          <table:table-cell office:value-type="float" office:value="60.357508907106983" table:style-name="ce184">
            <text:p><text:s/>60.4<text:s/></text:p>
          </table:table-cell>
          <table:table-cell office:value-type="float" office:value="25.113265616241303" table:style-name="ce56">
            <text:p><text:s/>25.1<text:s/></text:p>
          </table:table-cell>
          <table:table-cell office:value-type="float" office:value="23.767848049203586" table:style-name="ce56">
            <text:p><text:s/>23.8<text:s/></text:p>
          </table:table-cell>
          <table:table-cell office:value-type="float" office:value="24.405254491086247" table:style-name="ce184">
            <text:p><text:s/>24.4<text:s/></text:p>
          </table:table-cell>
          <table:table-cell office:value-type="float" office:value="40.592141214115429" table:style-name="ce184">
            <text:p><text:s/>40.6<text:s/></text:p>
          </table:table-cell>
          <table:table-cell table:style-name="ce13"/>
          <table:table-cell table:number-columns-repeated="2" table:style-name="ce86"/>
          <table:table-cell table:number-columns-repeated="4" table:style-name="ce13"/>
          <table:table-cell table:number-columns-repeated="16370" table:style-name="ce2"/>
        </table:table-row>
        <table:table-row table:style-name="ro3">
          <table:table-cell table:style-name="ce2"/>
          <table:table-cell office:value-type="string" table:style-name="ce178">
            <text:p>2010-11</text:p>
          </table:table-cell>
          <table:table-cell office:value-type="float" office:value="59.2565252019063" table:style-name="ce184">
            <text:p><text:s/>59.3<text:s/></text:p>
          </table:table-cell>
          <table:table-cell office:value-type="float" office:value="22.164246963768562" table:style-name="ce56">
            <text:p><text:s/>22.2<text:s/></text:p>
          </table:table-cell>
          <table:table-cell office:value-type="float" office:value="23.391246594351184" table:style-name="ce56">
            <text:p><text:s/>23.4<text:s/></text:p>
          </table:table-cell>
          <table:table-cell office:value-type="float" office:value="22.80120731833809" table:style-name="ce184">
            <text:p><text:s/>22.8<text:s/></text:p>
          </table:table-cell>
          <table:table-cell office:value-type="float" office:value="39.684047590257173" table:style-name="ce184">
            <text:p><text:s/>39.7<text:s/></text:p>
          </table:table-cell>
          <table:table-cell table:number-columns-repeated="7" table:style-name="ce13"/>
          <table:table-cell table:number-columns-repeated="16370" table:style-name="ce2"/>
        </table:table-row>
        <table:table-row table:style-name="ro3">
          <table:table-cell table:style-name="ce2"/>
          <table:table-cell office:value-type="string" table:style-name="ce82">
            <text:p>2011-12</text:p>
          </table:table-cell>
          <table:table-cell office:value-type="float" office:value="58.984405144855003" table:style-name="ce184">
            <text:p><text:s/>59.0<text:s/></text:p>
          </table:table-cell>
          <table:table-cell office:value-type="float" office:value="21.448628969841884" table:style-name="ce56">
            <text:p><text:s/>21.4<text:s/></text:p>
          </table:table-cell>
          <table:table-cell office:value-type="float" office:value="19.294832220022521" table:style-name="ce56">
            <text:p><text:s/>19.3<text:s/></text:p>
          </table:table-cell>
          <table:table-cell office:value-type="float" office:value="20.302649185349015" table:style-name="ce184">
            <text:p><text:s/>20.3<text:s/></text:p>
          </table:table-cell>
          <table:table-cell office:value-type="float" office:value="39.407624945648948" table:style-name="ce184">
            <text:p><text:s/>39.4<text:s/></text:p>
          </table:table-cell>
          <table:table-cell table:number-columns-repeated="7" table:style-name="ce13"/>
          <table:table-cell table:number-columns-repeated="16370" table:style-name="ce2"/>
        </table:table-row>
        <table:table-row table:style-name="ro3">
          <table:table-cell table:style-name="ce2"/>
          <table:table-cell office:value-type="string" table:style-name="ce82">
            <text:p>2012-13</text:p>
          </table:table-cell>
          <table:table-cell office:value-type="float" office:value="60.685797249529358" table:style-name="ce184">
            <text:p><text:s/>60.7<text:s/></text:p>
          </table:table-cell>
          <table:table-cell office:value-type="float" office:value="26.167668597578299" table:style-name="ce56">
            <text:p><text:s/>26.2<text:s/></text:p>
          </table:table-cell>
          <table:table-cell office:value-type="float" office:value="19.705213259159056" table:style-name="ce56">
            <text:p><text:s/>19.7<text:s/></text:p>
          </table:table-cell>
          <table:table-cell office:value-type="float" office:value="22.643597079574295" table:style-name="ce184">
            <text:p><text:s/>22.6<text:s/></text:p>
          </table:table-cell>
          <table:table-cell office:value-type="float" office:value="41.961616508905877" table:style-name="ce184">
            <text:p><text:s/>42.0<text:s/></text:p>
          </table:table-cell>
          <table:table-cell table:number-columns-repeated="7" table:style-name="ce13"/>
          <table:table-cell table:number-columns-repeated="16370" table:style-name="ce2"/>
        </table:table-row>
        <table:table-row table:style-name="ro3">
          <table:table-cell table:style-name="ce2"/>
          <table:table-cell office:value-type="string" table:style-name="ce82">
            <text:p>2013-14</text:p>
          </table:table-cell>
          <table:table-cell office:value-type="float" office:value="61.051773935817899" table:style-name="ce184">
            <text:p><text:s/>61.1<text:s/></text:p>
          </table:table-cell>
          <table:table-cell office:value-type="float" office:value="26.787108732906191" table:style-name="ce56">
            <text:p><text:s/>26.8<text:s/></text:p>
          </table:table-cell>
          <table:table-cell office:value-type="float" office:value="24.061434454746713" table:style-name="ce56">
            <text:p><text:s/>24.1<text:s/></text:p>
          </table:table-cell>
          <table:table-cell office:value-type="float" office:value="25.195534404034301" table:style-name="ce184">
            <text:p><text:s/>25.2<text:s/></text:p>
          </table:table-cell>
          <table:table-cell office:value-type="float" office:value="43.758206832617084" table:style-name="ce184">
            <text:p><text:s/>43.8<text:s/></text:p>
          </table:table-cell>
          <table:table-cell table:number-columns-repeated="7" table:style-name="ce13"/>
          <table:table-cell table:number-columns-repeated="16370" table:style-name="ce2"/>
        </table:table-row>
        <table:table-row table:style-name="ro3">
          <table:table-cell table:style-name="ce2"/>
          <table:table-cell office:value-type="string" table:style-name="ce82">
            <text:p>2014-15</text:p>
          </table:table-cell>
          <table:table-cell office:value-type="float" office:value="57.123097466019502" table:style-name="ce184">
            <text:p><text:s/>57.1<text:s/></text:p>
          </table:table-cell>
          <table:table-cell office:value-type="float" office:value="24.772177171006355" table:style-name="ce56">
            <text:p><text:s/>24.8<text:s/></text:p>
          </table:table-cell>
          <table:table-cell office:value-type="float" office:value="23.173481854602151" table:style-name="ce56">
            <text:p><text:s/>23.2<text:s/></text:p>
          </table:table-cell>
          <table:table-cell office:value-type="float" office:value="23.845770272824709" table:style-name="ce184">
            <text:p><text:s/>23.8<text:s/></text:p>
          </table:table-cell>
          <table:table-cell office:value-type="float" office:value="41.028860741732501" table:style-name="ce184">
            <text:p><text:s/>41.0<text:s/></text:p>
          </table:table-cell>
          <table:table-cell table:number-columns-repeated="7" table:style-name="ce13"/>
          <table:table-cell table:number-columns-repeated="16370" table:style-name="ce2"/>
        </table:table-row>
        <table:table-row table:style-name="ro3">
          <table:table-cell table:style-name="ce2"/>
          <table:table-cell office:value-type="string" table:style-name="ce82">
            <text:p>2015-16</text:p>
          </table:table-cell>
          <table:table-cell office:value-type="float" office:value="59.464258394022231" table:style-name="ce184">
            <text:p><text:s/>59.5<text:s/></text:p>
          </table:table-cell>
          <table:table-cell office:value-type="float" office:value="27.361619961532966" table:style-name="ce56">
            <text:p><text:s/>27.4<text:s/></text:p>
          </table:table-cell>
          <table:table-cell office:value-type="float" office:value="26.441079428657453" table:style-name="ce56">
            <text:p><text:s/>26.4<text:s/></text:p>
          </table:table-cell>
          <table:table-cell office:value-type="float" office:value="26.818451016293459" table:style-name="ce184">
            <text:p><text:s/>26.8<text:s/></text:p>
          </table:table-cell>
          <table:table-cell office:value-type="float" office:value="44.071229402906447" table:style-name="ce184">
            <text:p><text:s/>44.1<text:s/></text:p>
          </table:table-cell>
          <table:table-cell table:number-columns-repeated="7" table:style-name="ce13"/>
          <table:table-cell table:number-columns-repeated="16370" table:style-name="ce2"/>
        </table:table-row>
        <table:table-row table:style-name="ro3">
          <table:table-cell table:style-name="ce2"/>
          <table:table-cell office:value-type="string" table:style-name="ce82">
            <text:p>2016-17</text:p>
          </table:table-cell>
          <table:table-cell office:value-type="float" office:value="60.468466429134573" table:style-name="ce184">
            <text:p><text:s/>60.5<text:s/></text:p>
          </table:table-cell>
          <table:table-cell office:value-type="float" office:value="30.572590757688438" table:style-name="ce56">
            <text:p><text:s/>30.6<text:s/></text:p>
          </table:table-cell>
          <table:table-cell office:value-type="float" office:value="29.57711572700325" table:style-name="ce56">
            <text:p><text:s/>29.6<text:s/></text:p>
          </table:table-cell>
          <table:table-cell office:value-type="float" office:value="29.972360856541275" table:style-name="ce184">
            <text:p><text:s/>30.0<text:s/></text:p>
          </table:table-cell>
          <table:table-cell office:value-type="float" office:value="46.257392408371103" table:style-name="ce184">
            <text:p><text:s/>46.3<text:s/></text:p>
          </table:table-cell>
          <table:table-cell table:number-columns-repeated="7" table:style-name="ce13"/>
          <table:table-cell table:number-columns-repeated="16370" table:style-name="ce2"/>
        </table:table-row>
        <table:table-row table:style-name="ro3">
          <table:table-cell table:style-name="ce2"/>
          <table:table-cell office:value-type="string" table:style-name="ce82">
            <text:p>2017-18</text:p>
          </table:table-cell>
          <table:table-cell office:value-type="float" office:value="58.010946333069711" table:style-name="ce184">
            <text:p><text:s/>58.0<text:s/></text:p>
          </table:table-cell>
          <table:table-cell office:value-type="float" office:value="26.221350774694329" table:style-name="ce56">
            <text:p><text:s/>26.2<text:s/></text:p>
          </table:table-cell>
          <table:table-cell office:value-type="float" office:value="24.907039441904548" table:style-name="ce56">
            <text:p><text:s/>24.9<text:s/></text:p>
          </table:table-cell>
          <table:table-cell office:value-type="float" office:value="25.430982756585124" table:style-name="ce184">
            <text:p><text:s/>25.4<text:s/></text:p>
          </table:table-cell>
          <table:table-cell office:value-type="float" office:value="42.547915985034145" table:style-name="ce184">
            <text:p><text:s/>42.5<text:s/></text:p>
          </table:table-cell>
          <table:table-cell table:style-name="ce13"/>
          <table:table-cell table:style-name="ce82"/>
          <table:table-cell table:number-columns-repeated="5" table:style-name="ce185"/>
          <table:table-cell table:number-columns-repeated="16370" table:style-name="ce2"/>
        </table:table-row>
        <table:table-row table:style-name="ro3">
          <table:table-cell table:style-name="ce2"/>
          <table:table-cell office:value-type="string" table:style-name="ce82">
            <text:p>2018-19</text:p>
          </table:table-cell>
          <table:table-cell office:value-type="float" office:value="55.772059963477403" table:style-name="ce184">
            <text:p><text:s/>55.8<text:s/></text:p>
          </table:table-cell>
          <table:table-cell office:value-type="float" office:value="25.8782445520694" table:style-name="ce56">
            <text:p><text:s/>25.9<text:s/></text:p>
          </table:table-cell>
          <table:table-cell office:value-type="float" office:value="28.109679475281101" table:style-name="ce56">
            <text:p><text:s/>28.1<text:s/></text:p>
          </table:table-cell>
          <table:table-cell office:value-type="float" office:value="27.211579578098501" table:style-name="ce184">
            <text:p><text:s/>27.2<text:s/></text:p>
          </table:table-cell>
          <table:table-cell office:value-type="float" office:value="42.272006839542499" table:style-name="ce184">
            <text:p><text:s/>42.3<text:s/></text:p>
          </table:table-cell>
          <table:table-cell table:number-columns-repeated="3" table:style-name="ce13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82">
            <text:p>2019-20</text:p>
          </table:table-cell>
          <table:table-cell office:value-type="float" office:value="59.490247729467796" table:style-name="ce184">
            <text:p><text:s/>59.5<text:s/></text:p>
          </table:table-cell>
          <table:table-cell office:value-type="float" office:value="26.848168151302598" table:style-name="ce56">
            <text:p><text:s/>26.8<text:s/></text:p>
          </table:table-cell>
          <table:table-cell office:value-type="float" office:value="29.4801980928214" table:style-name="ce56">
            <text:p><text:s/>29.5<text:s/></text:p>
          </table:table-cell>
          <table:table-cell office:value-type="float" office:value="28.428524715187098" table:style-name="ce184">
            <text:p><text:s/>28.4<text:s/></text:p>
          </table:table-cell>
          <table:table-cell office:value-type="float" office:value="44.652256848303203" table:style-name="ce184">
            <text:p><text:s/>44.7<text:s/></text:p>
          </table:table-cell>
          <table:table-cell table:number-columns-repeated="3" table:style-name="ce13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82">
            <text:p>2020-21</text:p>
          </table:table-cell>
          <table:table-cell office:value-type="float" office:value="61.472787003110717" table:style-name="ce184">
            <text:p><text:s/>61.5<text:s/></text:p>
          </table:table-cell>
          <table:table-cell office:value-type="float" office:value="23.187257913950482" table:style-name="ce56">
            <text:p><text:s/>23.2<text:s/></text:p>
          </table:table-cell>
          <table:table-cell office:value-type="float" office:value="26.540672693352501" table:style-name="ce56">
            <text:p><text:s/>26.5<text:s/></text:p>
          </table:table-cell>
          <table:table-cell office:value-type="float" office:value="25.230198025685517" table:style-name="ce184">
            <text:p><text:s/>25.2<text:s/></text:p>
          </table:table-cell>
          <table:table-cell office:value-type="float" office:value="43.846002634980977" table:style-name="ce184">
            <text:p><text:s/>43.8<text:s/></text:p>
          </table:table-cell>
          <table:table-cell table:number-columns-repeated="3" table:style-name="ce13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82">
            <text:p>2021-22</text:p>
          </table:table-cell>
          <table:table-cell office:value-type="float" office:value="62.192230832494289" table:style-name="ce184">
            <text:p><text:s/>62.2<text:s/></text:p>
          </table:table-cell>
          <table:table-cell office:value-type="float" office:value="26.194182359235253" table:style-name="ce56">
            <text:p><text:s/>26.2<text:s/></text:p>
          </table:table-cell>
          <table:table-cell office:value-type="float" office:value="26.913536676774701" table:style-name="ce56">
            <text:p><text:s/>26.9<text:s/></text:p>
          </table:table-cell>
          <table:table-cell office:value-type="float" office:value="26.633591487266177" table:style-name="ce184">
            <text:p><text:s/>26.6<text:s/></text:p>
          </table:table-cell>
          <table:table-cell office:value-type="float" office:value="45.467336368201735" table:style-name="ce184">
            <text:p><text:s/>45.5<text:s/></text:p>
          </table:table-cell>
          <table:table-cell table:number-columns-repeated="3" table:style-name="ce13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180">
            <text:p>2022-23</text:p>
          </table:table-cell>
          <table:table-cell office:value-type="float" office:value="59.192397501563008" table:style-name="ce186">
            <text:p><text:s/>59.2<text:s/></text:p>
          </table:table-cell>
          <table:table-cell office:value-type="float" office:value="25.823559167284397" table:style-name="ce187">
            <text:p><text:s/>25.8<text:s/></text:p>
          </table:table-cell>
          <table:table-cell office:value-type="float" office:value="25.176825717051283" table:style-name="ce187">
            <text:p><text:s/>25.2<text:s/></text:p>
          </table:table-cell>
          <table:table-cell office:value-type="float" office:value="25.424863412194416" table:style-name="ce186">
            <text:p><text:s/>25.4<text:s/></text:p>
          </table:table-cell>
          <table:table-cell office:value-type="float" office:value="43.263856902824898" table:style-name="ce186">
            <text:p><text:s/>43.3<text:s/></text:p>
          </table:table-cell>
          <table:table-cell table:number-columns-repeated="3" table:style-name="ce13"/>
          <table:table-cell table:number-columns-repeated="16374" table:style-name="ce2"/>
        </table:table-row>
        <table:table-row table:style-name="ro3">
          <table:table-cell table:style-name="ce2"/>
          <table:table-cell table:style-name="ce82"/>
          <table:table-cell table:number-columns-repeated="3" table:style-name="ce83"/>
          <table:table-cell table:style-name="ce89"/>
          <table:table-cell office:value-type="string" table:style-name="ce85">
            <text:p>sample size</text:p>
          </table:table-cell>
          <table:table-cell table:style-name="ce13"/>
          <table:table-cell table:number-columns-repeated="2" table:style-name="ce86"/>
          <table:table-cell table:number-columns-repeated="16374" table:style-name="ce2"/>
        </table:table-row>
        <table:table-row table:style-name="ro3">
          <table:table-cell table:style-name="ce2"/>
          <table:table-cell table:style-name="ce82"/>
          <table:table-cell table:number-columns-repeated="3" table:style-name="ce83"/>
          <table:table-cell table:style-name="ce89"/>
          <table:table-cell table:style-name="ce85"/>
          <table:table-cell table:style-name="ce13"/>
          <table:table-cell table:number-columns-repeated="2" table:style-name="ce86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178">
            <text:p>2008-09</text:p>
          </table:table-cell>
          <table:table-cell office:value-type="float" office:value="1936" table:style-name="ce113">
            <text:p><text:s/>1,936<text:s/></text:p>
          </table:table-cell>
          <table:table-cell office:value-type="float" office:value="1478" table:style-name="ce113">
            <text:p><text:s/>1,478<text:s/></text:p>
          </table:table-cell>
          <table:table-cell office:value-type="float" office:value="1652" table:style-name="ce113">
            <text:p><text:s/>1,652<text:s/></text:p>
          </table:table-cell>
          <table:table-cell office:value-type="float" office:value="3130" table:style-name="ce113">
            <text:p><text:s/>3,130<text:s/></text:p>
          </table:table-cell>
          <table:table-cell office:value-type="float" office:value="5066" table:style-name="ce113">
            <text:p><text:s/>5,066<text:s/></text:p>
          </table:table-cell>
          <table:table-cell table:style-name="ce13"/>
          <table:table-cell table:number-columns-repeated="2" table:style-name="ce86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178">
            <text:p>2009-10</text:p>
          </table:table-cell>
          <table:table-cell office:value-type="float" office:value="2036" table:style-name="ce113">
            <text:p><text:s/>2,036<text:s/></text:p>
          </table:table-cell>
          <table:table-cell office:value-type="float" office:value="1410" table:style-name="ce113">
            <text:p><text:s/>1,410<text:s/></text:p>
          </table:table-cell>
          <table:table-cell office:value-type="float" office:value="1613" table:style-name="ce113">
            <text:p><text:s/>1,613<text:s/></text:p>
          </table:table-cell>
          <table:table-cell office:value-type="float" office:value="3023" table:style-name="ce113">
            <text:p><text:s/>3,023<text:s/></text:p>
          </table:table-cell>
          <table:table-cell office:value-type="float" office:value="5059" table:style-name="ce113">
            <text:p><text:s/>5,059<text:s/></text:p>
          </table:table-cell>
          <table:table-cell table:style-name="ce13"/>
          <table:table-cell table:number-columns-repeated="2" table:style-name="ce86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178">
            <text:p>2010-11</text:p>
          </table:table-cell>
          <table:table-cell office:value-type="float" office:value="2190" table:style-name="ce113">
            <text:p><text:s/>2,190<text:s/></text:p>
          </table:table-cell>
          <table:table-cell office:value-type="float" office:value="1434" table:style-name="ce113">
            <text:p><text:s/>1,434<text:s/></text:p>
          </table:table-cell>
          <table:table-cell office:value-type="float" office:value="1555" table:style-name="ce113">
            <text:p><text:s/>1,555<text:s/></text:p>
          </table:table-cell>
          <table:table-cell office:value-type="float" office:value="2989" table:style-name="ce113">
            <text:p><text:s/>2,989<text:s/></text:p>
          </table:table-cell>
          <table:table-cell office:value-type="float" office:value="5179" table:style-name="ce113">
            <text:p><text:s/>5,179<text:s/></text:p>
          </table:table-cell>
          <table:table-cell table:number-columns-repeated="3" table:style-name="ce13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82">
            <text:p>2011-12</text:p>
          </table:table-cell>
          <table:table-cell office:value-type="float" office:value="1979" table:style-name="ce113">
            <text:p><text:s/>1,979<text:s/></text:p>
          </table:table-cell>
          <table:table-cell office:value-type="float" office:value="1501" table:style-name="ce113">
            <text:p><text:s/>1,501<text:s/></text:p>
          </table:table-cell>
          <table:table-cell office:value-type="float" office:value="1647" table:style-name="ce113">
            <text:p><text:s/>1,647<text:s/></text:p>
          </table:table-cell>
          <table:table-cell office:value-type="float" office:value="3148" table:style-name="ce113">
            <text:p><text:s/>3,148<text:s/></text:p>
          </table:table-cell>
          <table:table-cell office:value-type="float" office:value="5127" table:style-name="ce113">
            <text:p><text:s/>5,127<text:s/></text:p>
          </table:table-cell>
          <table:table-cell table:number-columns-repeated="3" table:style-name="ce13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82">
            <text:p>2012-13</text:p>
          </table:table-cell>
          <table:table-cell office:value-type="float" office:value="1971" table:style-name="ce113">
            <text:p><text:s/>1,971<text:s/></text:p>
          </table:table-cell>
          <table:table-cell office:value-type="float" office:value="1486" table:style-name="ce113">
            <text:p><text:s/>1,486<text:s/></text:p>
          </table:table-cell>
          <table:table-cell office:value-type="float" office:value="1712" table:style-name="ce113">
            <text:p><text:s/>1,712<text:s/></text:p>
          </table:table-cell>
          <table:table-cell office:value-type="float" office:value="3198" table:style-name="ce113">
            <text:p><text:s/>3,198<text:s/></text:p>
          </table:table-cell>
          <table:table-cell office:value-type="float" office:value="5169" table:style-name="ce113">
            <text:p><text:s/>5,169<text:s/></text:p>
          </table:table-cell>
          <table:table-cell table:style-name="ce13"/>
          <table:table-cell table:style-name="ce113"/>
          <table:table-cell table:style-name="ce184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82">
            <text:p>2013-14</text:p>
          </table:table-cell>
          <table:table-cell office:value-type="float" office:value="1928" table:style-name="ce113">
            <text:p><text:s/>1,928<text:s/></text:p>
          </table:table-cell>
          <table:table-cell office:value-type="float" office:value="1424" table:style-name="ce113">
            <text:p><text:s/>1,424<text:s/></text:p>
          </table:table-cell>
          <table:table-cell office:value-type="float" office:value="1961" table:style-name="ce113">
            <text:p><text:s/>1,961<text:s/></text:p>
          </table:table-cell>
          <table:table-cell office:value-type="float" office:value="3385" table:style-name="ce113">
            <text:p><text:s/>3,385<text:s/></text:p>
          </table:table-cell>
          <table:table-cell office:value-type="float" office:value="5313" table:style-name="ce113">
            <text:p><text:s/>5,313<text:s/></text:p>
          </table:table-cell>
          <table:table-cell table:style-name="ce13"/>
          <table:table-cell table:style-name="ce113"/>
          <table:table-cell table:style-name="ce56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82">
            <text:p>2014-15</text:p>
          </table:table-cell>
          <table:table-cell office:value-type="float" office:value="1981" table:style-name="ce113">
            <text:p><text:s/>1,981<text:s/></text:p>
          </table:table-cell>
          <table:table-cell office:value-type="float" office:value="1419" table:style-name="ce113">
            <text:p><text:s/>1,419<text:s/></text:p>
          </table:table-cell>
          <table:table-cell office:value-type="float" office:value="1777" table:style-name="ce113">
            <text:p><text:s/>1,777<text:s/></text:p>
          </table:table-cell>
          <table:table-cell office:value-type="float" office:value="3196" table:style-name="ce113">
            <text:p><text:s/>3,196<text:s/></text:p>
          </table:table-cell>
          <table:table-cell office:value-type="float" office:value="5177" table:style-name="ce113">
            <text:p><text:s/>5,177<text:s/></text:p>
          </table:table-cell>
          <table:table-cell table:style-name="ce13"/>
          <table:table-cell table:style-name="ce113"/>
          <table:table-cell table:style-name="ce56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82">
            <text:p>2015-16</text:p>
          </table:table-cell>
          <table:table-cell office:value-type="float" office:value="1970" table:style-name="ce113">
            <text:p><text:s/>1,970<text:s/></text:p>
          </table:table-cell>
          <table:table-cell office:value-type="float" office:value="1511" table:style-name="ce113">
            <text:p><text:s/>1,511<text:s/></text:p>
          </table:table-cell>
          <table:table-cell office:value-type="float" office:value="2090" table:style-name="ce113">
            <text:p><text:s/>2,090<text:s/></text:p>
          </table:table-cell>
          <table:table-cell office:value-type="float" office:value="3601" table:style-name="ce113">
            <text:p><text:s/>3,601<text:s/></text:p>
          </table:table-cell>
          <table:table-cell office:value-type="float" office:value="5571" table:style-name="ce113">
            <text:p><text:s/>5,571<text:s/></text:p>
          </table:table-cell>
          <table:table-cell table:style-name="ce13"/>
          <table:table-cell table:style-name="ce113"/>
          <table:table-cell table:style-name="ce184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82">
            <text:p>2016-17</text:p>
          </table:table-cell>
          <table:table-cell office:value-type="float" office:value="2367" table:style-name="ce113">
            <text:p><text:s/>2,367<text:s/></text:p>
          </table:table-cell>
          <table:table-cell office:value-type="float" office:value="1253" table:style-name="ce113">
            <text:p><text:s/>1,253<text:s/></text:p>
          </table:table-cell>
          <table:table-cell office:value-type="float" office:value="1842" table:style-name="ce113">
            <text:p><text:s/>1,842<text:s/></text:p>
          </table:table-cell>
          <table:table-cell office:value-type="float" office:value="3095" table:style-name="ce113">
            <text:p><text:s/>3,095<text:s/></text:p>
          </table:table-cell>
          <table:table-cell office:value-type="float" office:value="5462" table:style-name="ce113">
            <text:p><text:s/>5,462<text:s/></text:p>
          </table:table-cell>
          <table:table-cell table:style-name="ce13"/>
          <table:table-cell table:style-name="ce113"/>
          <table:table-cell table:style-name="ce184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82">
            <text:p>2017-18</text:p>
          </table:table-cell>
          <table:table-cell office:value-type="float" office:value="2275" table:style-name="ce113">
            <text:p><text:s/>2,275<text:s/></text:p>
          </table:table-cell>
          <table:table-cell office:value-type="float" office:value="1516" table:style-name="ce113">
            <text:p><text:s/>1,516<text:s/></text:p>
          </table:table-cell>
          <table:table-cell office:value-type="float" office:value="2135" table:style-name="ce113">
            <text:p><text:s/>2,135<text:s/></text:p>
          </table:table-cell>
          <table:table-cell office:value-type="float" office:value="3651" table:style-name="ce113">
            <text:p><text:s/>3,651<text:s/></text:p>
          </table:table-cell>
          <table:table-cell office:value-type="float" office:value="5926" table:style-name="ce113">
            <text:p><text:s/>5,926<text:s/></text:p>
          </table:table-cell>
          <table:table-cell table:number-columns-repeated="3" table:style-name="ce13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82">
            <text:p>2018-19</text:p>
          </table:table-cell>
          <table:table-cell office:value-type="float" office:value="2364" table:style-name="ce113">
            <text:p><text:s/>2,364<text:s/></text:p>
          </table:table-cell>
          <table:table-cell office:value-type="float" office:value="1401" table:style-name="ce113">
            <text:p><text:s/>1,401<text:s/></text:p>
          </table:table-cell>
          <table:table-cell office:value-type="float" office:value="2024" table:style-name="ce113">
            <text:p><text:s/>2,024<text:s/></text:p>
          </table:table-cell>
          <table:table-cell office:value-type="float" office:value="3425" table:style-name="ce113">
            <text:p><text:s/>3,425<text:s/></text:p>
          </table:table-cell>
          <table:table-cell office:value-type="float" office:value="5789" table:style-name="ce113">
            <text:p><text:s/>5,789<text:s/></text:p>
          </table:table-cell>
          <table:table-cell table:number-columns-repeated="3" table:style-name="ce13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82">
            <text:p>2019-20</text:p>
          </table:table-cell>
          <table:table-cell office:value-type="float" office:value="2337" table:style-name="ce113">
            <text:p><text:s/>2,337<text:s/></text:p>
          </table:table-cell>
          <table:table-cell office:value-type="float" office:value="1429" table:style-name="ce113">
            <text:p><text:s/>1,429<text:s/></text:p>
          </table:table-cell>
          <table:table-cell office:value-type="float" office:value="1944" table:style-name="ce113">
            <text:p><text:s/>1,944<text:s/></text:p>
          </table:table-cell>
          <table:table-cell office:value-type="float" office:value="3373" table:style-name="ce113">
            <text:p><text:s/>3,373<text:s/></text:p>
          </table:table-cell>
          <table:table-cell office:value-type="float" office:value="5710" table:style-name="ce113">
            <text:p><text:s/>5,710<text:s/></text:p>
          </table:table-cell>
          <table:table-cell table:number-columns-repeated="3" table:style-name="ce13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82">
            <text:p>2020-21</text:p>
          </table:table-cell>
          <table:table-cell office:value-type="float" office:value="838" table:style-name="ce113">
            <text:p><text:s/>838<text:s/></text:p>
          </table:table-cell>
          <table:table-cell office:value-type="float" office:value="300" table:style-name="ce113">
            <text:p><text:s/>300<text:s/></text:p>
          </table:table-cell>
          <table:table-cell office:value-type="float" office:value="481" table:style-name="ce113">
            <text:p><text:s/>481<text:s/></text:p>
          </table:table-cell>
          <table:table-cell office:value-type="float" office:value="781" table:style-name="ce113">
            <text:p><text:s/>781<text:s/></text:p>
          </table:table-cell>
          <table:table-cell office:value-type="float" office:value="1619" table:style-name="ce113">
            <text:p><text:s/>1,619<text:s/></text:p>
          </table:table-cell>
          <table:table-cell table:number-columns-repeated="3" table:style-name="ce13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82">
            <text:p>2021-22</text:p>
          </table:table-cell>
          <table:table-cell office:value-type="float" office:value="1655" table:style-name="ce113">
            <text:p><text:s/>1,655<text:s/></text:p>
          </table:table-cell>
          <table:table-cell office:value-type="float" office:value="950" table:style-name="ce113">
            <text:p><text:s/>950<text:s/></text:p>
          </table:table-cell>
          <table:table-cell office:value-type="float" office:value="1402" table:style-name="ce113">
            <text:p><text:s/>1,402<text:s/></text:p>
          </table:table-cell>
          <table:table-cell office:value-type="float" office:value="2352" table:style-name="ce113">
            <text:p><text:s/>2,352<text:s/></text:p>
          </table:table-cell>
          <table:table-cell office:value-type="float" office:value="4007" table:style-name="ce113">
            <text:p><text:s/>4,007<text:s/></text:p>
          </table:table-cell>
          <table:table-cell table:number-columns-repeated="3" table:style-name="ce13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180">
            <text:p>2022-23</text:p>
          </table:table-cell>
          <table:table-cell office:value-type="float" office:value="2473" table:style-name="ce60">
            <text:p><text:s/>2,473<text:s/></text:p>
          </table:table-cell>
          <table:table-cell office:value-type="float" office:value="1401" table:style-name="ce60">
            <text:p><text:s/>1,401<text:s/></text:p>
          </table:table-cell>
          <table:table-cell office:value-type="float" office:value="2217" table:style-name="ce60">
            <text:p><text:s/>2,217<text:s/></text:p>
          </table:table-cell>
          <table:table-cell office:value-type="float" office:value="3618" table:style-name="ce60">
            <text:p><text:s/>3,618<text:s/></text:p>
          </table:table-cell>
          <table:table-cell office:value-type="float" office:value="6091" table:style-name="ce188">
            <text:p><text:s/>6,091<text:s/></text:p>
          </table:table-cell>
          <table:table-cell table:number-columns-repeated="3" table:style-name="ce13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189">
            <text:p>Note: excludes non-response cases and renters who already own property</text:p>
          </table:table-cell>
          <table:table-cell table:number-columns-repeated="5" table:style-name="ce56"/>
          <table:table-cell table:number-columns-repeated="3" table:style-name="ce13"/>
          <table:table-cell table:number-columns-repeated="16374" table:style-name="ce2"/>
        </table:table-row>
        <table:table-row table:style-name="ro3">
          <table:table-cell table:style-name="ce2"/>
          <table:table-cell office:value-type="string" table:style-name="ce64">
            <text:p>Source: English Housing Survey, full household sample</text:p>
          </table:table-cell>
          <table:table-cell table:number-columns-repeated="8" table:style-name="ce190"/>
          <table:table-cell table:number-columns-repeated="16374" table:style-name="ce2"/>
        </table:table-row>
        <table:table-row table:style-name="ro1">
          <table:table-cell table:style-name="ce2"/>
          <table:table-cell table:style-name="ce191"/>
          <table:table-cell table:number-columns-repeated="5" table:style-name="ce192"/>
          <table:table-cell table:number-columns-repeated="2" table:style-name="ce86"/>
          <table:table-cell table:style-name="ce192"/>
          <table:table-cell table:number-columns-repeated="16374" table:style-name="ce2"/>
        </table:table-row>
        <table:table-row table:number-rows-repeated="2" table:style-name="ro1">
          <table:table-cell table:style-name="ce2"/>
          <table:table-cell table:style-name="ce68"/>
          <table:table-cell table:number-columns-repeated="5" table:style-name="ce192"/>
          <table:table-cell table:number-columns-repeated="2" table:style-name="ce86"/>
          <table:table-cell table:style-name="ce192"/>
          <table:table-cell table:number-columns-repeated="16374" table:style-name="ce2"/>
        </table:table-row>
        <table:table-row table:style-name="ro14">
          <table:table-cell table:style-name="ce193"/>
          <table:table-cell table:number-columns-repeated="16383" table:style-name="ce193"/>
        </table:table-row>
        <table:table-row table:style-name="ro1">
          <table:table-cell table:style-name="ce2"/>
          <table:table-cell table:number-columns-repeated="6" table:style-name="ce13"/>
          <table:table-cell table:style-name="ce86"/>
          <table:table-cell office:value-type="string" table:style-name="ce86">
            <text:p><text:s/></text:p>
          </table:table-cell>
          <table:table-cell table:style-name="ce13"/>
          <table:table-cell table:number-columns-repeated="16374" table:style-name="ce2"/>
        </table:table-row>
        <table:table-row table:number-rows-repeated="2" table:style-name="ro1">
          <table:table-cell table:style-name="ce2"/>
          <table:table-cell table:number-columns-repeated="6" table:style-name="ce13"/>
          <table:table-cell table:number-columns-repeated="2" table:style-name="ce86"/>
          <table:table-cell table:style-name="ce13"/>
          <table:table-cell table:number-columns-repeated="16374" table:style-name="ce2"/>
        </table:table-row>
        <table:table-row table:style-name="ro1">
          <table:table-cell table:style-name="ce2"/>
          <table:table-cell table:number-columns-repeated="2" table:style-name="ce13"/>
          <table:table-cell table:number-columns-repeated="4" table:style-name="ce194"/>
          <table:table-cell table:number-columns-repeated="2" table:style-name="ce195"/>
          <table:table-cell table:style-name="ce194"/>
          <table:table-cell table:number-columns-repeated="16374" table:style-name="ce2"/>
        </table:table-row>
        <table:table-row table:style-name="ro1">
          <table:table-cell table:style-name="ce2"/>
          <table:table-cell table:style-name="ce196"/>
          <table:table-cell table:style-name="ce68"/>
          <table:table-cell table:number-columns-repeated="3" table:style-name="ce197"/>
          <table:table-cell table:style-name="ce194"/>
          <table:table-cell table:number-columns-repeated="2" table:style-name="ce195"/>
          <table:table-cell table:style-name="ce194"/>
          <table:table-cell table:number-columns-repeated="16374" table:style-name="ce2"/>
        </table:table-row>
        <table:table-row table:style-name="ro1">
          <table:table-cell table:style-name="ce2"/>
          <table:table-cell table:style-name="ce198"/>
          <table:table-cell table:style-name="ce190"/>
          <table:table-cell table:number-columns-repeated="3" table:style-name="ce199"/>
          <table:table-cell table:number-columns-repeated="4" table:style-name="ce194"/>
          <table:table-cell table:number-columns-repeated="16374" table:style-name="ce2"/>
        </table:table-row>
        <table:table-row table:style-name="ro1">
          <table:table-cell table:style-name="ce2"/>
          <table:table-cell table:style-name="ce200"/>
          <table:table-cell table:style-name="ce201"/>
          <table:table-cell table:number-columns-repeated="3" table:style-name="ce202"/>
          <table:table-cell table:number-columns-repeated="4" table:style-name="ce194"/>
          <table:table-cell table:number-columns-repeated="16374" table:style-name="ce2"/>
        </table:table-row>
        <table:table-row table:style-name="ro1">
          <table:table-cell table:style-name="ce2"/>
          <table:table-cell table:style-name="ce203"/>
          <table:table-cell table:style-name="ce201"/>
          <table:table-cell table:number-columns-repeated="3" table:style-name="ce192"/>
          <table:table-cell table:number-columns-repeated="4" table:style-name="ce13"/>
          <table:table-cell table:number-columns-repeated="16374" table:style-name="ce2"/>
        </table:table-row>
        <table:table-row table:number-rows-repeated="6" table:style-name="ro1">
          <table:table-cell table:style-name="ce2"/>
          <table:table-cell table:style-name="ce203"/>
          <table:table-cell table:style-name="ce201"/>
          <table:table-cell table:number-columns-repeated="3" table:style-name="ce192"/>
          <table:table-cell table:number-columns-repeated="16378" table:style-name="ce2"/>
        </table:table-row>
        <table:table-row table:style-name="ro1">
          <table:table-cell table:style-name="ce2"/>
          <table:table-cell table:style-name="ce203"/>
          <table:table-cell table:style-name="ce201"/>
          <table:table-cell table:number-columns-repeated="2" table:style-name="ce192"/>
          <table:table-cell table:style-name="ce203"/>
          <table:table-cell table:number-columns-repeated="16378" table:style-name="ce2"/>
        </table:table-row>
        <table:table-row table:number-rows-repeated="2" table:style-name="ro1">
          <table:table-cell table:style-name="ce2"/>
          <table:table-cell table:style-name="ce200"/>
          <table:table-cell table:style-name="ce201"/>
          <table:table-cell table:style-name="ce192"/>
          <table:table-cell table:number-columns-repeated="2" table:style-name="ce203"/>
          <table:table-cell table:number-columns-repeated="16378" table:style-name="ce2"/>
        </table:table-row>
        <table:table-row table:number-rows-repeated="1048497" table:style-name="ro6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3_5.$A$1:AT3_5.$K$59" table:base-cell-address="AT3_5.$A$1"/>
        </table:named-expressions>
      </table:table>
      <table:table table:name="AT3_6" table:style-name="ta2">
        <table:table-column table:style-name="co6" table:default-cell-style-name="ce13"/>
        <table:table-column table:style-name="co18" table:default-cell-style-name="ce13"/>
        <table:table-column table:style-name="co12" table:number-columns-repeated="5" table:default-cell-style-name="ce13"/>
        <table:table-column table:style-name="co1" table:number-columns-repeated="16377" table:default-cell-style-name="ce13"/>
        <table:table-row table:style-name="ro3">
          <table:table-cell table:style-name="ce2"/>
          <table:table-cell table:number-columns-repeated="6" table:style-name="ce13"/>
          <table:table-cell table:number-columns-repeated="2" table:style-name="ce2"/>
          <table:table-cell table:number-columns-repeated="2" table:style-name="ce204"/>
          <table:table-cell table:number-columns-repeated="12" table:style-name="ce13"/>
          <table:table-cell table:number-columns-repeated="16361" table:style-name="ce2"/>
        </table:table-row>
        <table:table-row table:style-name="ro2">
          <table:table-cell table:style-name="ce68"/>
          <table:table-cell office:value-type="string" table:style-name="ce205">
            <text:p>Annex Table 3.6: Average number of years in current home, by tenure, 2010-11 to 2022-23</text:p>
          </table:table-cell>
          <table:table-cell table:number-columns-repeated="5" table:style-name="ce206"/>
          <table:table-cell table:number-columns-repeated="2" table:style-name="ce2"/>
          <table:table-cell table:number-columns-repeated="2" table:style-name="ce207"/>
          <table:table-cell table:number-columns-repeated="6" table:style-name="ce208"/>
          <table:table-cell table:style-name="ce209"/>
          <table:table-cell table:number-columns-repeated="16366" table:style-name="ce68"/>
        </table:table-row>
        <table:table-row table:style-name="ro3">
          <table:table-cell table:style-name="ce2"/>
          <table:table-cell table:style-name="ce210"/>
          <table:table-cell table:number-columns-repeated="5" table:style-name="ce13"/>
          <table:table-cell table:number-columns-repeated="2" table:style-name="ce2"/>
          <table:table-cell table:number-columns-repeated="2" table:style-name="ce211"/>
          <table:table-cell table:number-columns-repeated="7" table:style-name="ce212"/>
          <table:table-cell table:number-columns-repeated="5" table:style-name="ce13"/>
          <table:table-cell table:number-columns-repeated="16361" table:style-name="ce2"/>
        </table:table-row>
        <table:table-row table:style-name="ro3">
          <table:table-cell table:style-name="ce2"/>
          <table:table-cell office:value-type="string" table:style-name="ce213">
            <text:p>all households</text:p>
          </table:table-cell>
          <table:table-cell table:style-name="ce100"/>
          <table:table-cell table:number-columns-repeated="4" table:style-name="ce13"/>
          <table:table-cell table:number-columns-repeated="2" table:style-name="ce2"/>
          <table:table-cell table:number-columns-repeated="2" table:style-name="ce214"/>
          <table:table-cell table:number-columns-repeated="6" table:style-name="ce215"/>
          <table:table-cell table:style-name="ce212"/>
          <table:table-cell table:number-columns-repeated="5" table:style-name="ce13"/>
          <table:table-cell table:number-columns-repeated="16361" table:style-name="ce2"/>
        </table:table-row>
        <table:table-row table:style-name="ro3">
          <table:table-cell table:style-name="ce2"/>
          <table:table-cell table:style-name="ce216"/>
          <table:table-cell office:value-type="string" table:style-name="ce217">
            <text:p>2010-11</text:p>
          </table:table-cell>
          <table:table-cell office:value-type="string" table:style-name="ce18">
            <text:p>2011-12</text:p>
          </table:table-cell>
          <table:table-cell office:value-type="string" table:style-name="ce18">
            <text:p>2012-13</text:p>
          </table:table-cell>
          <table:table-cell office:value-type="string" table:style-name="ce18">
            <text:p>2013-14</text:p>
          </table:table-cell>
          <table:table-cell office:value-type="string" table:style-name="ce18">
            <text:p>2014-15</text:p>
          </table:table-cell>
          <table:table-cell office:value-type="string" table:style-name="ce18">
            <text:p>2015-16</text:p>
          </table:table-cell>
          <table:table-cell office:value-type="string" table:style-name="ce18">
            <text:p>2016-17</text:p>
          </table:table-cell>
          <table:table-cell office:value-type="string" table:style-name="ce18">
            <text:p>2017-18</text:p>
          </table:table-cell>
          <table:table-cell office:value-type="string" table:style-name="ce18">
            <text:p>2018-19</text:p>
          </table:table-cell>
          <table:table-cell office:value-type="string" table:style-name="ce18">
            <text:p>2019-20</text:p>
          </table:table-cell>
          <table:table-cell office:value-type="string" table:style-name="ce18">
            <text:p>2020-21</text:p>
          </table:table-cell>
          <table:table-cell office:value-type="string" table:style-name="ce18">
            <text:p>2021-22</text:p>
          </table:table-cell>
          <table:table-cell office:value-type="string" table:style-name="ce18">
            <text:p>2022-23</text:p>
          </table:table-cell>
          <table:table-cell table:number-columns-repeated="2" table:style-name="ce215"/>
          <table:table-cell table:style-name="ce212"/>
          <table:table-cell table:number-columns-repeated="5" table:style-name="ce13"/>
          <table:table-cell table:number-columns-repeated="16361" table:style-name="ce2"/>
        </table:table-row>
        <table:table-row table:style-name="ro3">
          <table:table-cell table:style-name="ce2"/>
          <table:table-cell table:style-name="ce13"/>
          <table:table-cell table:number-columns-repeated="4" table:style-name="ce218"/>
          <table:table-cell table:style-name="ce219"/>
          <table:table-cell table:style-name="ce220"/>
          <table:table-cell table:style-name="ce13"/>
          <table:table-cell table:number-columns-repeated="5" table:style-name="ce219"/>
          <table:table-cell office:value-type="string" table:style-name="ce219">
            <text:p>number of years (mean)</text:p>
          </table:table-cell>
          <table:table-cell table:style-name="ce221"/>
          <table:table-cell table:style-name="ce222"/>
          <table:table-cell table:style-name="ce212"/>
          <table:table-cell table:number-columns-repeated="5" table:style-name="ce13"/>
          <table:table-cell table:number-columns-repeated="16361" table:style-name="ce2"/>
        </table:table-row>
        <table:table-row table:style-name="ro3">
          <table:table-cell table:style-name="ce2"/>
          <table:table-cell office:value-type="string" table:style-name="ce175">
            <text:p>Average number of years in current home<text:s/></text:p>
          </table:table-cell>
          <table:table-cell table:number-columns-repeated="4" table:style-name="ce218"/>
          <table:table-cell table:style-name="ce219"/>
          <table:table-cell table:style-name="ce220"/>
          <table:table-cell table:style-name="ce13"/>
          <table:table-cell table:number-columns-repeated="6" table:style-name="ce219"/>
          <table:table-cell table:style-name="ce221"/>
          <table:table-cell table:style-name="ce222"/>
          <table:table-cell table:style-name="ce212"/>
          <table:table-cell table:number-columns-repeated="5" table:style-name="ce13"/>
          <table:table-cell table:number-columns-repeated="16361" table:style-name="ce2"/>
        </table:table-row>
        <table:table-row table:style-name="ro3">
          <table:table-cell table:style-name="ce2"/>
          <table:table-cell office:value-type="string" table:style-name="ce13">
            <text:p><text:s text:c="2"/>own outright</text:p>
          </table:table-cell>
          <table:table-cell office:value-type="float" office:value="23.817863379661453" table:style-name="ce223">
            <text:p>23.8</text:p>
          </table:table-cell>
          <table:table-cell office:value-type="float" office:value="24.348873976379409" table:style-name="ce223">
            <text:p>24.3</text:p>
          </table:table-cell>
          <table:table-cell office:value-type="float" office:value="24.037064728845998" table:style-name="ce223">
            <text:p>24.0</text:p>
          </table:table-cell>
          <table:table-cell office:value-type="float" office:value="23.521276456567598" table:style-name="ce223">
            <text:p>23.5</text:p>
          </table:table-cell>
          <table:table-cell office:value-type="float" office:value="24.108390773097639" table:style-name="ce223">
            <text:p>24.1</text:p>
          </table:table-cell>
          <table:table-cell office:value-type="float" office:value="24.358280592388223" table:style-name="ce223">
            <text:p>24.4</text:p>
          </table:table-cell>
          <table:table-cell office:value-type="float" office:value="23.753842622108657" table:style-name="ce223">
            <text:p>23.8</text:p>
          </table:table-cell>
          <table:table-cell office:value-type="float" office:value="24.295749682618993" table:style-name="ce223">
            <text:p>24.3</text:p>
          </table:table-cell>
          <table:table-cell office:value-type="float" office:value="24.672316406809099" table:style-name="ce223">
            <text:p>24.7</text:p>
          </table:table-cell>
          <table:table-cell office:value-type="float" office:value="23.7915711021171" table:style-name="ce223">
            <text:p>23.8</text:p>
          </table:table-cell>
          <table:table-cell office:value-type="float" office:value="22.353581600743599" table:style-name="ce223">
            <text:p>22.4</text:p>
          </table:table-cell>
          <table:table-cell office:value-type="float" office:value="24.509488737169917" table:style-name="ce223">
            <text:p>24.5</text:p>
          </table:table-cell>
          <table:table-cell office:value-type="float" office:value="23.236901282090628" table:style-name="ce223">
            <text:p>23.2</text:p>
          </table:table-cell>
          <table:table-cell table:style-name="ce224"/>
          <table:table-cell table:style-name="ce222"/>
          <table:table-cell table:style-name="ce212"/>
          <table:table-cell table:number-columns-repeated="5" table:style-name="ce13"/>
          <table:table-cell table:number-columns-repeated="16361" table:style-name="ce2"/>
        </table:table-row>
        <table:table-row table:style-name="ro3">
          <table:table-cell table:style-name="ce2"/>
          <table:table-cell office:value-type="string" table:style-name="ce13">
            <text:p><text:s text:c="2"/>buying with mortgage</text:p>
          </table:table-cell>
          <table:table-cell office:value-type="float" office:value="10.007284406634799" table:style-name="ce223">
            <text:p>10.0</text:p>
          </table:table-cell>
          <table:table-cell office:value-type="float" office:value="10.258461976386601" table:style-name="ce223">
            <text:p>10.3</text:p>
          </table:table-cell>
          <table:table-cell office:value-type="float" office:value="10.6658811451376" table:style-name="ce223">
            <text:p>10.7</text:p>
          </table:table-cell>
          <table:table-cell office:value-type="float" office:value="10.292979949022312" table:style-name="ce223">
            <text:p>10.3</text:p>
          </table:table-cell>
          <table:table-cell office:value-type="float" office:value="10.385649413606229" table:style-name="ce223">
            <text:p>10.4</text:p>
          </table:table-cell>
          <table:table-cell office:value-type="float" office:value="10.20777900715869" table:style-name="ce223">
            <text:p>10.2</text:p>
          </table:table-cell>
          <table:table-cell office:value-type="float" office:value="9.9963995347143264" table:style-name="ce223">
            <text:p>10.0</text:p>
          </table:table-cell>
          <table:table-cell office:value-type="float" office:value="10.3057432975325" table:style-name="ce223">
            <text:p>10.3</text:p>
          </table:table-cell>
          <table:table-cell office:value-type="float" office:value="10.3435988170086" table:style-name="ce223">
            <text:p>10.3</text:p>
          </table:table-cell>
          <table:table-cell office:value-type="float" office:value="9.9794763838488905" table:style-name="ce223">
            <text:p>10.0</text:p>
          </table:table-cell>
          <table:table-cell office:value-type="float" office:value="8.6551566900215704" table:style-name="ce223">
            <text:p>8.7</text:p>
          </table:table-cell>
          <table:table-cell office:value-type="float" office:value="9.3975911611746117" table:style-name="ce223">
            <text:p>9.4</text:p>
          </table:table-cell>
          <table:table-cell office:value-type="float" office:value="9.1789021896113656" table:style-name="ce223">
            <text:p>9.2</text:p>
          </table:table-cell>
          <table:table-cell table:style-name="ce215"/>
          <table:table-cell table:style-name="ce208"/>
          <table:table-cell table:style-name="ce212"/>
          <table:table-cell table:number-columns-repeated="5" table:style-name="ce13"/>
          <table:table-cell table:number-columns-repeated="16361" table:style-name="ce2"/>
        </table:table-row>
        <table:table-row table:style-name="ro3">
          <table:table-cell table:style-name="ce2"/>
          <table:table-cell office:value-type="string" table:style-name="ce175">
            <text:p>all owner occupiers</text:p>
          </table:table-cell>
          <table:table-cell office:value-type="float" office:value="16.703567894382381" table:style-name="ce225">
            <text:p>16.7</text:p>
          </table:table-cell>
          <table:table-cell office:value-type="float" office:value="17.107796756793235" table:style-name="ce225">
            <text:p>17.1</text:p>
          </table:table-cell>
          <table:table-cell office:value-type="float" office:value="17.336346678427788" table:style-name="ce225">
            <text:p>17.3</text:p>
          </table:table-cell>
          <table:table-cell office:value-type="float" office:value="17.117447471109561" table:style-name="ce225">
            <text:p>17.1</text:p>
          </table:table-cell>
          <table:table-cell office:value-type="float" office:value="17.547273693521664" table:style-name="ce225">
            <text:p>17.5</text:p>
          </table:table-cell>
          <table:table-cell office:value-type="float" office:value="17.840468392787116" table:style-name="ce225">
            <text:p>17.8</text:p>
          </table:table-cell>
          <table:table-cell office:value-type="float" office:value="17.50267532069573" table:style-name="ce225">
            <text:p>17.5</text:p>
          </table:table-cell>
          <table:table-cell office:value-type="float" office:value="17.77378914767694" table:style-name="ce225">
            <text:p>17.8</text:p>
          </table:table-cell>
          <table:table-cell office:value-type="float" office:value="18.068152094891801" table:style-name="ce225">
            <text:p>18.1</text:p>
          </table:table-cell>
          <table:table-cell office:value-type="float" office:value="17.4459338698978" table:style-name="ce225">
            <text:p>17.4</text:p>
          </table:table-cell>
          <table:table-cell office:value-type="float" office:value="15.9922622811045" table:style-name="ce225">
            <text:p>16.0</text:p>
          </table:table-cell>
          <table:table-cell office:value-type="float" office:value="17.569545293715517" table:style-name="ce225">
            <text:p>17.6</text:p>
          </table:table-cell>
          <table:table-cell office:value-type="float" office:value="16.83695711292216" table:style-name="ce225">
            <text:p>16.8</text:p>
          </table:table-cell>
          <table:table-cell table:number-columns-repeated="2" table:style-name="ce215"/>
          <table:table-cell table:style-name="ce212"/>
          <table:table-cell table:number-columns-repeated="5" table:style-name="ce13"/>
          <table:table-cell table:number-columns-repeated="16361" table:style-name="ce2"/>
        </table:table-row>
        <table:table-row table:style-name="ro3">
          <table:table-cell table:style-name="ce2"/>
          <table:table-cell table:style-name="ce13"/>
          <table:table-cell table:number-columns-repeated="13" table:style-name="ce223"/>
          <table:table-cell table:number-columns-repeated="8" table:style-name="ce13"/>
          <table:table-cell table:number-columns-repeated="16361" table:style-name="ce2"/>
        </table:table-row>
        <table:table-row table:style-name="ro3">
          <table:table-cell table:style-name="ce2"/>
          <table:table-cell office:value-type="string" table:style-name="ce175">
            <text:p>private renters</text:p>
          </table:table-cell>
          <table:table-cell office:value-type="float" office:value="3.7333033843072765" table:style-name="ce225">
            <text:p>3.7</text:p>
          </table:table-cell>
          <table:table-cell office:value-type="float" office:value="3.7665345829000145" table:style-name="ce225">
            <text:p>3.8</text:p>
          </table:table-cell>
          <table:table-cell office:value-type="float" office:value="3.8427437966747071" table:style-name="ce225">
            <text:p>3.8</text:p>
          </table:table-cell>
          <table:table-cell office:value-type="float" office:value="3.5260568634198308" table:style-name="ce225">
            <text:p>3.5</text:p>
          </table:table-cell>
          <table:table-cell office:value-type="float" office:value="3.9828008649926994" table:style-name="ce225">
            <text:p>4.0</text:p>
          </table:table-cell>
          <table:table-cell office:value-type="float" office:value="4.2834741535075089" table:style-name="ce225">
            <text:p>4.3</text:p>
          </table:table-cell>
          <table:table-cell office:value-type="float" office:value="3.9141702499321291" table:style-name="ce225">
            <text:p>3.9</text:p>
          </table:table-cell>
          <table:table-cell office:value-type="float" office:value="4.0951189964227002" table:style-name="ce225">
            <text:p>4.1</text:p>
          </table:table-cell>
          <table:table-cell office:value-type="float" office:value="4.3560571825842196" table:style-name="ce225">
            <text:p>4.4</text:p>
          </table:table-cell>
          <table:table-cell office:value-type="float" office:value="4.3403099197327197" table:style-name="ce225">
            <text:p>4.3</text:p>
          </table:table-cell>
          <table:table-cell office:value-type="float" office:value="4.1580731176162899" table:style-name="ce225">
            <text:p>4.2</text:p>
          </table:table-cell>
          <table:table-cell office:value-type="float" office:value="4.4335153082389542" table:style-name="ce225">
            <text:p>4.4</text:p>
          </table:table-cell>
          <table:table-cell office:value-type="float" office:value="4.3081088294318253" table:style-name="ce225">
            <text:p>4.3</text:p>
          </table:table-cell>
          <table:table-cell table:number-columns-repeated="8" table:style-name="ce13"/>
          <table:table-cell table:number-columns-repeated="16361" table:style-name="ce2"/>
        </table:table-row>
        <table:table-row table:style-name="ro3">
          <table:table-cell table:style-name="ce2"/>
          <table:table-cell table:style-name="ce13"/>
          <table:table-cell table:number-columns-repeated="13" table:style-name="ce223"/>
          <table:table-cell table:number-columns-repeated="5" table:style-name="ce208"/>
          <table:table-cell table:style-name="ce211"/>
          <table:table-cell table:style-name="ce212"/>
          <table:table-cell table:style-name="ce209"/>
          <table:table-cell table:number-columns-repeated="16361" table:style-name="ce2"/>
        </table:table-row>
        <table:table-row table:style-name="ro3">
          <table:table-cell table:style-name="ce2"/>
          <table:table-cell office:value-type="string" table:style-name="ce226">
            <text:p>local authority</text:p>
          </table:table-cell>
          <table:table-cell office:value-type="float" office:value="12.345646034144101" table:style-name="ce227">
            <text:p>12.3</text:p>
          </table:table-cell>
          <table:table-cell office:value-type="float" office:value="13.419321484905142" table:style-name="ce227">
            <text:p>13.4</text:p>
          </table:table-cell>
          <table:table-cell office:value-type="float" office:value="12.810257729488029" table:style-name="ce227">
            <text:p>12.8</text:p>
          </table:table-cell>
          <table:table-cell office:value-type="float" office:value="12.692566948195745" table:style-name="ce227">
            <text:p>12.7</text:p>
          </table:table-cell>
          <table:table-cell office:value-type="float" office:value="12.209941599248403" table:style-name="ce227">
            <text:p>12.2</text:p>
          </table:table-cell>
          <table:table-cell office:value-type="float" office:value="12.85059699224953" table:style-name="ce227">
            <text:p>12.9</text:p>
          </table:table-cell>
          <table:table-cell office:value-type="float" office:value="11.97529581605381" table:style-name="ce227">
            <text:p>12.0</text:p>
          </table:table-cell>
          <table:table-cell office:value-type="float" office:value="13.437503134074333" table:style-name="ce227">
            <text:p>13.4</text:p>
          </table:table-cell>
          <table:table-cell office:value-type="float" office:value="12.6334633893267" table:style-name="ce227">
            <text:p>12.6</text:p>
          </table:table-cell>
          <table:table-cell office:value-type="float" office:value="13.290633386083799" table:style-name="ce227">
            <text:p>13.3</text:p>
          </table:table-cell>
          <table:table-cell office:value-type="float" office:value="13.3239642041693" table:style-name="ce227">
            <text:p>13.3</text:p>
          </table:table-cell>
          <table:table-cell office:value-type="float" office:value="14.335018728498541" table:style-name="ce227">
            <text:p>14.3</text:p>
          </table:table-cell>
          <table:table-cell office:value-type="float" office:value="13.448809955902098" table:style-name="ce227">
            <text:p>13.4</text:p>
          </table:table-cell>
          <table:table-cell table:number-columns-repeated="5" table:style-name="ce212"/>
          <table:table-cell table:number-columns-repeated="3" table:style-name="ce13"/>
          <table:table-cell table:number-columns-repeated="16361" table:style-name="ce2"/>
        </table:table-row>
        <table:table-row table:style-name="ro3">
          <table:table-cell table:style-name="ce2"/>
          <table:table-cell office:value-type="string" table:style-name="ce226">
            <text:p>housing association</text:p>
          </table:table-cell>
          <table:table-cell office:value-type="float" office:value="10.629949340053829" table:style-name="ce227">
            <text:p>10.6</text:p>
          </table:table-cell>
          <table:table-cell office:value-type="float" office:value="10.232854003002357" table:style-name="ce227">
            <text:p>10.2</text:p>
          </table:table-cell>
          <table:table-cell office:value-type="float" office:value="9.976739329382518" table:style-name="ce227">
            <text:p>10.0</text:p>
          </table:table-cell>
          <table:table-cell office:value-type="float" office:value="10.657449668660897" table:style-name="ce227">
            <text:p>10.7</text:p>
          </table:table-cell>
          <table:table-cell office:value-type="float" office:value="10.858695118756925" table:style-name="ce227">
            <text:p>10.9</text:p>
          </table:table-cell>
          <table:table-cell office:value-type="float" office:value="10.660069439135322" table:style-name="ce227">
            <text:p>10.7</text:p>
          </table:table-cell>
          <table:table-cell office:value-type="float" office:value="10.814650502949887" table:style-name="ce227">
            <text:p>10.8</text:p>
          </table:table-cell>
          <table:table-cell office:value-type="float" office:value="10.8684036393729" table:style-name="ce227">
            <text:p>10.9</text:p>
          </table:table-cell>
          <table:table-cell office:value-type="float" office:value="10.8334926490441" table:style-name="ce227">
            <text:p>10.8</text:p>
          </table:table-cell>
          <table:table-cell office:value-type="float" office:value="11.398209508734199" table:style-name="ce227">
            <text:p>11.4</text:p>
          </table:table-cell>
          <table:table-cell office:value-type="float" office:value="9.2161342641962296" table:style-name="ce227">
            <text:p>9.2</text:p>
          </table:table-cell>
          <table:table-cell office:value-type="float" office:value="11.587903116320353" table:style-name="ce227">
            <text:p>11.6</text:p>
          </table:table-cell>
          <table:table-cell office:value-type="float" office:value="11.367097301445364" table:style-name="ce227">
            <text:p>11.4</text:p>
          </table:table-cell>
          <table:table-cell table:number-columns-repeated="5" table:style-name="ce228"/>
          <table:table-cell table:number-columns-repeated="3" table:style-name="ce13"/>
          <table:table-cell table:number-columns-repeated="16361" table:style-name="ce2"/>
        </table:table-row>
        <table:table-row table:style-name="ro3">
          <table:table-cell table:style-name="ce2"/>
          <table:table-cell office:value-type="string" table:style-name="ce175">
            <text:p>all social renters</text:p>
          </table:table-cell>
          <table:table-cell office:value-type="float" office:value="11.452598029903987" table:style-name="ce229">
            <text:p>11.5</text:p>
          </table:table-cell>
          <table:table-cell office:value-type="float" office:value="11.724016408079361" table:style-name="ce229">
            <text:p>11.7</text:p>
          </table:table-cell>
          <table:table-cell office:value-type="float" office:value="11.272065601414345" table:style-name="ce229">
            <text:p>11.3</text:p>
          </table:table-cell>
          <table:table-cell office:value-type="float" office:value="11.509463151198586" table:style-name="ce229">
            <text:p>11.5</text:p>
          </table:table-cell>
          <table:table-cell office:value-type="float" office:value="11.424628187786926" table:style-name="ce229">
            <text:p>11.4</text:p>
          </table:table-cell>
          <table:table-cell office:value-type="float" office:value="11.557590772525979" table:style-name="ce229">
            <text:p>11.6</text:p>
          </table:table-cell>
          <table:table-cell office:value-type="float" office:value="11.275088350332329" table:style-name="ce229">
            <text:p>11.3</text:p>
          </table:table-cell>
          <table:table-cell office:value-type="float" office:value="11.894617660288899" table:style-name="ce229">
            <text:p>11.9</text:p>
          </table:table-cell>
          <table:table-cell office:value-type="float" office:value="11.5562532417322" table:style-name="ce229">
            <text:p>11.6</text:p>
          </table:table-cell>
          <table:table-cell office:value-type="float" office:value="12.150029678821101" table:style-name="ce229">
            <text:p>12.2</text:p>
          </table:table-cell>
          <table:table-cell office:value-type="float" office:value="10.8348797832451" table:style-name="ce229">
            <text:p>10.8</text:p>
          </table:table-cell>
          <table:table-cell office:value-type="float" office:value="12.660174185946198" table:style-name="ce229">
            <text:p>12.7</text:p>
          </table:table-cell>
          <table:table-cell office:value-type="float" office:value="12.162861101791441" table:style-name="ce229">
            <text:p>12.2</text:p>
          </table:table-cell>
          <table:table-cell table:number-columns-repeated="5" table:style-name="ce212"/>
          <table:table-cell table:style-name="ce230"/>
          <table:table-cell table:style-name="ce228"/>
          <table:table-cell table:style-name="ce209"/>
          <table:table-cell table:number-columns-repeated="16361" table:style-name="ce2"/>
        </table:table-row>
        <table:table-row table:style-name="ro3">
          <table:table-cell table:style-name="ce2"/>
          <table:table-cell table:style-name="ce226"/>
          <table:table-cell table:number-columns-repeated="13" table:style-name="ce103"/>
          <table:table-cell table:number-columns-repeated="3" table:style-name="ce13"/>
          <table:table-cell table:number-columns-repeated="16366" table:style-name="ce2"/>
        </table:table-row>
        <table:table-row table:style-name="ro3">
          <table:table-cell table:style-name="ce2"/>
          <table:table-cell office:value-type="string" table:style-name="ce20">
            <text:p>all tenures</text:p>
          </table:table-cell>
          <table:table-cell office:value-type="float" office:value="13.645457913609135" table:style-name="ce225">
            <text:p>13.6</text:p>
          </table:table-cell>
          <table:table-cell office:value-type="float" office:value="13.851162389361347" table:style-name="ce225">
            <text:p>13.9</text:p>
          </table:table-cell>
          <table:table-cell office:value-type="float" office:value="13.891193931376835" table:style-name="ce225">
            <text:p>13.9</text:p>
          </table:table-cell>
          <table:table-cell office:value-type="float" office:value="13.514459974241376" table:style-name="ce225">
            <text:p>13.5</text:p>
          </table:table-cell>
          <table:table-cell office:value-type="float" office:value="13.90687404173614" table:style-name="ce225">
            <text:p>13.9</text:p>
          </table:table-cell>
          <table:table-cell office:value-type="float" office:value="14.06535237543865" table:style-name="ce225">
            <text:p>14.1</text:p>
          </table:table-cell>
          <table:table-cell office:value-type="float" office:value="13.675707897536348" table:style-name="ce225">
            <text:p>13.7</text:p>
          </table:table-cell>
          <table:table-cell office:value-type="float" office:value="14.11134929458489" table:style-name="ce225">
            <text:p>14.1</text:p>
          </table:table-cell>
          <table:table-cell office:value-type="float" office:value="14.3" table:style-name="ce225">
            <text:p>14.3</text:p>
          </table:table-cell>
          <table:table-cell office:value-type="float" office:value="14.1138326907453" table:style-name="ce225">
            <text:p>14.1</text:p>
          </table:table-cell>
          <table:table-cell office:value-type="float" office:value="12.944594707905701" table:style-name="ce225">
            <text:p>12.9</text:p>
          </table:table-cell>
          <table:table-cell office:value-type="float" office:value="14.249529439326501" table:style-name="ce225">
            <text:p>14.2</text:p>
          </table:table-cell>
          <table:table-cell office:value-type="float" office:value="13.71123169785754" table:style-name="ce225">
            <text:p>13.7</text:p>
          </table:table-cell>
          <table:table-cell table:number-columns-repeated="3" table:style-name="ce13"/>
          <table:table-cell table:number-columns-repeated="16366" table:style-name="ce2"/>
        </table:table-row>
        <table:table-row table:style-name="ro3">
          <table:table-cell table:style-name="ce2"/>
          <table:table-cell table:style-name="ce20"/>
          <table:table-cell table:number-columns-repeated="13" table:style-name="ce223"/>
          <table:table-cell table:number-columns-repeated="3" table:style-name="ce13"/>
          <table:table-cell table:number-columns-repeated="16366" table:style-name="ce2"/>
        </table:table-row>
        <table:table-row table:style-name="ro3">
          <table:table-cell table:style-name="ce2"/>
          <table:table-cell table:style-name="ce175"/>
          <table:table-cell table:number-columns-repeated="7" table:style-name="ce57"/>
          <table:table-cell table:number-columns-repeated="9" table:style-name="ce13"/>
          <table:table-cell table:number-columns-repeated="16366" table:style-name="ce2"/>
        </table:table-row>
        <table:table-row table:style-name="ro3">
          <table:table-cell table:style-name="ce2"/>
          <table:table-cell office:value-type="string" table:style-name="ce172">
            <text:p>sample size</text:p>
          </table:table-cell>
          <table:table-cell office:value-type="float" office:value="17556" table:formula="of:=['file://STEADSP002.DESKTOP21.DCLG.GOV.UK/DCLGDFS/EHS/REPORTING/Headline/2015-16/Households/Analysis/Working%20Tables/AT%201.15-%20Average%20number%20of%20years%20in%20current%20home,%20by%20tenure,%202010-11%20to%202015-16.xlsx'#'2010-11'.C14]" table:style-name="ce231">
            <text:p><text:s/>17,556<text:s/></text:p>
          </table:table-cell>
          <table:table-cell office:value-type="float" office:value="13829" table:formula="of:=['file://STEADSP002.DESKTOP21.DCLG.GOV.UK/DCLGDFS/EHS/REPORTING/Headline/2015-16/Households/Analysis/Working%20Tables/AT%201.15-%20Average%20number%20of%20years%20in%20current%20home,%20by%20tenure,%202010-11%20to%202015-16.xlsx'#'2011-12'.D10]" table:style-name="ce231">
            <text:p><text:s/>13,829<text:s/></text:p>
          </table:table-cell>
          <table:table-cell office:value-type="float" office:value="13652" table:formula="of:=['file://STEADSP002.DESKTOP21.DCLG.GOV.UK/DCLGDFS/EHS/REPORTING/Headline/2015-16/Households/Analysis/Working%20Tables/AT%201.15-%20Average%20number%20of%20years%20in%20current%20home,%20by%20tenure,%202010-11%20to%202015-16.xlsx'#'2012-13'.D10]" table:style-name="ce231">
            <text:p><text:s/>13,652<text:s/></text:p>
          </table:table-cell>
          <table:table-cell office:value-type="float" office:value="13276" table:formula="of:=['file://STEADSP002.DESKTOP21.DCLG.GOV.UK/DCLGDFS/EHS/REPORTING/Headline/2015-16/Households/Analysis/Working%20Tables/AT%201.15-%20Average%20number%20of%20years%20in%20current%20home,%20by%20tenure,%202010-11%20to%202015-16.xlsx'#'2013-14'.D10]" table:style-name="ce231">
            <text:p><text:s/>13,276<text:s/></text:p>
          </table:table-cell>
          <table:table-cell office:value-type="float" office:value="13174" table:formula="of:=['file://STEADSP002.DESKTOP21.DCLG.GOV.UK/DCLGDFS/EHS/REPORTING/Headline/2015-16/Households/Analysis/Working%20Tables/AT%201.15-%20Average%20number%20of%20years%20in%20current%20home,%20by%20tenure,%202010-11%20to%202015-16.xlsx'#'2014-15'.D10]" table:style-name="ce231">
            <text:p><text:s/>13,174<text:s/></text:p>
          </table:table-cell>
          <table:table-cell office:value-type="float" office:value="13468" table:style-name="ce231">
            <text:p><text:s/>13,468<text:s/></text:p>
          </table:table-cell>
          <table:table-cell office:value-type="float" office:value="12970" table:style-name="ce231">
            <text:p><text:s/>12,970<text:s/></text:p>
          </table:table-cell>
          <table:table-cell office:value-type="float" office:value="13395" table:style-name="ce231">
            <text:p><text:s/>13,395<text:s/></text:p>
          </table:table-cell>
          <table:table-cell office:value-type="float" office:value="13431" table:style-name="ce231">
            <text:p><text:s/>13,431<text:s/></text:p>
          </table:table-cell>
          <table:table-cell office:value-type="float" office:value="13332" table:style-name="ce231">
            <text:p><text:s/>13,332<text:s/></text:p>
          </table:table-cell>
          <table:table-cell office:value-type="float" office:value="7474" table:style-name="ce231">
            <text:p><text:s/>7,474<text:s/></text:p>
          </table:table-cell>
          <table:table-cell office:value-type="float" office:value="9752" table:style-name="ce231">
            <text:p><text:s/>9,752<text:s/></text:p>
          </table:table-cell>
          <table:table-cell office:value-type="float" office:value="11205" table:style-name="ce231">
            <text:p><text:s/>11,205<text:s/></text:p>
          </table:table-cell>
          <table:table-cell table:number-columns-repeated="2" table:style-name="ce208"/>
          <table:table-cell table:style-name="ce209"/>
          <table:table-cell table:number-columns-repeated="16366" table:style-name="ce2"/>
        </table:table-row>
        <table:table-row table:style-name="ro3">
          <table:table-cell table:style-name="ce2"/>
          <table:table-cell office:value-type="string" table:style-name="ce232">
            <text:p>Notes</text:p>
          </table:table-cell>
          <table:table-cell table:number-columns-repeated="13" table:style-name="ce233"/>
          <table:table-cell table:number-columns-repeated="2" table:style-name="ce208"/>
          <table:table-cell table:style-name="ce209"/>
          <table:table-cell table:number-columns-repeated="16366" table:style-name="ce2"/>
        </table:table-row>
        <table:table-row table:style-name="ro3">
          <table:table-cell table:style-name="ce2"/>
          <table:table-cell office:value-type="string" table:style-name="ce124">
            <text:p>1) data for 2012-13 and 2013-14 were modelled from banded length of residence data</text:p>
          </table:table-cell>
          <table:table-cell table:style-name="ce63"/>
          <table:table-cell table:number-columns-repeated="6" table:style-name="ce13"/>
          <table:table-cell table:number-columns-repeated="2" table:style-name="ce211"/>
          <table:table-cell table:number-columns-repeated="7" table:style-name="ce212"/>
          <table:table-cell table:number-columns-repeated="16366" table:style-name="ce2"/>
        </table:table-row>
        <table:table-row table:style-name="ro3">
          <table:table-cell table:style-name="ce2"/>
          <table:table-cell office:value-type="string" table:style-name="ce232">
            <text:p>Source: English Housing Survey, full household sample</text:p>
          </table:table-cell>
          <table:table-cell table:style-name="ce63"/>
          <table:table-cell table:number-columns-repeated="6" table:style-name="ce13"/>
          <table:table-cell table:number-columns-repeated="2" table:style-name="ce211"/>
          <table:table-cell table:number-columns-repeated="7" table:style-name="ce212"/>
          <table:table-cell table:number-columns-repeated="16366" table:style-name="ce2"/>
        </table:table-row>
        <table:table-row table:style-name="ro3">
          <table:table-cell table:style-name="ce2"/>
          <table:table-cell table:style-name="ce2"/>
          <table:table-cell table:style-name="ce63"/>
          <table:table-cell table:number-columns-repeated="6" table:style-name="ce13"/>
          <table:table-cell table:number-columns-repeated="2" table:style-name="ce214"/>
          <table:table-cell table:number-columns-repeated="6" table:style-name="ce215"/>
          <table:table-cell table:style-name="ce212"/>
          <table:table-cell table:number-columns-repeated="16366" table:style-name="ce2"/>
        </table:table-row>
        <table:table-row table:number-rows-repeated="3" table:style-name="ro1">
          <table:table-cell table:style-name="ce2"/>
          <table:table-cell table:style-name="ce124"/>
          <table:table-cell table:number-columns-repeated="7" table:style-name="ce13"/>
          <table:table-cell table:number-columns-repeated="2" table:style-name="ce234"/>
          <table:table-cell table:number-columns-repeated="6" table:style-name="ce215"/>
          <table:table-cell table:style-name="ce212"/>
          <table:table-cell table:number-columns-repeated="16366" table:style-name="ce2"/>
        </table:table-row>
        <table:table-row table:style-name="ro1">
          <table:table-cell table:style-name="ce2"/>
          <table:table-cell table:number-columns-repeated="8" table:style-name="ce13"/>
          <table:table-cell table:number-columns-repeated="2" table:style-name="ce234"/>
          <table:table-cell table:number-columns-repeated="6" table:style-name="ce215"/>
          <table:table-cell table:style-name="ce212"/>
          <table:table-cell table:number-columns-repeated="16366" table:style-name="ce2"/>
        </table:table-row>
        <table:table-row table:style-name="ro1">
          <table:table-cell table:style-name="ce2"/>
          <table:table-cell table:number-columns-repeated="8" table:style-name="ce13"/>
          <table:table-cell table:number-columns-repeated="2" table:style-name="ce234"/>
          <table:table-cell table:number-columns-repeated="5" table:style-name="ce215"/>
          <table:table-cell table:style-name="ce208"/>
          <table:table-cell table:style-name="ce212"/>
          <table:table-cell table:number-columns-repeated="16366" table:style-name="ce2"/>
        </table:table-row>
        <table:table-row table:number-rows-repeated="2" table:style-name="ro1">
          <table:table-cell table:style-name="ce2"/>
          <table:table-cell table:number-columns-repeated="17" table:style-name="ce13"/>
          <table:table-cell table:number-columns-repeated="16366" table:style-name="ce2"/>
        </table:table-row>
        <table:table-row table:style-name="ro1">
          <table:table-cell table:number-columns-repeated="9" table:style-name="ce2"/>
          <table:table-cell table:style-name="ce235"/>
          <table:table-cell table:number-columns-spanned="10" table:number-rows-spanned="1" table:style-name="ce67"/>
          <table:covered-table-cell table:number-columns-repeated="9"/>
          <table:table-cell table:style-name="ce211"/>
          <table:table-cell table:style-name="ce212"/>
          <table:table-cell table:style-name="ce209"/>
          <table:table-cell table:number-columns-repeated="16361" table:style-name="ce2"/>
        </table:table-row>
        <table:table-row table:style-name="ro1">
          <table:table-cell table:number-columns-repeated="9" table:style-name="ce2"/>
          <table:table-cell table:number-columns-repeated="2" table:style-name="ce234"/>
          <table:table-cell table:number-columns-repeated="9" table:style-name="ce212"/>
          <table:table-cell table:style-name="ce230"/>
          <table:table-cell table:style-name="ce228"/>
          <table:table-cell table:style-name="ce209"/>
          <table:table-cell table:number-columns-repeated="16361" table:style-name="ce2"/>
        </table:table-row>
        <table:table-row table:style-name="ro1">
          <table:table-cell table:number-columns-repeated="9" table:style-name="ce2"/>
          <table:table-cell table:number-columns-repeated="2" table:style-name="ce234"/>
          <table:table-cell table:number-columns-repeated="9" table:style-name="ce212"/>
          <table:table-cell table:number-columns-repeated="3" table:style-name="ce13"/>
          <table:table-cell table:number-columns-repeated="16361" table:style-name="ce2"/>
        </table:table-row>
        <table:table-row table:style-name="ro1">
          <table:table-cell table:number-columns-repeated="9" table:style-name="ce2"/>
          <table:table-cell table:number-columns-repeated="2" table:style-name="ce230"/>
          <table:table-cell table:number-columns-repeated="9" table:style-name="ce228"/>
          <table:table-cell table:number-columns-repeated="3" table:style-name="ce13"/>
          <table:table-cell table:number-columns-repeated="16361" table:style-name="ce2"/>
        </table:table-row>
        <table:table-row table:number-rows-repeated="4" table:style-name="ro1">
          <table:table-cell table:number-columns-repeated="9" table:style-name="ce2"/>
          <table:table-cell table:number-columns-repeated="14" table:style-name="ce13"/>
          <table:table-cell table:number-columns-repeated="16361" table:style-name="ce2"/>
        </table:table-row>
        <table:table-row table:style-name="ro1">
          <table:table-cell table:number-columns-repeated="9" table:style-name="ce2"/>
          <table:table-cell table:number-columns-spanned="8" table:number-rows-spanned="1" table:style-name="ce67"/>
          <table:covered-table-cell table:number-columns-repeated="7"/>
          <table:table-cell table:style-name="ce209"/>
          <table:table-cell table:number-columns-repeated="5" table:style-name="ce13"/>
          <table:table-cell table:number-columns-repeated="16361" table:style-name="ce2"/>
        </table:table-row>
        <table:table-row table:style-name="ro1">
          <table:table-cell table:number-columns-repeated="9" table:style-name="ce2"/>
          <table:table-cell table:number-columns-repeated="2" table:style-name="ce211"/>
          <table:table-cell table:number-columns-repeated="7" table:style-name="ce212"/>
          <table:table-cell table:number-columns-repeated="5" table:style-name="ce13"/>
          <table:table-cell table:number-columns-repeated="16361" table:style-name="ce2"/>
        </table:table-row>
        <table:table-row table:style-name="ro1">
          <table:table-cell table:number-columns-repeated="9" table:style-name="ce2"/>
          <table:table-cell table:number-columns-spanned="1" table:number-rows-spanned="6" table:style-name="ce67"/>
          <table:table-cell table:number-columns-spanned="1" table:number-rows-spanned="6" table:style-name="ce67"/>
          <table:table-cell table:number-columns-repeated="6" table:style-name="ce215"/>
          <table:table-cell table:style-name="ce212"/>
          <table:table-cell table:number-columns-repeated="5" table:style-name="ce13"/>
          <table:table-cell table:number-columns-repeated="16361" table:style-name="ce2"/>
        </table:table-row>
        <table:table-row table:number-rows-repeated="4" table:style-name="ro1">
          <table:table-cell table:number-columns-repeated="9" table:style-name="ce2"/>
          <table:covered-table-cell/>
          <table:covered-table-cell/>
          <table:table-cell table:number-columns-repeated="6" table:style-name="ce215"/>
          <table:table-cell table:style-name="ce212"/>
          <table:table-cell table:number-columns-repeated="5" table:style-name="ce13"/>
          <table:table-cell table:number-columns-repeated="16361" table:style-name="ce2"/>
        </table:table-row>
        <table:table-row table:style-name="ro1">
          <table:table-cell table:number-columns-repeated="9" table:style-name="ce2"/>
          <table:covered-table-cell/>
          <table:covered-table-cell/>
          <table:table-cell table:number-columns-repeated="5" table:style-name="ce215"/>
          <table:table-cell table:style-name="ce208"/>
          <table:table-cell table:style-name="ce212"/>
          <table:table-cell table:number-columns-repeated="5" table:style-name="ce13"/>
          <table:table-cell table:number-columns-repeated="16361" table:style-name="ce2"/>
        </table:table-row>
        <table:table-row table:number-rows-repeated="2" table:style-name="ro1">
          <table:table-cell table:number-columns-repeated="9" table:style-name="ce2"/>
          <table:table-cell table:number-columns-repeated="14" table:style-name="ce13"/>
          <table:table-cell table:number-columns-repeated="16361" table:style-name="ce2"/>
        </table:table-row>
        <table:table-row table:style-name="ro1">
          <table:table-cell table:number-columns-repeated="9" table:style-name="ce2"/>
          <table:table-cell table:number-columns-spanned="1" table:number-rows-spanned="3" table:style-name="ce67"/>
          <table:table-cell table:number-columns-spanned="10" table:number-rows-spanned="1" table:style-name="ce67"/>
          <table:covered-table-cell table:number-columns-repeated="9"/>
          <table:table-cell table:number-columns-repeated="3" table:style-name="ce13"/>
          <table:table-cell table:number-columns-repeated="16361" table:style-name="ce2"/>
        </table:table-row>
        <table:table-row table:style-name="ro1">
          <table:table-cell table:number-columns-repeated="9" table:style-name="ce2"/>
          <table:covered-table-cell/>
          <table:table-cell table:number-columns-repeated="10" table:style-name="ce212"/>
          <table:table-cell table:number-columns-repeated="3" table:style-name="ce13"/>
          <table:table-cell table:number-columns-repeated="16361" table:style-name="ce2"/>
        </table:table-row>
        <table:table-row table:style-name="ro1">
          <table:table-cell table:number-columns-repeated="9" table:style-name="ce2"/>
          <table:covered-table-cell/>
          <table:table-cell table:number-columns-repeated="10" table:style-name="ce212"/>
          <table:table-cell table:style-name="ce211"/>
          <table:table-cell table:style-name="ce212"/>
          <table:table-cell table:style-name="ce209"/>
          <table:table-cell table:number-columns-repeated="16361" table:style-name="ce2"/>
        </table:table-row>
        <table:table-row table:style-name="ro1">
          <table:table-cell table:number-columns-repeated="9" table:style-name="ce2"/>
          <table:table-cell table:number-columns-repeated="2" table:style-name="ce230"/>
          <table:table-cell table:number-columns-repeated="9" table:style-name="ce236"/>
          <table:table-cell table:style-name="ce230"/>
          <table:table-cell table:style-name="ce236"/>
          <table:table-cell table:style-name="ce209"/>
          <table:table-cell table:number-columns-repeated="16361" table:style-name="ce2"/>
        </table:table-row>
        <table:table-row table:number-rows-repeated="3" table:style-name="ro1">
          <table:table-cell table:number-columns-repeated="9" table:style-name="ce2"/>
          <table:table-cell table:number-columns-repeated="14" table:style-name="ce13"/>
          <table:table-cell table:number-columns-repeated="16361" table:style-name="ce2"/>
        </table:table-row>
        <table:table-row table:style-name="ro1">
          <table:table-cell table:number-columns-repeated="9" table:style-name="ce2"/>
          <table:table-cell table:number-columns-spanned="8" table:number-rows-spanned="1" table:style-name="ce67"/>
          <table:covered-table-cell table:number-columns-repeated="7"/>
          <table:table-cell table:style-name="ce209"/>
          <table:table-cell table:number-columns-repeated="5" table:style-name="ce13"/>
          <table:table-cell table:number-columns-repeated="16361" table:style-name="ce2"/>
        </table:table-row>
        <table:table-row table:style-name="ro1">
          <table:table-cell table:number-columns-repeated="9" table:style-name="ce2"/>
          <table:table-cell table:number-columns-repeated="2" table:style-name="ce211"/>
          <table:table-cell table:number-columns-repeated="7" table:style-name="ce212"/>
          <table:table-cell table:number-columns-repeated="5" table:style-name="ce13"/>
          <table:table-cell table:number-columns-repeated="16361" table:style-name="ce2"/>
        </table:table-row>
        <table:table-row table:style-name="ro1">
          <table:table-cell table:number-columns-repeated="9" table:style-name="ce2"/>
          <table:table-cell table:number-columns-spanned="1" table:number-rows-spanned="6" table:style-name="ce67"/>
          <table:table-cell table:number-columns-spanned="1" table:number-rows-spanned="6" table:style-name="ce67"/>
          <table:table-cell table:number-columns-repeated="6" table:style-name="ce215"/>
          <table:table-cell table:style-name="ce212"/>
          <table:table-cell table:number-columns-repeated="5" table:style-name="ce13"/>
          <table:table-cell table:number-columns-repeated="16361" table:style-name="ce2"/>
        </table:table-row>
        <table:table-row table:number-rows-repeated="4" table:style-name="ro1">
          <table:table-cell table:number-columns-repeated="9" table:style-name="ce2"/>
          <table:covered-table-cell/>
          <table:covered-table-cell/>
          <table:table-cell table:number-columns-repeated="6" table:style-name="ce215"/>
          <table:table-cell table:style-name="ce212"/>
          <table:table-cell table:number-columns-repeated="5" table:style-name="ce13"/>
          <table:table-cell table:number-columns-repeated="16361" table:style-name="ce2"/>
        </table:table-row>
        <table:table-row table:style-name="ro1">
          <table:table-cell table:number-columns-repeated="9" table:style-name="ce2"/>
          <table:covered-table-cell/>
          <table:covered-table-cell/>
          <table:table-cell table:number-columns-repeated="5" table:style-name="ce215"/>
          <table:table-cell table:style-name="ce208"/>
          <table:table-cell table:style-name="ce212"/>
          <table:table-cell table:number-columns-repeated="5" table:style-name="ce13"/>
          <table:table-cell table:number-columns-repeated="16361" table:style-name="ce2"/>
        </table:table-row>
        <table:table-row table:number-rows-repeated="2" table:style-name="ro1">
          <table:table-cell table:number-columns-repeated="9" table:style-name="ce2"/>
          <table:table-cell table:number-columns-repeated="14" table:style-name="ce13"/>
          <table:table-cell table:number-columns-repeated="16361" table:style-name="ce2"/>
        </table:table-row>
        <table:table-row table:style-name="ro1">
          <table:table-cell table:number-columns-repeated="9" table:style-name="ce2"/>
          <table:table-cell table:number-columns-spanned="1" table:number-rows-spanned="3" table:style-name="ce67"/>
          <table:table-cell table:number-columns-spanned="10" table:number-rows-spanned="1" table:style-name="ce67"/>
          <table:covered-table-cell table:number-columns-repeated="9"/>
          <table:table-cell table:number-columns-repeated="3" table:style-name="ce13"/>
          <table:table-cell table:number-columns-repeated="16361" table:style-name="ce2"/>
        </table:table-row>
        <table:table-row table:style-name="ro1">
          <table:table-cell table:number-columns-repeated="9" table:style-name="ce2"/>
          <table:covered-table-cell/>
          <table:table-cell table:number-columns-repeated="10" table:style-name="ce212"/>
          <table:table-cell table:number-columns-repeated="3" table:style-name="ce13"/>
          <table:table-cell table:number-columns-repeated="16361" table:style-name="ce2"/>
        </table:table-row>
        <table:table-row table:style-name="ro1">
          <table:table-cell table:number-columns-repeated="9" table:style-name="ce2"/>
          <table:covered-table-cell/>
          <table:table-cell table:number-columns-repeated="10" table:style-name="ce212"/>
          <table:table-cell table:style-name="ce211"/>
          <table:table-cell table:style-name="ce212"/>
          <table:table-cell table:style-name="ce209"/>
          <table:table-cell table:number-columns-repeated="16361" table:style-name="ce2"/>
        </table:table-row>
        <table:table-row table:style-name="ro1">
          <table:table-cell table:number-columns-repeated="9" table:style-name="ce2"/>
          <table:table-cell table:number-columns-repeated="2" table:style-name="ce230"/>
          <table:table-cell table:number-columns-repeated="9" table:style-name="ce236"/>
          <table:table-cell table:style-name="ce230"/>
          <table:table-cell table:style-name="ce236"/>
          <table:table-cell table:style-name="ce209"/>
          <table:table-cell table:number-columns-repeated="16361" table:style-name="ce2"/>
        </table:table-row>
        <table:table-row table:number-rows-repeated="3" table:style-name="ro1">
          <table:table-cell table:number-columns-repeated="9" table:style-name="ce2"/>
          <table:table-cell table:number-columns-repeated="14" table:style-name="ce13"/>
          <table:table-cell table:number-columns-repeated="16361" table:style-name="ce2"/>
        </table:table-row>
        <table:table-row table:style-name="ro1">
          <table:table-cell table:number-columns-repeated="9" table:style-name="ce2"/>
          <table:table-cell table:number-columns-spanned="8" table:number-rows-spanned="1" table:style-name="ce67"/>
          <table:covered-table-cell table:number-columns-repeated="7"/>
          <table:table-cell table:style-name="ce209"/>
          <table:table-cell table:number-columns-repeated="5" table:style-name="ce13"/>
          <table:table-cell table:number-columns-repeated="16361" table:style-name="ce2"/>
        </table:table-row>
        <table:table-row table:style-name="ro1">
          <table:table-cell table:number-columns-repeated="9" table:style-name="ce2"/>
          <table:table-cell table:number-columns-repeated="2" table:style-name="ce211"/>
          <table:table-cell table:number-columns-repeated="7" table:style-name="ce212"/>
          <table:table-cell table:number-columns-repeated="5" table:style-name="ce13"/>
          <table:table-cell table:number-columns-repeated="16361" table:style-name="ce2"/>
        </table:table-row>
        <table:table-row table:style-name="ro1">
          <table:table-cell table:number-columns-repeated="9" table:style-name="ce2"/>
          <table:table-cell table:number-columns-spanned="1" table:number-rows-spanned="6" table:style-name="ce67"/>
          <table:table-cell table:number-columns-spanned="1" table:number-rows-spanned="6" table:style-name="ce67"/>
          <table:table-cell table:number-columns-repeated="6" table:style-name="ce215"/>
          <table:table-cell table:style-name="ce212"/>
          <table:table-cell table:number-columns-repeated="5" table:style-name="ce13"/>
          <table:table-cell table:number-columns-repeated="16361" table:style-name="ce2"/>
        </table:table-row>
        <table:table-row table:number-rows-repeated="4" table:style-name="ro1">
          <table:table-cell table:number-columns-repeated="9" table:style-name="ce2"/>
          <table:covered-table-cell/>
          <table:covered-table-cell/>
          <table:table-cell table:number-columns-repeated="6" table:style-name="ce215"/>
          <table:table-cell table:style-name="ce212"/>
          <table:table-cell table:number-columns-repeated="5" table:style-name="ce13"/>
          <table:table-cell table:number-columns-repeated="16361" table:style-name="ce2"/>
        </table:table-row>
        <table:table-row table:style-name="ro1">
          <table:table-cell table:number-columns-repeated="9" table:style-name="ce2"/>
          <table:covered-table-cell/>
          <table:covered-table-cell/>
          <table:table-cell table:number-columns-repeated="5" table:style-name="ce215"/>
          <table:table-cell table:style-name="ce208"/>
          <table:table-cell table:style-name="ce212"/>
          <table:table-cell table:number-columns-repeated="5" table:style-name="ce13"/>
          <table:table-cell table:number-columns-repeated="16361" table:style-name="ce2"/>
        </table:table-row>
        <table:table-row table:number-rows-repeated="2" table:style-name="ro1">
          <table:table-cell table:number-columns-repeated="9" table:style-name="ce2"/>
          <table:table-cell table:number-columns-repeated="14" table:style-name="ce13"/>
          <table:table-cell table:number-columns-repeated="16361" table:style-name="ce2"/>
        </table:table-row>
        <table:table-row table:style-name="ro1">
          <table:table-cell table:number-columns-repeated="9" table:style-name="ce2"/>
          <table:table-cell table:number-columns-spanned="1" table:number-rows-spanned="3" table:style-name="ce67"/>
          <table:table-cell table:number-columns-spanned="10" table:number-rows-spanned="1" table:style-name="ce67"/>
          <table:covered-table-cell table:number-columns-repeated="9"/>
          <table:table-cell table:number-columns-repeated="3" table:style-name="ce13"/>
          <table:table-cell table:number-columns-repeated="16361" table:style-name="ce2"/>
        </table:table-row>
        <table:table-row table:style-name="ro1">
          <table:table-cell table:number-columns-repeated="9" table:style-name="ce2"/>
          <table:covered-table-cell/>
          <table:table-cell table:number-columns-repeated="10" table:style-name="ce212"/>
          <table:table-cell table:number-columns-repeated="3" table:style-name="ce13"/>
          <table:table-cell table:number-columns-repeated="16361" table:style-name="ce2"/>
        </table:table-row>
        <table:table-row table:style-name="ro1">
          <table:table-cell table:number-columns-repeated="9" table:style-name="ce2"/>
          <table:covered-table-cell/>
          <table:table-cell table:number-columns-repeated="10" table:style-name="ce212"/>
          <table:table-cell table:style-name="ce211"/>
          <table:table-cell table:style-name="ce212"/>
          <table:table-cell table:style-name="ce209"/>
          <table:table-cell table:number-columns-repeated="16361" table:style-name="ce2"/>
        </table:table-row>
        <table:table-row table:style-name="ro1">
          <table:table-cell table:number-columns-repeated="9" table:style-name="ce2"/>
          <table:table-cell table:number-columns-repeated="2" table:style-name="ce230"/>
          <table:table-cell table:number-columns-repeated="9" table:style-name="ce228"/>
          <table:table-cell table:style-name="ce230"/>
          <table:table-cell table:style-name="ce228"/>
          <table:table-cell table:style-name="ce209"/>
          <table:table-cell table:number-columns-repeated="16361" table:style-name="ce2"/>
        </table:table-row>
        <table:table-row table:number-rows-repeated="1048488" table:style-name="ro6">
          <table:table-cell table:number-columns-repeated="16384"/>
        </table:table-row>
        <table:named-expressions>
          <table:named-expression table:name="e" table:expression="of:=[.#REF!]" table:base-cell-address="List_of_contents.$A$1"/>
          <table:named-expression table:name="LABELS" table:expression="of:=[.#REF!]" table:base-cell-address="List_of_contents.$A$1"/>
          <table:named-range table:name="Print_Area" table:cell-range-address="AT3_6.$A$1:AT3_6.$P$26" table:base-cell-address="AT3_6.$A$1"/>
        </table:named-expressions>
      </table:table>
      <table:table table:name="AT3_7" table:style-name="ta3">
        <table:table-column table:style-name="co1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1" table:default-cell-style-name="ce2"/>
        <table:table-column table:style-name="co20" table:default-cell-style-name="ce2"/>
        <table:table-column table:style-name="co24" table:default-cell-style-name="ce2"/>
        <table:table-column table:style-name="co23" table:default-cell-style-name="ce2"/>
        <table:table-column table:style-name="co1" table:default-cell-style-name="ce2"/>
        <table:table-column table:style-name="co25" table:default-cell-style-name="ce2"/>
        <table:table-column table:style-name="co1" table:number-columns-repeated="16372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05">
            <text:p>Annex Table 3.7: Previous tenure by current tenure, 2022-23</text:p>
          </table:table-cell>
          <table:table-cell table:number-columns-repeated="3" table:style-name="ce237"/>
          <table:table-cell table:number-columns-repeated="4" table:style-name="ce238"/>
          <table:table-cell table:number-columns-repeated="16375" table:style-name="ce2"/>
        </table:table-row>
        <table:table-row table:style-name="ro1">
          <table:table-cell/>
          <table:table-cell table:style-name="ce239"/>
          <table:table-cell table:number-columns-repeated="6" table:style-name="ce240"/>
          <table:table-cell table:style-name="ce239"/>
          <table:table-cell table:number-columns-repeated="16375" table:style-name="ce2"/>
        </table:table-row>
        <table:table-row table:style-name="ro1">
          <table:table-cell/>
          <table:table-cell office:value-type="string" table:style-name="ce241">
            <text:p>household reference persons resident less than a year</text:p>
          </table:table-cell>
          <table:table-cell table:number-columns-repeated="6" table:style-name="ce242"/>
          <table:table-cell table:style-name="ce243"/>
          <table:table-cell table:number-columns-repeated="16375" table:style-name="ce2"/>
        </table:table-row>
        <table:table-row table:style-name="ro1">
          <table:table-cell/>
          <table:table-cell table:style-name="ce244"/>
          <table:table-cell office:value-type="string" table:number-columns-spanned="6" table:number-rows-spanned="1" table:style-name="ce285">
            <text:p>previous tenure</text:p>
          </table:table-cell>
          <table:covered-table-cell table:number-columns-repeated="5"/>
          <table:table-cell table:style-name="ce245"/>
          <table:table-cell table:style-name="ce246"/>
          <table:table-cell table:number-columns-repeated="16374" table:style-name="ce2"/>
        </table:table-row>
        <table:table-row table:style-name="ro1">
          <table:table-cell/>
          <table:table-cell table:style-name="ce244"/>
          <table:table-cell office:value-type="string" table:number-columns-spanned="1" table:number-rows-spanned="3" table:style-name="ce286">
            <text:p>new household</text:p>
          </table:table-cell>
          <table:table-cell office:value-type="string" table:number-columns-spanned="3" table:number-rows-spanned="1" table:style-name="ce285">
            <text:p>owner occupiers</text:p>
          </table:table-cell>
          <table:covered-table-cell table:number-columns-repeated="2"/>
          <table:table-cell office:value-type="string" table:number-columns-spanned="1" table:number-rows-spanned="3" table:style-name="ce286">
            <text:p>all</text:p>
            <text:p>social</text:p>
            <text:p>renters</text:p>
          </table:table-cell>
          <table:table-cell office:value-type="string" table:number-columns-spanned="1" table:number-rows-spanned="3" table:style-name="ce287">
            <text:p>all<text:s/></text:p>
            <text:p>private</text:p>
            <text:p>renters</text:p>
          </table:table-cell>
          <table:table-cell table:style-name="ce247"/>
          <table:table-cell table:style-name="ce246"/>
          <table:table-cell table:number-columns-repeated="16374" table:style-name="ce2"/>
        </table:table-row>
        <table:table-row table:style-name="ro1">
          <table:table-cell/>
          <table:table-cell table:style-name="ce248"/>
          <table:covered-table-cell/>
          <table:table-cell office:value-type="string" table:number-columns-spanned="1" table:number-rows-spanned="2" table:style-name="ce286">
            <text:p>owned outright</text:p>
          </table:table-cell>
          <table:table-cell office:value-type="string" table:number-columns-spanned="1" table:number-rows-spanned="2" table:style-name="ce286">
            <text:p>buying with a mortgage</text:p>
          </table:table-cell>
          <table:table-cell office:value-type="string" table:number-columns-spanned="1" table:number-rows-spanned="2" table:style-name="ce286">
            <text:p>all owner occupiers<text:span text:style-name="T2">1</text:span>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all households</text:p>
          </table:table-cell>
          <table:table-cell office:value-type="string" table:number-columns-spanned="1" table:number-rows-spanned="2" table:style-name="ce289">
            <text:p>sample size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style-name="ce249">
            <text:p>current tenu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2"/>
          <table:table-cell table:style-name="ce250"/>
          <table:table-cell table:number-columns-repeated="16370"/>
        </table:table-row>
        <table:table-row table:style-name="ro1">
          <table:table-cell/>
          <table:table-cell table:number-columns-repeated="4" table:style-name="ce251"/>
          <table:table-cell table:number-columns-repeated="2" table:style-name="ce252"/>
          <table:table-cell table:style-name="ce253"/>
          <table:table-cell office:value-type="string" table:style-name="ce254">
            <text:p>thousands of households</text:p>
          </table:table-cell>
          <table:table-cell table:number-columns-repeated="16375" table:style-name="ce2"/>
        </table:table-row>
        <table:table-row table:style-name="ro1">
          <table:table-cell/>
          <table:table-cell office:value-type="string" table:style-name="ce253">
            <text:p>owned outright</text:p>
          </table:table-cell>
          <table:table-cell office:value-type="string" table:style-name="ce255">
            <text:p>u</text:p>
          </table:table-cell>
          <table:table-cell office:value-type="float" office:value="157.42332016565416" table:style-name="ce255">
            <text:p>157</text:p>
          </table:table-cell>
          <table:table-cell office:value-type="float" office:value="33.121734349912316" table:style-name="ce256">
            <text:p>33</text:p>
          </table:table-cell>
          <table:table-cell office:value-type="float" office:value="190.54505451556656" table:style-name="ce255">
            <text:p>191</text:p>
          </table:table-cell>
          <table:table-cell office:value-type="string" table:style-name="ce255">
            <text:p>u</text:p>
          </table:table-cell>
          <table:table-cell office:value-type="float" office:value="58.529301989771071" table:style-name="ce256">
            <text:p>59</text:p>
          </table:table-cell>
          <table:table-cell office:value-type="float" office:value="266.10167944625522" table:style-name="ce257">
            <text:p>266</text:p>
          </table:table-cell>
          <table:table-cell office:value-type="float" office:value="93" table:style-name="ce258">
            <text:p>93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style-name="ce253">
            <text:p>buying with a mortgage</text:p>
          </table:table-cell>
          <table:table-cell office:value-type="float" office:value="67.832413558956361" table:style-name="ce256">
            <text:p>68</text:p>
          </table:table-cell>
          <table:table-cell office:value-type="float" office:value="18.828501328809473" table:style-name="ce256">
            <text:p>19</text:p>
          </table:table-cell>
          <table:table-cell office:value-type="float" office:value="148.1926341705327" table:style-name="ce255">
            <text:p>148</text:p>
          </table:table-cell>
          <table:table-cell office:value-type="float" office:value="167.48387472107984" table:style-name="ce255">
            <text:p>167</text:p>
          </table:table-cell>
          <table:table-cell office:value-type="string" table:style-name="ce255">
            <text:p>u</text:p>
          </table:table-cell>
          <table:table-cell office:value-type="float" office:value="152.78819092391421" table:style-name="ce255">
            <text:p>153</text:p>
          </table:table-cell>
          <table:table-cell office:value-type="float" office:value="397.75935766529227" table:style-name="ce257">
            <text:p>398</text:p>
          </table:table-cell>
          <table:table-cell office:value-type="float" office:value="164" table:style-name="ce258">
            <text:p>164</text:p>
          </table:table-cell>
          <table:table-cell table:number-columns-repeated="3" table:style-name="ce2"/>
          <table:table-cell table:style-name="ce250"/>
          <table:table-cell table:number-columns-repeated="16370"/>
        </table:table-row>
        <table:table-row table:style-name="ro1">
          <table:table-cell/>
          <table:table-cell office:value-type="string" table:style-name="ce259">
            <text:p>owner occupiers</text:p>
          </table:table-cell>
          <table:table-cell office:value-type="float" office:value="76.757752089207059" table:style-name="ce260">
            <text:p>77</text:p>
          </table:table-cell>
          <table:table-cell office:value-type="float" office:value="176.25182149446368" table:style-name="ce257">
            <text:p>176</text:p>
          </table:table-cell>
          <table:table-cell office:value-type="float" office:value="181.31436852044502" table:style-name="ce257">
            <text:p>181</text:p>
          </table:table-cell>
          <table:table-cell office:value-type="float" office:value="358.02892923664632" table:style-name="ce257">
            <text:p>358</text:p>
          </table:table-cell>
          <table:table-cell office:value-type="float" office:value="17.756862872008842" table:style-name="ce260">
            <text:p>18</text:p>
          </table:table-cell>
          <table:table-cell office:value-type="float" office:value="211.31749291368527" table:style-name="ce257">
            <text:p>211</text:p>
          </table:table-cell>
          <table:table-cell office:value-type="float" office:value="663.86103711154749" table:style-name="ce257">
            <text:p>664</text:p>
          </table:table-cell>
          <table:table-cell office:value-type="float" office:value="257" table:style-name="ce258">
            <text:p>257</text:p>
          </table:table-cell>
          <table:table-cell table:number-columns-repeated="16374" table:style-name="ce2"/>
        </table:table-row>
        <table:table-row table:style-name="ro1">
          <table:table-cell/>
          <table:table-cell table:style-name="ce253"/>
          <table:table-cell table:number-columns-repeated="5" table:style-name="ce255"/>
          <table:table-cell table:style-name="ce261"/>
          <table:table-cell table:style-name="ce262"/>
          <table:table-cell table:style-name="ce258"/>
          <table:table-cell table:number-columns-repeated="16374" table:style-name="ce2"/>
        </table:table-row>
        <table:table-row table:style-name="ro1">
          <table:table-cell/>
          <table:table-cell office:value-type="string" table:style-name="ce259">
            <text:p>social renters</text:p>
          </table:table-cell>
          <table:table-cell office:value-type="float" office:value="32.059873476224546" table:style-name="ce255">
            <text:p>32</text:p>
          </table:table-cell>
          <table:table-cell office:value-type="float" office:value="4.6357484686316353" table:style-name="ce256">
            <text:p>5</text:p>
          </table:table-cell>
          <table:table-cell office:value-type="float" office:value="14.692205475977634" table:style-name="ce256">
            <text:p>15</text:p>
          </table:table-cell>
          <table:table-cell office:value-type="float" office:value="19.327953944609266" table:style-name="ce255">
            <text:p>19</text:p>
          </table:table-cell>
          <table:table-cell office:value-type="float" office:value="125.22715417922875" table:style-name="ce255">
            <text:p>125</text:p>
          </table:table-cell>
          <table:table-cell office:value-type="float" office:value="60.175805430816133" table:style-name="ce255">
            <text:p>60</text:p>
          </table:table-cell>
          <table:table-cell office:value-type="float" office:value="236.79078703087873" table:style-name="ce257">
            <text:p>237</text:p>
          </table:table-cell>
          <table:table-cell office:value-type="float" office:value="216" table:style-name="ce258">
            <text:p>216</text:p>
          </table:table-cell>
          <table:table-cell table:number-columns-repeated="16374" table:style-name="ce2"/>
        </table:table-row>
        <table:table-row table:style-name="ro1">
          <table:table-cell/>
          <table:table-cell table:style-name="ce253"/>
          <table:table-cell table:number-columns-repeated="3" table:style-name="ce255"/>
          <table:table-cell table:style-name="ce261"/>
          <table:table-cell table:number-columns-repeated="2" table:style-name="ce255"/>
          <table:table-cell table:style-name="ce262"/>
          <table:table-cell table:style-name="ce258"/>
          <table:table-cell table:number-columns-repeated="16374" table:style-name="ce2"/>
        </table:table-row>
        <table:table-row table:style-name="ro1">
          <table:table-cell/>
          <table:table-cell office:value-type="string" table:style-name="ce259">
            <text:p>private renters</text:p>
          </table:table-cell>
          <table:table-cell office:value-type="float" office:value="192.11837773359437" table:style-name="ce255">
            <text:p>192</text:p>
          </table:table-cell>
          <table:table-cell office:value-type="float" office:value="31.3561148207725" table:style-name="ce256">
            <text:p>31</text:p>
          </table:table-cell>
          <table:table-cell office:value-type="float" office:value="77.450527726249618" table:style-name="ce255">
            <text:p>77</text:p>
          </table:table-cell>
          <table:table-cell office:value-type="float" office:value="108.80664254702209" table:style-name="ce255">
            <text:p>109</text:p>
          </table:table-cell>
          <table:table-cell office:value-type="float" office:value="37.881448550838286" table:style-name="ce256">
            <text:p>38</text:p>
          </table:table-cell>
          <table:table-cell office:value-type="float" office:value="675.5773232442865" table:style-name="ce255">
            <text:p>676</text:p>
          </table:table-cell>
          <table:table-cell office:value-type="float" office:value="1014.3837920757411" table:style-name="ce257">
            <text:p>1,014</text:p>
          </table:table-cell>
          <table:table-cell office:value-type="float" office:value="525" table:style-name="ce258">
            <text:p>525</text:p>
          </table:table-cell>
          <table:table-cell table:style-name="ce2"/>
          <table:table-cell table:style-name="ce263"/>
          <table:table-cell table:number-columns-repeated="16372" table:style-name="ce2"/>
        </table:table-row>
        <table:table-row table:style-name="ro1">
          <table:table-cell/>
          <table:table-cell table:style-name="ce253"/>
          <table:table-cell table:number-columns-repeated="6" table:style-name="ce255"/>
          <table:table-cell table:style-name="ce262"/>
          <table:table-cell table:style-name="ce258"/>
          <table:table-cell table:style-name="ce2"/>
          <table:table-cell table:style-name="ce250"/>
          <table:table-cell table:number-columns-repeated="16372" table:style-name="ce2"/>
        </table:table-row>
        <table:table-row table:style-name="ro1">
          <table:table-cell/>
          <table:table-cell office:value-type="string" table:style-name="ce249">
            <text:p>all tenures</text:p>
          </table:table-cell>
          <table:table-cell office:value-type="float" office:value="300.93600329902597" table:style-name="ce264">
            <text:p>301</text:p>
          </table:table-cell>
          <table:table-cell office:value-type="float" office:value="212.24368478386779" table:style-name="ce264">
            <text:p>212</text:p>
          </table:table-cell>
          <table:table-cell office:value-type="float" office:value="273.45710172267229" table:style-name="ce264">
            <text:p>273</text:p>
          </table:table-cell>
          <table:table-cell office:value-type="float" office:value="486.16352572827765" table:style-name="ce264">
            <text:p>486</text:p>
          </table:table-cell>
          <table:table-cell office:value-type="float" office:value="180.86546560207586" table:style-name="ce264">
            <text:p>181</text:p>
          </table:table-cell>
          <table:table-cell office:value-type="float" office:value="947.0706215887875" table:style-name="ce264">
            <text:p>947</text:p>
          </table:table-cell>
          <table:table-cell office:value-type="float" office:value="1915.0356162181699" table:style-name="ce264">
            <text:p>1,915</text:p>
          </table:table-cell>
          <table:table-cell office:value-type="float" office:value="998" table:style-name="ce265">
            <text:p>998</text:p>
          </table:table-cell>
          <table:table-cell table:number-columns-repeated="16374" table:style-name="ce2"/>
        </table:table-row>
        <table:table-row table:style-name="ro1">
          <table:table-cell/>
          <table:table-cell table:style-name="ce266"/>
          <table:table-cell table:number-columns-repeated="6" table:style-name="ce267"/>
          <table:table-cell office:value-type="string" table:style-name="ce268">
            <text:p>percentages</text:p>
          </table:table-cell>
          <table:table-cell table:style-name="ce5"/>
          <table:table-cell table:number-columns-repeated="16374" table:style-name="ce2"/>
        </table:table-row>
        <table:table-row table:style-name="ro1">
          <table:table-cell/>
          <table:table-cell office:value-type="string" table:style-name="ce253">
            <text:p>owned outright</text:p>
          </table:table-cell>
          <table:table-cell office:value-type="string" table:style-name="ce26">
            <text:p>u</text:p>
          </table:table-cell>
          <table:table-cell office:value-type="float" office:value="59.159085539499223" table:style-name="ce26">
            <text:p>59.2</text:p>
          </table:table-cell>
          <table:table-cell office:value-type="float" office:value="12.447021912389673" table:style-name="ce43">
            <text:p>12.4</text:p>
          </table:table-cell>
          <table:table-cell office:value-type="float" office:value="71.606107451888931" table:style-name="ce26">
            <text:p>71.6</text:p>
          </table:table-cell>
          <table:table-cell office:value-type="string" table:style-name="ce26">
            <text:p>u</text:p>
          </table:table-cell>
          <table:table-cell office:value-type="float" office:value="21.995089287511348" table:style-name="ce43">
            <text:p>22.0</text:p>
          </table:table-cell>
          <table:table-cell office:value-type="float" office:value="100" table:style-name="ce58">
            <text:p>100.0</text:p>
          </table:table-cell>
          <table:table-cell table:style-name="ce5"/>
          <table:table-cell table:number-columns-repeated="16374" table:style-name="ce2"/>
        </table:table-row>
        <table:table-row table:style-name="ro1">
          <table:table-cell/>
          <table:table-cell office:value-type="string" table:style-name="ce253">
            <text:p>buying with a mortgage</text:p>
          </table:table-cell>
          <table:table-cell office:value-type="float" office:value="17.053631109299051" table:style-name="ce43">
            <text:p>17.1</text:p>
          </table:table-cell>
          <table:table-cell office:value-type="float" office:value="4.7336413250780982" table:style-name="ce43">
            <text:p>4.7</text:p>
          </table:table-cell>
          <table:table-cell office:value-type="float" office:value="37.256856768969918" table:style-name="ce26">
            <text:p>37.3</text:p>
          </table:table-cell>
          <table:table-cell office:value-type="float" office:value="41.990498094048" table:style-name="ce26">
            <text:p>42.0</text:p>
          </table:table-cell>
          <table:table-cell office:value-type="string" table:style-name="ce26">
            <text:p>u</text:p>
          </table:table-cell>
          <table:table-cell office:value-type="float" office:value="38.412217834604128" table:style-name="ce26">
            <text:p>38.4</text:p>
          </table:table-cell>
          <table:table-cell office:value-type="float" office:value="100" table:style-name="ce58">
            <text:p>100.0</text:p>
          </table:table-cell>
          <table:table-cell table:style-name="ce5"/>
          <table:table-cell table:number-columns-repeated="3" table:style-name="ce2"/>
          <table:table-cell table:style-name="ce168"/>
          <table:table-cell table:number-columns-repeated="16370"/>
        </table:table-row>
        <table:table-row table:style-name="ro1">
          <table:table-cell/>
          <table:table-cell office:value-type="string" table:style-name="ce259">
            <text:p>owner occupiers</text:p>
          </table:table-cell>
          <table:table-cell office:value-type="float" office:value="11.5623222027277" table:style-name="ce269">
            <text:p>11.6</text:p>
          </table:table-cell>
          <table:table-cell office:value-type="float" office:value="26.549505339450789" table:style-name="ce58">
            <text:p>26.5</text:p>
          </table:table-cell>
          <table:table-cell office:value-type="float" office:value="27.312096716707757" table:style-name="ce58">
            <text:p>27.3</text:p>
          </table:table-cell>
          <table:table-cell office:value-type="float" office:value="53.931306285789297" table:style-name="ce58">
            <text:p>53.9</text:p>
          </table:table-cell>
          <table:table-cell office:value-type="float" office:value="2.6747861192861642" table:style-name="ce269">
            <text:p>2.7</text:p>
          </table:table-cell>
          <table:table-cell office:value-type="float" office:value="31.831585392196761" table:style-name="ce58">
            <text:p>31.8</text:p>
          </table:table-cell>
          <table:table-cell office:value-type="float" office:value="100" table:style-name="ce58">
            <text:p>100.0</text:p>
          </table:table-cell>
          <table:table-cell table:style-name="ce5"/>
          <table:table-cell table:number-columns-repeated="16374" table:style-name="ce2"/>
        </table:table-row>
        <table:table-row table:style-name="ro1">
          <table:table-cell/>
          <table:table-cell table:style-name="ce253"/>
          <table:table-cell table:number-columns-repeated="6" table:style-name="ce270"/>
          <table:table-cell table:style-name="ce58"/>
          <table:table-cell table:style-name="ce5"/>
          <table:table-cell table:number-columns-repeated="16374" table:style-name="ce2"/>
        </table:table-row>
        <table:table-row table:style-name="ro1">
          <table:table-cell/>
          <table:table-cell office:value-type="string" table:style-name="ce259">
            <text:p>social renters</text:p>
          </table:table-cell>
          <table:table-cell office:value-type="float" office:value="13.539324683288365" table:style-name="ce26">
            <text:p>13.5</text:p>
          </table:table-cell>
          <table:table-cell office:value-type="float" office:value="1.9577402173282652" table:style-name="ce43">
            <text:p>2.0</text:p>
          </table:table-cell>
          <table:table-cell office:value-type="float" office:value="6.2047200654228556" table:style-name="ce26">
            <text:p>6.2</text:p>
          </table:table-cell>
          <table:table-cell office:value-type="float" office:value="8.1624602827511197" table:style-name="ce26">
            <text:p>8.2</text:p>
          </table:table-cell>
          <table:table-cell office:value-type="float" office:value="52.885146313947793" table:style-name="ce26">
            <text:p>52.9</text:p>
          </table:table-cell>
          <table:table-cell office:value-type="float" office:value="25.413068720012699" table:style-name="ce26">
            <text:p>25.4</text:p>
          </table:table-cell>
          <table:table-cell office:value-type="float" office:value="100" table:style-name="ce58">
            <text:p>100.0</text:p>
          </table:table-cell>
          <table:table-cell table:style-name="ce5"/>
          <table:table-cell table:number-columns-repeated="16374" table:style-name="ce2"/>
        </table:table-row>
        <table:table-row table:style-name="ro1">
          <table:table-cell/>
          <table:table-cell table:style-name="ce253"/>
          <table:table-cell table:number-columns-repeated="6" table:style-name="ce270"/>
          <table:table-cell table:style-name="ce58"/>
          <table:table-cell table:style-name="ce5"/>
          <table:table-cell table:number-columns-repeated="16374" table:style-name="ce2"/>
        </table:table-row>
        <table:table-row table:style-name="ro1">
          <table:table-cell/>
          <table:table-cell office:value-type="string" table:style-name="ce259">
            <text:p>private renters</text:p>
          </table:table-cell>
          <table:table-cell office:value-type="float" office:value="18.93941713525027" table:style-name="ce26">
            <text:p>18.9</text:p>
          </table:table-cell>
          <table:table-cell office:value-type="float" office:value="3.091149037053146" table:style-name="ce43">
            <text:p>3.1</text:p>
          </table:table-cell>
          <table:table-cell office:value-type="float" office:value="7.6352292230302723" table:style-name="ce26">
            <text:p>7.6</text:p>
          </table:table-cell>
          <table:table-cell office:value-type="float" office:value="10.72637826008342" table:style-name="ce26">
            <text:p>10.7</text:p>
          </table:table-cell>
          <table:table-cell office:value-type="float" office:value="3.7344295962498766" table:style-name="ce26">
            <text:p>3.7</text:p>
          </table:table-cell>
          <table:table-cell office:value-type="float" office:value="66.599775008416501" table:style-name="ce26">
            <text:p>66.6</text:p>
          </table:table-cell>
          <table:table-cell office:value-type="float" office:value="100" table:style-name="ce58">
            <text:p>100.0</text:p>
          </table:table-cell>
          <table:table-cell table:style-name="ce5"/>
          <table:table-cell table:number-columns-repeated="16374" table:style-name="ce2"/>
        </table:table-row>
        <table:table-row table:style-name="ro1">
          <table:table-cell/>
          <table:table-cell table:style-name="ce253"/>
          <table:table-cell table:number-columns-repeated="6" table:style-name="ce270"/>
          <table:table-cell table:style-name="ce58"/>
          <table:table-cell table:style-name="ce5"/>
          <table:table-cell table:number-columns-repeated="16374" table:style-name="ce2"/>
        </table:table-row>
        <table:table-row table:style-name="ro1">
          <table:table-cell/>
          <table:table-cell office:value-type="string" table:style-name="ce259">
            <text:p>all tenures</text:p>
          </table:table-cell>
          <table:table-cell office:value-type="float" office:value="15.714381536846684" table:style-name="ce58">
            <text:p>15.7</text:p>
          </table:table-cell>
          <table:table-cell office:value-type="float" office:value="11.083015009559393" table:style-name="ce58">
            <text:p>11.1</text:p>
          </table:table-cell>
          <table:table-cell office:value-type="float" office:value="14.279478637723622" table:style-name="ce58">
            <text:p>14.3</text:p>
          </table:table-cell>
          <table:table-cell office:value-type="float" office:value="25.386657125905487" table:style-name="ce58">
            <text:p>25.4</text:p>
          </table:table-cell>
          <table:table-cell office:value-type="float" office:value="9.4444961790972233" table:style-name="ce58">
            <text:p>9.4</text:p>
          </table:table-cell>
          <table:table-cell office:value-type="float" office:value="49.454465158150533" table:style-name="ce58">
            <text:p>49.5</text:p>
          </table:table-cell>
          <table:table-cell office:value-type="float" office:value="100" table:style-name="ce58">
            <text:p>100.0</text:p>
          </table:table-cell>
          <table:table-cell table:style-name="ce5"/>
          <table:table-cell table:number-columns-repeated="16374" table:style-name="ce2"/>
        </table:table-row>
        <table:table-row table:style-name="ro1">
          <table:table-cell/>
          <table:table-cell table:style-name="ce271"/>
          <table:table-cell table:number-columns-repeated="6" table:style-name="ce272"/>
          <table:table-cell table:style-name="ce273"/>
          <table:table-cell table:style-name="ce5"/>
          <table:table-cell table:number-columns-repeated="16374" table:style-name="ce2"/>
        </table:table-row>
        <table:table-row table:style-name="ro1">
          <table:table-cell/>
          <table:table-cell office:value-type="string" table:style-name="ce274">
            <text:p>sample size</text:p>
          </table:table-cell>
          <table:table-cell office:value-type="float" office:value="152" table:style-name="ce275">
            <text:p>152</text:p>
          </table:table-cell>
          <table:table-cell office:value-type="float" office:value="95" table:style-name="ce275">
            <text:p>95</text:p>
          </table:table-cell>
          <table:table-cell office:value-type="float" office:value="120" table:style-name="ce275">
            <text:p>120</text:p>
          </table:table-cell>
          <table:table-cell office:value-type="float" office:value="215" table:style-name="ce275">
            <text:p>215</text:p>
          </table:table-cell>
          <table:table-cell office:value-type="float" office:value="148" table:style-name="ce275">
            <text:p>148</text:p>
          </table:table-cell>
          <table:table-cell office:value-type="float" office:value="482" table:style-name="ce275">
            <text:p>482</text:p>
          </table:table-cell>
          <table:table-cell office:value-type="float" office:value="998" table:style-name="ce275">
            <text:p>998</text:p>
          </table:table-cell>
          <table:table-cell table:style-name="ce246"/>
          <table:table-cell table:number-columns-repeated="16374" table:style-name="ce2"/>
        </table:table-row>
        <table:table-row table:style-name="ro1">
          <table:table-cell/>
          <table:table-cell office:value-type="string" table:style-name="ce276">
            <text:p>1<text:span text:style-name="T3"><text:s/>includes those owner occupiers who did not state whether they owned outright or bought with a mortgage</text:span></text:p>
          </table:table-cell>
          <table:table-cell table:number-columns-repeated="5" table:style-name="ce277"/>
          <table:table-cell table:style-name="ce238"/>
          <table:table-cell table:style-name="ce277"/>
          <table:table-cell table:number-columns-repeated="16375" table:style-name="ce2"/>
        </table:table-row>
        <table:table-row table:style-name="ro1">
          <table:table-cell/>
          <table:table-cell office:value-type="string" table:style-name="ce278">
            <text:p>Notes:</text:p>
          </table:table-cell>
          <table:table-cell table:number-columns-repeated="7" table:style-name="ce238"/>
          <table:table-cell table:number-columns-repeated="16375" table:style-name="ce2"/>
        </table:table-row>
        <table:table-row table:style-name="ro1">
          <table:table-cell/>
          <table:table-cell office:value-type="string" table:style-name="ce279">
            <text:p>1) to safeguard against data disclosure, findings derived from unweighted cell counts of less than 5 and more than 0 are replaced with a “u”</text:p>
          </table:table-cell>
          <table:table-cell table:number-columns-repeated="5" table:style-name="ce280"/>
          <table:table-cell table:style-name="ce238"/>
          <table:table-cell table:style-name="ce281"/>
          <table:table-cell table:number-columns-repeated="16375" table:style-name="ce2"/>
        </table:table-row>
        <table:table-row table:style-name="ro1">
          <table:table-cell/>
          <table:table-cell office:value-type="string" table:style-name="ce282">
            <text:p>2) a cell count of ‘0’ or ‘0%’ means that there were no cases in the sample: these scenarios, although less prevalent, may exist in households in England.</text:p>
          </table:table-cell>
          <table:table-cell table:number-columns-repeated="5" table:style-name="ce280"/>
          <table:table-cell table:style-name="ce238"/>
          <table:table-cell table:style-name="ce281"/>
          <table:table-cell table:number-columns-repeated="16375" table:style-name="ce2"/>
        </table:table-row>
        <table:table-row table:style-name="ro1">
          <table:table-cell/>
          <table:table-cell office:value-type="string" table:style-name="ce283">
            <text:p>3) a small number of cases with unknown landlord at previous tenure have been excluded</text:p>
          </table:table-cell>
          <table:table-cell table:number-columns-repeated="5" table:style-name="ce283"/>
          <table:table-cell table:number-columns-repeated="2" table:style-name="ce238"/>
          <table:table-cell table:number-columns-repeated="16375" table:style-name="ce2"/>
        </table:table-row>
        <table:table-row table:style-name="ro1">
          <table:table-cell/>
          <table:table-cell office:value-type="string" table:style-name="ce284">
            <text:p>Source: English Housing Survey, full household sample</text:p>
          </table:table-cell>
          <table:table-cell table:number-columns-repeated="7" table:style-name="ce238"/>
          <table:table-cell table:style-name="ce24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repeated="5" table:style-name="ce283"/>
          <table:table-cell table:number-columns-repeated="16377" table:style-name="ce2"/>
        </table:table-row>
        <table:table-row table:number-rows-repeated="1048538" table:style-name="ro1">
          <table:table-cell table:number-columns-repeated="16384"/>
        </table:table-row>
        <table:named-expressions>
          <table:named-range table:name="Print_Area" table:cell-range-address="AT3_7.$A$1:AT3_7.$K$37" table:base-cell-address="AT3_7.$A$1"/>
        </table:named-expressions>
      </table:table>
      <table:table table:name="'file:///C:/Windows%20NT%204.0%20Workstation%20Profile/ContinEHCS/ContinEHCS/Regional%20Report/Dwelling%20EHCS%202004.xls'#Survey_estimates" table:style-name="ta4">
        <table:table-source xlink:href="file:///C:/Windows%20NT%204.0%20Workstation%20Profile/ContinEHCS/ContinEHCS/Regional%20Report/Dwelling%20EHCS%202004.xls" table:table-name="Survey_estima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" table:style-name="ta4">
        <table:table-source xlink:href="file:///C:/Windows%20NT%204.0%20Workstation%20Profile/ContinEHCS/ContinEHCS/Regional%20Report/Dwelling%20EHCS%202004.xls" table:table-name="SE_combined_02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" table:style-name="ta4">
        <table:table-source xlink:href="file:///C:/Windows%20NT%204.0%20Workstation%20Profile/ContinEHCS/ContinEHCS/Regional%20Report/Dwelling%20EHCS%202004.xls" table:table-name="Social_Secto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" table:style-name="ta4">
        <table:table-source xlink:href="file:///C:/Windows%20NT%204.0%20Workstation%20Profile/ContinEHCS/ContinEHCS/Regional%20Report/Dwelling%20EHCS%202004.xls" table:table-name="Modelled_Estima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" table:style-name="ta4">
        <table:table-source xlink:href="file:///C:/Windows%20NT%204.0%20Workstation%20Profile/ContinEHCS/ContinEHCS/Regional%20Report/Dwelling%20EHCS%202004.xls" table:table-name="Mod__combined_02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" table:style-name="ta4">
        <table:table-source xlink:href="file:///C:/Windows%20NT%204.0%20Workstation%20Profile/ContinEHCS/ContinEHCS/Regional%20Report/Dwelling%20EHCS%202004.xls" table:table-name="CI_pri_WLS_l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" table:style-name="ta4">
        <table:table-source xlink:href="file:///C:/Windows%20NT%204.0%20Workstation%20Profile/ContinEHCS/ContinEHCS/Regional%20Report/Dwelling%20EHCS%202004.xls" table:table-name="CI_Soc_WLS_line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" table:style-name="ta4">
        <table:table-source xlink:href="file:///C:/Windows%20NT%204.0%20Workstation%20Profile/ContinEHCS/ContinEHCS/Regional%20Report/Dwelling%20EHCS%202004.xls" table:table-name="CI_WLS_En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" table:style-name="ta4">
        <table:table-source xlink:href="file:///C:/Windows%20NT%204.0%20Workstation%20Profile/ContinEHCS/ContinEHCS/Regional%20Report/Dwelling%20EHCS%202004.xls" table:table-name="Survey_estimat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" table:style-name="ta4">
        <table:table-source xlink:href="file:///C:/Windows%20NT%204.0%20Workstation%20Profile/ContinEHCS/ContinEHCS/Regional%20Report/Dwelling%20EHCS%202004.xls" table:table-name="SE_combined_020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" table:style-name="ta4">
        <table:table-source xlink:href="file:///C:/Windows%20NT%204.0%20Workstation%20Profile/ContinEHCS/ContinEHCS/Regional%20Report/Dwelling%20EHCS%202004.xls" table:table-name="Social_Secto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" table:style-name="ta4">
        <table:table-source xlink:href="file:///C:/Windows%20NT%204.0%20Workstation%20Profile/ContinEHCS/ContinEHCS/Regional%20Report/Dwelling%20EHCS%202004.xls" table:table-name="Modelled_Estimat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" table:style-name="ta4">
        <table:table-source xlink:href="file:///C:/Windows%20NT%204.0%20Workstation%20Profile/ContinEHCS/ContinEHCS/Regional%20Report/Dwelling%20EHCS%202004.xls" table:table-name="Mod__combined_020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" table:style-name="ta4">
        <table:table-source xlink:href="file:///C:/Windows%20NT%204.0%20Workstation%20Profile/ContinEHCS/ContinEHCS/Regional%20Report/Dwelling%20EHCS%202004.xls" table:table-name="CI_pri_WLS_l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" table:style-name="ta4">
        <table:table-source xlink:href="file:///C:/Windows%20NT%204.0%20Workstation%20Profile/ContinEHCS/ContinEHCS/Regional%20Report/Dwelling%20EHCS%202004.xls" table:table-name="CI_Soc_WLS_line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" table:style-name="ta4">
        <table:table-source xlink:href="file:///C:/Windows%20NT%204.0%20Workstation%20Profile/ContinEHCS/ContinEHCS/Regional%20Report/Dwelling%20EHCS%202004.xls" table:table-name="CI_WLS_Eng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3" table:style-name="ta4">
        <table:table-source xlink:href="file:///C:/Windows%20NT%204.0%20Workstation%20Profile/ContinEHCS/ContinEHCS/Regional%20Report/Dwelling%20EHCS%202004.xls" table:table-name="Survey_estimat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3" table:style-name="ta4">
        <table:table-source xlink:href="file:///C:/Windows%20NT%204.0%20Workstation%20Profile/ContinEHCS/ContinEHCS/Regional%20Report/Dwelling%20EHCS%202004.xls" table:table-name="SE_combined_0203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3" table:style-name="ta4">
        <table:table-source xlink:href="file:///C:/Windows%20NT%204.0%20Workstation%20Profile/ContinEHCS/ContinEHCS/Regional%20Report/Dwelling%20EHCS%202004.xls" table:table-name="Social_Secto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3" table:style-name="ta4">
        <table:table-source xlink:href="file:///C:/Windows%20NT%204.0%20Workstation%20Profile/ContinEHCS/ContinEHCS/Regional%20Report/Dwelling%20EHCS%202004.xls" table:table-name="Modelled_Estimat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3" table:style-name="ta4">
        <table:table-source xlink:href="file:///C:/Windows%20NT%204.0%20Workstation%20Profile/ContinEHCS/ContinEHCS/Regional%20Report/Dwelling%20EHCS%202004.xls" table:table-name="Mod__combined_0203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3" table:style-name="ta4">
        <table:table-source xlink:href="file:///C:/Windows%20NT%204.0%20Workstation%20Profile/ContinEHCS/ContinEHCS/Regional%20Report/Dwelling%20EHCS%202004.xls" table:table-name="CI_pri_WLS_lin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3" table:style-name="ta4">
        <table:table-source xlink:href="file:///C:/Windows%20NT%204.0%20Workstation%20Profile/ContinEHCS/ContinEHCS/Regional%20Report/Dwelling%20EHCS%202004.xls" table:table-name="CI_Soc_WLS_line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3" table:style-name="ta4">
        <table:table-source xlink:href="file:///C:/Windows%20NT%204.0%20Workstation%20Profile/ContinEHCS/ContinEHCS/Regional%20Report/Dwelling%20EHCS%202004.xls" table:table-name="CI_WLS_Eng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" table:style-name="ta4">
        <table:table-source xlink:href="file:///C:/Windows%20NT%204.0%20Workstation%20Profile/ContinEHCS/ContinEHCS/Regional%20Report/Dwelling%20EHCS%202004.xls" table:table-name="Survey_estimat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" table:style-name="ta4">
        <table:table-source xlink:href="file:///C:/Windows%20NT%204.0%20Workstation%20Profile/ContinEHCS/ContinEHCS/Regional%20Report/Dwelling%20EHCS%202004.xls" table:table-name="SE_combined_020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" table:style-name="ta4">
        <table:table-source xlink:href="file:///C:/Windows%20NT%204.0%20Workstation%20Profile/ContinEHCS/ContinEHCS/Regional%20Report/Dwelling%20EHCS%202004.xls" table:table-name="Social_Secto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" table:style-name="ta4">
        <table:table-source xlink:href="file:///C:/Windows%20NT%204.0%20Workstation%20Profile/ContinEHCS/ContinEHCS/Regional%20Report/Dwelling%20EHCS%202004.xls" table:table-name="Modelled_Estimat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" table:style-name="ta4">
        <table:table-source xlink:href="file:///C:/Windows%20NT%204.0%20Workstation%20Profile/ContinEHCS/ContinEHCS/Regional%20Report/Dwelling%20EHCS%202004.xls" table:table-name="Mod__combined_020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" table:style-name="ta4">
        <table:table-source xlink:href="file:///C:/Windows%20NT%204.0%20Workstation%20Profile/ContinEHCS/ContinEHCS/Regional%20Report/Dwelling%20EHCS%202004.xls" table:table-name="CI_pri_WLS_l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" table:style-name="ta4">
        <table:table-source xlink:href="file:///C:/Windows%20NT%204.0%20Workstation%20Profile/ContinEHCS/ContinEHCS/Regional%20Report/Dwelling%20EHCS%202004.xls" table:table-name="CI_Soc_WLS_line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" table:style-name="ta4">
        <table:table-source xlink:href="file:///C:/Windows%20NT%204.0%20Workstation%20Profile/ContinEHCS/ContinEHCS/Regional%20Report/Dwelling%20EHCS%202004.xls" table:table-name="CI_WLS_Eng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3" table:style-name="ta4">
        <table:table-source xlink:href="file:///C:/Windows%20NT%204.0%20Workstation%20Profile/ContinEHCS/ContinEHCS/Regional%20Report/Dwelling%20EHCS%202004.xls" table:table-name="Survey_estimat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3" table:style-name="ta4">
        <table:table-source xlink:href="file:///C:/Windows%20NT%204.0%20Workstation%20Profile/ContinEHCS/ContinEHCS/Regional%20Report/Dwelling%20EHCS%202004.xls" table:table-name="SE_combined_020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3" table:style-name="ta4">
        <table:table-source xlink:href="file:///C:/Windows%20NT%204.0%20Workstation%20Profile/ContinEHCS/ContinEHCS/Regional%20Report/Dwelling%20EHCS%202004.xls" table:table-name="Social_Secto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3" table:style-name="ta4">
        <table:table-source xlink:href="file:///C:/Windows%20NT%204.0%20Workstation%20Profile/ContinEHCS/ContinEHCS/Regional%20Report/Dwelling%20EHCS%202004.xls" table:table-name="Modelled_Estimat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3" table:style-name="ta4">
        <table:table-source xlink:href="file:///C:/Windows%20NT%204.0%20Workstation%20Profile/ContinEHCS/ContinEHCS/Regional%20Report/Dwelling%20EHCS%202004.xls" table:table-name="Mod__combined_020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3" table:style-name="ta4">
        <table:table-source xlink:href="file:///C:/Windows%20NT%204.0%20Workstation%20Profile/ContinEHCS/ContinEHCS/Regional%20Report/Dwelling%20EHCS%202004.xls" table:table-name="CI_pri_WLS_l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3" table:style-name="ta4">
        <table:table-source xlink:href="file:///C:/Windows%20NT%204.0%20Workstation%20Profile/ContinEHCS/ContinEHCS/Regional%20Report/Dwelling%20EHCS%202004.xls" table:table-name="CI_Soc_WLS_line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3" table:style-name="ta4">
        <table:table-source xlink:href="file:///C:/Windows%20NT%204.0%20Workstation%20Profile/ContinEHCS/ContinEHCS/Regional%20Report/Dwelling%20EHCS%202004.xls" table:table-name="CI_WLS_Eng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4" table:style-name="ta4">
        <table:table-source xlink:href="file:///C:/Windows%20NT%204.0%20Workstation%20Profile/ContinEHCS/ContinEHCS/Regional%20Report/Dwelling%20EHCS%202004.xls" table:table-name="Survey_estimat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4" table:style-name="ta4">
        <table:table-source xlink:href="file:///C:/Windows%20NT%204.0%20Workstation%20Profile/ContinEHCS/ContinEHCS/Regional%20Report/Dwelling%20EHCS%202004.xls" table:table-name="SE_combined_020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4" table:style-name="ta4">
        <table:table-source xlink:href="file:///C:/Windows%20NT%204.0%20Workstation%20Profile/ContinEHCS/ContinEHCS/Regional%20Report/Dwelling%20EHCS%202004.xls" table:table-name="Social_Secto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4" table:style-name="ta4">
        <table:table-source xlink:href="file:///C:/Windows%20NT%204.0%20Workstation%20Profile/ContinEHCS/ContinEHCS/Regional%20Report/Dwelling%20EHCS%202004.xls" table:table-name="Modelled_Estimat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4" table:style-name="ta4">
        <table:table-source xlink:href="file:///C:/Windows%20NT%204.0%20Workstation%20Profile/ContinEHCS/ContinEHCS/Regional%20Report/Dwelling%20EHCS%202004.xls" table:table-name="Mod__combined_020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4" table:style-name="ta4">
        <table:table-source xlink:href="file:///C:/Windows%20NT%204.0%20Workstation%20Profile/ContinEHCS/ContinEHCS/Regional%20Report/Dwelling%20EHCS%202004.xls" table:table-name="CI_pri_WLS_l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4" table:style-name="ta4">
        <table:table-source xlink:href="file:///C:/Windows%20NT%204.0%20Workstation%20Profile/ContinEHCS/ContinEHCS/Regional%20Report/Dwelling%20EHCS%202004.xls" table:table-name="CI_Soc_WLS_line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4" table:style-name="ta4">
        <table:table-source xlink:href="file:///C:/Windows%20NT%204.0%20Workstation%20Profile/ContinEHCS/ContinEHCS/Regional%20Report/Dwelling%20EHCS%202004.xls" table:table-name="CI_WLS_Eng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5" table:style-name="ta4">
        <table:table-source xlink:href="file:///C:/Windows%20NT%204.0%20Workstation%20Profile/ContinEHCS/ContinEHCS/Regional%20Report/Dwelling%20EHCS%202004.xls" table:table-name="Survey_estimat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5" table:style-name="ta4">
        <table:table-source xlink:href="file:///C:/Windows%20NT%204.0%20Workstation%20Profile/ContinEHCS/ContinEHCS/Regional%20Report/Dwelling%20EHCS%202004.xls" table:table-name="SE_combined_020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5" table:style-name="ta4">
        <table:table-source xlink:href="file:///C:/Windows%20NT%204.0%20Workstation%20Profile/ContinEHCS/ContinEHCS/Regional%20Report/Dwelling%20EHCS%202004.xls" table:table-name="Social_Secto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5" table:style-name="ta4">
        <table:table-source xlink:href="file:///C:/Windows%20NT%204.0%20Workstation%20Profile/ContinEHCS/ContinEHCS/Regional%20Report/Dwelling%20EHCS%202004.xls" table:table-name="Modelled_Estimat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5" table:style-name="ta4">
        <table:table-source xlink:href="file:///C:/Windows%20NT%204.0%20Workstation%20Profile/ContinEHCS/ContinEHCS/Regional%20Report/Dwelling%20EHCS%202004.xls" table:table-name="Mod__combined_020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5" table:style-name="ta4">
        <table:table-source xlink:href="file:///C:/Windows%20NT%204.0%20Workstation%20Profile/ContinEHCS/ContinEHCS/Regional%20Report/Dwelling%20EHCS%202004.xls" table:table-name="CI_pri_WLS_l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5" table:style-name="ta4">
        <table:table-source xlink:href="file:///C:/Windows%20NT%204.0%20Workstation%20Profile/ContinEHCS/ContinEHCS/Regional%20Report/Dwelling%20EHCS%202004.xls" table:table-name="CI_Soc_WLS_line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5" table:style-name="ta4">
        <table:table-source xlink:href="file:///C:/Windows%20NT%204.0%20Workstation%20Profile/ContinEHCS/ContinEHCS/Regional%20Report/Dwelling%20EHCS%202004.xls" table:table-name="CI_WLS_Eng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0" table:style-name="ta4">
        <table:table-source xlink:href="file:///C:/Windows%20NT%204.0%20Workstation%20Profile/ContinEHCS/ContinEHCS/Regional%20Report/Dwelling%20EHCS%202004.xls" table:table-name="Survey_estimat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0" table:style-name="ta4">
        <table:table-source xlink:href="file:///C:/Windows%20NT%204.0%20Workstation%20Profile/ContinEHCS/ContinEHCS/Regional%20Report/Dwelling%20EHCS%202004.xls" table:table-name="SE_combined_0203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0" table:style-name="ta4">
        <table:table-source xlink:href="file:///C:/Windows%20NT%204.0%20Workstation%20Profile/ContinEHCS/ContinEHCS/Regional%20Report/Dwelling%20EHCS%202004.xls" table:table-name="Social_Secto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0" table:style-name="ta4">
        <table:table-source xlink:href="file:///C:/Windows%20NT%204.0%20Workstation%20Profile/ContinEHCS/ContinEHCS/Regional%20Report/Dwelling%20EHCS%202004.xls" table:table-name="Modelled_Estimat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0" table:style-name="ta4">
        <table:table-source xlink:href="file:///C:/Windows%20NT%204.0%20Workstation%20Profile/ContinEHCS/ContinEHCS/Regional%20Report/Dwelling%20EHCS%202004.xls" table:table-name="Mod__combined_0203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0" table:style-name="ta4">
        <table:table-source xlink:href="file:///C:/Windows%20NT%204.0%20Workstation%20Profile/ContinEHCS/ContinEHCS/Regional%20Report/Dwelling%20EHCS%202004.xls" table:table-name="CI_pri_WLS_l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0" table:style-name="ta4">
        <table:table-source xlink:href="file:///C:/Windows%20NT%204.0%20Workstation%20Profile/ContinEHCS/ContinEHCS/Regional%20Report/Dwelling%20EHCS%202004.xls" table:table-name="CI_Soc_WLS_line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0" table:style-name="ta4">
        <table:table-source xlink:href="file:///C:/Windows%20NT%204.0%20Workstation%20Profile/ContinEHCS/ContinEHCS/Regional%20Report/Dwelling%20EHCS%202004.xls" table:table-name="CI_WLS_Eng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7" table:style-name="ta4">
        <table:table-source xlink:href="file:///C:/Windows%20NT%204.0%20Workstation%20Profile/ContinEHCS/ContinEHCS/Regional%20Report/Dwelling%20EHCS%202004.xls" table:table-name="Survey_estimat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7" table:style-name="ta4">
        <table:table-source xlink:href="file:///C:/Windows%20NT%204.0%20Workstation%20Profile/ContinEHCS/ContinEHCS/Regional%20Report/Dwelling%20EHCS%202004.xls" table:table-name="SE_combined_020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7" table:style-name="ta4">
        <table:table-source xlink:href="file:///C:/Windows%20NT%204.0%20Workstation%20Profile/ContinEHCS/ContinEHCS/Regional%20Report/Dwelling%20EHCS%202004.xls" table:table-name="Social_Secto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7" table:style-name="ta4">
        <table:table-source xlink:href="file:///C:/Windows%20NT%204.0%20Workstation%20Profile/ContinEHCS/ContinEHCS/Regional%20Report/Dwelling%20EHCS%202004.xls" table:table-name="Modelled_Estimat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7" table:style-name="ta4">
        <table:table-source xlink:href="file:///C:/Windows%20NT%204.0%20Workstation%20Profile/ContinEHCS/ContinEHCS/Regional%20Report/Dwelling%20EHCS%202004.xls" table:table-name="Mod__combined_0203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7" table:style-name="ta4">
        <table:table-source xlink:href="file:///C:/Windows%20NT%204.0%20Workstation%20Profile/ContinEHCS/ContinEHCS/Regional%20Report/Dwelling%20EHCS%202004.xls" table:table-name="CI_pri_WLS_l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7" table:style-name="ta4">
        <table:table-source xlink:href="file:///C:/Windows%20NT%204.0%20Workstation%20Profile/ContinEHCS/ContinEHCS/Regional%20Report/Dwelling%20EHCS%202004.xls" table:table-name="CI_Soc_WLS_line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7" table:style-name="ta4">
        <table:table-source xlink:href="file:///C:/Windows%20NT%204.0%20Workstation%20Profile/ContinEHCS/ContinEHCS/Regional%20Report/Dwelling%20EHCS%202004.xls" table:table-name="CI_WLS_Eng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6" table:style-name="ta4">
        <table:table-source xlink:href="file:///C:/Windows%20NT%204.0%20Workstation%20Profile/ContinEHCS/ContinEHCS/Regional%20Report/Dwelling%20EHCS%202004.xls" table:table-name="Survey_estimat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6" table:style-name="ta4">
        <table:table-source xlink:href="file:///C:/Windows%20NT%204.0%20Workstation%20Profile/ContinEHCS/ContinEHCS/Regional%20Report/Dwelling%20EHCS%202004.xls" table:table-name="SE_combined_020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6" table:style-name="ta4">
        <table:table-source xlink:href="file:///C:/Windows%20NT%204.0%20Workstation%20Profile/ContinEHCS/ContinEHCS/Regional%20Report/Dwelling%20EHCS%202004.xls" table:table-name="Social_Secto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6" table:style-name="ta4">
        <table:table-source xlink:href="file:///C:/Windows%20NT%204.0%20Workstation%20Profile/ContinEHCS/ContinEHCS/Regional%20Report/Dwelling%20EHCS%202004.xls" table:table-name="Modelled_Estimat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6" table:style-name="ta4">
        <table:table-source xlink:href="file:///C:/Windows%20NT%204.0%20Workstation%20Profile/ContinEHCS/ContinEHCS/Regional%20Report/Dwelling%20EHCS%202004.xls" table:table-name="Mod__combined_020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6" table:style-name="ta4">
        <table:table-source xlink:href="file:///C:/Windows%20NT%204.0%20Workstation%20Profile/ContinEHCS/ContinEHCS/Regional%20Report/Dwelling%20EHCS%202004.xls" table:table-name="CI_pri_WLS_l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6" table:style-name="ta4">
        <table:table-source xlink:href="file:///C:/Windows%20NT%204.0%20Workstation%20Profile/ContinEHCS/ContinEHCS/Regional%20Report/Dwelling%20EHCS%202004.xls" table:table-name="CI_Soc_WLS_line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6" table:style-name="ta4">
        <table:table-source xlink:href="file:///C:/Windows%20NT%204.0%20Workstation%20Profile/ContinEHCS/ContinEHCS/Regional%20Report/Dwelling%20EHCS%202004.xls" table:table-name="CI_WLS_Eng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9" table:style-name="ta4">
        <table:table-source xlink:href="file:///C:/Windows%20NT%204.0%20Workstation%20Profile/ContinEHCS/ContinEHCS/Regional%20Report/Dwelling%20EHCS%202004.xls" table:table-name="Survey_estimat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9" table:style-name="ta4">
        <table:table-source xlink:href="file:///C:/Windows%20NT%204.0%20Workstation%20Profile/ContinEHCS/ContinEHCS/Regional%20Report/Dwelling%20EHCS%202004.xls" table:table-name="SE_combined_020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9" table:style-name="ta4">
        <table:table-source xlink:href="file:///C:/Windows%20NT%204.0%20Workstation%20Profile/ContinEHCS/ContinEHCS/Regional%20Report/Dwelling%20EHCS%202004.xls" table:table-name="Social_Secto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9" table:style-name="ta4">
        <table:table-source xlink:href="file:///C:/Windows%20NT%204.0%20Workstation%20Profile/ContinEHCS/ContinEHCS/Regional%20Report/Dwelling%20EHCS%202004.xls" table:table-name="Modelled_Estimat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9" table:style-name="ta4">
        <table:table-source xlink:href="file:///C:/Windows%20NT%204.0%20Workstation%20Profile/ContinEHCS/ContinEHCS/Regional%20Report/Dwelling%20EHCS%202004.xls" table:table-name="Mod__combined_0203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9" table:style-name="ta4">
        <table:table-source xlink:href="file:///C:/Windows%20NT%204.0%20Workstation%20Profile/ContinEHCS/ContinEHCS/Regional%20Report/Dwelling%20EHCS%202004.xls" table:table-name="CI_pri_WLS_l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9" table:style-name="ta4">
        <table:table-source xlink:href="file:///C:/Windows%20NT%204.0%20Workstation%20Profile/ContinEHCS/ContinEHCS/Regional%20Report/Dwelling%20EHCS%202004.xls" table:table-name="CI_Soc_WLS_line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9" table:style-name="ta4">
        <table:table-source xlink:href="file:///C:/Windows%20NT%204.0%20Workstation%20Profile/ContinEHCS/ContinEHCS/Regional%20Report/Dwelling%20EHCS%202004.xls" table:table-name="CI_WLS_Eng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8" table:style-name="ta4">
        <table:table-source xlink:href="file:///C:/Windows%20NT%204.0%20Workstation%20Profile/ContinEHCS/ContinEHCS/Regional%20Report/Dwelling%20EHCS%202004.xls" table:table-name="Survey_estimat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8" table:style-name="ta4">
        <table:table-source xlink:href="file:///C:/Windows%20NT%204.0%20Workstation%20Profile/ContinEHCS/ContinEHCS/Regional%20Report/Dwelling%20EHCS%202004.xls" table:table-name="SE_combined_020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8" table:style-name="ta4">
        <table:table-source xlink:href="file:///C:/Windows%20NT%204.0%20Workstation%20Profile/ContinEHCS/ContinEHCS/Regional%20Report/Dwelling%20EHCS%202004.xls" table:table-name="Social_Secto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8" table:style-name="ta4">
        <table:table-source xlink:href="file:///C:/Windows%20NT%204.0%20Workstation%20Profile/ContinEHCS/ContinEHCS/Regional%20Report/Dwelling%20EHCS%202004.xls" table:table-name="Modelled_Estimat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8" table:style-name="ta4">
        <table:table-source xlink:href="file:///C:/Windows%20NT%204.0%20Workstation%20Profile/ContinEHCS/ContinEHCS/Regional%20Report/Dwelling%20EHCS%202004.xls" table:table-name="Mod__combined_0203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8" table:style-name="ta4">
        <table:table-source xlink:href="file:///C:/Windows%20NT%204.0%20Workstation%20Profile/ContinEHCS/ContinEHCS/Regional%20Report/Dwelling%20EHCS%202004.xls" table:table-name="CI_pri_WLS_l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8" table:style-name="ta4">
        <table:table-source xlink:href="file:///C:/Windows%20NT%204.0%20Workstation%20Profile/ContinEHCS/ContinEHCS/Regional%20Report/Dwelling%20EHCS%202004.xls" table:table-name="CI_Soc_WLS_line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8" table:style-name="ta4">
        <table:table-source xlink:href="file:///C:/Windows%20NT%204.0%20Workstation%20Profile/ContinEHCS/ContinEHCS/Regional%20Report/Dwelling%20EHCS%202004.xls" table:table-name="CI_WLS_Eng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1" table:style-name="ta4">
        <table:table-source xlink:href="file:///C:/Windows%20NT%204.0%20Workstation%20Profile/ContinEHCS/ContinEHCS/Regional%20Report/Dwelling%20EHCS%202004.xls" table:table-name="Survey_estimat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1" table:style-name="ta4">
        <table:table-source xlink:href="file:///C:/Windows%20NT%204.0%20Workstation%20Profile/ContinEHCS/ContinEHCS/Regional%20Report/Dwelling%20EHCS%202004.xls" table:table-name="SE_combined_0203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1" table:style-name="ta4">
        <table:table-source xlink:href="file:///C:/Windows%20NT%204.0%20Workstation%20Profile/ContinEHCS/ContinEHCS/Regional%20Report/Dwelling%20EHCS%202004.xls" table:table-name="Social_Secto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1" table:style-name="ta4">
        <table:table-source xlink:href="file:///C:/Windows%20NT%204.0%20Workstation%20Profile/ContinEHCS/ContinEHCS/Regional%20Report/Dwelling%20EHCS%202004.xls" table:table-name="Modelled_Estimat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1" table:style-name="ta4">
        <table:table-source xlink:href="file:///C:/Windows%20NT%204.0%20Workstation%20Profile/ContinEHCS/ContinEHCS/Regional%20Report/Dwelling%20EHCS%202004.xls" table:table-name="Mod__combined_0203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1" table:style-name="ta4">
        <table:table-source xlink:href="file:///C:/Windows%20NT%204.0%20Workstation%20Profile/ContinEHCS/ContinEHCS/Regional%20Report/Dwelling%20EHCS%202004.xls" table:table-name="CI_pri_WLS_l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1" table:style-name="ta4">
        <table:table-source xlink:href="file:///C:/Windows%20NT%204.0%20Workstation%20Profile/ContinEHCS/ContinEHCS/Regional%20Report/Dwelling%20EHCS%202004.xls" table:table-name="CI_Soc_WLS_line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1" table:style-name="ta4">
        <table:table-source xlink:href="file:///C:/Windows%20NT%204.0%20Workstation%20Profile/ContinEHCS/ContinEHCS/Regional%20Report/Dwelling%20EHCS%202004.xls" table:table-name="CI_WLS_Eng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2" table:style-name="ta4">
        <table:table-source xlink:href="file:///C:/Windows%20NT%204.0%20Workstation%20Profile/ContinEHCS/ContinEHCS/Regional%20Report/Dwelling%20EHCS%202004.xls" table:table-name="Survey_estimat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2" table:style-name="ta4">
        <table:table-source xlink:href="file:///C:/Windows%20NT%204.0%20Workstation%20Profile/ContinEHCS/ContinEHCS/Regional%20Report/Dwelling%20EHCS%202004.xls" table:table-name="SE_combined_0203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2" table:style-name="ta4">
        <table:table-source xlink:href="file:///C:/Windows%20NT%204.0%20Workstation%20Profile/ContinEHCS/ContinEHCS/Regional%20Report/Dwelling%20EHCS%202004.xls" table:table-name="Social_Secto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2" table:style-name="ta4">
        <table:table-source xlink:href="file:///C:/Windows%20NT%204.0%20Workstation%20Profile/ContinEHCS/ContinEHCS/Regional%20Report/Dwelling%20EHCS%202004.xls" table:table-name="Modelled_Estimat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2" table:style-name="ta4">
        <table:table-source xlink:href="file:///C:/Windows%20NT%204.0%20Workstation%20Profile/ContinEHCS/ContinEHCS/Regional%20Report/Dwelling%20EHCS%202004.xls" table:table-name="Mod__combined_0203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2" table:style-name="ta4">
        <table:table-source xlink:href="file:///C:/Windows%20NT%204.0%20Workstation%20Profile/ContinEHCS/ContinEHCS/Regional%20Report/Dwelling%20EHCS%202004.xls" table:table-name="CI_pri_WLS_l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2" table:style-name="ta4">
        <table:table-source xlink:href="file:///C:/Windows%20NT%204.0%20Workstation%20Profile/ContinEHCS/ContinEHCS/Regional%20Report/Dwelling%20EHCS%202004.xls" table:table-name="CI_Soc_WLS_line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2" table:style-name="ta4">
        <table:table-source xlink:href="file:///C:/Windows%20NT%204.0%20Workstation%20Profile/ContinEHCS/ContinEHCS/Regional%20Report/Dwelling%20EHCS%202004.xls" table:table-name="CI_WLS_Eng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4" table:style-name="ta4">
        <table:table-source xlink:href="file:///C:/Windows%20NT%204.0%20Workstation%20Profile/ContinEHCS/ContinEHCS/Regional%20Report/Dwelling%20EHCS%202004.xls" table:table-name="Survey_estimat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4" table:style-name="ta4">
        <table:table-source xlink:href="file:///C:/Windows%20NT%204.0%20Workstation%20Profile/ContinEHCS/ContinEHCS/Regional%20Report/Dwelling%20EHCS%202004.xls" table:table-name="SE_combined_0203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4" table:style-name="ta4">
        <table:table-source xlink:href="file:///C:/Windows%20NT%204.0%20Workstation%20Profile/ContinEHCS/ContinEHCS/Regional%20Report/Dwelling%20EHCS%202004.xls" table:table-name="Social_Secto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4" table:style-name="ta4">
        <table:table-source xlink:href="file:///C:/Windows%20NT%204.0%20Workstation%20Profile/ContinEHCS/ContinEHCS/Regional%20Report/Dwelling%20EHCS%202004.xls" table:table-name="Modelled_Estimat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4" table:style-name="ta4">
        <table:table-source xlink:href="file:///C:/Windows%20NT%204.0%20Workstation%20Profile/ContinEHCS/ContinEHCS/Regional%20Report/Dwelling%20EHCS%202004.xls" table:table-name="Mod__combined_0203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4" table:style-name="ta4">
        <table:table-source xlink:href="file:///C:/Windows%20NT%204.0%20Workstation%20Profile/ContinEHCS/ContinEHCS/Regional%20Report/Dwelling%20EHCS%202004.xls" table:table-name="CI_pri_WLS_lin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4" table:style-name="ta4">
        <table:table-source xlink:href="file:///C:/Windows%20NT%204.0%20Workstation%20Profile/ContinEHCS/ContinEHCS/Regional%20Report/Dwelling%20EHCS%202004.xls" table:table-name="CI_Soc_WLS_line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4" table:style-name="ta4">
        <table:table-source xlink:href="file:///C:/Windows%20NT%204.0%20Workstation%20Profile/ContinEHCS/ContinEHCS/Regional%20Report/Dwelling%20EHCS%202004.xls" table:table-name="CI_WLS_Eng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5" table:style-name="ta4">
        <table:table-source xlink:href="file:///C:/Windows%20NT%204.0%20Workstation%20Profile/ContinEHCS/ContinEHCS/Regional%20Report/Dwelling%20EHCS%202004.xls" table:table-name="Survey_estimat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5" table:style-name="ta4">
        <table:table-source xlink:href="file:///C:/Windows%20NT%204.0%20Workstation%20Profile/ContinEHCS/ContinEHCS/Regional%20Report/Dwelling%20EHCS%202004.xls" table:table-name="SE_combined_0203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5" table:style-name="ta4">
        <table:table-source xlink:href="file:///C:/Windows%20NT%204.0%20Workstation%20Profile/ContinEHCS/ContinEHCS/Regional%20Report/Dwelling%20EHCS%202004.xls" table:table-name="Social_Secto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5" table:style-name="ta4">
        <table:table-source xlink:href="file:///C:/Windows%20NT%204.0%20Workstation%20Profile/ContinEHCS/ContinEHCS/Regional%20Report/Dwelling%20EHCS%202004.xls" table:table-name="Modelled_Estimat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5" table:style-name="ta4">
        <table:table-source xlink:href="file:///C:/Windows%20NT%204.0%20Workstation%20Profile/ContinEHCS/ContinEHCS/Regional%20Report/Dwelling%20EHCS%202004.xls" table:table-name="Mod__combined_0203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5" table:style-name="ta4">
        <table:table-source xlink:href="file:///C:/Windows%20NT%204.0%20Workstation%20Profile/ContinEHCS/ContinEHCS/Regional%20Report/Dwelling%20EHCS%202004.xls" table:table-name="CI_pri_WLS_line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5" table:style-name="ta4">
        <table:table-source xlink:href="file:///C:/Windows%20NT%204.0%20Workstation%20Profile/ContinEHCS/ContinEHCS/Regional%20Report/Dwelling%20EHCS%202004.xls" table:table-name="CI_Soc_WLS_line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5" table:style-name="ta4">
        <table:table-source xlink:href="file:///C:/Windows%20NT%204.0%20Workstation%20Profile/ContinEHCS/ContinEHCS/Regional%20Report/Dwelling%20EHCS%202004.xls" table:table-name="CI_WLS_Eng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7" table:style-name="ta4">
        <table:table-source xlink:href="file:///C:/Windows%20NT%204.0%20Workstation%20Profile/ContinEHCS/ContinEHCS/Regional%20Report/Dwelling%20EHCS%202004.xls" table:table-name="Survey_estimat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7" table:style-name="ta4">
        <table:table-source xlink:href="file:///C:/Windows%20NT%204.0%20Workstation%20Profile/ContinEHCS/ContinEHCS/Regional%20Report/Dwelling%20EHCS%202004.xls" table:table-name="SE_combined_0203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7" table:style-name="ta4">
        <table:table-source xlink:href="file:///C:/Windows%20NT%204.0%20Workstation%20Profile/ContinEHCS/ContinEHCS/Regional%20Report/Dwelling%20EHCS%202004.xls" table:table-name="Social_Secto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7" table:style-name="ta4">
        <table:table-source xlink:href="file:///C:/Windows%20NT%204.0%20Workstation%20Profile/ContinEHCS/ContinEHCS/Regional%20Report/Dwelling%20EHCS%202004.xls" table:table-name="Modelled_Estimat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7" table:style-name="ta4">
        <table:table-source xlink:href="file:///C:/Windows%20NT%204.0%20Workstation%20Profile/ContinEHCS/ContinEHCS/Regional%20Report/Dwelling%20EHCS%202004.xls" table:table-name="Mod__combined_0203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7" table:style-name="ta4">
        <table:table-source xlink:href="file:///C:/Windows%20NT%204.0%20Workstation%20Profile/ContinEHCS/ContinEHCS/Regional%20Report/Dwelling%20EHCS%202004.xls" table:table-name="CI_pri_WLS_line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7" table:style-name="ta4">
        <table:table-source xlink:href="file:///C:/Windows%20NT%204.0%20Workstation%20Profile/ContinEHCS/ContinEHCS/Regional%20Report/Dwelling%20EHCS%202004.xls" table:table-name="CI_Soc_WLS_line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7" table:style-name="ta4">
        <table:table-source xlink:href="file:///C:/Windows%20NT%204.0%20Workstation%20Profile/ContinEHCS/ContinEHCS/Regional%20Report/Dwelling%20EHCS%202004.xls" table:table-name="CI_WLS_Eng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6" table:style-name="ta4">
        <table:table-source xlink:href="file:///C:/Windows%20NT%204.0%20Workstation%20Profile/ContinEHCS/ContinEHCS/Regional%20Report/Dwelling%20EHCS%202004.xls" table:table-name="Survey_estimat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6" table:style-name="ta4">
        <table:table-source xlink:href="file:///C:/Windows%20NT%204.0%20Workstation%20Profile/ContinEHCS/ContinEHCS/Regional%20Report/Dwelling%20EHCS%202004.xls" table:table-name="SE_combined_0203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6" table:style-name="ta4">
        <table:table-source xlink:href="file:///C:/Windows%20NT%204.0%20Workstation%20Profile/ContinEHCS/ContinEHCS/Regional%20Report/Dwelling%20EHCS%202004.xls" table:table-name="Social_Secto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6" table:style-name="ta4">
        <table:table-source xlink:href="file:///C:/Windows%20NT%204.0%20Workstation%20Profile/ContinEHCS/ContinEHCS/Regional%20Report/Dwelling%20EHCS%202004.xls" table:table-name="Modelled_Estimat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6" table:style-name="ta4">
        <table:table-source xlink:href="file:///C:/Windows%20NT%204.0%20Workstation%20Profile/ContinEHCS/ContinEHCS/Regional%20Report/Dwelling%20EHCS%202004.xls" table:table-name="Mod__combined_0203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6" table:style-name="ta4">
        <table:table-source xlink:href="file:///C:/Windows%20NT%204.0%20Workstation%20Profile/ContinEHCS/ContinEHCS/Regional%20Report/Dwelling%20EHCS%202004.xls" table:table-name="CI_pri_WLS_line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6" table:style-name="ta4">
        <table:table-source xlink:href="file:///C:/Windows%20NT%204.0%20Workstation%20Profile/ContinEHCS/ContinEHCS/Regional%20Report/Dwelling%20EHCS%202004.xls" table:table-name="CI_Soc_WLS_line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6" table:style-name="ta4">
        <table:table-source xlink:href="file:///C:/Windows%20NT%204.0%20Workstation%20Profile/ContinEHCS/ContinEHCS/Regional%20Report/Dwelling%20EHCS%202004.xls" table:table-name="CI_WLS_Eng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8" table:style-name="ta4">
        <table:table-source xlink:href="file:///C:/Windows%20NT%204.0%20Workstation%20Profile/ContinEHCS/ContinEHCS/Regional%20Report/Dwelling%20EHCS%202004.xls" table:table-name="Survey_estimat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8" table:style-name="ta4">
        <table:table-source xlink:href="file:///C:/Windows%20NT%204.0%20Workstation%20Profile/ContinEHCS/ContinEHCS/Regional%20Report/Dwelling%20EHCS%202004.xls" table:table-name="SE_combined_0203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8" table:style-name="ta4">
        <table:table-source xlink:href="file:///C:/Windows%20NT%204.0%20Workstation%20Profile/ContinEHCS/ContinEHCS/Regional%20Report/Dwelling%20EHCS%202004.xls" table:table-name="Social_Secto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8" table:style-name="ta4">
        <table:table-source xlink:href="file:///C:/Windows%20NT%204.0%20Workstation%20Profile/ContinEHCS/ContinEHCS/Regional%20Report/Dwelling%20EHCS%202004.xls" table:table-name="Modelled_Estimat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8" table:style-name="ta4">
        <table:table-source xlink:href="file:///C:/Windows%20NT%204.0%20Workstation%20Profile/ContinEHCS/ContinEHCS/Regional%20Report/Dwelling%20EHCS%202004.xls" table:table-name="Mod__combined_0203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8" table:style-name="ta4">
        <table:table-source xlink:href="file:///C:/Windows%20NT%204.0%20Workstation%20Profile/ContinEHCS/ContinEHCS/Regional%20Report/Dwelling%20EHCS%202004.xls" table:table-name="CI_pri_WLS_line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8" table:style-name="ta4">
        <table:table-source xlink:href="file:///C:/Windows%20NT%204.0%20Workstation%20Profile/ContinEHCS/ContinEHCS/Regional%20Report/Dwelling%20EHCS%202004.xls" table:table-name="CI_Soc_WLS_line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8" table:style-name="ta4">
        <table:table-source xlink:href="file:///C:/Windows%20NT%204.0%20Workstation%20Profile/ContinEHCS/ContinEHCS/Regional%20Report/Dwelling%20EHCS%202004.xls" table:table-name="CI_WLS_Eng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19" table:style-name="ta4">
        <table:table-source xlink:href="file:///C:/Windows%20NT%204.0%20Workstation%20Profile/ContinEHCS/ContinEHCS/Regional%20Report/Dwelling%20EHCS%202004.xls" table:table-name="Survey_estimat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19" table:style-name="ta4">
        <table:table-source xlink:href="file:///C:/Windows%20NT%204.0%20Workstation%20Profile/ContinEHCS/ContinEHCS/Regional%20Report/Dwelling%20EHCS%202004.xls" table:table-name="SE_combined_0203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19" table:style-name="ta4">
        <table:table-source xlink:href="file:///C:/Windows%20NT%204.0%20Workstation%20Profile/ContinEHCS/ContinEHCS/Regional%20Report/Dwelling%20EHCS%202004.xls" table:table-name="Social_Secto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19" table:style-name="ta4">
        <table:table-source xlink:href="file:///C:/Windows%20NT%204.0%20Workstation%20Profile/ContinEHCS/ContinEHCS/Regional%20Report/Dwelling%20EHCS%202004.xls" table:table-name="Modelled_Estimat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19" table:style-name="ta4">
        <table:table-source xlink:href="file:///C:/Windows%20NT%204.0%20Workstation%20Profile/ContinEHCS/ContinEHCS/Regional%20Report/Dwelling%20EHCS%202004.xls" table:table-name="Mod__combined_0203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19" table:style-name="ta4">
        <table:table-source xlink:href="file:///C:/Windows%20NT%204.0%20Workstation%20Profile/ContinEHCS/ContinEHCS/Regional%20Report/Dwelling%20EHCS%202004.xls" table:table-name="CI_pri_WLS_line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19" table:style-name="ta4">
        <table:table-source xlink:href="file:///C:/Windows%20NT%204.0%20Workstation%20Profile/ContinEHCS/ContinEHCS/Regional%20Report/Dwelling%20EHCS%202004.xls" table:table-name="CI_Soc_WLS_line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19" table:style-name="ta4">
        <table:table-source xlink:href="file:///C:/Windows%20NT%204.0%20Workstation%20Profile/ContinEHCS/ContinEHCS/Regional%20Report/Dwelling%20EHCS%202004.xls" table:table-name="CI_WLS_Eng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2" table:style-name="ta4">
        <table:table-source xlink:href="file:///C:/Windows%20NT%204.0%20Workstation%20Profile/ContinEHCS/ContinEHCS/Regional%20Report/Dwelling%20EHCS%202004.xls" table:table-name="Survey_estimat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2" table:style-name="ta4">
        <table:table-source xlink:href="file:///C:/Windows%20NT%204.0%20Workstation%20Profile/ContinEHCS/ContinEHCS/Regional%20Report/Dwelling%20EHCS%202004.xls" table:table-name="SE_combined_0203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2" table:style-name="ta4">
        <table:table-source xlink:href="file:///C:/Windows%20NT%204.0%20Workstation%20Profile/ContinEHCS/ContinEHCS/Regional%20Report/Dwelling%20EHCS%202004.xls" table:table-name="Social_Secto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2" table:style-name="ta4">
        <table:table-source xlink:href="file:///C:/Windows%20NT%204.0%20Workstation%20Profile/ContinEHCS/ContinEHCS/Regional%20Report/Dwelling%20EHCS%202004.xls" table:table-name="Modelled_Estimat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2" table:style-name="ta4">
        <table:table-source xlink:href="file:///C:/Windows%20NT%204.0%20Workstation%20Profile/ContinEHCS/ContinEHCS/Regional%20Report/Dwelling%20EHCS%202004.xls" table:table-name="Mod__combined_0203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2" table:style-name="ta4">
        <table:table-source xlink:href="file:///C:/Windows%20NT%204.0%20Workstation%20Profile/ContinEHCS/ContinEHCS/Regional%20Report/Dwelling%20EHCS%202004.xls" table:table-name="CI_pri_WLS_line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2" table:style-name="ta4">
        <table:table-source xlink:href="file:///C:/Windows%20NT%204.0%20Workstation%20Profile/ContinEHCS/ContinEHCS/Regional%20Report/Dwelling%20EHCS%202004.xls" table:table-name="CI_Soc_WLS_line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2" table:style-name="ta4">
        <table:table-source xlink:href="file:///C:/Windows%20NT%204.0%20Workstation%20Profile/ContinEHCS/ContinEHCS/Regional%20Report/Dwelling%20EHCS%202004.xls" table:table-name="CI_WLS_Eng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0" table:style-name="ta4">
        <table:table-source xlink:href="file:///C:/Windows%20NT%204.0%20Workstation%20Profile/ContinEHCS/ContinEHCS/Regional%20Report/Dwelling%20EHCS%202004.xls" table:table-name="Survey_estimat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0" table:style-name="ta4">
        <table:table-source xlink:href="file:///C:/Windows%20NT%204.0%20Workstation%20Profile/ContinEHCS/ContinEHCS/Regional%20Report/Dwelling%20EHCS%202004.xls" table:table-name="SE_combined_0203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0" table:style-name="ta4">
        <table:table-source xlink:href="file:///C:/Windows%20NT%204.0%20Workstation%20Profile/ContinEHCS/ContinEHCS/Regional%20Report/Dwelling%20EHCS%202004.xls" table:table-name="Social_Secto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0" table:style-name="ta4">
        <table:table-source xlink:href="file:///C:/Windows%20NT%204.0%20Workstation%20Profile/ContinEHCS/ContinEHCS/Regional%20Report/Dwelling%20EHCS%202004.xls" table:table-name="Modelled_Estimat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0" table:style-name="ta4">
        <table:table-source xlink:href="file:///C:/Windows%20NT%204.0%20Workstation%20Profile/ContinEHCS/ContinEHCS/Regional%20Report/Dwelling%20EHCS%202004.xls" table:table-name="Mod__combined_0203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0" table:style-name="ta4">
        <table:table-source xlink:href="file:///C:/Windows%20NT%204.0%20Workstation%20Profile/ContinEHCS/ContinEHCS/Regional%20Report/Dwelling%20EHCS%202004.xls" table:table-name="CI_pri_WLS_line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0" table:style-name="ta4">
        <table:table-source xlink:href="file:///C:/Windows%20NT%204.0%20Workstation%20Profile/ContinEHCS/ContinEHCS/Regional%20Report/Dwelling%20EHCS%202004.xls" table:table-name="CI_Soc_WLS_line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0" table:style-name="ta4">
        <table:table-source xlink:href="file:///C:/Windows%20NT%204.0%20Workstation%20Profile/ContinEHCS/ContinEHCS/Regional%20Report/Dwelling%20EHCS%202004.xls" table:table-name="CI_WLS_Eng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1" table:style-name="ta4">
        <table:table-source xlink:href="file:///C:/Windows%20NT%204.0%20Workstation%20Profile/ContinEHCS/ContinEHCS/Regional%20Report/Dwelling%20EHCS%202004.xls" table:table-name="Survey_estimat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1" table:style-name="ta4">
        <table:table-source xlink:href="file:///C:/Windows%20NT%204.0%20Workstation%20Profile/ContinEHCS/ContinEHCS/Regional%20Report/Dwelling%20EHCS%202004.xls" table:table-name="SE_combined_0203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1" table:style-name="ta4">
        <table:table-source xlink:href="file:///C:/Windows%20NT%204.0%20Workstation%20Profile/ContinEHCS/ContinEHCS/Regional%20Report/Dwelling%20EHCS%202004.xls" table:table-name="Social_Secto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1" table:style-name="ta4">
        <table:table-source xlink:href="file:///C:/Windows%20NT%204.0%20Workstation%20Profile/ContinEHCS/ContinEHCS/Regional%20Report/Dwelling%20EHCS%202004.xls" table:table-name="Modelled_Estimat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1" table:style-name="ta4">
        <table:table-source xlink:href="file:///C:/Windows%20NT%204.0%20Workstation%20Profile/ContinEHCS/ContinEHCS/Regional%20Report/Dwelling%20EHCS%202004.xls" table:table-name="Mod__combined_0203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1" table:style-name="ta4">
        <table:table-source xlink:href="file:///C:/Windows%20NT%204.0%20Workstation%20Profile/ContinEHCS/ContinEHCS/Regional%20Report/Dwelling%20EHCS%202004.xls" table:table-name="CI_pri_WLS_line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1" table:style-name="ta4">
        <table:table-source xlink:href="file:///C:/Windows%20NT%204.0%20Workstation%20Profile/ContinEHCS/ContinEHCS/Regional%20Report/Dwelling%20EHCS%202004.xls" table:table-name="CI_Soc_WLS_line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1" table:style-name="ta4">
        <table:table-source xlink:href="file:///C:/Windows%20NT%204.0%20Workstation%20Profile/ContinEHCS/ContinEHCS/Regional%20Report/Dwelling%20EHCS%202004.xls" table:table-name="CI_WLS_Eng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5" table:style-name="ta4">
        <table:table-source xlink:href="file:///C:/Windows%20NT%204.0%20Workstation%20Profile/ContinEHCS/ContinEHCS/Regional%20Report/Dwelling%20EHCS%202004.xls" table:table-name="Survey_estimat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5" table:style-name="ta4">
        <table:table-source xlink:href="file:///C:/Windows%20NT%204.0%20Workstation%20Profile/ContinEHCS/ContinEHCS/Regional%20Report/Dwelling%20EHCS%202004.xls" table:table-name="SE_combined_0203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5" table:style-name="ta4">
        <table:table-source xlink:href="file:///C:/Windows%20NT%204.0%20Workstation%20Profile/ContinEHCS/ContinEHCS/Regional%20Report/Dwelling%20EHCS%202004.xls" table:table-name="Social_Secto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5" table:style-name="ta4">
        <table:table-source xlink:href="file:///C:/Windows%20NT%204.0%20Workstation%20Profile/ContinEHCS/ContinEHCS/Regional%20Report/Dwelling%20EHCS%202004.xls" table:table-name="Modelled_Estimat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5" table:style-name="ta4">
        <table:table-source xlink:href="file:///C:/Windows%20NT%204.0%20Workstation%20Profile/ContinEHCS/ContinEHCS/Regional%20Report/Dwelling%20EHCS%202004.xls" table:table-name="Mod__combined_0203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5" table:style-name="ta4">
        <table:table-source xlink:href="file:///C:/Windows%20NT%204.0%20Workstation%20Profile/ContinEHCS/ContinEHCS/Regional%20Report/Dwelling%20EHCS%202004.xls" table:table-name="CI_pri_WLS_line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5" table:style-name="ta4">
        <table:table-source xlink:href="file:///C:/Windows%20NT%204.0%20Workstation%20Profile/ContinEHCS/ContinEHCS/Regional%20Report/Dwelling%20EHCS%202004.xls" table:table-name="CI_Soc_WLS_line_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5" table:style-name="ta4">
        <table:table-source xlink:href="file:///C:/Windows%20NT%204.0%20Workstation%20Profile/ContinEHCS/ContinEHCS/Regional%20Report/Dwelling%20EHCS%202004.xls" table:table-name="CI_WLS_Eng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3" table:style-name="ta4">
        <table:table-source xlink:href="file:///C:/Windows%20NT%204.0%20Workstation%20Profile/ContinEHCS/ContinEHCS/Regional%20Report/Dwelling%20EHCS%202004.xls" table:table-name="Survey_estimat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3" table:style-name="ta4">
        <table:table-source xlink:href="file:///C:/Windows%20NT%204.0%20Workstation%20Profile/ContinEHCS/ContinEHCS/Regional%20Report/Dwelling%20EHCS%202004.xls" table:table-name="SE_combined_0203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3" table:style-name="ta4">
        <table:table-source xlink:href="file:///C:/Windows%20NT%204.0%20Workstation%20Profile/ContinEHCS/ContinEHCS/Regional%20Report/Dwelling%20EHCS%202004.xls" table:table-name="Social_Secto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3" table:style-name="ta4">
        <table:table-source xlink:href="file:///C:/Windows%20NT%204.0%20Workstation%20Profile/ContinEHCS/ContinEHCS/Regional%20Report/Dwelling%20EHCS%202004.xls" table:table-name="Modelled_Estimat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3" table:style-name="ta4">
        <table:table-source xlink:href="file:///C:/Windows%20NT%204.0%20Workstation%20Profile/ContinEHCS/ContinEHCS/Regional%20Report/Dwelling%20EHCS%202004.xls" table:table-name="Mod__combined_0203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3" table:style-name="ta4">
        <table:table-source xlink:href="file:///C:/Windows%20NT%204.0%20Workstation%20Profile/ContinEHCS/ContinEHCS/Regional%20Report/Dwelling%20EHCS%202004.xls" table:table-name="CI_pri_WLS_line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3" table:style-name="ta4">
        <table:table-source xlink:href="file:///C:/Windows%20NT%204.0%20Workstation%20Profile/ContinEHCS/ContinEHCS/Regional%20Report/Dwelling%20EHCS%202004.xls" table:table-name="CI_Soc_WLS_line_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3" table:style-name="ta4">
        <table:table-source xlink:href="file:///C:/Windows%20NT%204.0%20Workstation%20Profile/ContinEHCS/ContinEHCS/Regional%20Report/Dwelling%20EHCS%202004.xls" table:table-name="CI_WLS_Eng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urvey_estimates24" table:style-name="ta4">
        <table:table-source xlink:href="file:///C:/Windows%20NT%204.0%20Workstation%20Profile/ContinEHCS/ContinEHCS/Regional%20Report/Dwelling%20EHCS%202004.xls" table:table-name="Survey_estimat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E_combined_020324" table:style-name="ta4">
        <table:table-source xlink:href="file:///C:/Windows%20NT%204.0%20Workstation%20Profile/ContinEHCS/ContinEHCS/Regional%20Report/Dwelling%20EHCS%202004.xls" table:table-name="SE_combined_0203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Social_Sector24" table:style-name="ta4">
        <table:table-source xlink:href="file:///C:/Windows%20NT%204.0%20Workstation%20Profile/ContinEHCS/ContinEHCS/Regional%20Report/Dwelling%20EHCS%202004.xls" table:table-name="Social_Secto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elled_Estimates24" table:style-name="ta4">
        <table:table-source xlink:href="file:///C:/Windows%20NT%204.0%20Workstation%20Profile/ContinEHCS/ContinEHCS/Regional%20Report/Dwelling%20EHCS%202004.xls" table:table-name="Modelled_Estimat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Mod__combined_020324" table:style-name="ta4">
        <table:table-source xlink:href="file:///C:/Windows%20NT%204.0%20Workstation%20Profile/ContinEHCS/ContinEHCS/Regional%20Report/Dwelling%20EHCS%202004.xls" table:table-name="Mod__combined_0203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pri_WLS_line24" table:style-name="ta4">
        <table:table-source xlink:href="file:///C:/Windows%20NT%204.0%20Workstation%20Profile/ContinEHCS/ContinEHCS/Regional%20Report/Dwelling%20EHCS%202004.xls" table:table-name="CI_pri_WLS_line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Soc_WLS_line_24" table:style-name="ta4">
        <table:table-source xlink:href="file:///C:/Windows%20NT%204.0%20Workstation%20Profile/ContinEHCS/ContinEHCS/Regional%20Report/Dwelling%20EHCS%202004.xls" table:table-name="CI_Soc_WLS_line_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ContinEHCS/Regional%20Report/Dwelling%20EHCS%202004.xls'#CI_WLS_Eng24" table:style-name="ta4">
        <table:table-source xlink:href="file:///C:/Windows%20NT%204.0%20Workstation%20Profile/ContinEHCS/ContinEHCS/Regional%20Report/Dwelling%20EHCS%202004.xls" table:table-name="CI_WLS_Eng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" table:style-name="ta4">
        <table:table-source xlink:href="file:///C:/Windows%20NT%204.0%20Workstation%20Profile/ContinEHCS/PSSCI%20Comparison%202005.xls" table:table-name="SE_Comparis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" table:style-name="ta4">
        <table:table-source xlink:href="file:///C:/Windows%20NT%204.0%20Workstation%20Profile/ContinEHCS/PSSCI%20Comparison%202005.xls" table:table-name="SE_v_Mo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" table:style-name="ta4">
        <table:table-source xlink:href="file:///C:/Windows%20NT%204.0%20Workstation%20Profile/ContinEHCS/PSSCI%20Comparison%202005.xls" table:table-name="Mod_Comparis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" table:style-name="ta4">
        <table:table-source xlink:href="file:///C:/Windows%20NT%204.0%20Workstation%20Profile/ContinEHCS/PSSCI%20Comparison%202005.xls" table:table-name="V_Comparis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" table:style-name="ta4">
        <table:table-source xlink:href="file:///C:/Windows%20NT%204.0%20Workstation%20Profile/ContinEHCS/PSSCI%20Comparison%202005.xls" table:table-name="VND_Comparis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" table:style-name="ta4">
        <table:table-source xlink:href="file:///C:/Windows%20NT%204.0%20Workstation%20Profile/ContinEHCS/PSSCI%20Comparison%202005.xls" table:table-name="Social_Comparis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" table:style-name="ta4">
        <table:table-source xlink:href="file:///C:/Windows%20NT%204.0%20Workstation%20Profile/ContinEHCS/PSSCI%20Comparison%202005.xls" table:table-name="CI_around_WLS_l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" table:style-name="ta4">
        <table:table-source xlink:href="file:///C:/Windows%20NT%204.0%20Workstation%20Profile/ContinEHCS/PSSCI%20Comparison%202005.xls" table:table-name="CI_WLS_En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harts" table:style-name="ta4">
        <table:table-source xlink:href="file:///C:/Windows%20NT%204.0%20Workstation%20Profile/ContinEHCS/PSSCI%20Comparison%202005.xls" table:table-name="Char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" table:style-name="ta4">
        <table:table-source xlink:href="file:///C:/Windows%20NT%204.0%20Workstation%20Profile/ContinEHCS/PSSCI%20Comparison%202005.xls" table:table-name="CI_comparis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" table:style-name="ta4">
        <table:table-source xlink:href="file:///C:/Windows%20NT%204.0%20Workstation%20Profile/ContinEHCS/PSSCI%20Comparison%202005.xls" table:table-name="CI_Soc_WLS_line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" table:style-name="ta4">
        <table:table-source xlink:href="file:///C:/Windows%20NT%204.0%20Workstation%20Profile/ContinEHCS/PSSCI%20Comparison%202005.xls" table:table-name="1991_Variabl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" table:style-name="ta4">
        <table:table-source xlink:href="file:///C:/Windows%20NT%204.0%20Workstation%20Profile/ContinEHCS/PSSCI%20Comparison%202005.xls" table:table-name="1996_Variabl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" table:style-name="ta4">
        <table:table-source xlink:href="file:///C:/Windows%20NT%204.0%20Workstation%20Profile/ContinEHCS/PSSCI%20Comparison%202005.xls" table:table-name="2001_Variabl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" table:style-name="ta4">
        <table:table-source xlink:href="file:///C:/Windows%20NT%204.0%20Workstation%20Profile/ContinEHCS/PSSCI%20Comparison%202005.xls" table:table-name="Costs_Comparison_(2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heet2" table:style-name="ta4">
        <table:table-source xlink:href="file:///C:/Windows%20NT%204.0%20Workstation%20Profile/ContinEHCS/PSSCI%20Comparison%202005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heet1" table:style-name="ta4">
        <table:table-source xlink:href="file:///C:/Windows%20NT%204.0%20Workstation%20Profile/ContinEHCS/PSSCI%20Comparison%202005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" table:style-name="ta4">
        <table:table-source xlink:href="file:///C:/Windows%20NT%204.0%20Workstation%20Profile/ContinEHCS/PSSCI%20Comparison%202005.xls" table:table-name="SE_Comparis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" table:style-name="ta4">
        <table:table-source xlink:href="file:///C:/Windows%20NT%204.0%20Workstation%20Profile/ContinEHCS/PSSCI%20Comparison%202005.xls" table:table-name="SE_v_Mod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" table:style-name="ta4">
        <table:table-source xlink:href="file:///C:/Windows%20NT%204.0%20Workstation%20Profile/ContinEHCS/PSSCI%20Comparison%202005.xls" table:table-name="Mod_Comparis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" table:style-name="ta4">
        <table:table-source xlink:href="file:///C:/Windows%20NT%204.0%20Workstation%20Profile/ContinEHCS/PSSCI%20Comparison%202005.xls" table:table-name="V_Comparis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" table:style-name="ta4">
        <table:table-source xlink:href="file:///C:/Windows%20NT%204.0%20Workstation%20Profile/ContinEHCS/PSSCI%20Comparison%202005.xls" table:table-name="VND_Comparis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" table:style-name="ta4">
        <table:table-source xlink:href="file:///C:/Windows%20NT%204.0%20Workstation%20Profile/ContinEHCS/PSSCI%20Comparison%202005.xls" table:table-name="Social_Comparis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" table:style-name="ta4">
        <table:table-source xlink:href="file:///C:/Windows%20NT%204.0%20Workstation%20Profile/ContinEHCS/PSSCI%20Comparison%202005.xls" table:table-name="CI_around_WLS_l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" table:style-name="ta4">
        <table:table-source xlink:href="file:///C:/Windows%20NT%204.0%20Workstation%20Profile/ContinEHCS/PSSCI%20Comparison%202005.xls" table:table-name="CI_WLS_Eng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" table:style-name="ta4">
        <table:table-source xlink:href="file:///C:/Windows%20NT%204.0%20Workstation%20Profile/ContinEHCS/PSSCI%20Comparison%202005.xls" table:table-name="CI_comparis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" table:style-name="ta4">
        <table:table-source xlink:href="file:///C:/Windows%20NT%204.0%20Workstation%20Profile/ContinEHCS/PSSCI%20Comparison%202005.xls" table:table-name="CI_Soc_WLS_line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" table:style-name="ta4">
        <table:table-source xlink:href="file:///C:/Windows%20NT%204.0%20Workstation%20Profile/ContinEHCS/PSSCI%20Comparison%202005.xls" table:table-name="1991_Variabl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" table:style-name="ta4">
        <table:table-source xlink:href="file:///C:/Windows%20NT%204.0%20Workstation%20Profile/ContinEHCS/PSSCI%20Comparison%202005.xls" table:table-name="1996_Variabl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" table:style-name="ta4">
        <table:table-source xlink:href="file:///C:/Windows%20NT%204.0%20Workstation%20Profile/ContinEHCS/PSSCI%20Comparison%202005.xls" table:table-name="2001_Variabl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" table:style-name="ta4">
        <table:table-source xlink:href="file:///C:/Windows%20NT%204.0%20Workstation%20Profile/ContinEHCS/PSSCI%20Comparison%202005.xls" table:table-name="Costs_Comparison_(2)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3" table:style-name="ta4">
        <table:table-source xlink:href="file:///C:/Windows%20NT%204.0%20Workstation%20Profile/ContinEHCS/PSSCI%20Comparison%202005.xls" table:table-name="SE_Compariso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3" table:style-name="ta4">
        <table:table-source xlink:href="file:///C:/Windows%20NT%204.0%20Workstation%20Profile/ContinEHCS/PSSCI%20Comparison%202005.xls" table:table-name="SE_v_Mod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3" table:style-name="ta4">
        <table:table-source xlink:href="file:///C:/Windows%20NT%204.0%20Workstation%20Profile/ContinEHCS/PSSCI%20Comparison%202005.xls" table:table-name="Mod_Compariso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3" table:style-name="ta4">
        <table:table-source xlink:href="file:///C:/Windows%20NT%204.0%20Workstation%20Profile/ContinEHCS/PSSCI%20Comparison%202005.xls" table:table-name="V_Compariso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3" table:style-name="ta4">
        <table:table-source xlink:href="file:///C:/Windows%20NT%204.0%20Workstation%20Profile/ContinEHCS/PSSCI%20Comparison%202005.xls" table:table-name="VND_Compariso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3" table:style-name="ta4">
        <table:table-source xlink:href="file:///C:/Windows%20NT%204.0%20Workstation%20Profile/ContinEHCS/PSSCI%20Comparison%202005.xls" table:table-name="Social_Compariso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3" table:style-name="ta4">
        <table:table-source xlink:href="file:///C:/Windows%20NT%204.0%20Workstation%20Profile/ContinEHCS/PSSCI%20Comparison%202005.xls" table:table-name="CI_around_WLS_lin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3" table:style-name="ta4">
        <table:table-source xlink:href="file:///C:/Windows%20NT%204.0%20Workstation%20Profile/ContinEHCS/PSSCI%20Comparison%202005.xls" table:table-name="CI_WLS_Eng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3" table:style-name="ta4">
        <table:table-source xlink:href="file:///C:/Windows%20NT%204.0%20Workstation%20Profile/ContinEHCS/PSSCI%20Comparison%202005.xls" table:table-name="CI_compariso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3" table:style-name="ta4">
        <table:table-source xlink:href="file:///C:/Windows%20NT%204.0%20Workstation%20Profile/ContinEHCS/PSSCI%20Comparison%202005.xls" table:table-name="CI_Soc_WLS_line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3" table:style-name="ta4">
        <table:table-source xlink:href="file:///C:/Windows%20NT%204.0%20Workstation%20Profile/ContinEHCS/PSSCI%20Comparison%202005.xls" table:table-name="1991_Variabl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3" table:style-name="ta4">
        <table:table-source xlink:href="file:///C:/Windows%20NT%204.0%20Workstation%20Profile/ContinEHCS/PSSCI%20Comparison%202005.xls" table:table-name="1996_Variabl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3" table:style-name="ta4">
        <table:table-source xlink:href="file:///C:/Windows%20NT%204.0%20Workstation%20Profile/ContinEHCS/PSSCI%20Comparison%202005.xls" table:table-name="2001_Variabl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3" table:style-name="ta4">
        <table:table-source xlink:href="file:///C:/Windows%20NT%204.0%20Workstation%20Profile/ContinEHCS/PSSCI%20Comparison%202005.xls" table:table-name="Costs_Comparison_(2)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" table:style-name="ta4">
        <table:table-source xlink:href="file:///C:/Windows%20NT%204.0%20Workstation%20Profile/ContinEHCS/PSSCI%20Comparison%202005.xls" table:table-name="SE_Comparis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" table:style-name="ta4">
        <table:table-source xlink:href="file:///C:/Windows%20NT%204.0%20Workstation%20Profile/ContinEHCS/PSSCI%20Comparison%202005.xls" table:table-name="SE_v_Mod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" table:style-name="ta4">
        <table:table-source xlink:href="file:///C:/Windows%20NT%204.0%20Workstation%20Profile/ContinEHCS/PSSCI%20Comparison%202005.xls" table:table-name="Mod_Comparis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" table:style-name="ta4">
        <table:table-source xlink:href="file:///C:/Windows%20NT%204.0%20Workstation%20Profile/ContinEHCS/PSSCI%20Comparison%202005.xls" table:table-name="V_Comparis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" table:style-name="ta4">
        <table:table-source xlink:href="file:///C:/Windows%20NT%204.0%20Workstation%20Profile/ContinEHCS/PSSCI%20Comparison%202005.xls" table:table-name="VND_Comparis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" table:style-name="ta4">
        <table:table-source xlink:href="file:///C:/Windows%20NT%204.0%20Workstation%20Profile/ContinEHCS/PSSCI%20Comparison%202005.xls" table:table-name="Social_Comparis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" table:style-name="ta4">
        <table:table-source xlink:href="file:///C:/Windows%20NT%204.0%20Workstation%20Profile/ContinEHCS/PSSCI%20Comparison%202005.xls" table:table-name="CI_around_WLS_l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" table:style-name="ta4">
        <table:table-source xlink:href="file:///C:/Windows%20NT%204.0%20Workstation%20Profile/ContinEHCS/PSSCI%20Comparison%202005.xls" table:table-name="CI_WLS_Eng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" table:style-name="ta4">
        <table:table-source xlink:href="file:///C:/Windows%20NT%204.0%20Workstation%20Profile/ContinEHCS/PSSCI%20Comparison%202005.xls" table:table-name="CI_comparis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" table:style-name="ta4">
        <table:table-source xlink:href="file:///C:/Windows%20NT%204.0%20Workstation%20Profile/ContinEHCS/PSSCI%20Comparison%202005.xls" table:table-name="CI_Soc_WLS_line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" table:style-name="ta4">
        <table:table-source xlink:href="file:///C:/Windows%20NT%204.0%20Workstation%20Profile/ContinEHCS/PSSCI%20Comparison%202005.xls" table:table-name="1991_Variabl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" table:style-name="ta4">
        <table:table-source xlink:href="file:///C:/Windows%20NT%204.0%20Workstation%20Profile/ContinEHCS/PSSCI%20Comparison%202005.xls" table:table-name="1996_Variabl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" table:style-name="ta4">
        <table:table-source xlink:href="file:///C:/Windows%20NT%204.0%20Workstation%20Profile/ContinEHCS/PSSCI%20Comparison%202005.xls" table:table-name="2001_Variabl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" table:style-name="ta4">
        <table:table-source xlink:href="file:///C:/Windows%20NT%204.0%20Workstation%20Profile/ContinEHCS/PSSCI%20Comparison%202005.xls" table:table-name="Costs_Comparison_(2)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3" table:style-name="ta4">
        <table:table-source xlink:href="file:///C:/Windows%20NT%204.0%20Workstation%20Profile/ContinEHCS/PSSCI%20Comparison%202005.xls" table:table-name="SE_Comparis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3" table:style-name="ta4">
        <table:table-source xlink:href="file:///C:/Windows%20NT%204.0%20Workstation%20Profile/ContinEHCS/PSSCI%20Comparison%202005.xls" table:table-name="SE_v_Mod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3" table:style-name="ta4">
        <table:table-source xlink:href="file:///C:/Windows%20NT%204.0%20Workstation%20Profile/ContinEHCS/PSSCI%20Comparison%202005.xls" table:table-name="Mod_Comparis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3" table:style-name="ta4">
        <table:table-source xlink:href="file:///C:/Windows%20NT%204.0%20Workstation%20Profile/ContinEHCS/PSSCI%20Comparison%202005.xls" table:table-name="V_Comparis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3" table:style-name="ta4">
        <table:table-source xlink:href="file:///C:/Windows%20NT%204.0%20Workstation%20Profile/ContinEHCS/PSSCI%20Comparison%202005.xls" table:table-name="VND_Comparis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3" table:style-name="ta4">
        <table:table-source xlink:href="file:///C:/Windows%20NT%204.0%20Workstation%20Profile/ContinEHCS/PSSCI%20Comparison%202005.xls" table:table-name="Social_Comparis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3" table:style-name="ta4">
        <table:table-source xlink:href="file:///C:/Windows%20NT%204.0%20Workstation%20Profile/ContinEHCS/PSSCI%20Comparison%202005.xls" table:table-name="CI_around_WLS_l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3" table:style-name="ta4">
        <table:table-source xlink:href="file:///C:/Windows%20NT%204.0%20Workstation%20Profile/ContinEHCS/PSSCI%20Comparison%202005.xls" table:table-name="CI_WLS_Eng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3" table:style-name="ta4">
        <table:table-source xlink:href="file:///C:/Windows%20NT%204.0%20Workstation%20Profile/ContinEHCS/PSSCI%20Comparison%202005.xls" table:table-name="CI_comparis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3" table:style-name="ta4">
        <table:table-source xlink:href="file:///C:/Windows%20NT%204.0%20Workstation%20Profile/ContinEHCS/PSSCI%20Comparison%202005.xls" table:table-name="CI_Soc_WLS_line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3" table:style-name="ta4">
        <table:table-source xlink:href="file:///C:/Windows%20NT%204.0%20Workstation%20Profile/ContinEHCS/PSSCI%20Comparison%202005.xls" table:table-name="1991_Variabl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3" table:style-name="ta4">
        <table:table-source xlink:href="file:///C:/Windows%20NT%204.0%20Workstation%20Profile/ContinEHCS/PSSCI%20Comparison%202005.xls" table:table-name="1996_Variabl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3" table:style-name="ta4">
        <table:table-source xlink:href="file:///C:/Windows%20NT%204.0%20Workstation%20Profile/ContinEHCS/PSSCI%20Comparison%202005.xls" table:table-name="2001_Variabl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3" table:style-name="ta4">
        <table:table-source xlink:href="file:///C:/Windows%20NT%204.0%20Workstation%20Profile/ContinEHCS/PSSCI%20Comparison%202005.xls" table:table-name="Costs_Comparison_(2)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4" table:style-name="ta4">
        <table:table-source xlink:href="file:///C:/Windows%20NT%204.0%20Workstation%20Profile/ContinEHCS/PSSCI%20Comparison%202005.xls" table:table-name="SE_Compariso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4" table:style-name="ta4">
        <table:table-source xlink:href="file:///C:/Windows%20NT%204.0%20Workstation%20Profile/ContinEHCS/PSSCI%20Comparison%202005.xls" table:table-name="SE_v_Mod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4" table:style-name="ta4">
        <table:table-source xlink:href="file:///C:/Windows%20NT%204.0%20Workstation%20Profile/ContinEHCS/PSSCI%20Comparison%202005.xls" table:table-name="Mod_Compariso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4" table:style-name="ta4">
        <table:table-source xlink:href="file:///C:/Windows%20NT%204.0%20Workstation%20Profile/ContinEHCS/PSSCI%20Comparison%202005.xls" table:table-name="V_Compariso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4" table:style-name="ta4">
        <table:table-source xlink:href="file:///C:/Windows%20NT%204.0%20Workstation%20Profile/ContinEHCS/PSSCI%20Comparison%202005.xls" table:table-name="VND_Compariso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4" table:style-name="ta4">
        <table:table-source xlink:href="file:///C:/Windows%20NT%204.0%20Workstation%20Profile/ContinEHCS/PSSCI%20Comparison%202005.xls" table:table-name="Social_Compariso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4" table:style-name="ta4">
        <table:table-source xlink:href="file:///C:/Windows%20NT%204.0%20Workstation%20Profile/ContinEHCS/PSSCI%20Comparison%202005.xls" table:table-name="CI_around_WLS_l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4" table:style-name="ta4">
        <table:table-source xlink:href="file:///C:/Windows%20NT%204.0%20Workstation%20Profile/ContinEHCS/PSSCI%20Comparison%202005.xls" table:table-name="CI_WLS_Eng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4" table:style-name="ta4">
        <table:table-source xlink:href="file:///C:/Windows%20NT%204.0%20Workstation%20Profile/ContinEHCS/PSSCI%20Comparison%202005.xls" table:table-name="CI_compariso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4" table:style-name="ta4">
        <table:table-source xlink:href="file:///C:/Windows%20NT%204.0%20Workstation%20Profile/ContinEHCS/PSSCI%20Comparison%202005.xls" table:table-name="CI_Soc_WLS_line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4" table:style-name="ta4">
        <table:table-source xlink:href="file:///C:/Windows%20NT%204.0%20Workstation%20Profile/ContinEHCS/PSSCI%20Comparison%202005.xls" table:table-name="1991_Variabl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4" table:style-name="ta4">
        <table:table-source xlink:href="file:///C:/Windows%20NT%204.0%20Workstation%20Profile/ContinEHCS/PSSCI%20Comparison%202005.xls" table:table-name="1996_Variabl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4" table:style-name="ta4">
        <table:table-source xlink:href="file:///C:/Windows%20NT%204.0%20Workstation%20Profile/ContinEHCS/PSSCI%20Comparison%202005.xls" table:table-name="2001_Variabl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4" table:style-name="ta4">
        <table:table-source xlink:href="file:///C:/Windows%20NT%204.0%20Workstation%20Profile/ContinEHCS/PSSCI%20Comparison%202005.xls" table:table-name="Costs_Comparison_(2)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5" table:style-name="ta4">
        <table:table-source xlink:href="file:///C:/Windows%20NT%204.0%20Workstation%20Profile/ContinEHCS/PSSCI%20Comparison%202005.xls" table:table-name="SE_Compariso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5" table:style-name="ta4">
        <table:table-source xlink:href="file:///C:/Windows%20NT%204.0%20Workstation%20Profile/ContinEHCS/PSSCI%20Comparison%202005.xls" table:table-name="SE_v_Mod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5" table:style-name="ta4">
        <table:table-source xlink:href="file:///C:/Windows%20NT%204.0%20Workstation%20Profile/ContinEHCS/PSSCI%20Comparison%202005.xls" table:table-name="Mod_Compariso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5" table:style-name="ta4">
        <table:table-source xlink:href="file:///C:/Windows%20NT%204.0%20Workstation%20Profile/ContinEHCS/PSSCI%20Comparison%202005.xls" table:table-name="V_Compariso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5" table:style-name="ta4">
        <table:table-source xlink:href="file:///C:/Windows%20NT%204.0%20Workstation%20Profile/ContinEHCS/PSSCI%20Comparison%202005.xls" table:table-name="VND_Compariso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5" table:style-name="ta4">
        <table:table-source xlink:href="file:///C:/Windows%20NT%204.0%20Workstation%20Profile/ContinEHCS/PSSCI%20Comparison%202005.xls" table:table-name="Social_Compariso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5" table:style-name="ta4">
        <table:table-source xlink:href="file:///C:/Windows%20NT%204.0%20Workstation%20Profile/ContinEHCS/PSSCI%20Comparison%202005.xls" table:table-name="CI_around_WLS_l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5" table:style-name="ta4">
        <table:table-source xlink:href="file:///C:/Windows%20NT%204.0%20Workstation%20Profile/ContinEHCS/PSSCI%20Comparison%202005.xls" table:table-name="CI_WLS_Eng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5" table:style-name="ta4">
        <table:table-source xlink:href="file:///C:/Windows%20NT%204.0%20Workstation%20Profile/ContinEHCS/PSSCI%20Comparison%202005.xls" table:table-name="CI_compariso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5" table:style-name="ta4">
        <table:table-source xlink:href="file:///C:/Windows%20NT%204.0%20Workstation%20Profile/ContinEHCS/PSSCI%20Comparison%202005.xls" table:table-name="CI_Soc_WLS_line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5" table:style-name="ta4">
        <table:table-source xlink:href="file:///C:/Windows%20NT%204.0%20Workstation%20Profile/ContinEHCS/PSSCI%20Comparison%202005.xls" table:table-name="1991_Variabl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5" table:style-name="ta4">
        <table:table-source xlink:href="file:///C:/Windows%20NT%204.0%20Workstation%20Profile/ContinEHCS/PSSCI%20Comparison%202005.xls" table:table-name="1996_Variabl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5" table:style-name="ta4">
        <table:table-source xlink:href="file:///C:/Windows%20NT%204.0%20Workstation%20Profile/ContinEHCS/PSSCI%20Comparison%202005.xls" table:table-name="2001_Variabl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5" table:style-name="ta4">
        <table:table-source xlink:href="file:///C:/Windows%20NT%204.0%20Workstation%20Profile/ContinEHCS/PSSCI%20Comparison%202005.xls" table:table-name="Costs_Comparison_(2)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0" table:style-name="ta4">
        <table:table-source xlink:href="file:///C:/Windows%20NT%204.0%20Workstation%20Profile/ContinEHCS/PSSCI%20Comparison%202005.xls" table:table-name="SE_Compariso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0" table:style-name="ta4">
        <table:table-source xlink:href="file:///C:/Windows%20NT%204.0%20Workstation%20Profile/ContinEHCS/PSSCI%20Comparison%202005.xls" table:table-name="SE_v_Mod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0" table:style-name="ta4">
        <table:table-source xlink:href="file:///C:/Windows%20NT%204.0%20Workstation%20Profile/ContinEHCS/PSSCI%20Comparison%202005.xls" table:table-name="Mod_Compariso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0" table:style-name="ta4">
        <table:table-source xlink:href="file:///C:/Windows%20NT%204.0%20Workstation%20Profile/ContinEHCS/PSSCI%20Comparison%202005.xls" table:table-name="V_Compariso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0" table:style-name="ta4">
        <table:table-source xlink:href="file:///C:/Windows%20NT%204.0%20Workstation%20Profile/ContinEHCS/PSSCI%20Comparison%202005.xls" table:table-name="VND_Compariso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0" table:style-name="ta4">
        <table:table-source xlink:href="file:///C:/Windows%20NT%204.0%20Workstation%20Profile/ContinEHCS/PSSCI%20Comparison%202005.xls" table:table-name="Social_Compariso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0" table:style-name="ta4">
        <table:table-source xlink:href="file:///C:/Windows%20NT%204.0%20Workstation%20Profile/ContinEHCS/PSSCI%20Comparison%202005.xls" table:table-name="CI_around_WLS_l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0" table:style-name="ta4">
        <table:table-source xlink:href="file:///C:/Windows%20NT%204.0%20Workstation%20Profile/ContinEHCS/PSSCI%20Comparison%202005.xls" table:table-name="CI_WLS_Eng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0" table:style-name="ta4">
        <table:table-source xlink:href="file:///C:/Windows%20NT%204.0%20Workstation%20Profile/ContinEHCS/PSSCI%20Comparison%202005.xls" table:table-name="CI_compariso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0" table:style-name="ta4">
        <table:table-source xlink:href="file:///C:/Windows%20NT%204.0%20Workstation%20Profile/ContinEHCS/PSSCI%20Comparison%202005.xls" table:table-name="CI_Soc_WLS_line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0" table:style-name="ta4">
        <table:table-source xlink:href="file:///C:/Windows%20NT%204.0%20Workstation%20Profile/ContinEHCS/PSSCI%20Comparison%202005.xls" table:table-name="1991_Variabl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0" table:style-name="ta4">
        <table:table-source xlink:href="file:///C:/Windows%20NT%204.0%20Workstation%20Profile/ContinEHCS/PSSCI%20Comparison%202005.xls" table:table-name="1996_Variabl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0" table:style-name="ta4">
        <table:table-source xlink:href="file:///C:/Windows%20NT%204.0%20Workstation%20Profile/ContinEHCS/PSSCI%20Comparison%202005.xls" table:table-name="2001_Variabl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0" table:style-name="ta4">
        <table:table-source xlink:href="file:///C:/Windows%20NT%204.0%20Workstation%20Profile/ContinEHCS/PSSCI%20Comparison%202005.xls" table:table-name="Costs_Comparison_(2)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7" table:style-name="ta4">
        <table:table-source xlink:href="file:///C:/Windows%20NT%204.0%20Workstation%20Profile/ContinEHCS/PSSCI%20Comparison%202005.xls" table:table-name="SE_Compariso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7" table:style-name="ta4">
        <table:table-source xlink:href="file:///C:/Windows%20NT%204.0%20Workstation%20Profile/ContinEHCS/PSSCI%20Comparison%202005.xls" table:table-name="SE_v_Mod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7" table:style-name="ta4">
        <table:table-source xlink:href="file:///C:/Windows%20NT%204.0%20Workstation%20Profile/ContinEHCS/PSSCI%20Comparison%202005.xls" table:table-name="Mod_Compariso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7" table:style-name="ta4">
        <table:table-source xlink:href="file:///C:/Windows%20NT%204.0%20Workstation%20Profile/ContinEHCS/PSSCI%20Comparison%202005.xls" table:table-name="V_Compariso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7" table:style-name="ta4">
        <table:table-source xlink:href="file:///C:/Windows%20NT%204.0%20Workstation%20Profile/ContinEHCS/PSSCI%20Comparison%202005.xls" table:table-name="VND_Compariso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7" table:style-name="ta4">
        <table:table-source xlink:href="file:///C:/Windows%20NT%204.0%20Workstation%20Profile/ContinEHCS/PSSCI%20Comparison%202005.xls" table:table-name="Social_Compariso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7" table:style-name="ta4">
        <table:table-source xlink:href="file:///C:/Windows%20NT%204.0%20Workstation%20Profile/ContinEHCS/PSSCI%20Comparison%202005.xls" table:table-name="CI_around_WLS_l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7" table:style-name="ta4">
        <table:table-source xlink:href="file:///C:/Windows%20NT%204.0%20Workstation%20Profile/ContinEHCS/PSSCI%20Comparison%202005.xls" table:table-name="CI_WLS_Eng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7" table:style-name="ta4">
        <table:table-source xlink:href="file:///C:/Windows%20NT%204.0%20Workstation%20Profile/ContinEHCS/PSSCI%20Comparison%202005.xls" table:table-name="CI_compariso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7" table:style-name="ta4">
        <table:table-source xlink:href="file:///C:/Windows%20NT%204.0%20Workstation%20Profile/ContinEHCS/PSSCI%20Comparison%202005.xls" table:table-name="CI_Soc_WLS_line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7" table:style-name="ta4">
        <table:table-source xlink:href="file:///C:/Windows%20NT%204.0%20Workstation%20Profile/ContinEHCS/PSSCI%20Comparison%202005.xls" table:table-name="1991_Variabl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7" table:style-name="ta4">
        <table:table-source xlink:href="file:///C:/Windows%20NT%204.0%20Workstation%20Profile/ContinEHCS/PSSCI%20Comparison%202005.xls" table:table-name="1996_Variabl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7" table:style-name="ta4">
        <table:table-source xlink:href="file:///C:/Windows%20NT%204.0%20Workstation%20Profile/ContinEHCS/PSSCI%20Comparison%202005.xls" table:table-name="2001_Variabl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7" table:style-name="ta4">
        <table:table-source xlink:href="file:///C:/Windows%20NT%204.0%20Workstation%20Profile/ContinEHCS/PSSCI%20Comparison%202005.xls" table:table-name="Costs_Comparison_(2)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6" table:style-name="ta4">
        <table:table-source xlink:href="file:///C:/Windows%20NT%204.0%20Workstation%20Profile/ContinEHCS/PSSCI%20Comparison%202005.xls" table:table-name="SE_Compariso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6" table:style-name="ta4">
        <table:table-source xlink:href="file:///C:/Windows%20NT%204.0%20Workstation%20Profile/ContinEHCS/PSSCI%20Comparison%202005.xls" table:table-name="SE_v_Mod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6" table:style-name="ta4">
        <table:table-source xlink:href="file:///C:/Windows%20NT%204.0%20Workstation%20Profile/ContinEHCS/PSSCI%20Comparison%202005.xls" table:table-name="Mod_Compariso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6" table:style-name="ta4">
        <table:table-source xlink:href="file:///C:/Windows%20NT%204.0%20Workstation%20Profile/ContinEHCS/PSSCI%20Comparison%202005.xls" table:table-name="V_Compariso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6" table:style-name="ta4">
        <table:table-source xlink:href="file:///C:/Windows%20NT%204.0%20Workstation%20Profile/ContinEHCS/PSSCI%20Comparison%202005.xls" table:table-name="VND_Compariso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6" table:style-name="ta4">
        <table:table-source xlink:href="file:///C:/Windows%20NT%204.0%20Workstation%20Profile/ContinEHCS/PSSCI%20Comparison%202005.xls" table:table-name="Social_Compariso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6" table:style-name="ta4">
        <table:table-source xlink:href="file:///C:/Windows%20NT%204.0%20Workstation%20Profile/ContinEHCS/PSSCI%20Comparison%202005.xls" table:table-name="CI_around_WLS_l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6" table:style-name="ta4">
        <table:table-source xlink:href="file:///C:/Windows%20NT%204.0%20Workstation%20Profile/ContinEHCS/PSSCI%20Comparison%202005.xls" table:table-name="CI_WLS_Eng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6" table:style-name="ta4">
        <table:table-source xlink:href="file:///C:/Windows%20NT%204.0%20Workstation%20Profile/ContinEHCS/PSSCI%20Comparison%202005.xls" table:table-name="CI_compariso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6" table:style-name="ta4">
        <table:table-source xlink:href="file:///C:/Windows%20NT%204.0%20Workstation%20Profile/ContinEHCS/PSSCI%20Comparison%202005.xls" table:table-name="CI_Soc_WLS_line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6" table:style-name="ta4">
        <table:table-source xlink:href="file:///C:/Windows%20NT%204.0%20Workstation%20Profile/ContinEHCS/PSSCI%20Comparison%202005.xls" table:table-name="1991_Variabl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6" table:style-name="ta4">
        <table:table-source xlink:href="file:///C:/Windows%20NT%204.0%20Workstation%20Profile/ContinEHCS/PSSCI%20Comparison%202005.xls" table:table-name="1996_Variabl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6" table:style-name="ta4">
        <table:table-source xlink:href="file:///C:/Windows%20NT%204.0%20Workstation%20Profile/ContinEHCS/PSSCI%20Comparison%202005.xls" table:table-name="2001_Variabl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6" table:style-name="ta4">
        <table:table-source xlink:href="file:///C:/Windows%20NT%204.0%20Workstation%20Profile/ContinEHCS/PSSCI%20Comparison%202005.xls" table:table-name="Costs_Comparison_(2)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9" table:style-name="ta4">
        <table:table-source xlink:href="file:///C:/Windows%20NT%204.0%20Workstation%20Profile/ContinEHCS/PSSCI%20Comparison%202005.xls" table:table-name="SE_Compariso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9" table:style-name="ta4">
        <table:table-source xlink:href="file:///C:/Windows%20NT%204.0%20Workstation%20Profile/ContinEHCS/PSSCI%20Comparison%202005.xls" table:table-name="SE_v_Mod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9" table:style-name="ta4">
        <table:table-source xlink:href="file:///C:/Windows%20NT%204.0%20Workstation%20Profile/ContinEHCS/PSSCI%20Comparison%202005.xls" table:table-name="Mod_Compariso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9" table:style-name="ta4">
        <table:table-source xlink:href="file:///C:/Windows%20NT%204.0%20Workstation%20Profile/ContinEHCS/PSSCI%20Comparison%202005.xls" table:table-name="V_Compariso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9" table:style-name="ta4">
        <table:table-source xlink:href="file:///C:/Windows%20NT%204.0%20Workstation%20Profile/ContinEHCS/PSSCI%20Comparison%202005.xls" table:table-name="VND_Compariso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9" table:style-name="ta4">
        <table:table-source xlink:href="file:///C:/Windows%20NT%204.0%20Workstation%20Profile/ContinEHCS/PSSCI%20Comparison%202005.xls" table:table-name="Social_Compariso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9" table:style-name="ta4">
        <table:table-source xlink:href="file:///C:/Windows%20NT%204.0%20Workstation%20Profile/ContinEHCS/PSSCI%20Comparison%202005.xls" table:table-name="CI_around_WLS_l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9" table:style-name="ta4">
        <table:table-source xlink:href="file:///C:/Windows%20NT%204.0%20Workstation%20Profile/ContinEHCS/PSSCI%20Comparison%202005.xls" table:table-name="CI_WLS_Eng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9" table:style-name="ta4">
        <table:table-source xlink:href="file:///C:/Windows%20NT%204.0%20Workstation%20Profile/ContinEHCS/PSSCI%20Comparison%202005.xls" table:table-name="CI_compariso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9" table:style-name="ta4">
        <table:table-source xlink:href="file:///C:/Windows%20NT%204.0%20Workstation%20Profile/ContinEHCS/PSSCI%20Comparison%202005.xls" table:table-name="CI_Soc_WLS_line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9" table:style-name="ta4">
        <table:table-source xlink:href="file:///C:/Windows%20NT%204.0%20Workstation%20Profile/ContinEHCS/PSSCI%20Comparison%202005.xls" table:table-name="1991_Variabl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9" table:style-name="ta4">
        <table:table-source xlink:href="file:///C:/Windows%20NT%204.0%20Workstation%20Profile/ContinEHCS/PSSCI%20Comparison%202005.xls" table:table-name="1996_Variabl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9" table:style-name="ta4">
        <table:table-source xlink:href="file:///C:/Windows%20NT%204.0%20Workstation%20Profile/ContinEHCS/PSSCI%20Comparison%202005.xls" table:table-name="2001_Variabl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9" table:style-name="ta4">
        <table:table-source xlink:href="file:///C:/Windows%20NT%204.0%20Workstation%20Profile/ContinEHCS/PSSCI%20Comparison%202005.xls" table:table-name="Costs_Comparison_(2)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8" table:style-name="ta4">
        <table:table-source xlink:href="file:///C:/Windows%20NT%204.0%20Workstation%20Profile/ContinEHCS/PSSCI%20Comparison%202005.xls" table:table-name="SE_Compariso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8" table:style-name="ta4">
        <table:table-source xlink:href="file:///C:/Windows%20NT%204.0%20Workstation%20Profile/ContinEHCS/PSSCI%20Comparison%202005.xls" table:table-name="SE_v_Mod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8" table:style-name="ta4">
        <table:table-source xlink:href="file:///C:/Windows%20NT%204.0%20Workstation%20Profile/ContinEHCS/PSSCI%20Comparison%202005.xls" table:table-name="Mod_Compariso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8" table:style-name="ta4">
        <table:table-source xlink:href="file:///C:/Windows%20NT%204.0%20Workstation%20Profile/ContinEHCS/PSSCI%20Comparison%202005.xls" table:table-name="V_Compariso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8" table:style-name="ta4">
        <table:table-source xlink:href="file:///C:/Windows%20NT%204.0%20Workstation%20Profile/ContinEHCS/PSSCI%20Comparison%202005.xls" table:table-name="VND_Compariso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8" table:style-name="ta4">
        <table:table-source xlink:href="file:///C:/Windows%20NT%204.0%20Workstation%20Profile/ContinEHCS/PSSCI%20Comparison%202005.xls" table:table-name="Social_Compariso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8" table:style-name="ta4">
        <table:table-source xlink:href="file:///C:/Windows%20NT%204.0%20Workstation%20Profile/ContinEHCS/PSSCI%20Comparison%202005.xls" table:table-name="CI_around_WLS_l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8" table:style-name="ta4">
        <table:table-source xlink:href="file:///C:/Windows%20NT%204.0%20Workstation%20Profile/ContinEHCS/PSSCI%20Comparison%202005.xls" table:table-name="CI_WLS_Eng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8" table:style-name="ta4">
        <table:table-source xlink:href="file:///C:/Windows%20NT%204.0%20Workstation%20Profile/ContinEHCS/PSSCI%20Comparison%202005.xls" table:table-name="CI_compariso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8" table:style-name="ta4">
        <table:table-source xlink:href="file:///C:/Windows%20NT%204.0%20Workstation%20Profile/ContinEHCS/PSSCI%20Comparison%202005.xls" table:table-name="CI_Soc_WLS_line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8" table:style-name="ta4">
        <table:table-source xlink:href="file:///C:/Windows%20NT%204.0%20Workstation%20Profile/ContinEHCS/PSSCI%20Comparison%202005.xls" table:table-name="1991_Variabl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8" table:style-name="ta4">
        <table:table-source xlink:href="file:///C:/Windows%20NT%204.0%20Workstation%20Profile/ContinEHCS/PSSCI%20Comparison%202005.xls" table:table-name="1996_Variabl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8" table:style-name="ta4">
        <table:table-source xlink:href="file:///C:/Windows%20NT%204.0%20Workstation%20Profile/ContinEHCS/PSSCI%20Comparison%202005.xls" table:table-name="2001_Variabl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8" table:style-name="ta4">
        <table:table-source xlink:href="file:///C:/Windows%20NT%204.0%20Workstation%20Profile/ContinEHCS/PSSCI%20Comparison%202005.xls" table:table-name="Costs_Comparison_(2)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1" table:style-name="ta4">
        <table:table-source xlink:href="file:///C:/Windows%20NT%204.0%20Workstation%20Profile/ContinEHCS/PSSCI%20Comparison%202005.xls" table:table-name="SE_Compariso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1" table:style-name="ta4">
        <table:table-source xlink:href="file:///C:/Windows%20NT%204.0%20Workstation%20Profile/ContinEHCS/PSSCI%20Comparison%202005.xls" table:table-name="SE_v_Mod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1" table:style-name="ta4">
        <table:table-source xlink:href="file:///C:/Windows%20NT%204.0%20Workstation%20Profile/ContinEHCS/PSSCI%20Comparison%202005.xls" table:table-name="Mod_Compariso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1" table:style-name="ta4">
        <table:table-source xlink:href="file:///C:/Windows%20NT%204.0%20Workstation%20Profile/ContinEHCS/PSSCI%20Comparison%202005.xls" table:table-name="V_Compariso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1" table:style-name="ta4">
        <table:table-source xlink:href="file:///C:/Windows%20NT%204.0%20Workstation%20Profile/ContinEHCS/PSSCI%20Comparison%202005.xls" table:table-name="VND_Compariso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1" table:style-name="ta4">
        <table:table-source xlink:href="file:///C:/Windows%20NT%204.0%20Workstation%20Profile/ContinEHCS/PSSCI%20Comparison%202005.xls" table:table-name="Social_Compariso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1" table:style-name="ta4">
        <table:table-source xlink:href="file:///C:/Windows%20NT%204.0%20Workstation%20Profile/ContinEHCS/PSSCI%20Comparison%202005.xls" table:table-name="CI_around_WLS_l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1" table:style-name="ta4">
        <table:table-source xlink:href="file:///C:/Windows%20NT%204.0%20Workstation%20Profile/ContinEHCS/PSSCI%20Comparison%202005.xls" table:table-name="CI_WLS_Eng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1" table:style-name="ta4">
        <table:table-source xlink:href="file:///C:/Windows%20NT%204.0%20Workstation%20Profile/ContinEHCS/PSSCI%20Comparison%202005.xls" table:table-name="CI_compariso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1" table:style-name="ta4">
        <table:table-source xlink:href="file:///C:/Windows%20NT%204.0%20Workstation%20Profile/ContinEHCS/PSSCI%20Comparison%202005.xls" table:table-name="CI_Soc_WLS_line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1" table:style-name="ta4">
        <table:table-source xlink:href="file:///C:/Windows%20NT%204.0%20Workstation%20Profile/ContinEHCS/PSSCI%20Comparison%202005.xls" table:table-name="1991_Variabl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1" table:style-name="ta4">
        <table:table-source xlink:href="file:///C:/Windows%20NT%204.0%20Workstation%20Profile/ContinEHCS/PSSCI%20Comparison%202005.xls" table:table-name="1996_Variabl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1" table:style-name="ta4">
        <table:table-source xlink:href="file:///C:/Windows%20NT%204.0%20Workstation%20Profile/ContinEHCS/PSSCI%20Comparison%202005.xls" table:table-name="2001_Variabl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1" table:style-name="ta4">
        <table:table-source xlink:href="file:///C:/Windows%20NT%204.0%20Workstation%20Profile/ContinEHCS/PSSCI%20Comparison%202005.xls" table:table-name="Costs_Comparison_(2)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2" table:style-name="ta4">
        <table:table-source xlink:href="file:///C:/Windows%20NT%204.0%20Workstation%20Profile/ContinEHCS/PSSCI%20Comparison%202005.xls" table:table-name="SE_Compariso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2" table:style-name="ta4">
        <table:table-source xlink:href="file:///C:/Windows%20NT%204.0%20Workstation%20Profile/ContinEHCS/PSSCI%20Comparison%202005.xls" table:table-name="SE_v_Mod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2" table:style-name="ta4">
        <table:table-source xlink:href="file:///C:/Windows%20NT%204.0%20Workstation%20Profile/ContinEHCS/PSSCI%20Comparison%202005.xls" table:table-name="Mod_Compariso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2" table:style-name="ta4">
        <table:table-source xlink:href="file:///C:/Windows%20NT%204.0%20Workstation%20Profile/ContinEHCS/PSSCI%20Comparison%202005.xls" table:table-name="V_Compariso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2" table:style-name="ta4">
        <table:table-source xlink:href="file:///C:/Windows%20NT%204.0%20Workstation%20Profile/ContinEHCS/PSSCI%20Comparison%202005.xls" table:table-name="VND_Compariso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2" table:style-name="ta4">
        <table:table-source xlink:href="file:///C:/Windows%20NT%204.0%20Workstation%20Profile/ContinEHCS/PSSCI%20Comparison%202005.xls" table:table-name="Social_Compariso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2" table:style-name="ta4">
        <table:table-source xlink:href="file:///C:/Windows%20NT%204.0%20Workstation%20Profile/ContinEHCS/PSSCI%20Comparison%202005.xls" table:table-name="CI_around_WLS_l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2" table:style-name="ta4">
        <table:table-source xlink:href="file:///C:/Windows%20NT%204.0%20Workstation%20Profile/ContinEHCS/PSSCI%20Comparison%202005.xls" table:table-name="CI_WLS_Eng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2" table:style-name="ta4">
        <table:table-source xlink:href="file:///C:/Windows%20NT%204.0%20Workstation%20Profile/ContinEHCS/PSSCI%20Comparison%202005.xls" table:table-name="CI_compariso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2" table:style-name="ta4">
        <table:table-source xlink:href="file:///C:/Windows%20NT%204.0%20Workstation%20Profile/ContinEHCS/PSSCI%20Comparison%202005.xls" table:table-name="CI_Soc_WLS_line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2" table:style-name="ta4">
        <table:table-source xlink:href="file:///C:/Windows%20NT%204.0%20Workstation%20Profile/ContinEHCS/PSSCI%20Comparison%202005.xls" table:table-name="1991_Variabl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2" table:style-name="ta4">
        <table:table-source xlink:href="file:///C:/Windows%20NT%204.0%20Workstation%20Profile/ContinEHCS/PSSCI%20Comparison%202005.xls" table:table-name="1996_Variabl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2" table:style-name="ta4">
        <table:table-source xlink:href="file:///C:/Windows%20NT%204.0%20Workstation%20Profile/ContinEHCS/PSSCI%20Comparison%202005.xls" table:table-name="2001_Variabl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2" table:style-name="ta4">
        <table:table-source xlink:href="file:///C:/Windows%20NT%204.0%20Workstation%20Profile/ContinEHCS/PSSCI%20Comparison%202005.xls" table:table-name="Costs_Comparison_(2)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4" table:style-name="ta4">
        <table:table-source xlink:href="file:///C:/Windows%20NT%204.0%20Workstation%20Profile/ContinEHCS/PSSCI%20Comparison%202005.xls" table:table-name="SE_Compariso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4" table:style-name="ta4">
        <table:table-source xlink:href="file:///C:/Windows%20NT%204.0%20Workstation%20Profile/ContinEHCS/PSSCI%20Comparison%202005.xls" table:table-name="SE_v_Mod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4" table:style-name="ta4">
        <table:table-source xlink:href="file:///C:/Windows%20NT%204.0%20Workstation%20Profile/ContinEHCS/PSSCI%20Comparison%202005.xls" table:table-name="Mod_Compariso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4" table:style-name="ta4">
        <table:table-source xlink:href="file:///C:/Windows%20NT%204.0%20Workstation%20Profile/ContinEHCS/PSSCI%20Comparison%202005.xls" table:table-name="V_Compariso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4" table:style-name="ta4">
        <table:table-source xlink:href="file:///C:/Windows%20NT%204.0%20Workstation%20Profile/ContinEHCS/PSSCI%20Comparison%202005.xls" table:table-name="VND_Compariso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4" table:style-name="ta4">
        <table:table-source xlink:href="file:///C:/Windows%20NT%204.0%20Workstation%20Profile/ContinEHCS/PSSCI%20Comparison%202005.xls" table:table-name="Social_Compariso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4" table:style-name="ta4">
        <table:table-source xlink:href="file:///C:/Windows%20NT%204.0%20Workstation%20Profile/ContinEHCS/PSSCI%20Comparison%202005.xls" table:table-name="CI_around_WLS_lin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4" table:style-name="ta4">
        <table:table-source xlink:href="file:///C:/Windows%20NT%204.0%20Workstation%20Profile/ContinEHCS/PSSCI%20Comparison%202005.xls" table:table-name="CI_WLS_Eng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4" table:style-name="ta4">
        <table:table-source xlink:href="file:///C:/Windows%20NT%204.0%20Workstation%20Profile/ContinEHCS/PSSCI%20Comparison%202005.xls" table:table-name="CI_compariso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4" table:style-name="ta4">
        <table:table-source xlink:href="file:///C:/Windows%20NT%204.0%20Workstation%20Profile/ContinEHCS/PSSCI%20Comparison%202005.xls" table:table-name="CI_Soc_WLS_line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4" table:style-name="ta4">
        <table:table-source xlink:href="file:///C:/Windows%20NT%204.0%20Workstation%20Profile/ContinEHCS/PSSCI%20Comparison%202005.xls" table:table-name="1991_Variabl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4" table:style-name="ta4">
        <table:table-source xlink:href="file:///C:/Windows%20NT%204.0%20Workstation%20Profile/ContinEHCS/PSSCI%20Comparison%202005.xls" table:table-name="1996_Variabl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4" table:style-name="ta4">
        <table:table-source xlink:href="file:///C:/Windows%20NT%204.0%20Workstation%20Profile/ContinEHCS/PSSCI%20Comparison%202005.xls" table:table-name="2001_Variabl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4" table:style-name="ta4">
        <table:table-source xlink:href="file:///C:/Windows%20NT%204.0%20Workstation%20Profile/ContinEHCS/PSSCI%20Comparison%202005.xls" table:table-name="Costs_Comparison_(2)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5" table:style-name="ta4">
        <table:table-source xlink:href="file:///C:/Windows%20NT%204.0%20Workstation%20Profile/ContinEHCS/PSSCI%20Comparison%202005.xls" table:table-name="SE_Compariso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5" table:style-name="ta4">
        <table:table-source xlink:href="file:///C:/Windows%20NT%204.0%20Workstation%20Profile/ContinEHCS/PSSCI%20Comparison%202005.xls" table:table-name="SE_v_Mod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5" table:style-name="ta4">
        <table:table-source xlink:href="file:///C:/Windows%20NT%204.0%20Workstation%20Profile/ContinEHCS/PSSCI%20Comparison%202005.xls" table:table-name="Mod_Compariso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5" table:style-name="ta4">
        <table:table-source xlink:href="file:///C:/Windows%20NT%204.0%20Workstation%20Profile/ContinEHCS/PSSCI%20Comparison%202005.xls" table:table-name="V_Compariso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5" table:style-name="ta4">
        <table:table-source xlink:href="file:///C:/Windows%20NT%204.0%20Workstation%20Profile/ContinEHCS/PSSCI%20Comparison%202005.xls" table:table-name="VND_Compariso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5" table:style-name="ta4">
        <table:table-source xlink:href="file:///C:/Windows%20NT%204.0%20Workstation%20Profile/ContinEHCS/PSSCI%20Comparison%202005.xls" table:table-name="Social_Compariso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5" table:style-name="ta4">
        <table:table-source xlink:href="file:///C:/Windows%20NT%204.0%20Workstation%20Profile/ContinEHCS/PSSCI%20Comparison%202005.xls" table:table-name="CI_around_WLS_line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5" table:style-name="ta4">
        <table:table-source xlink:href="file:///C:/Windows%20NT%204.0%20Workstation%20Profile/ContinEHCS/PSSCI%20Comparison%202005.xls" table:table-name="CI_WLS_Eng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5" table:style-name="ta4">
        <table:table-source xlink:href="file:///C:/Windows%20NT%204.0%20Workstation%20Profile/ContinEHCS/PSSCI%20Comparison%202005.xls" table:table-name="CI_compariso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5" table:style-name="ta4">
        <table:table-source xlink:href="file:///C:/Windows%20NT%204.0%20Workstation%20Profile/ContinEHCS/PSSCI%20Comparison%202005.xls" table:table-name="CI_Soc_WLS_line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5" table:style-name="ta4">
        <table:table-source xlink:href="file:///C:/Windows%20NT%204.0%20Workstation%20Profile/ContinEHCS/PSSCI%20Comparison%202005.xls" table:table-name="1991_Variabl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5" table:style-name="ta4">
        <table:table-source xlink:href="file:///C:/Windows%20NT%204.0%20Workstation%20Profile/ContinEHCS/PSSCI%20Comparison%202005.xls" table:table-name="1996_Variabl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5" table:style-name="ta4">
        <table:table-source xlink:href="file:///C:/Windows%20NT%204.0%20Workstation%20Profile/ContinEHCS/PSSCI%20Comparison%202005.xls" table:table-name="2001_Variabl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5" table:style-name="ta4">
        <table:table-source xlink:href="file:///C:/Windows%20NT%204.0%20Workstation%20Profile/ContinEHCS/PSSCI%20Comparison%202005.xls" table:table-name="Costs_Comparison_(2)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7" table:style-name="ta4">
        <table:table-source xlink:href="file:///C:/Windows%20NT%204.0%20Workstation%20Profile/ContinEHCS/PSSCI%20Comparison%202005.xls" table:table-name="SE_Compariso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7" table:style-name="ta4">
        <table:table-source xlink:href="file:///C:/Windows%20NT%204.0%20Workstation%20Profile/ContinEHCS/PSSCI%20Comparison%202005.xls" table:table-name="SE_v_Mod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7" table:style-name="ta4">
        <table:table-source xlink:href="file:///C:/Windows%20NT%204.0%20Workstation%20Profile/ContinEHCS/PSSCI%20Comparison%202005.xls" table:table-name="Mod_Compariso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7" table:style-name="ta4">
        <table:table-source xlink:href="file:///C:/Windows%20NT%204.0%20Workstation%20Profile/ContinEHCS/PSSCI%20Comparison%202005.xls" table:table-name="V_Compariso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7" table:style-name="ta4">
        <table:table-source xlink:href="file:///C:/Windows%20NT%204.0%20Workstation%20Profile/ContinEHCS/PSSCI%20Comparison%202005.xls" table:table-name="VND_Compariso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7" table:style-name="ta4">
        <table:table-source xlink:href="file:///C:/Windows%20NT%204.0%20Workstation%20Profile/ContinEHCS/PSSCI%20Comparison%202005.xls" table:table-name="Social_Compariso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7" table:style-name="ta4">
        <table:table-source xlink:href="file:///C:/Windows%20NT%204.0%20Workstation%20Profile/ContinEHCS/PSSCI%20Comparison%202005.xls" table:table-name="CI_around_WLS_line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7" table:style-name="ta4">
        <table:table-source xlink:href="file:///C:/Windows%20NT%204.0%20Workstation%20Profile/ContinEHCS/PSSCI%20Comparison%202005.xls" table:table-name="CI_WLS_Eng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7" table:style-name="ta4">
        <table:table-source xlink:href="file:///C:/Windows%20NT%204.0%20Workstation%20Profile/ContinEHCS/PSSCI%20Comparison%202005.xls" table:table-name="CI_compariso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7" table:style-name="ta4">
        <table:table-source xlink:href="file:///C:/Windows%20NT%204.0%20Workstation%20Profile/ContinEHCS/PSSCI%20Comparison%202005.xls" table:table-name="CI_Soc_WLS_line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7" table:style-name="ta4">
        <table:table-source xlink:href="file:///C:/Windows%20NT%204.0%20Workstation%20Profile/ContinEHCS/PSSCI%20Comparison%202005.xls" table:table-name="1991_Variabl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7" table:style-name="ta4">
        <table:table-source xlink:href="file:///C:/Windows%20NT%204.0%20Workstation%20Profile/ContinEHCS/PSSCI%20Comparison%202005.xls" table:table-name="1996_Variabl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7" table:style-name="ta4">
        <table:table-source xlink:href="file:///C:/Windows%20NT%204.0%20Workstation%20Profile/ContinEHCS/PSSCI%20Comparison%202005.xls" table:table-name="2001_Variabl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7" table:style-name="ta4">
        <table:table-source xlink:href="file:///C:/Windows%20NT%204.0%20Workstation%20Profile/ContinEHCS/PSSCI%20Comparison%202005.xls" table:table-name="Costs_Comparison_(2)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6" table:style-name="ta4">
        <table:table-source xlink:href="file:///C:/Windows%20NT%204.0%20Workstation%20Profile/ContinEHCS/PSSCI%20Comparison%202005.xls" table:table-name="SE_Compariso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6" table:style-name="ta4">
        <table:table-source xlink:href="file:///C:/Windows%20NT%204.0%20Workstation%20Profile/ContinEHCS/PSSCI%20Comparison%202005.xls" table:table-name="SE_v_Mod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6" table:style-name="ta4">
        <table:table-source xlink:href="file:///C:/Windows%20NT%204.0%20Workstation%20Profile/ContinEHCS/PSSCI%20Comparison%202005.xls" table:table-name="Mod_Compariso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6" table:style-name="ta4">
        <table:table-source xlink:href="file:///C:/Windows%20NT%204.0%20Workstation%20Profile/ContinEHCS/PSSCI%20Comparison%202005.xls" table:table-name="V_Compariso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6" table:style-name="ta4">
        <table:table-source xlink:href="file:///C:/Windows%20NT%204.0%20Workstation%20Profile/ContinEHCS/PSSCI%20Comparison%202005.xls" table:table-name="VND_Compariso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6" table:style-name="ta4">
        <table:table-source xlink:href="file:///C:/Windows%20NT%204.0%20Workstation%20Profile/ContinEHCS/PSSCI%20Comparison%202005.xls" table:table-name="Social_Compariso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6" table:style-name="ta4">
        <table:table-source xlink:href="file:///C:/Windows%20NT%204.0%20Workstation%20Profile/ContinEHCS/PSSCI%20Comparison%202005.xls" table:table-name="CI_around_WLS_line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6" table:style-name="ta4">
        <table:table-source xlink:href="file:///C:/Windows%20NT%204.0%20Workstation%20Profile/ContinEHCS/PSSCI%20Comparison%202005.xls" table:table-name="CI_WLS_Eng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6" table:style-name="ta4">
        <table:table-source xlink:href="file:///C:/Windows%20NT%204.0%20Workstation%20Profile/ContinEHCS/PSSCI%20Comparison%202005.xls" table:table-name="CI_compariso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6" table:style-name="ta4">
        <table:table-source xlink:href="file:///C:/Windows%20NT%204.0%20Workstation%20Profile/ContinEHCS/PSSCI%20Comparison%202005.xls" table:table-name="CI_Soc_WLS_line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6" table:style-name="ta4">
        <table:table-source xlink:href="file:///C:/Windows%20NT%204.0%20Workstation%20Profile/ContinEHCS/PSSCI%20Comparison%202005.xls" table:table-name="1991_Variabl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6" table:style-name="ta4">
        <table:table-source xlink:href="file:///C:/Windows%20NT%204.0%20Workstation%20Profile/ContinEHCS/PSSCI%20Comparison%202005.xls" table:table-name="1996_Variabl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6" table:style-name="ta4">
        <table:table-source xlink:href="file:///C:/Windows%20NT%204.0%20Workstation%20Profile/ContinEHCS/PSSCI%20Comparison%202005.xls" table:table-name="2001_Variabl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6" table:style-name="ta4">
        <table:table-source xlink:href="file:///C:/Windows%20NT%204.0%20Workstation%20Profile/ContinEHCS/PSSCI%20Comparison%202005.xls" table:table-name="Costs_Comparison_(2)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8" table:style-name="ta4">
        <table:table-source xlink:href="file:///C:/Windows%20NT%204.0%20Workstation%20Profile/ContinEHCS/PSSCI%20Comparison%202005.xls" table:table-name="SE_Compariso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8" table:style-name="ta4">
        <table:table-source xlink:href="file:///C:/Windows%20NT%204.0%20Workstation%20Profile/ContinEHCS/PSSCI%20Comparison%202005.xls" table:table-name="SE_v_Mod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8" table:style-name="ta4">
        <table:table-source xlink:href="file:///C:/Windows%20NT%204.0%20Workstation%20Profile/ContinEHCS/PSSCI%20Comparison%202005.xls" table:table-name="Mod_Compariso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8" table:style-name="ta4">
        <table:table-source xlink:href="file:///C:/Windows%20NT%204.0%20Workstation%20Profile/ContinEHCS/PSSCI%20Comparison%202005.xls" table:table-name="V_Compariso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8" table:style-name="ta4">
        <table:table-source xlink:href="file:///C:/Windows%20NT%204.0%20Workstation%20Profile/ContinEHCS/PSSCI%20Comparison%202005.xls" table:table-name="VND_Compariso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8" table:style-name="ta4">
        <table:table-source xlink:href="file:///C:/Windows%20NT%204.0%20Workstation%20Profile/ContinEHCS/PSSCI%20Comparison%202005.xls" table:table-name="Social_Compariso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8" table:style-name="ta4">
        <table:table-source xlink:href="file:///C:/Windows%20NT%204.0%20Workstation%20Profile/ContinEHCS/PSSCI%20Comparison%202005.xls" table:table-name="CI_around_WLS_line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8" table:style-name="ta4">
        <table:table-source xlink:href="file:///C:/Windows%20NT%204.0%20Workstation%20Profile/ContinEHCS/PSSCI%20Comparison%202005.xls" table:table-name="CI_WLS_Eng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8" table:style-name="ta4">
        <table:table-source xlink:href="file:///C:/Windows%20NT%204.0%20Workstation%20Profile/ContinEHCS/PSSCI%20Comparison%202005.xls" table:table-name="CI_compariso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8" table:style-name="ta4">
        <table:table-source xlink:href="file:///C:/Windows%20NT%204.0%20Workstation%20Profile/ContinEHCS/PSSCI%20Comparison%202005.xls" table:table-name="CI_Soc_WLS_line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8" table:style-name="ta4">
        <table:table-source xlink:href="file:///C:/Windows%20NT%204.0%20Workstation%20Profile/ContinEHCS/PSSCI%20Comparison%202005.xls" table:table-name="1991_Variabl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8" table:style-name="ta4">
        <table:table-source xlink:href="file:///C:/Windows%20NT%204.0%20Workstation%20Profile/ContinEHCS/PSSCI%20Comparison%202005.xls" table:table-name="1996_Variabl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8" table:style-name="ta4">
        <table:table-source xlink:href="file:///C:/Windows%20NT%204.0%20Workstation%20Profile/ContinEHCS/PSSCI%20Comparison%202005.xls" table:table-name="2001_Variabl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8" table:style-name="ta4">
        <table:table-source xlink:href="file:///C:/Windows%20NT%204.0%20Workstation%20Profile/ContinEHCS/PSSCI%20Comparison%202005.xls" table:table-name="Costs_Comparison_(2)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19" table:style-name="ta4">
        <table:table-source xlink:href="file:///C:/Windows%20NT%204.0%20Workstation%20Profile/ContinEHCS/PSSCI%20Comparison%202005.xls" table:table-name="SE_Compariso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19" table:style-name="ta4">
        <table:table-source xlink:href="file:///C:/Windows%20NT%204.0%20Workstation%20Profile/ContinEHCS/PSSCI%20Comparison%202005.xls" table:table-name="SE_v_Mod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19" table:style-name="ta4">
        <table:table-source xlink:href="file:///C:/Windows%20NT%204.0%20Workstation%20Profile/ContinEHCS/PSSCI%20Comparison%202005.xls" table:table-name="Mod_Compariso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19" table:style-name="ta4">
        <table:table-source xlink:href="file:///C:/Windows%20NT%204.0%20Workstation%20Profile/ContinEHCS/PSSCI%20Comparison%202005.xls" table:table-name="V_Compariso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19" table:style-name="ta4">
        <table:table-source xlink:href="file:///C:/Windows%20NT%204.0%20Workstation%20Profile/ContinEHCS/PSSCI%20Comparison%202005.xls" table:table-name="VND_Compariso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19" table:style-name="ta4">
        <table:table-source xlink:href="file:///C:/Windows%20NT%204.0%20Workstation%20Profile/ContinEHCS/PSSCI%20Comparison%202005.xls" table:table-name="Social_Compariso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19" table:style-name="ta4">
        <table:table-source xlink:href="file:///C:/Windows%20NT%204.0%20Workstation%20Profile/ContinEHCS/PSSCI%20Comparison%202005.xls" table:table-name="CI_around_WLS_line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19" table:style-name="ta4">
        <table:table-source xlink:href="file:///C:/Windows%20NT%204.0%20Workstation%20Profile/ContinEHCS/PSSCI%20Comparison%202005.xls" table:table-name="CI_WLS_Eng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19" table:style-name="ta4">
        <table:table-source xlink:href="file:///C:/Windows%20NT%204.0%20Workstation%20Profile/ContinEHCS/PSSCI%20Comparison%202005.xls" table:table-name="CI_compariso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19" table:style-name="ta4">
        <table:table-source xlink:href="file:///C:/Windows%20NT%204.0%20Workstation%20Profile/ContinEHCS/PSSCI%20Comparison%202005.xls" table:table-name="CI_Soc_WLS_line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19" table:style-name="ta4">
        <table:table-source xlink:href="file:///C:/Windows%20NT%204.0%20Workstation%20Profile/ContinEHCS/PSSCI%20Comparison%202005.xls" table:table-name="1991_Variabl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19" table:style-name="ta4">
        <table:table-source xlink:href="file:///C:/Windows%20NT%204.0%20Workstation%20Profile/ContinEHCS/PSSCI%20Comparison%202005.xls" table:table-name="1996_Variabl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19" table:style-name="ta4">
        <table:table-source xlink:href="file:///C:/Windows%20NT%204.0%20Workstation%20Profile/ContinEHCS/PSSCI%20Comparison%202005.xls" table:table-name="2001_Variabl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19" table:style-name="ta4">
        <table:table-source xlink:href="file:///C:/Windows%20NT%204.0%20Workstation%20Profile/ContinEHCS/PSSCI%20Comparison%202005.xls" table:table-name="Costs_Comparison_(2)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2" table:style-name="ta4">
        <table:table-source xlink:href="file:///C:/Windows%20NT%204.0%20Workstation%20Profile/ContinEHCS/PSSCI%20Comparison%202005.xls" table:table-name="SE_Compariso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2" table:style-name="ta4">
        <table:table-source xlink:href="file:///C:/Windows%20NT%204.0%20Workstation%20Profile/ContinEHCS/PSSCI%20Comparison%202005.xls" table:table-name="SE_v_Mod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2" table:style-name="ta4">
        <table:table-source xlink:href="file:///C:/Windows%20NT%204.0%20Workstation%20Profile/ContinEHCS/PSSCI%20Comparison%202005.xls" table:table-name="Mod_Compariso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2" table:style-name="ta4">
        <table:table-source xlink:href="file:///C:/Windows%20NT%204.0%20Workstation%20Profile/ContinEHCS/PSSCI%20Comparison%202005.xls" table:table-name="V_Compariso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2" table:style-name="ta4">
        <table:table-source xlink:href="file:///C:/Windows%20NT%204.0%20Workstation%20Profile/ContinEHCS/PSSCI%20Comparison%202005.xls" table:table-name="VND_Compariso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2" table:style-name="ta4">
        <table:table-source xlink:href="file:///C:/Windows%20NT%204.0%20Workstation%20Profile/ContinEHCS/PSSCI%20Comparison%202005.xls" table:table-name="Social_Compariso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2" table:style-name="ta4">
        <table:table-source xlink:href="file:///C:/Windows%20NT%204.0%20Workstation%20Profile/ContinEHCS/PSSCI%20Comparison%202005.xls" table:table-name="CI_around_WLS_line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2" table:style-name="ta4">
        <table:table-source xlink:href="file:///C:/Windows%20NT%204.0%20Workstation%20Profile/ContinEHCS/PSSCI%20Comparison%202005.xls" table:table-name="CI_WLS_Eng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2" table:style-name="ta4">
        <table:table-source xlink:href="file:///C:/Windows%20NT%204.0%20Workstation%20Profile/ContinEHCS/PSSCI%20Comparison%202005.xls" table:table-name="CI_compariso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2" table:style-name="ta4">
        <table:table-source xlink:href="file:///C:/Windows%20NT%204.0%20Workstation%20Profile/ContinEHCS/PSSCI%20Comparison%202005.xls" table:table-name="CI_Soc_WLS_line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2" table:style-name="ta4">
        <table:table-source xlink:href="file:///C:/Windows%20NT%204.0%20Workstation%20Profile/ContinEHCS/PSSCI%20Comparison%202005.xls" table:table-name="1991_Variabl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2" table:style-name="ta4">
        <table:table-source xlink:href="file:///C:/Windows%20NT%204.0%20Workstation%20Profile/ContinEHCS/PSSCI%20Comparison%202005.xls" table:table-name="1996_Variabl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2" table:style-name="ta4">
        <table:table-source xlink:href="file:///C:/Windows%20NT%204.0%20Workstation%20Profile/ContinEHCS/PSSCI%20Comparison%202005.xls" table:table-name="2001_Variabl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2" table:style-name="ta4">
        <table:table-source xlink:href="file:///C:/Windows%20NT%204.0%20Workstation%20Profile/ContinEHCS/PSSCI%20Comparison%202005.xls" table:table-name="Costs_Comparison_(2)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0" table:style-name="ta4">
        <table:table-source xlink:href="file:///C:/Windows%20NT%204.0%20Workstation%20Profile/ContinEHCS/PSSCI%20Comparison%202005.xls" table:table-name="SE_Compariso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0" table:style-name="ta4">
        <table:table-source xlink:href="file:///C:/Windows%20NT%204.0%20Workstation%20Profile/ContinEHCS/PSSCI%20Comparison%202005.xls" table:table-name="SE_v_Mod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0" table:style-name="ta4">
        <table:table-source xlink:href="file:///C:/Windows%20NT%204.0%20Workstation%20Profile/ContinEHCS/PSSCI%20Comparison%202005.xls" table:table-name="Mod_Compariso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0" table:style-name="ta4">
        <table:table-source xlink:href="file:///C:/Windows%20NT%204.0%20Workstation%20Profile/ContinEHCS/PSSCI%20Comparison%202005.xls" table:table-name="V_Compariso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0" table:style-name="ta4">
        <table:table-source xlink:href="file:///C:/Windows%20NT%204.0%20Workstation%20Profile/ContinEHCS/PSSCI%20Comparison%202005.xls" table:table-name="VND_Compariso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0" table:style-name="ta4">
        <table:table-source xlink:href="file:///C:/Windows%20NT%204.0%20Workstation%20Profile/ContinEHCS/PSSCI%20Comparison%202005.xls" table:table-name="Social_Compariso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0" table:style-name="ta4">
        <table:table-source xlink:href="file:///C:/Windows%20NT%204.0%20Workstation%20Profile/ContinEHCS/PSSCI%20Comparison%202005.xls" table:table-name="CI_around_WLS_line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0" table:style-name="ta4">
        <table:table-source xlink:href="file:///C:/Windows%20NT%204.0%20Workstation%20Profile/ContinEHCS/PSSCI%20Comparison%202005.xls" table:table-name="CI_WLS_Eng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0" table:style-name="ta4">
        <table:table-source xlink:href="file:///C:/Windows%20NT%204.0%20Workstation%20Profile/ContinEHCS/PSSCI%20Comparison%202005.xls" table:table-name="CI_compariso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0" table:style-name="ta4">
        <table:table-source xlink:href="file:///C:/Windows%20NT%204.0%20Workstation%20Profile/ContinEHCS/PSSCI%20Comparison%202005.xls" table:table-name="CI_Soc_WLS_line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0" table:style-name="ta4">
        <table:table-source xlink:href="file:///C:/Windows%20NT%204.0%20Workstation%20Profile/ContinEHCS/PSSCI%20Comparison%202005.xls" table:table-name="1991_Variabl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0" table:style-name="ta4">
        <table:table-source xlink:href="file:///C:/Windows%20NT%204.0%20Workstation%20Profile/ContinEHCS/PSSCI%20Comparison%202005.xls" table:table-name="1996_Variabl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0" table:style-name="ta4">
        <table:table-source xlink:href="file:///C:/Windows%20NT%204.0%20Workstation%20Profile/ContinEHCS/PSSCI%20Comparison%202005.xls" table:table-name="2001_Variabl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0" table:style-name="ta4">
        <table:table-source xlink:href="file:///C:/Windows%20NT%204.0%20Workstation%20Profile/ContinEHCS/PSSCI%20Comparison%202005.xls" table:table-name="Costs_Comparison_(2)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1" table:style-name="ta4">
        <table:table-source xlink:href="file:///C:/Windows%20NT%204.0%20Workstation%20Profile/ContinEHCS/PSSCI%20Comparison%202005.xls" table:table-name="SE_Compariso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1" table:style-name="ta4">
        <table:table-source xlink:href="file:///C:/Windows%20NT%204.0%20Workstation%20Profile/ContinEHCS/PSSCI%20Comparison%202005.xls" table:table-name="SE_v_Mod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1" table:style-name="ta4">
        <table:table-source xlink:href="file:///C:/Windows%20NT%204.0%20Workstation%20Profile/ContinEHCS/PSSCI%20Comparison%202005.xls" table:table-name="Mod_Compariso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1" table:style-name="ta4">
        <table:table-source xlink:href="file:///C:/Windows%20NT%204.0%20Workstation%20Profile/ContinEHCS/PSSCI%20Comparison%202005.xls" table:table-name="V_Compariso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1" table:style-name="ta4">
        <table:table-source xlink:href="file:///C:/Windows%20NT%204.0%20Workstation%20Profile/ContinEHCS/PSSCI%20Comparison%202005.xls" table:table-name="VND_Compariso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1" table:style-name="ta4">
        <table:table-source xlink:href="file:///C:/Windows%20NT%204.0%20Workstation%20Profile/ContinEHCS/PSSCI%20Comparison%202005.xls" table:table-name="Social_Compariso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1" table:style-name="ta4">
        <table:table-source xlink:href="file:///C:/Windows%20NT%204.0%20Workstation%20Profile/ContinEHCS/PSSCI%20Comparison%202005.xls" table:table-name="CI_around_WLS_line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1" table:style-name="ta4">
        <table:table-source xlink:href="file:///C:/Windows%20NT%204.0%20Workstation%20Profile/ContinEHCS/PSSCI%20Comparison%202005.xls" table:table-name="CI_WLS_Eng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1" table:style-name="ta4">
        <table:table-source xlink:href="file:///C:/Windows%20NT%204.0%20Workstation%20Profile/ContinEHCS/PSSCI%20Comparison%202005.xls" table:table-name="CI_compariso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1" table:style-name="ta4">
        <table:table-source xlink:href="file:///C:/Windows%20NT%204.0%20Workstation%20Profile/ContinEHCS/PSSCI%20Comparison%202005.xls" table:table-name="CI_Soc_WLS_line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1" table:style-name="ta4">
        <table:table-source xlink:href="file:///C:/Windows%20NT%204.0%20Workstation%20Profile/ContinEHCS/PSSCI%20Comparison%202005.xls" table:table-name="1991_Variabl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1" table:style-name="ta4">
        <table:table-source xlink:href="file:///C:/Windows%20NT%204.0%20Workstation%20Profile/ContinEHCS/PSSCI%20Comparison%202005.xls" table:table-name="1996_Variabl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1" table:style-name="ta4">
        <table:table-source xlink:href="file:///C:/Windows%20NT%204.0%20Workstation%20Profile/ContinEHCS/PSSCI%20Comparison%202005.xls" table:table-name="2001_Variabl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1" table:style-name="ta4">
        <table:table-source xlink:href="file:///C:/Windows%20NT%204.0%20Workstation%20Profile/ContinEHCS/PSSCI%20Comparison%202005.xls" table:table-name="Costs_Comparison_(2)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5" table:style-name="ta4">
        <table:table-source xlink:href="file:///C:/Windows%20NT%204.0%20Workstation%20Profile/ContinEHCS/PSSCI%20Comparison%202005.xls" table:table-name="SE_Compariso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5" table:style-name="ta4">
        <table:table-source xlink:href="file:///C:/Windows%20NT%204.0%20Workstation%20Profile/ContinEHCS/PSSCI%20Comparison%202005.xls" table:table-name="SE_v_Mod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5" table:style-name="ta4">
        <table:table-source xlink:href="file:///C:/Windows%20NT%204.0%20Workstation%20Profile/ContinEHCS/PSSCI%20Comparison%202005.xls" table:table-name="Mod_Compariso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5" table:style-name="ta4">
        <table:table-source xlink:href="file:///C:/Windows%20NT%204.0%20Workstation%20Profile/ContinEHCS/PSSCI%20Comparison%202005.xls" table:table-name="V_Compariso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5" table:style-name="ta4">
        <table:table-source xlink:href="file:///C:/Windows%20NT%204.0%20Workstation%20Profile/ContinEHCS/PSSCI%20Comparison%202005.xls" table:table-name="VND_Compariso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5" table:style-name="ta4">
        <table:table-source xlink:href="file:///C:/Windows%20NT%204.0%20Workstation%20Profile/ContinEHCS/PSSCI%20Comparison%202005.xls" table:table-name="Social_Compariso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5" table:style-name="ta4">
        <table:table-source xlink:href="file:///C:/Windows%20NT%204.0%20Workstation%20Profile/ContinEHCS/PSSCI%20Comparison%202005.xls" table:table-name="CI_around_WLS_line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5" table:style-name="ta4">
        <table:table-source xlink:href="file:///C:/Windows%20NT%204.0%20Workstation%20Profile/ContinEHCS/PSSCI%20Comparison%202005.xls" table:table-name="CI_WLS_Eng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5" table:style-name="ta4">
        <table:table-source xlink:href="file:///C:/Windows%20NT%204.0%20Workstation%20Profile/ContinEHCS/PSSCI%20Comparison%202005.xls" table:table-name="CI_compariso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5" table:style-name="ta4">
        <table:table-source xlink:href="file:///C:/Windows%20NT%204.0%20Workstation%20Profile/ContinEHCS/PSSCI%20Comparison%202005.xls" table:table-name="CI_Soc_WLS_line_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5" table:style-name="ta4">
        <table:table-source xlink:href="file:///C:/Windows%20NT%204.0%20Workstation%20Profile/ContinEHCS/PSSCI%20Comparison%202005.xls" table:table-name="1991_Variabl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5" table:style-name="ta4">
        <table:table-source xlink:href="file:///C:/Windows%20NT%204.0%20Workstation%20Profile/ContinEHCS/PSSCI%20Comparison%202005.xls" table:table-name="1996_Variabl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5" table:style-name="ta4">
        <table:table-source xlink:href="file:///C:/Windows%20NT%204.0%20Workstation%20Profile/ContinEHCS/PSSCI%20Comparison%202005.xls" table:table-name="2001_Variabl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5" table:style-name="ta4">
        <table:table-source xlink:href="file:///C:/Windows%20NT%204.0%20Workstation%20Profile/ContinEHCS/PSSCI%20Comparison%202005.xls" table:table-name="Costs_Comparison_(2)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3" table:style-name="ta4">
        <table:table-source xlink:href="file:///C:/Windows%20NT%204.0%20Workstation%20Profile/ContinEHCS/PSSCI%20Comparison%202005.xls" table:table-name="SE_Compariso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3" table:style-name="ta4">
        <table:table-source xlink:href="file:///C:/Windows%20NT%204.0%20Workstation%20Profile/ContinEHCS/PSSCI%20Comparison%202005.xls" table:table-name="SE_v_Mod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3" table:style-name="ta4">
        <table:table-source xlink:href="file:///C:/Windows%20NT%204.0%20Workstation%20Profile/ContinEHCS/PSSCI%20Comparison%202005.xls" table:table-name="Mod_Compariso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3" table:style-name="ta4">
        <table:table-source xlink:href="file:///C:/Windows%20NT%204.0%20Workstation%20Profile/ContinEHCS/PSSCI%20Comparison%202005.xls" table:table-name="V_Compariso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3" table:style-name="ta4">
        <table:table-source xlink:href="file:///C:/Windows%20NT%204.0%20Workstation%20Profile/ContinEHCS/PSSCI%20Comparison%202005.xls" table:table-name="VND_Compariso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3" table:style-name="ta4">
        <table:table-source xlink:href="file:///C:/Windows%20NT%204.0%20Workstation%20Profile/ContinEHCS/PSSCI%20Comparison%202005.xls" table:table-name="Social_Compariso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3" table:style-name="ta4">
        <table:table-source xlink:href="file:///C:/Windows%20NT%204.0%20Workstation%20Profile/ContinEHCS/PSSCI%20Comparison%202005.xls" table:table-name="CI_around_WLS_line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3" table:style-name="ta4">
        <table:table-source xlink:href="file:///C:/Windows%20NT%204.0%20Workstation%20Profile/ContinEHCS/PSSCI%20Comparison%202005.xls" table:table-name="CI_WLS_Eng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3" table:style-name="ta4">
        <table:table-source xlink:href="file:///C:/Windows%20NT%204.0%20Workstation%20Profile/ContinEHCS/PSSCI%20Comparison%202005.xls" table:table-name="CI_compariso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3" table:style-name="ta4">
        <table:table-source xlink:href="file:///C:/Windows%20NT%204.0%20Workstation%20Profile/ContinEHCS/PSSCI%20Comparison%202005.xls" table:table-name="CI_Soc_WLS_line_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3" table:style-name="ta4">
        <table:table-source xlink:href="file:///C:/Windows%20NT%204.0%20Workstation%20Profile/ContinEHCS/PSSCI%20Comparison%202005.xls" table:table-name="1991_Variabl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3" table:style-name="ta4">
        <table:table-source xlink:href="file:///C:/Windows%20NT%204.0%20Workstation%20Profile/ContinEHCS/PSSCI%20Comparison%202005.xls" table:table-name="1996_Variabl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3" table:style-name="ta4">
        <table:table-source xlink:href="file:///C:/Windows%20NT%204.0%20Workstation%20Profile/ContinEHCS/PSSCI%20Comparison%202005.xls" table:table-name="2001_Variabl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3" table:style-name="ta4">
        <table:table-source xlink:href="file:///C:/Windows%20NT%204.0%20Workstation%20Profile/ContinEHCS/PSSCI%20Comparison%202005.xls" table:table-name="Costs_Comparison_(2)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Comparison24" table:style-name="ta4">
        <table:table-source xlink:href="file:///C:/Windows%20NT%204.0%20Workstation%20Profile/ContinEHCS/PSSCI%20Comparison%202005.xls" table:table-name="SE_Compariso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E_v_Mod24" table:style-name="ta4">
        <table:table-source xlink:href="file:///C:/Windows%20NT%204.0%20Workstation%20Profile/ContinEHCS/PSSCI%20Comparison%202005.xls" table:table-name="SE_v_Mod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Mod_Comparison24" table:style-name="ta4">
        <table:table-source xlink:href="file:///C:/Windows%20NT%204.0%20Workstation%20Profile/ContinEHCS/PSSCI%20Comparison%202005.xls" table:table-name="Mod_Compariso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_Comparison24" table:style-name="ta4">
        <table:table-source xlink:href="file:///C:/Windows%20NT%204.0%20Workstation%20Profile/ContinEHCS/PSSCI%20Comparison%202005.xls" table:table-name="V_Compariso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VND_Comparison24" table:style-name="ta4">
        <table:table-source xlink:href="file:///C:/Windows%20NT%204.0%20Workstation%20Profile/ContinEHCS/PSSCI%20Comparison%202005.xls" table:table-name="VND_Compariso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Social_Comparison24" table:style-name="ta4">
        <table:table-source xlink:href="file:///C:/Windows%20NT%204.0%20Workstation%20Profile/ContinEHCS/PSSCI%20Comparison%202005.xls" table:table-name="Social_Compariso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around_WLS_line24" table:style-name="ta4">
        <table:table-source xlink:href="file:///C:/Windows%20NT%204.0%20Workstation%20Profile/ContinEHCS/PSSCI%20Comparison%202005.xls" table:table-name="CI_around_WLS_line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WLS_Eng24" table:style-name="ta4">
        <table:table-source xlink:href="file:///C:/Windows%20NT%204.0%20Workstation%20Profile/ContinEHCS/PSSCI%20Comparison%202005.xls" table:table-name="CI_WLS_Eng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comparison24" table:style-name="ta4">
        <table:table-source xlink:href="file:///C:/Windows%20NT%204.0%20Workstation%20Profile/ContinEHCS/PSSCI%20Comparison%202005.xls" table:table-name="CI_compariso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I_Soc_WLS_line_24" table:style-name="ta4">
        <table:table-source xlink:href="file:///C:/Windows%20NT%204.0%20Workstation%20Profile/ContinEHCS/PSSCI%20Comparison%202005.xls" table:table-name="CI_Soc_WLS_line_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1_Variables24" table:style-name="ta4">
        <table:table-source xlink:href="file:///C:/Windows%20NT%204.0%20Workstation%20Profile/ContinEHCS/PSSCI%20Comparison%202005.xls" table:table-name="1991_Variabl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1996_Variables24" table:style-name="ta4">
        <table:table-source xlink:href="file:///C:/Windows%20NT%204.0%20Workstation%20Profile/ContinEHCS/PSSCI%20Comparison%202005.xls" table:table-name="1996_Variabl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2001_Variables24" table:style-name="ta4">
        <table:table-source xlink:href="file:///C:/Windows%20NT%204.0%20Workstation%20Profile/ContinEHCS/PSSCI%20Comparison%202005.xls" table:table-name="2001_Variabl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Windows%20NT%204.0%20Workstation%20Profile/ContinEHCS/PSSCI%20Comparison%202005.xls'#Costs_Comparison_(2)24" table:style-name="ta4">
        <table:table-source xlink:href="file:///C:/Windows%20NT%204.0%20Workstation%20Profile/ContinEHCS/PSSCI%20Comparison%202005.xls" table:table-name="Costs_Comparison_(2)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TEADSP002.DESKTOP21.DCLG.GOV.UK/DCLGDFS/EHS/REPORTING/Headline/2015-16/Households/Analysis/Working%20Tables/AT%201.15-%20Average%20number%20of%20years%20in%20current%20home,%20by%20tenure,%202010-11%20to%202015-16.xlsx'#Table" table:style-name="ta4">
        <table:table-source xlink:href="file://STEADSP002.DESKTOP21.DCLG.GOV.UK/DCLGDFS/EHS/REPORTING/Headline/2015-16/Households/Analysis/Working%20Tables/AT%201.15-%20Average%20number%20of%20years%20in%20current%20home,%20by%20tenure,%202010-11%20to%202015-16.xlsx" table:table-name="Tabl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TEADSP002.DESKTOP21.DCLG.GOV.UK/DCLGDFS/EHS/REPORTING/Headline/2015-16/Households/Analysis/Working%20Tables/AT%201.15-%20Average%20number%20of%20years%20in%20current%20home,%20by%20tenure,%202010-11%20to%202015-16.xlsx'#2010-11" table:style-name="ta4">
        <table:table-source xlink:href="file://STEADSP002.DESKTOP21.DCLG.GOV.UK/DCLGDFS/EHS/REPORTING/Headline/2015-16/Households/Analysis/Working%20Tables/AT%201.15-%20Average%20number%20of%20years%20in%20current%20home,%20by%20tenure,%202010-11%20to%202015-16.xlsx" table:table-name="2010-11" table:mode="copy-results-only"/>
        <table:table-column/>
        <table:table-row table:number-rows-repeated="13">
          <table:table-cell table:number-columns-repeated="16384"/>
        </table:table-row>
        <table:table-row>
          <table:table-cell table:number-columns-repeated="2"/>
          <table:table-cell office:value-type="float" office:value="17556"/>
          <table:table-cell table:number-columns-repeated="16381"/>
        </table:table-row>
        <table:table-row table:number-rows-repeated="1048562">
          <table:table-cell table:number-columns-repeated="16381"/>
        </table:table-row>
      </table:table>
      <table:table table:name="'file://STEADSP002.DESKTOP21.DCLG.GOV.UK/DCLGDFS/EHS/REPORTING/Headline/2015-16/Households/Analysis/Working%20Tables/AT%201.15-%20Average%20number%20of%20years%20in%20current%20home,%20by%20tenure,%202010-11%20to%202015-16.xlsx'#2011-12" table:style-name="ta4">
        <table:table-source xlink:href="file://STEADSP002.DESKTOP21.DCLG.GOV.UK/DCLGDFS/EHS/REPORTING/Headline/2015-16/Households/Analysis/Working%20Tables/AT%201.15-%20Average%20number%20of%20years%20in%20current%20home,%20by%20tenure,%202010-11%20to%202015-16.xlsx" table:table-name="2011-12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3"/>
          <table:table-cell office:value-type="float" office:value="13829"/>
          <table:table-cell table:number-columns-repeated="16380"/>
        </table:table-row>
        <table:table-row table:number-rows-repeated="1048566">
          <table:table-cell table:number-columns-repeated="16380"/>
        </table:table-row>
      </table:table>
      <table:table table:name="'file://STEADSP002.DESKTOP21.DCLG.GOV.UK/DCLGDFS/EHS/REPORTING/Headline/2015-16/Households/Analysis/Working%20Tables/AT%201.15-%20Average%20number%20of%20years%20in%20current%20home,%20by%20tenure,%202010-11%20to%202015-16.xlsx'#2012-13" table:style-name="ta4">
        <table:table-source xlink:href="file://STEADSP002.DESKTOP21.DCLG.GOV.UK/DCLGDFS/EHS/REPORTING/Headline/2015-16/Households/Analysis/Working%20Tables/AT%201.15-%20Average%20number%20of%20years%20in%20current%20home,%20by%20tenure,%202010-11%20to%202015-16.xlsx" table:table-name="2012-13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3"/>
          <table:table-cell office:value-type="float" office:value="13652"/>
          <table:table-cell table:number-columns-repeated="16380"/>
        </table:table-row>
        <table:table-row table:number-rows-repeated="1048566">
          <table:table-cell table:number-columns-repeated="16380"/>
        </table:table-row>
      </table:table>
      <table:table table:name="'file://STEADSP002.DESKTOP21.DCLG.GOV.UK/DCLGDFS/EHS/REPORTING/Headline/2015-16/Households/Analysis/Working%20Tables/AT%201.15-%20Average%20number%20of%20years%20in%20current%20home,%20by%20tenure,%202010-11%20to%202015-16.xlsx'#2013-14" table:style-name="ta4">
        <table:table-source xlink:href="file://STEADSP002.DESKTOP21.DCLG.GOV.UK/DCLGDFS/EHS/REPORTING/Headline/2015-16/Households/Analysis/Working%20Tables/AT%201.15-%20Average%20number%20of%20years%20in%20current%20home,%20by%20tenure,%202010-11%20to%202015-16.xlsx" table:table-name="2013-14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3"/>
          <table:table-cell office:value-type="float" office:value="13276"/>
          <table:table-cell table:number-columns-repeated="16380"/>
        </table:table-row>
        <table:table-row table:number-rows-repeated="1048566">
          <table:table-cell table:number-columns-repeated="16380"/>
        </table:table-row>
      </table:table>
      <table:table table:name="'file://STEADSP002.DESKTOP21.DCLG.GOV.UK/DCLGDFS/EHS/REPORTING/Headline/2015-16/Households/Analysis/Working%20Tables/AT%201.15-%20Average%20number%20of%20years%20in%20current%20home,%20by%20tenure,%202010-11%20to%202015-16.xlsx'#2014-15" table:style-name="ta4">
        <table:table-source xlink:href="file://STEADSP002.DESKTOP21.DCLG.GOV.UK/DCLGDFS/EHS/REPORTING/Headline/2015-16/Households/Analysis/Working%20Tables/AT%201.15-%20Average%20number%20of%20years%20in%20current%20home,%20by%20tenure,%202010-11%20to%202015-16.xlsx" table:table-name="2014-15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3"/>
          <table:table-cell office:value-type="float" office:value="13174"/>
          <table:table-cell table:number-columns-repeated="16380"/>
        </table:table-row>
        <table:table-row table:number-rows-repeated="1048566">
          <table:table-cell table:number-columns-repeated="16380"/>
        </table:table-row>
      </table:table>
      <table:table table:name="'file://STEADSP002.DESKTOP21.DCLG.GOV.UK/DCLGDFS/EHS/REPORTING/Headline/2015-16/Households/Analysis/Working%20Tables/AT%201.15-%20Average%20number%20of%20years%20in%20current%20home,%20by%20tenure,%202010-11%20to%202015-16.xlsx'#2015-16" table:style-name="ta4">
        <table:table-source xlink:href="file://STEADSP002.DESKTOP21.DCLG.GOV.UK/DCLGDFS/EHS/REPORTING/Headline/2015-16/Households/Analysis/Working%20Tables/AT%201.15-%20Average%20number%20of%20years%20in%20current%20home,%20by%20tenure,%202010-11%20to%202015-16.xlsx" table:table-name="2015-16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3"/>
          <table:table-cell office:value-type="float" office:value="13468"/>
          <table:table-cell table:number-columns-repeated="16380"/>
        </table:table-row>
        <table:table-row table:number-rows-repeated="1048566">
          <table:table-cell table:number-columns-repeated="16380"/>
        </table:table-row>
      </table:table>
      <table:named-expressions>
        <table:named-expression table:name="aq" table:expression="of:=[.#REF!]" table:base-cell-address="List_of_contents.$A$1"/>
        <table:named-range table:name="b" table:cell-range-address="'file:///C:/Windows%20NT%204.0%20Workstation%20Profile/ContinEHCS/ContinEHCS/Regional%20Report/Dwelling%20EHCS%202004.xls'#CI_pri_WLS_line.$G$3" table:base-cell-address="List_of_contents.$A$1"/>
        <table:named-range table:name="d" table:cell-range-address="'file:///C:/Windows%20NT%204.0%20Workstation%20Profile/ContinEHCS/PSSCI%20Comparison%202005.xls'#CI_around_WLS_line.$G$3" table:base-cell-address="List_of_contents.$A$1"/>
        <table:named-expression table:name="e" table:expression="of:=[.#REF!]" table:base-cell-address="List_of_contents.$A$1"/>
        <table:named-expression table:name="lab" table:expression="of:=[.#REF!]" table:base-cell-address="List_of_contents.$A$1"/>
        <table:named-expression table:name="LABELS" table:expression="of:=[.#REF!]" table:base-cell-address="List_of_contents.$A$1"/>
        <table:named-range table:name="m" table:cell-range-address="'file:///C:/Windows%20NT%204.0%20Workstation%20Profile/ContinEHCS/ContinEHCS/Regional%20Report/Dwelling%20EHCS%202004.xls'#CI_pri_WLS_line.$G$2" table:base-cell-address="List_of_contents.$A$1"/>
        <table:named-range table:name="y" table:cell-range-address="'file:///C:/Windows%20NT%204.0%20Workstation%20Profile/ContinEHCS/PSSCI%20Comparison%202005.xls'#CI_around_WLS_line.$G$2" table:base-cell-address="List_of_cont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Book Antiqua" svg:font-family="&quot;Book Antiqua&quot;"/>
    <style:font-face style:name="Cambria" svg:font-family="Cambria"/>
    <style:font-face style:name="Arial Bold" svg:font-family="&quot;Arial Bold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21">
      <number:day number:style="long"/>
      <number:text>-</number:text>
      <number:month number:textual="true"/>
    </number:date-style>
    <number:number-style style:name="N36">
      <number:number number:decimal-places="1" number:min-decimal-places="1" number:min-integer-digits="1"/>
    </number:number-style>
    <number:number-style style:name="N37">
      <number:number number:decimal-places="1" number:min-decimal-places="1" number:min-integer-digits="1" number:grouping="true"/>
    </number:number-style>
    <number:number-style style:name="N38P0">
      <number:text>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8P1">
      <number:text> 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number-style style:name="N38P2">
      <number:text> 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9P1"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9P2">
      <number:text> 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">
      <number:number number:decimal-places="0" number:min-decimal-places="0" number:min-integer-digits="1">
        <number:embedded-text number:position="3"> </number:embedded-text>
      </number:number>
    </number:number-style>
    <number:number-style style:name="N41P0">
      <number:text> </number:text>
      <number:number number:decimal-places="1" number:min-decimal-places="1" number:min-integer-digits="1" number:grouping="true"/>
      <number:text> </number:text>
    </number:number-style>
    <number:number-style style:name="N41P1">
      <number:text>-</number:text>
      <number:number number:decimal-places="1" number:min-decimal-places="1" number:min-integer-digits="1" number:grouping="true"/>
      <number:text> </number:text>
    </number:number-style>
    <number:number-style style:name="N41P2">
      <number:text> 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">
      <number:number number:decimal-places="1" number:min-decimal-places="1" number:min-integer-digits="0"/>
    </number:number-style>
    <number:number-style style:name="N43">
      <number:number number:decimal-places="2" number:min-decimal-places="2" number:min-integer-digits="0"/>
    </number:number-style>
    <number:percentage-style style:name="N44">
      <number:number number:decimal-places="1" number:min-decimal-places="1" number:min-integer-digits="1"/>
      <number:text>%</number:text>
    </number:percentage-style>
    <number:number-style style:name="N45">
      <number:number number:decimal-places="3" number:min-decimal-places="3" number:min-integer-digits="1"/>
    </number:number-style>
    <number:number-style style:name="N46P0">
      <number:text> </number:text>
      <number:number number:decimal-places="2" number:min-decimal-places="2" number:min-integer-digits="1" number:grouping="true"/>
      <number:text> </number:text>
    </number:number-style>
    <number:number-style style:name="N46P1">
      <number:text>-</number:text>
      <number:number number:decimal-places="2" number:min-decimal-places="2" number:min-integer-digits="1" number:grouping="true"/>
      <number:text> </number:text>
    </number:number-style>
    <number:number-style style:name="N46P2">
      <number:text> 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number:number-style style:name="N47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7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7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7">
      <number:text> </number:text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number:number-style style:name="N48P0">
      <number:text> </number:text>
      <number:number number:decimal-places="2" number:min-decimal-places="2" number:min-integer-digits="1" number:grouping="true"/>
      <number:text> </number:text>
    </number:number-style>
    <number:number-style style:name="N48P1">
      <number:text> (</number:text>
      <number:number number:decimal-places="2" number:min-decimal-places="2" number:min-integer-digits="1" number:grouping="true"/>
      <number:text>)</number:text>
    </number:number-style>
    <number:number-style style:name="N48P2">
      <number:text> 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9P1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49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currency-style style:name="N50P0" number:language="en" number:country="GB">
      <number:text> </number:text>
      <number:currency-symbol number:language="en" number:country="GB">£</number:currency-symbol>
      <number:number number:decimal-places="2" number:min-decimal-places="2" number:min-integer-digits="1" number:grouping="true"/>
      <number:text> </number:text>
    </number:currency-style>
    <number:currency-style style:name="N50P1" number:language="en" number:country="GB">
      <number:text> </number:text>
      <number:currency-symbol number:language="en" number:country="GB">£</number:currency-symbol>
      <number:text>(</number:text>
      <number:number number:decimal-places="2" number:min-decimal-places="2" number:min-integer-digits="1" number:grouping="true"/>
      <number:text>)</number:text>
    </number:currency-style>
    <number:currency-style style:name="N50P2" number:language="en" number:country="GB">
      <number:text> </number:text>
      <number:currency-symbol number:language="en" number:country="GB">£</number:currency-symbol>
      <number:text>-</number:text>
      <number:number number:decimal-places="0" number:min-decimal-places="0" number:min-integer-digits="0"/>
      <number:text> </number:text>
    </number:currency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currency-style style:name="N51P0" number:language="en" number:country="GB">
      <number:text> </number:text>
      <number:currency-symbol number:language="en" number:country="GB">£</number:currency-symbol>
      <number:number number:decimal-places="2" number:min-decimal-places="2" number:min-integer-digits="1" number:grouping="true"/>
      <number:text> </number:text>
    </number:currency-style>
    <number:currency-style style:name="N51P1" number:language="en" number:country="GB">
      <number:text>-</number:text>
      <number:currency-symbol number:language="en" number:country="GB">£</number:currency-symbol>
      <number:number number:decimal-places="2" number:min-decimal-places="2" number:min-integer-digits="1" number:grouping="true"/>
      <number:text> </number:text>
    </number:currency-style>
    <number:currency-style style:name="N51P2" number:language="en" number:country="GB">
      <number:text> </number:text>
      <number:currency-symbol number:language="en" number:country="GB">£</number:currency-symbol>
      <number:text>-</number:text>
      <number:number number:decimal-places="0" number:min-decimal-places="0" number:min-integer-digits="0"/>
      <number:text> </number:text>
    </number:currency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currency-style style:name="N52P0" number:language="en" number:country="GB">
      <number:text> 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52P1" number:language="en" number:country="GB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52P2" number:language="en" number:country="GB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currency-style style:name="N53P0" number:language="en" number:country="GB">
      <number:text> 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53P1" number:language="en" number:country="GB">
      <number:text> </number:text>
      <number:currency-symbol number:language="en" number:country="GB">£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53P2" number:language="en" number:country="GB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style:style style:name="_50_0_37__32_-_32_Accent1_32_2" style:display-name="20% - Accent1 2" style:family="table-cell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" style:display-name="20% - Accent1 2 2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" style:display-name="20% - Accent1 3" style:family="table-cell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" style:display-name="20% - Accent2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" style:display-name="20% - Accent2 2 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" style:display-name="20% - Accent2 3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" style:display-name="20% - Accent3 2" style:family="table-cell" style:data-style-name="N0">
      <style:table-cell-properties fo:background-color="#FF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" style:display-name="20% - Accent3 2 2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" style:display-name="20% - Accent3 3" style:family="table-cell" style:data-style-name="N0">
      <style:table-cell-properties fo:background-color="#FF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" style:display-name="20% - Accent4 2" style:family="table-cell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" style:display-name="20% - Accent4 2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" style:display-name="20% - Accent4 3" style:family="table-cell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" style:display-name="20% - Accent5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" style:display-name="20% - Accent5 2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" style:display-name="20% - Accent5 3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" style:display-name="20% - Accent6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" style:display-name="20% - Accent6 2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" style:display-name="20% - Accent6 3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" style:display-name="40% - Accent1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" style:display-name="40% - Accent1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" style:display-name="40% - Accent1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" style:display-name="40% - Accent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" style:display-name="40% - Accent2 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" style:display-name="40% - Accent2 3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" style:display-name="40% - Accent3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" style:display-name="40% - Accent3 2 2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" style:display-name="40% - Accent3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" style:display-name="40% - Accent4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" style:display-name="40% - Accent4 2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" style:display-name="40% - Accent4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" style:display-name="40% - Accent5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" style:display-name="40% - Accent5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" style:display-name="40% - Accent5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" style:display-name="40% - Accent6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" style:display-name="40% - Accent6 2 2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" style:display-name="40% - Accent6 3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_32_2" style:display-name="60% - Accent1 2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" style:display-name="60% - Accent2 2" style:family="table-cell" style:data-style-name="N0">
      <style:table-cell-properties fo:background-color="#0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" style:display-name="60% - Accent3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" style:display-name="60% - Accent4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" style:display-name="60% - Accent5 2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" style:display-name="60% - Accent6 2" style:family="table-cell" style:data-style-name="N0">
      <style:table-cell-properties fo:background-color="#FFCC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" style:display-name="Accent1 2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" style:display-name="Accent2 2" style:family="table-cell" style:data-style-name="N0">
      <style:table-cell-properties fo:background-color="#0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" style:display-name="Accent3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" style:display-name="Accent4 2" style:family="table-cell" style:data-style-name="N0">
      <style:table-cell-properties fo:background-color="#6666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" style:display-name="Accent5 2" style:family="table-cell" style:data-style-name="N0">
      <style:table-cell-properties fo:background-color="#CCFFFF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" style:display-name="Accent6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Bad_32_2" style:display-name="Bad 2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_32_2" style:display-name="Calculation 2" style:family="table-cell" style:data-style-name="N0">
      <style:table-cell-properties fo:border="thin solid #808080" fo:background-color="#FFFFFF"/>
      <style:text-properties fo:color="#6600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" style:family="table-cell" style:data-style-name="N46"/>
    <style:style style:name="Comma_32_10" style:display-name="Comma 10" style:family="table-cell" style:data-style-name="N47"/>
    <style:style style:name="Comma_32_2" style:display-name="Comma 2" style:family="table-cell" style:data-style-name="N48"/>
    <style:style style:name="Comma_32_2_32_2" style:display-name="Comma 2 2" style:family="table-cell" style:data-style-name="N48"/>
    <style:style style:name="Comma_32_2_32_2_32_2" style:display-name="Comma 2 2 2" style:family="table-cell" style:data-style-name="N48"/>
    <style:style style:name="Comma_32_2_32_2_32_2_32_2" style:display-name="Comma 2 2 2 2" style:family="table-cell" style:data-style-name="N46"/>
    <style:style style:name="Comma_32_2_32_2_32_2_32_2_32_2" style:display-name="Comma 2 2 2 2 2" style:family="table-cell" style:data-style-name="N47"/>
    <style:style style:name="Comma_32_2_32_2_32_2_32_3" style:display-name="Comma 2 2 2 3" style:family="table-cell" style:data-style-name="N49"/>
    <style:style style:name="Comma_32_2_32_2_32_3" style:display-name="Comma 2 2 3" style:family="table-cell" style:data-style-name="N46"/>
    <style:style style:name="Comma_32_2_32_2_32_3_32_2" style:display-name="Comma 2 2 3 2" style:family="table-cell" style:data-style-name="N47"/>
    <style:style style:name="Comma_32_2_32_2_32_4" style:display-name="Comma 2 2 4" style:family="table-cell" style:data-style-name="N49"/>
    <style:style style:name="Comma_32_2_32_3" style:display-name="Comma 2 3" style:family="table-cell" style:data-style-name="N48"/>
    <style:style style:name="Comma_32_2_32_3_32_2" style:display-name="Comma 2 3 2" style:family="table-cell" style:data-style-name="N46"/>
    <style:style style:name="Comma_32_2_32_3_32_2_32_2" style:display-name="Comma 2 3 2 2" style:family="table-cell" style:data-style-name="N47"/>
    <style:style style:name="Comma_32_2_32_3_32_3" style:display-name="Comma 2 3 3" style:family="table-cell" style:data-style-name="N49"/>
    <style:style style:name="Comma_32_2_32_4" style:display-name="Comma 2 4" style:family="table-cell" style:data-style-name="N46"/>
    <style:style style:name="Comma_32_2_32_4_32_2" style:display-name="Comma 2 4 2" style:family="table-cell" style:data-style-name="N47"/>
    <style:style style:name="Comma_32_2_32_5" style:display-name="Comma 2 5" style:family="table-cell" style:data-style-name="N49"/>
    <style:style style:name="Comma_32_3" style:display-name="Comma 3" style:family="table-cell" style:data-style-name="N48"/>
    <style:style style:name="Comma_32_3_32_2" style:display-name="Comma 3 2" style:family="table-cell" style:data-style-name="N48"/>
    <style:style style:name="Comma_32_3_32_2_32_2" style:display-name="Comma 3 2 2" style:family="table-cell" style:data-style-name="N46"/>
    <style:style style:name="Comma_32_3_32_2_32_2_32_2" style:display-name="Comma 3 2 2 2" style:family="table-cell" style:data-style-name="N47"/>
    <style:style style:name="Comma_32_3_32_2_32_3" style:display-name="Comma 3 2 3" style:family="table-cell" style:data-style-name="N46"/>
    <style:style style:name="Comma_32_3_32_2_32_3_32_2" style:display-name="Comma 3 2 3 2" style:family="table-cell" style:data-style-name="N47"/>
    <style:style style:name="Comma_32_3_32_2_32_4" style:display-name="Comma 3 2 4" style:family="table-cell" style:data-style-name="N49"/>
    <style:style style:name="Comma_32_3_32_3" style:display-name="Comma 3 3" style:family="table-cell" style:data-style-name="N46"/>
    <style:style style:name="Comma_32_3_32_3_32_2" style:display-name="Comma 3 3 2" style:family="table-cell" style:data-style-name="N47"/>
    <style:style style:name="Comma_32_3_32_4" style:display-name="Comma 3 4" style:family="table-cell" style:data-style-name="N49"/>
    <style:style style:name="Comma_32_4" style:display-name="Comma 4" style:family="table-cell" style:data-style-name="N48"/>
    <style:style style:name="Comma_32_4_32_2" style:display-name="Comma 4 2" style:family="table-cell" style:data-style-name="N48"/>
    <style:style style:name="Comma_32_4_32_2_32_2" style:display-name="Comma 4 2 2" style:family="table-cell" style:data-style-name="N46"/>
    <style:style style:name="Comma_32_4_32_2_32_2_32_2" style:display-name="Comma 4 2 2 2" style:family="table-cell" style:data-style-name="N47"/>
    <style:style style:name="Comma_32_4_32_2_32_3" style:display-name="Comma 4 2 3" style:family="table-cell" style:data-style-name="N49"/>
    <style:style style:name="Comma_32_4_32_3" style:display-name="Comma 4 3" style:family="table-cell" style:data-style-name="N46"/>
    <style:style style:name="Comma_32_4_32_3_32_2" style:display-name="Comma 4 3 2" style:family="table-cell" style:data-style-name="N47"/>
    <style:style style:name="Comma_32_4_32_4" style:display-name="Comma 4 4" style:family="table-cell" style:data-style-name="N49"/>
    <style:style style:name="Comma_32_5" style:display-name="Comma 5" style:family="table-cell" style:data-style-name="N48"/>
    <style:style style:name="Comma_32_5_32_2" style:display-name="Comma 5 2" style:family="table-cell" style:data-style-name="N48"/>
    <style:style style:name="Comma_32_5_32_2_32_2" style:display-name="Comma 5 2 2" style:family="table-cell" style:data-style-name="N46"/>
    <style:style style:name="Comma_32_5_32_2_32_2_32_2" style:display-name="Comma 5 2 2 2" style:family="table-cell" style:data-style-name="N47"/>
    <style:style style:name="Comma_32_5_32_2_32_3" style:display-name="Comma 5 2 3" style:family="table-cell" style:data-style-name="N49"/>
    <style:style style:name="Comma_32_5_32_3" style:display-name="Comma 5 3" style:family="table-cell" style:data-style-name="N46"/>
    <style:style style:name="Comma_32_5_32_3_32_2" style:display-name="Comma 5 3 2" style:family="table-cell" style:data-style-name="N47"/>
    <style:style style:name="Comma_32_5_32_4" style:display-name="Comma 5 4" style:family="table-cell" style:data-style-name="N49"/>
    <style:style style:name="Comma_32_6" style:display-name="Comma 6" style:family="table-cell" style:data-style-name="N48"/>
    <style:style style:name="Comma_32_6_32_2" style:display-name="Comma 6 2" style:family="table-cell" style:data-style-name="N46"/>
    <style:style style:name="Comma_32_6_32_2_32_2" style:display-name="Comma 6 2 2" style:family="table-cell" style:data-style-name="N47"/>
    <style:style style:name="Comma_32_6_32_3" style:display-name="Comma 6 3" style:family="table-cell" style:data-style-name="N49"/>
    <style:style style:name="Comma_32_7" style:display-name="Comma 7" style:family="table-cell" style:data-style-name="N48"/>
    <style:style style:name="Comma_32_7_32_2" style:display-name="Comma 7 2" style:family="table-cell" style:data-style-name="N46"/>
    <style:style style:name="Comma_32_7_32_2_32_2" style:display-name="Comma 7 2 2" style:family="table-cell" style:data-style-name="N47"/>
    <style:style style:name="Comma_32_7_32_3" style:display-name="Comma 7 3" style:family="table-cell" style:data-style-name="N49"/>
    <style:style style:name="Comma_32_8" style:display-name="Comma 8" style:family="table-cell" style:data-style-name="N48"/>
    <style:style style:name="Comma_32_8_32_2" style:display-name="Comma 8 2" style:family="table-cell" style:data-style-name="N46"/>
    <style:style style:name="Comma_32_8_32_2_32_2" style:display-name="Comma 8 2 2" style:family="table-cell" style:data-style-name="N47"/>
    <style:style style:name="Comma_32_8_32_3" style:display-name="Comma 8 3" style:family="table-cell" style:data-style-name="N46"/>
    <style:style style:name="Comma_32_8_32_3_32_2" style:display-name="Comma 8 3 2" style:family="table-cell" style:data-style-name="N47"/>
    <style:style style:name="Comma_32_8_32_4" style:display-name="Comma 8 4" style:family="table-cell" style:data-style-name="N49"/>
    <style:style style:name="Comma_32_9" style:display-name="Comma 9" style:family="table-cell" style:data-style-name="N46"/>
    <style:style style:name="Comma_32_9_32_2" style:display-name="Comma 9 2" style:family="table-cell" style:data-style-name="N47"/>
    <style:style style:name="Currency_32_2" style:display-name="Currency 2" style:family="table-cell" style:data-style-name="N50"/>
    <style:style style:name="Currency_32_2_32_2" style:display-name="Currency 2 2" style:family="table-cell" style:data-style-name="N51"/>
    <style:style style:name="Currency_32_2_32_2_32_2" style:display-name="Currency 2 2 2" style:family="table-cell" style:data-style-name="N52"/>
    <style:style style:name="Currency_32_2_32_3" style:display-name="Currency 2 3" style:family="table-cell" style:data-style-name="N53"/>
    <style:style style:name="Explanatory_32_Text_32_2" style:display-name="Explanatory Text 2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_32_2" style:display-name="Good 2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_32_1_32_2" style:display-name="Heading 1 2" style:family="table-cell" style:data-style-name="N0">
      <style:table-cell-properties fo:border-top="none" fo:border-bottom="thick solid #CCFFFF" fo:border-left="none" fo:border-right="none"/>
      <style:text-properties fo:color="#333399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333399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CCFFFF" fo:border-left="none" fo:border-right="none"/>
      <style:text-properties fo:color="#333399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333399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993366" style:font-name="Calibri" style:font-name-asian="Calibri" style:font-name-complex="Calibri" fo:font-size="11pt" style:font-size-asian="11pt" style:font-size-complex="11pt"/>
    </style:style>
    <style:style style:name="Linked_32_Cell_32_2" style:display-name="Linked Cell 2" style:family="table-cell" style:data-style-name="N0">
      <style:table-cell-properties fo:border-top="none" fo:border-bottom="thin double #660066" fo:border-left="none" fo:border-right="none"/>
      <style:text-properties fo:color="#660066" style:font-name="Calibri" style:font-name-asian="Calibri" style:font-name-complex="Calibri" fo:font-size="11pt" style:font-size-asian="11pt" style:font-size-complex="11pt"/>
    </style:style>
    <style:style style:name="Neutral_32_2" style:display-name="Neutral 2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2_32_2" style:display-name="Normal 3 2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Xl0000052" style:display-name="Normal 3_Xl000005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fo:font-size="9pt" style:font-size-asian="9pt" style:font-size-complex="9pt"/>
    </style:style>
    <style:style style:name="Normal_32_4_32_3" style:display-name="Normal 4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4" style:display-name="Normal 4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_32_2" style:display-name="Normal 6 2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AT1.1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AT1.13_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AT1.1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AT1.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AT1.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AT1.8_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Length_32_of_32_residence" style:display-name="Normal_Length of residence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Prelim_32_07-08_32_tables_32__32_charts_32_v3" style:display-name="Normal_Prelim 07-08 tables  charts v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Proportion_32_on_32_income_32_spent_32_on_32_housing" style:display-name="Normal_Proportion on income spent on housing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Sheet1_32_2" style:display-name="Normal_Sheet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Sheet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Sheet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Sheet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tabA1.1-1.16" style:family="table-cell" style:data-style-name="N0">
      <style:table-cell-properties style:vertical-align="automatic" fo:background-color="transparent"/>
      <style:text-properties style:font-name="Book Antiqua" style:font-name-asian="Book Antiqua" style:font-name-complex="Book Antiqua" fo:font-size="11pt" style:font-size-asian="11pt" style:font-size-complex="11pt" style:font-family-generic="roman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2_32_2" style:display-name="Note 2 2" style:family="table-cell" style:data-style-name="N0">
      <style:table-cell-properties fo:border="thin solid #C0C0C0" fo:background-color="#FFFFCC"/>
    </style:style>
    <style:style style:name="Output_32_2" style:display-name="Output 2" style:family="table-cell" style:data-style-name="N0">
      <style:table-cell-properties fo:border="thin solid #333333" fo:background-color="#FFFFFF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Percent_32_11" style:display-name="Percent 11" style:family="table-cell" style:data-style-name="N13"/>
    <style:style style:name="Percent_32_11_32_2" style:display-name="Percent 11 2" style:family="table-cell" style:data-style-name="N13"/>
    <style:style style:name="Percent_32_12" style:display-name="Percent 12" style:family="table-cell" style:data-style-name="N13"/>
    <style:style style:name="Percent_32_12_32_2" style:display-name="Percent 12 2" style:family="table-cell" style:data-style-name="N13"/>
    <style:style style:name="Percent_32_13" style:display-name="Percent 13" style:family="table-cell" style:data-style-name="N13"/>
    <style:style style:name="Percent_32_13_32_2" style:display-name="Percent 13 2" style:family="table-cell" style:data-style-name="N13"/>
    <style:style style:name="Percent_32_14" style:display-name="Percent 14" style:family="table-cell" style:data-style-name="N13"/>
    <style:style style:name="Percent_32_14_32_2" style:display-name="Percent 14 2" style:family="table-cell" style:data-style-name="N13"/>
    <style:style style:name="Percent_32_15" style:display-name="Percent 15" style:family="table-cell" style:data-style-name="N13"/>
    <style:style style:name="Percent_32_15_32_2" style:display-name="Percent 15 2" style:family="table-cell" style:data-style-name="N13"/>
    <style:style style:name="Percent_32_16" style:display-name="Percent 16" style:family="table-cell" style:data-style-name="N13"/>
    <style:style style:name="Percent_32_16_32_2" style:display-name="Percent 16 2" style:family="table-cell" style:data-style-name="N13"/>
    <style:style style:name="Percent_32_18" style:display-name="Percent 18" style:family="table-cell" style:data-style-name="N13"/>
    <style:style style:name="Percent_32_18_32_2" style:display-name="Percent 18 2" style:family="table-cell" style:data-style-name="N13"/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2_32_2_32_2" style:display-name="Percent 2 2 2" style:family="table-cell" style:data-style-name="N13"/>
    <style:style style:name="Percent_32_2_32_3" style:display-name="Percent 2 3" style:family="table-cell" style:data-style-name="N13"/>
    <style:style style:name="Percent_32_3" style:display-name="Percent 3" style:family="table-cell" style:data-style-name="N13"/>
    <style:style style:name="Percent_32_4" style:display-name="Percent 4" style:family="table-cell" style:data-style-name="N13"/>
    <style:style style:name="Percent_32_5" style:display-name="Percent 5" style:family="table-cell" style:data-style-name="N13"/>
    <style:style style:name="Percent_32_5_32_2" style:display-name="Percent 5 2" style:family="table-cell" style:data-style-name="N13"/>
    <style:style style:name="Percent_32_5_32_3" style:display-name="Percent 5 3" style:family="table-cell" style:data-style-name="N13"/>
    <style:style style:name="Percent_32_6" style:display-name="Percent 6" style:family="table-cell" style:data-style-name="N13"/>
    <style:style style:name="Percent_32_7" style:display-name="Percent 7" style:family="table-cell" style:data-style-name="N13"/>
    <style:style style:name="Percent_32_7_32_2" style:display-name="Percent 7 2" style:family="table-cell" style:data-style-name="N13"/>
    <style:style style:name="Percent_32_8" style:display-name="Percent 8" style:family="table-cell" style:data-style-name="N13"/>
    <style:style style:name="Percent_32_8_32_2" style:display-name="Percent 8 2" style:family="table-cell" style:data-style-name="N13"/>
    <style:style style:name="Percent_32_9" style:display-name="Percent 9" style:family="table-cell" style:data-style-name="N13"/>
    <style:style style:name="Percent_32_9_32_2" style:display-name="Percent 9 2" style:family="table-cell" style:data-style-name="N13"/>
    <style:style style:name="style14360184868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699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728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783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825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1848866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6996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03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10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16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24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30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36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4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5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56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63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67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75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81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88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92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099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0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13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19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25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31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3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4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5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56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74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78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85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91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196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02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0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13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19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25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31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36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41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60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66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72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77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297281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14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22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28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36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42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5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56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64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7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77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83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8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696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02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10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16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24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33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38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4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5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5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66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7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77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79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0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06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11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17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22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28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33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3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4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52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5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63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67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8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896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902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90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2333913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35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49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58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69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78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489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02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10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19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27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35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42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3841550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195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05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11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19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25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33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4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49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56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64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81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yle143604003289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Title_32_2" style:display-name="Title 2" style:family="table-cell" style:data-style-name="N0"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_32_2" style:display-name="Total 2" style:family="table-cell" style:data-style-name="N0">
      <style:table-cell-properties fo:border-top="thin solid #CCFFFF" fo:border-bottom="thin double #CCFFFF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title/>
    <dc:description/>
    <dc:subject/>
    <meta:initial-creator>Scott Edgar</meta:initial-creator>
    <dc:creator>Poppy Azmi</dc:creator>
    <meta:creation-date>2017-11-30T14:23:04Z</meta:creation-date>
    <dc:date>2023-12-12T13:17:27Z</dc:date>
    <meta:print-date>2022-11-09T14:07:42Z</meta:print-date>
    <meta:editing-duration>PT0S</meta:editing-duration>
    <meta:user-defined meta:name="docIndexRef">ffcdd206-d58b-42b2-a8b9-486f541706c6</meta:user-defined>
    <meta:user-defined meta:name="bjSaver">vAdqP+5tRgJUiLs595TOHHQTrbZpKYrd</meta:user-defined>
    <meta:user-defined meta:name="bjDocumentSecurityLabel">No Marking</meta:user-defined>
    <meta:user-defined meta:name="ContentTypeId">0x010100ECCB7E1F660E4D499F35AD51896216AD</meta:user-defined>
  </office:meta>
</office:document-meta>
</file>